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A43A9D33.bmp"/>
  <manifest:file-entry manifest:media-type="" manifest:full-path="Object 1/Pictures/2000000D000000DF000000DF4A62739D.bmp"/>
  <manifest:file-entry manifest:media-type="" manifest:full-path="Object 1/Pictures/2000000D000000DF000000DFDE17A0D6.bmp"/>
  <manifest:file-entry manifest:media-type="" manifest:full-path="Object 1/Pictures/2000000D000000DF000000DFDDC21F09.bmp"/>
  <manifest:file-entry manifest:media-type="" manifest:full-path="Object 1/Pictures/2000000D000000DF000000DF0051851C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.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8"/>
          <table:table-cell office:value-type="string">
            <text:p>n</text:p>
          </table:table-cell>
          <table:table-cell office:value-type="string">
            <text:p>Accuracy</text:p>
          </table:table-cell>
          <table:table-cell office:value-type="string">
            <text:p>U.C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53">
            <text:p>0.5953</text:p>
          </table:table-cell>
          <table:table-cell office:value-type="float" office:value="0.1424">
            <text:p>0.1424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7927">
            <text:p>0.57927</text:p>
          </table:table-cell>
          <table:table-cell table:formula="of:=AVERAGE([.C2:.C21])" office:value-type="float" office:value="0.14211">
            <text:p>0.14211</text:p>
          </table:table-cell>
          <table:table-cell/>
          <table:table-cell table:formula="of:=1" office:value-type="float" office:value="1">
            <text:p>1</text:p>
          </table:table-cell>
          <table:table-cell table:formula="of:=VLOOKUP([.I2];[.$E$2:.$G$421];2;0)" office:value-type="float" office:value="0.57927">
            <text:p>0.57927</text:p>
          </table:table-cell>
          <table:table-cell table:formula="of:=VLOOKUP([.I2];[.$E$2:.$G$421];3;0)" office:value-type="float" office:value="0.14211">
            <text:p>0.142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77">
            <text:p>0.5977</text:p>
          </table:table-cell>
          <table:table-cell office:value-type="float" office:value="0.1631">
            <text:p>0.1631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8629">
            <text:p>0.58629</text:p>
          </table:table-cell>
          <table:table-cell table:formula="of:=AVERAGE([.C3:.C22])" office:value-type="float" office:value="0.148515">
            <text:p>0.148515</text:p>
          </table:table-cell>
          <table:table-cell/>
          <table:table-cell table:formula="of:=2" office:value-type="float" office:value="2">
            <text:p>2</text:p>
          </table:table-cell>
          <table:table-cell table:formula="of:=VLOOKUP([.I3];[.$E$2:.$G$421];2;0)" office:value-type="float" office:value="0.703885">
            <text:p>0.703885</text:p>
          </table:table-cell>
          <table:table-cell table:formula="of:=VLOOKUP([.I3];[.$E$2:.$G$421];3;0)" office:value-type="float" office:value="0.256415">
            <text:p>0.2564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3">
            <text:p>0.5753</text:p>
          </table:table-cell>
          <table:table-cell office:value-type="float" office:value="0.145">
            <text:p>0.145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95055">
            <text:p>0.595055</text:p>
          </table:table-cell>
          <table:table-cell table:formula="of:=AVERAGE([.C4:.C23])" office:value-type="float" office:value="0.15728">
            <text:p>0.15728</text:p>
          </table:table-cell>
          <table:table-cell/>
          <table:table-cell office:value-type="float" office:value="3">
            <text:p>3</text:p>
          </table:table-cell>
          <table:table-cell table:formula="of:=VLOOKUP([.I4];[.$E$2:.$G$421];2;0)" office:value-type="float" office:value="0.78994">
            <text:p>0.78994</text:p>
          </table:table-cell>
          <table:table-cell table:formula="of:=VLOOKUP([.I4];[.$E$2:.$G$421];3;0)" office:value-type="float" office:value="0.358635">
            <text:p>0.358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77">
            <text:p>0.5277</text:p>
          </table:table-cell>
          <table:table-cell office:value-type="float" office:value="0.0958">
            <text:p>0.0958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60174">
            <text:p>0.60174</text:p>
          </table:table-cell>
          <table:table-cell table:formula="of:=AVERAGE([.C5:.C24])" office:value-type="float" office:value="0.16302">
            <text:p>0.16302</text:p>
          </table:table-cell>
          <table:table-cell/>
          <table:table-cell office:value-type="float" office:value="4">
            <text:p>4</text:p>
          </table:table-cell>
          <table:table-cell table:formula="of:=VLOOKUP([.I5];[.$E$2:.$G$421];2;0)" office:value-type="float" office:value="0.82555">
            <text:p>0.82555</text:p>
          </table:table-cell>
          <table:table-cell table:formula="of:=VLOOKUP([.I5];[.$E$2:.$G$421];3;0)" office:value-type="float" office:value="0.39949">
            <text:p>0.39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8">
            <text:p>0.598</text:p>
          </table:table-cell>
          <table:table-cell office:value-type="float" office:value="0.1647">
            <text:p>0.1647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60722">
            <text:p>0.60722</text:p>
          </table:table-cell>
          <table:table-cell table:formula="of:=AVERAGE([.C6:.C25])" office:value-type="float" office:value="0.16804">
            <text:p>0.16804</text:p>
          </table:table-cell>
          <table:table-cell/>
          <table:table-cell office:value-type="float" office:value="5">
            <text:p>5</text:p>
          </table:table-cell>
          <table:table-cell table:formula="of:=VLOOKUP([.I6];[.$E$2:.$G$421];2;0)" office:value-type="float" office:value="0.83469">
            <text:p>0.83469</text:p>
          </table:table-cell>
          <table:table-cell table:formula="of:=VLOOKUP([.I6];[.$E$2:.$G$421];3;0)" office:value-type="float" office:value="0.424935">
            <text:p>0.4249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47">
            <text:p>0.5647</text:p>
          </table:table-cell>
          <table:table-cell office:value-type="float" office:value="0.1193">
            <text:p>0.1193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61652">
            <text:p>0.61652</text:p>
          </table:table-cell>
          <table:table-cell table:formula="of:=AVERAGE([.C7:.C26])" office:value-type="float" office:value="0.176625">
            <text:p>0.176625</text:p>
          </table:table-cell>
          <table:table-cell/>
          <table:table-cell office:value-type="float" office:value="6">
            <text:p>6</text:p>
          </table:table-cell>
          <table:table-cell table:formula="of:=VLOOKUP([.I7];[.$E$2:.$G$421];2;0)" office:value-type="float" office:value="0.87553">
            <text:p>0.87553</text:p>
          </table:table-cell>
          <table:table-cell table:formula="of:=VLOOKUP([.I7];[.$E$2:.$G$421];3;0)" office:value-type="float" office:value="0.47951">
            <text:p>0.47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37">
            <text:p>0.5937</text:p>
          </table:table-cell>
          <table:table-cell office:value-type="float" office:value="0.1629">
            <text:p>0.1629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1972">
            <text:p>0.61972</text:p>
          </table:table-cell>
          <table:table-cell table:formula="of:=AVERAGE([.C8:.C27])" office:value-type="float" office:value="0.179205">
            <text:p>0.179205</text:p>
          </table:table-cell>
          <table:table-cell/>
          <table:table-cell office:value-type="float" office:value="7">
            <text:p>7</text:p>
          </table:table-cell>
          <table:table-cell table:formula="of:=VLOOKUP([.I8];[.$E$2:.$G$421];2;0)" office:value-type="float" office:value="0.887085">
            <text:p>0.887085</text:p>
          </table:table-cell>
          <table:table-cell table:formula="of:=VLOOKUP([.I8];[.$E$2:.$G$421];3;0)" office:value-type="float" office:value="0.499925">
            <text:p>0.4999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57">
            <text:p>0.5857</text:p>
          </table:table-cell>
          <table:table-cell office:value-type="float" office:value="0.1525">
            <text:p>0.1525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263">
            <text:p>0.6263</text:p>
          </table:table-cell>
          <table:table-cell table:formula="of:=AVERAGE([.C9:.C28])" office:value-type="float" office:value="0.184445">
            <text:p>0.184445</text:p>
          </table:table-cell>
          <table:table-cell/>
          <table:table-cell office:value-type="float" office:value="8">
            <text:p>8</text:p>
          </table:table-cell>
          <table:table-cell table:formula="of:=VLOOKUP([.I9];[.$E$2:.$G$421];2;0)" office:value-type="float" office:value="0.88717">
            <text:p>0.88717</text:p>
          </table:table-cell>
          <table:table-cell table:formula="of:=VLOOKUP([.I9];[.$E$2:.$G$421];3;0)" office:value-type="float" office:value="0.500145">
            <text:p>0.500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7">
            <text:p>0.5757</text:p>
          </table:table-cell>
          <table:table-cell office:value-type="float" office:value="0.147">
            <text:p>0.147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26865">
            <text:p>0.626865</text:p>
          </table:table-cell>
          <table:table-cell table:formula="of:=AVERAGE([.C10:.C29])" office:value-type="float" office:value="0.184525">
            <text:p>0.184525</text:p>
          </table:table-cell>
          <table:table-cell/>
          <table:table-cell office:value-type="float" office:value="9">
            <text:p>9</text:p>
          </table:table-cell>
          <table:table-cell table:formula="of:=VLOOKUP([.I10];[.$E$2:.$G$421];2;0)" office:value-type="float" office:value="0.890635">
            <text:p>0.890635</text:p>
          </table:table-cell>
          <table:table-cell table:formula="of:=VLOOKUP([.I10];[.$E$2:.$G$421];3;0)" office:value-type="float" office:value="0.5065">
            <text:p>0.5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13">
            <text:p>0.6013</text:p>
          </table:table-cell>
          <table:table-cell office:value-type="float" office:value="0.1698">
            <text:p>0.1698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2873">
            <text:p>0.62873</text:p>
          </table:table-cell>
          <table:table-cell table:formula="of:=AVERAGE([.C11:.C30])" office:value-type="float" office:value="0.185285">
            <text:p>0.185285</text:p>
          </table:table-cell>
          <table:table-cell/>
          <table:table-cell office:value-type="float" office:value="10">
            <text:p>10</text:p>
          </table:table-cell>
          <table:table-cell table:formula="of:=VLOOKUP([.I11];[.$E$2:.$G$421];2;0)" office:value-type="float" office:value="0.897035">
            <text:p>0.897035</text:p>
          </table:table-cell>
          <table:table-cell table:formula="of:=VLOOKUP([.I11];[.$E$2:.$G$421];3;0)" office:value-type="float" office:value="0.51807">
            <text:p>0.518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3">
            <text:p>0.573</text:p>
          </table:table-cell>
          <table:table-cell office:value-type="float" office:value="0.1345">
            <text:p>0.1345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39315">
            <text:p>0.639315</text:p>
          </table:table-cell>
          <table:table-cell table:formula="of:=AVERAGE([.C12:.C31])" office:value-type="float" office:value="0.19572">
            <text:p>0.19572</text:p>
          </table:table-cell>
          <table:table-cell/>
          <table:table-cell office:value-type="float" office:value="12">
            <text:p>12</text:p>
          </table:table-cell>
          <table:table-cell table:formula="of:=VLOOKUP([.I12];[.$E$2:.$G$421];2;0)" office:value-type="float" office:value="0.903485">
            <text:p>0.903485</text:p>
          </table:table-cell>
          <table:table-cell table:formula="of:=VLOOKUP([.I12];[.$E$2:.$G$421];3;0)" office:value-type="float" office:value="0.529635">
            <text:p>0.529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3">
            <text:p>0.573</text:p>
          </table:table-cell>
          <table:table-cell office:value-type="float" office:value="0.1452">
            <text:p>0.1452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113">
            <text:p>0.64113</text:p>
          </table:table-cell>
          <table:table-cell table:formula="of:=AVERAGE([.C13:.C32])" office:value-type="float" office:value="0.198635">
            <text:p>0.198635</text:p>
          </table:table-cell>
          <table:table-cell/>
          <table:table-cell office:value-type="float" office:value="14">
            <text:p>14</text:p>
          </table:table-cell>
          <table:table-cell table:formula="of:=VLOOKUP([.I13];[.$E$2:.$G$421];2;0)" office:value-type="float" office:value="0.903035">
            <text:p>0.903035</text:p>
          </table:table-cell>
          <table:table-cell table:formula="of:=VLOOKUP([.I13];[.$E$2:.$G$421];3;0)" office:value-type="float" office:value="0.529055">
            <text:p>0.5290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3">
            <text:p>0.583</text:p>
          </table:table-cell>
          <table:table-cell office:value-type="float" office:value="0.1284">
            <text:p>0.1284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43065">
            <text:p>0.643065</text:p>
          </table:table-cell>
          <table:table-cell table:formula="of:=AVERAGE([.C14:.C33])" office:value-type="float" office:value="0.198925">
            <text:p>0.198925</text:p>
          </table:table-cell>
          <table:table-cell/>
          <table:table-cell office:value-type="float" office:value="16">
            <text:p>16</text:p>
          </table:table-cell>
          <table:table-cell table:formula="of:=VLOOKUP([.I14];[.$E$2:.$G$421];2;0)" office:value-type="float" office:value="0.905095">
            <text:p>0.905095</text:p>
          </table:table-cell>
          <table:table-cell table:formula="of:=VLOOKUP([.I14];[.$E$2:.$G$421];3;0)" office:value-type="float" office:value="0.53305">
            <text:p>0.533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9">
            <text:p>0.589</text:p>
          </table:table-cell>
          <table:table-cell office:value-type="float" office:value="0.1456">
            <text:p>0.1456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3565">
            <text:p>0.653565</text:p>
          </table:table-cell>
          <table:table-cell table:formula="of:=AVERAGE([.C15:.C34])" office:value-type="float" office:value="0.209845">
            <text:p>0.209845</text:p>
          </table:table-cell>
          <table:table-cell/>
          <table:table-cell office:value-type="float" office:value="18">
            <text:p>18</text:p>
          </table:table-cell>
          <table:table-cell table:formula="of:=VLOOKUP([.I15];[.$E$2:.$G$421];2;0)" office:value-type="float" office:value="0.90528">
            <text:p>0.90528</text:p>
          </table:table-cell>
          <table:table-cell table:formula="of:=VLOOKUP([.I15];[.$E$2:.$G$421];3;0)" office:value-type="float" office:value="0.532555">
            <text:p>0.5325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7">
            <text:p>0.567</text:p>
          </table:table-cell>
          <table:table-cell office:value-type="float" office:value="0.1281">
            <text:p>0.1281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54565">
            <text:p>0.654565</text:p>
          </table:table-cell>
          <table:table-cell table:formula="of:=AVERAGE([.C16:.C35])" office:value-type="float" office:value="0.21056">
            <text:p>0.21056</text:p>
          </table:table-cell>
          <table:table-cell/>
          <table:table-cell office:value-type="float" office:value="20">
            <text:p>20</text:p>
          </table:table-cell>
          <table:table-cell table:formula="of:=VLOOKUP([.I16];[.$E$2:.$G$421];2;0)" office:value-type="float" office:value="0.90641">
            <text:p>0.90641</text:p>
          </table:table-cell>
          <table:table-cell table:formula="of:=VLOOKUP([.I16];[.$E$2:.$G$421];3;0)" office:value-type="float" office:value="0.534525">
            <text:p>0.534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3">
            <text:p>0.593</text:p>
          </table:table-cell>
          <table:table-cell office:value-type="float" office:value="0.1489">
            <text:p>0.1489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649">
            <text:p>0.6649</text:p>
          </table:table-cell>
          <table:table-cell table:formula="of:=AVERAGE([.C17:.C36])" office:value-type="float" office:value="0.2198">
            <text:p>0.2198</text:p>
          </table:table-cell>
          <table:table-cell/>
          <table:table-cell office:value-type="float" office:value="25">
            <text:p>25</text:p>
          </table:table-cell>
          <table:table-cell table:formula="of:=VLOOKUP([.I17];[.$E$2:.$G$421];2;0)" office:value-type="float" office:value="0.90609">
            <text:p>0.90609</text:p>
          </table:table-cell>
          <table:table-cell table:formula="of:=VLOOKUP([.I17];[.$E$2:.$G$421];3;0)" office:value-type="float" office:value="0.533365">
            <text:p>0.533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8">
            <text:p>0.538</text:p>
          </table:table-cell>
          <table:table-cell office:value-type="float" office:value="0.1073">
            <text:p>0.1073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7575">
            <text:p>0.67575</text:p>
          </table:table-cell>
          <table:table-cell table:formula="of:=AVERAGE([.C18:.C37])" office:value-type="float" office:value="0.23108">
            <text:p>0.23108</text:p>
          </table:table-cell>
          <table:table-cell/>
          <table:table-cell office:value-type="float" office:value="30">
            <text:p>30</text:p>
          </table:table-cell>
          <table:table-cell table:formula="of:=VLOOKUP([.I18];[.$E$2:.$G$421];2;0)" office:value-type="float" office:value="0.90661">
            <text:p>0.90661</text:p>
          </table:table-cell>
          <table:table-cell table:formula="of:=VLOOKUP([.I18];[.$E$2:.$G$421];3;0)" office:value-type="float" office:value="0.53372">
            <text:p>0.533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73">
            <text:p>0.5873</text:p>
          </table:table-cell>
          <table:table-cell office:value-type="float" office:value="0.1586">
            <text:p>0.1586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82965">
            <text:p>0.682965</text:p>
          </table:table-cell>
          <table:table-cell table:formula="of:=AVERAGE([.C19:.C38])" office:value-type="float" office:value="0.23681">
            <text:p>0.23681</text:p>
          </table:table-cell>
          <table:table-cell/>
          <table:table-cell office:value-type="float" office:value="35">
            <text:p>35</text:p>
          </table:table-cell>
          <table:table-cell table:formula="of:=VLOOKUP([.I19];[.$E$2:.$G$421];2;0)" office:value-type="float" office:value="0.907035">
            <text:p>0.907035</text:p>
          </table:table-cell>
          <table:table-cell table:formula="of:=VLOOKUP([.I19];[.$E$2:.$G$421];3;0)" office:value-type="float" office:value="0.534785">
            <text:p>0.5347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63">
            <text:p>0.5963</text:p>
          </table:table-cell>
          <table:table-cell office:value-type="float" office:value="0.1469">
            <text:p>0.1469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9105">
            <text:p>0.69105</text:p>
          </table:table-cell>
          <table:table-cell table:formula="of:=AVERAGE([.C20:.C39])" office:value-type="float" office:value="0.244035">
            <text:p>0.244035</text:p>
          </table:table-cell>
          <table:table-cell/>
          <table:table-cell office:value-type="float" office:value="40">
            <text:p>40</text:p>
          </table:table-cell>
          <table:table-cell table:formula="of:=VLOOKUP([.I20];[.$E$2:.$G$421];2;0)" office:value-type="float" office:value="0.90702">
            <text:p>0.90702</text:p>
          </table:table-cell>
          <table:table-cell table:formula="of:=VLOOKUP([.I20];[.$E$2:.$G$421];3;0)" office:value-type="float" office:value="0.53488">
            <text:p>0.53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07">
            <text:p>0.5707</text:p>
          </table:table-cell>
          <table:table-cell office:value-type="float" office:value="0.1362">
            <text:p>0.1362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69272">
            <text:p>0.69272</text:p>
          </table:table-cell>
          <table:table-cell table:formula="of:=AVERAGE([.C21:.C40])" office:value-type="float" office:value="0.24603">
            <text:p>0.24603</text:p>
          </table:table-cell>
          <table:table-cell/>
          <table:table-cell office:value-type="float" office:value="45">
            <text:p>45</text:p>
          </table:table-cell>
          <table:table-cell table:formula="of:=VLOOKUP([.I21];[.$E$2:.$G$421];2;0)" office:value-type="float" office:value="0.90702">
            <text:p>0.90702</text:p>
          </table:table-cell>
          <table:table-cell table:formula="of:=VLOOKUP([.I21];[.$E$2:.$G$421];3;0)" office:value-type="float" office:value="0.5347">
            <text:p>0.5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57">
            <text:p>0.7357</text:p>
          </table:table-cell>
          <table:table-cell office:value-type="float" office:value="0.2705">
            <text:p>0.2705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703885">
            <text:p>0.703885</text:p>
          </table:table-cell>
          <table:table-cell table:formula="of:=AVERAGE([.C22:.C41])" office:value-type="float" office:value="0.256415">
            <text:p>0.256415</text:p>
          </table:table-cell>
          <table:table-cell/>
          <table:table-cell office:value-type="float" office:value="50">
            <text:p>50</text:p>
          </table:table-cell>
          <table:table-cell table:formula="of:=VLOOKUP([.I22];[.$E$2:.$G$421];2;0)" office:value-type="float" office:value="0.906945">
            <text:p>0.906945</text:p>
          </table:table-cell>
          <table:table-cell table:formula="of:=VLOOKUP([.I22];[.$E$2:.$G$421];3;0)" office:value-type="float" office:value="0.534325">
            <text:p>0.534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3">
            <text:p>0.773</text:p>
          </table:table-cell>
          <table:table-cell office:value-type="float" office:value="0.3384">
            <text:p>0.3384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707115">
            <text:p>0.707115</text:p>
          </table:table-cell>
          <table:table-cell table:formula="of:=AVERAGE([.C23:.C42])" office:value-type="float" office:value="0.26008">
            <text:p>0.2600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09">
            <text:p>0.709</text:p>
          </table:table-cell>
          <table:table-cell office:value-type="float" office:value="0.2598">
            <text:p>0.2598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71115">
            <text:p>0.71115</text:p>
          </table:table-cell>
          <table:table-cell table:formula="of:=AVERAGE([.C24:.C43])" office:value-type="float" office:value="0.26525">
            <text:p>0.265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73">
            <text:p>0.6373</text:p>
          </table:table-cell>
          <table:table-cell office:value-type="float" office:value="0.1962">
            <text:p>0.1962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717965">
            <text:p>0.717965</text:p>
          </table:table-cell>
          <table:table-cell table:formula="of:=AVERAGE([.C25:.C44])" office:value-type="float" office:value="0.27321">
            <text:p>0.2732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4">
            <text:p>0.784</text:p>
          </table:table-cell>
          <table:table-cell office:value-type="float" office:value="0.3364">
            <text:p>0.3364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725015">
            <text:p>0.725015</text:p>
          </table:table-cell>
          <table:table-cell table:formula="of:=AVERAGE([.C26:.C45])" office:value-type="float" office:value="0.279725">
            <text:p>0.2797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87">
            <text:p>0.6287</text:p>
          </table:table-cell>
          <table:table-cell office:value-type="float" office:value="0.1709">
            <text:p>0.1709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72673">
            <text:p>0.72673</text:p>
          </table:table-cell>
          <table:table-cell table:formula="of:=AVERAGE([.C27:.C46])" office:value-type="float" office:value="0.28198">
            <text:p>0.2819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253">
            <text:p>0.7253</text:p>
          </table:table-cell>
          <table:table-cell office:value-type="float" office:value="0.2677">
            <text:p>0.2677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37145">
            <text:p>0.737145</text:p>
          </table:table-cell>
          <table:table-cell table:formula="of:=AVERAGE([.C28:.C47])" office:value-type="float" office:value="0.294225">
            <text:p>0.2942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97">
            <text:p>0.597</text:p>
          </table:table-cell>
          <table:table-cell office:value-type="float" office:value="0.1541">
            <text:p>0.1541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35695">
            <text:p>0.735695</text:p>
          </table:table-cell>
          <table:table-cell table:formula="of:=AVERAGE([.C29:.C48])" office:value-type="float" office:value="0.293015">
            <text:p>0.29301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3">
            <text:p>0.613</text:p>
          </table:table-cell>
          <table:table-cell office:value-type="float" office:value="0.1622">
            <text:p>0.1622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4878">
            <text:p>0.74878</text:p>
          </table:table-cell>
          <table:table-cell table:formula="of:=AVERAGE([.C30:.C49])" office:value-type="float" office:value="0.30853">
            <text:p>0.3085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3">
            <text:p>0.813</text:p>
          </table:table-cell>
          <table:table-cell office:value-type="float" office:value="0.3785">
            <text:p>0.3785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5848">
            <text:p>0.75848</text:p>
          </table:table-cell>
          <table:table-cell table:formula="of:=AVERAGE([.C31:.C50])" office:value-type="float" office:value="0.31945">
            <text:p>0.319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93">
            <text:p>0.6093</text:p>
          </table:table-cell>
          <table:table-cell office:value-type="float" office:value="0.1928">
            <text:p>0.1928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50795">
            <text:p>0.750795</text:p>
          </table:table-cell>
          <table:table-cell table:formula="of:=AVERAGE([.C32:.C51])" office:value-type="float" office:value="0.30999">
            <text:p>0.3099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17">
            <text:p>0.6117</text:p>
          </table:table-cell>
          <table:table-cell office:value-type="float" office:value="0.151">
            <text:p>0.151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58445">
            <text:p>0.758445</text:p>
          </table:table-cell>
          <table:table-cell table:formula="of:=AVERAGE([.C33:.C52])" office:value-type="float" office:value="0.31649">
            <text:p>0.3164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3">
            <text:p>0.793</text:p>
          </table:table-cell>
          <table:table-cell office:value-type="float" office:value="0.3468">
            <text:p>0.3468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58175">
            <text:p>0.758175</text:p>
          </table:table-cell>
          <table:table-cell table:formula="of:=AVERAGE([.C34:.C53])" office:value-type="float" office:value="0.31678">
            <text:p>0.3167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9">
            <text:p>0.609</text:p>
          </table:table-cell>
          <table:table-cell office:value-type="float" office:value="0.1599">
            <text:p>0.1599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4831">
            <text:p>0.74831</text:p>
          </table:table-cell>
          <table:table-cell table:formula="of:=AVERAGE([.C35:.C54])" office:value-type="float" office:value="0.30631">
            <text:p>0.3063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37">
            <text:p>0.7737</text:p>
          </table:table-cell>
          <table:table-cell office:value-type="float" office:value="0.3129">
            <text:p>0.3129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61175">
            <text:p>0.761175</text:p>
          </table:table-cell>
          <table:table-cell table:formula="of:=AVERAGE([.C36:.C55])" office:value-type="float" office:value="0.320755">
            <text:p>0.32075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">
            <text:p>0.81</text:p>
          </table:table-cell>
          <table:table-cell office:value-type="float" office:value="0.3745">
            <text:p>0.3745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64305">
            <text:p>0.764305</text:p>
          </table:table-cell>
          <table:table-cell table:formula="of:=AVERAGE([.C37:.C56])" office:value-type="float" office:value="0.326275">
            <text:p>0.3262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23">
            <text:p>0.6823</text:p>
          </table:table-cell>
          <table:table-cell office:value-type="float" office:value="0.2219">
            <text:p>0.2219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6664">
            <text:p>0.76664</text:p>
          </table:table-cell>
          <table:table-cell table:formula="of:=AVERAGE([.C38:.C57])" office:value-type="float" office:value="0.32981">
            <text:p>0.3298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9">
            <text:p>0.749</text:p>
          </table:table-cell>
          <table:table-cell office:value-type="float" office:value="0.3031">
            <text:p>0.3031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7459">
            <text:p>0.77459</text:p>
          </table:table-cell>
          <table:table-cell table:formula="of:=AVERAGE([.C39:.C58])" office:value-type="float" office:value="0.34002">
            <text:p>0.3400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97">
            <text:p>0.6297</text:p>
          </table:table-cell>
          <table:table-cell office:value-type="float" office:value="0.1868">
            <text:p>0.1868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7694">
            <text:p>0.77694</text:p>
          </table:table-cell>
          <table:table-cell table:formula="of:=AVERAGE([.C40:.C59])" office:value-type="float" office:value="0.342705">
            <text:p>0.3427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4">
            <text:p>0.794</text:p>
          </table:table-cell>
          <table:table-cell office:value-type="float" office:value="0.3439">
            <text:p>0.3439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88405">
            <text:p>0.788405</text:p>
          </table:table-cell>
          <table:table-cell table:formula="of:=AVERAGE([.C41:.C60])" office:value-type="float" office:value="0.355795">
            <text:p>0.3557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03">
            <text:p>0.8003</text:p>
          </table:table-cell>
          <table:table-cell office:value-type="float" office:value="0.3438">
            <text:p>0.3438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8994">
            <text:p>0.78994</text:p>
          </table:table-cell>
          <table:table-cell table:formula="of:=AVERAGE([.C42:.C61])" office:value-type="float" office:value="0.358635">
            <text:p>0.35863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37">
            <text:p>0.8537</text:p>
          </table:table-cell>
          <table:table-cell office:value-type="float" office:value="0.4418">
            <text:p>0.4418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9364">
            <text:p>0.79364</text:p>
          </table:table-cell>
          <table:table-cell table:formula="of:=AVERAGE([.C43:.C62])" office:value-type="float" office:value="0.364625">
            <text:p>0.3646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53">
            <text:p>0.8453</text:p>
          </table:table-cell>
          <table:table-cell office:value-type="float" office:value="0.419">
            <text:p>0.419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427">
            <text:p>0.79427</text:p>
          </table:table-cell>
          <table:table-cell table:formula="of:=AVERAGE([.C44:.C63])" office:value-type="float" office:value="0.365365">
            <text:p>0.36536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83">
            <text:p>0.7783</text:p>
          </table:table-cell>
          <table:table-cell office:value-type="float" office:value="0.3265">
            <text:p>0.3265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699">
            <text:p>0.79699</text:p>
          </table:table-cell>
          <table:table-cell table:formula="of:=AVERAGE([.C45:.C64])" office:value-type="float" office:value="0.37084">
            <text:p>0.370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83">
            <text:p>0.8183</text:p>
          </table:table-cell>
          <table:table-cell office:value-type="float" office:value="0.3815">
            <text:p>0.3815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829">
            <text:p>0.79829</text:p>
          </table:table-cell>
          <table:table-cell table:formula="of:=AVERAGE([.C46:.C65])" office:value-type="float" office:value="0.37249">
            <text:p>0.37249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7">
            <text:p>0.837</text:p>
          </table:table-cell>
          <table:table-cell office:value-type="float" office:value="0.4158">
            <text:p>0.4158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802575">
            <text:p>0.802575</text:p>
          </table:table-cell>
          <table:table-cell table:formula="of:=AVERAGE([.C47:.C66])" office:value-type="float" office:value="0.380415">
            <text:p>0.3804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63">
            <text:p>0.6963</text:p>
          </table:table-cell>
          <table:table-cell office:value-type="float" office:value="0.2435">
            <text:p>0.2435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2925">
            <text:p>0.802925</text:p>
          </table:table-cell>
          <table:table-cell table:formula="of:=AVERAGE([.C48:.C67])" office:value-type="float" office:value="0.38072">
            <text:p>0.3807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87">
            <text:p>0.8587</text:p>
          </table:table-cell>
          <table:table-cell office:value-type="float" office:value="0.4644">
            <text:p>0.4644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807295">
            <text:p>0.807295</text:p>
          </table:table-cell>
          <table:table-cell table:formula="of:=AVERAGE([.C49:.C68])" office:value-type="float" office:value="0.38386">
            <text:p>0.3838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7">
            <text:p>0.807</text:p>
          </table:table-cell>
          <table:table-cell office:value-type="float" office:value="0.3806">
            <text:p>0.3806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80846">
            <text:p>0.80846</text:p>
          </table:table-cell>
          <table:table-cell table:formula="of:=AVERAGE([.C50:.C69])" office:value-type="float" office:value="0.385525">
            <text:p>0.3855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593">
            <text:p>0.6593</text:p>
          </table:table-cell>
          <table:table-cell office:value-type="float" office:value="0.1893">
            <text:p>0.1893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809945">
            <text:p>0.809945</text:p>
          </table:table-cell>
          <table:table-cell table:formula="of:=AVERAGE([.C51:.C70])" office:value-type="float" office:value="0.38746">
            <text:p>0.3874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23">
            <text:p>0.7623</text:p>
          </table:table-cell>
          <table:table-cell office:value-type="float" office:value="0.3228">
            <text:p>0.3228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819765">
            <text:p>0.819765</text:p>
          </table:table-cell>
          <table:table-cell table:formula="of:=AVERAGE([.C52:.C71])" office:value-type="float" office:value="0.40061">
            <text:p>0.4006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063">
            <text:p>0.6063</text:p>
          </table:table-cell>
          <table:table-cell office:value-type="float" office:value="0.1568">
            <text:p>0.1568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8222">
            <text:p>0.8222</text:p>
          </table:table-cell>
          <table:table-cell table:formula="of:=AVERAGE([.C53:.C72])" office:value-type="float" office:value="0.402485">
            <text:p>0.40248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957">
            <text:p>0.5957</text:p>
          </table:table-cell>
          <table:table-cell office:value-type="float" office:value="0.1374">
            <text:p>0.1374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825135">
            <text:p>0.825135</text:p>
          </table:table-cell>
          <table:table-cell table:formula="of:=AVERAGE([.C54:.C73])" office:value-type="float" office:value="0.40494">
            <text:p>0.4049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63">
            <text:p>0.8663</text:p>
          </table:table-cell>
          <table:table-cell office:value-type="float" office:value="0.4488">
            <text:p>0.4488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837815">
            <text:p>0.837815</text:p>
          </table:table-cell>
          <table:table-cell table:formula="of:=AVERAGE([.C55:.C74])" office:value-type="float" office:value="0.42018">
            <text:p>0.4201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63">
            <text:p>0.8363</text:p>
          </table:table-cell>
          <table:table-cell office:value-type="float" office:value="0.4233">
            <text:p>0.4233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832785">
            <text:p>0.832785</text:p>
          </table:table-cell>
          <table:table-cell table:formula="of:=AVERAGE([.C56:.C75])" office:value-type="float" office:value="0.413025">
            <text:p>0.4130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67">
            <text:p>0.8567</text:p>
          </table:table-cell>
          <table:table-cell office:value-type="float" office:value="0.4452">
            <text:p>0.4452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3067">
            <text:p>0.83067</text:p>
          </table:table-cell>
          <table:table-cell table:formula="of:=AVERAGE([.C57:.C76])" office:value-type="float" office:value="0.408305">
            <text:p>0.4083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13">
            <text:p>0.8413</text:p>
          </table:table-cell>
          <table:table-cell office:value-type="float" office:value="0.4261">
            <text:p>0.4261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2815">
            <text:p>0.82815</text:p>
          </table:table-cell>
          <table:table-cell table:formula="of:=AVERAGE([.C58:.C77])" office:value-type="float" office:value="0.403325">
            <text:p>0.4033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6">
            <text:p>0.796</text:p>
          </table:table-cell>
          <table:table-cell office:value-type="float" office:value="0.3568">
            <text:p>0.3568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2397">
            <text:p>0.82397</text:p>
          </table:table-cell>
          <table:table-cell table:formula="of:=AVERAGE([.C59:.C78])" office:value-type="float" office:value="0.39587">
            <text:p>0.3958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9">
            <text:p>0.859</text:p>
          </table:table-cell>
          <table:table-cell office:value-type="float" office:value="0.4486">
            <text:p>0.4486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28485">
            <text:p>0.828485</text:p>
          </table:table-cell>
          <table:table-cell table:formula="of:=AVERAGE([.C60:.C79])" office:value-type="float" office:value="0.40358">
            <text:p>0.403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7">
            <text:p>0.8247</text:p>
          </table:table-cell>
          <table:table-cell office:value-type="float" office:value="0.4007">
            <text:p>0.4007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29035">
            <text:p>0.829035</text:p>
          </table:table-cell>
          <table:table-cell table:formula="of:=AVERAGE([.C61:.C80])" office:value-type="float" office:value="0.4046">
            <text:p>0.404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43">
            <text:p>0.8743</text:p>
          </table:table-cell>
          <table:table-cell office:value-type="float" office:value="0.4636">
            <text:p>0.4636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2555">
            <text:p>0.82555</text:p>
          </table:table-cell>
          <table:table-cell table:formula="of:=AVERAGE([.C62:.C81])" office:value-type="float" office:value="0.39949">
            <text:p>0.3994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63">
            <text:p>0.8663</text:p>
          </table:table-cell>
          <table:table-cell office:value-type="float" office:value="0.4566">
            <text:p>0.4566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2085">
            <text:p>0.82085</text:p>
          </table:table-cell>
          <table:table-cell table:formula="of:=AVERAGE([.C63:.C82])" office:value-type="float" office:value="0.392635">
            <text:p>0.3926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97">
            <text:p>0.8997</text:p>
          </table:table-cell>
          <table:table-cell office:value-type="float" office:value="0.5285">
            <text:p>0.5285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1572">
            <text:p>0.81572</text:p>
          </table:table-cell>
          <table:table-cell table:formula="of:=AVERAGE([.C64:.C83])" office:value-type="float" office:value="0.384125">
            <text:p>0.3841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43">
            <text:p>0.8043</text:p>
          </table:table-cell>
          <table:table-cell office:value-type="float" office:value="0.3595">
            <text:p>0.3595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1622">
            <text:p>0.81622</text:p>
          </table:table-cell>
          <table:table-cell table:formula="of:=AVERAGE([.C65:.C84])" office:value-type="float" office:value="0.38569">
            <text:p>0.3856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04">
            <text:p>0.904</text:p>
          </table:table-cell>
          <table:table-cell office:value-type="float" office:value="0.54">
            <text:p>0.54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2104">
            <text:p>0.82104</text:p>
          </table:table-cell>
          <table:table-cell table:formula="of:=AVERAGE([.C66:.C85])" office:value-type="float" office:value="0.394355">
            <text:p>0.3943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">
            <text:p>0.844</text:p>
          </table:table-cell>
          <table:table-cell office:value-type="float" office:value="0.4219">
            <text:p>0.4219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1084">
            <text:p>0.81084</text:p>
          </table:table-cell>
          <table:table-cell table:formula="of:=AVERAGE([.C67:.C86])" office:value-type="float" office:value="0.3789">
            <text:p>0.378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37">
            <text:p>0.7837</text:p>
          </table:table-cell>
          <table:table-cell office:value-type="float" office:value="0.3063">
            <text:p>0.3063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1354">
            <text:p>0.81354</text:p>
          </table:table-cell>
          <table:table-cell table:formula="of:=AVERAGE([.C68:.C87])" office:value-type="float" office:value="0.383925">
            <text:p>0.3839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2">
            <text:p>0.882</text:p>
          </table:table-cell>
          <table:table-cell office:value-type="float" office:value="0.4977">
            <text:p>0.4977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18605">
            <text:p>0.818605</text:p>
          </table:table-cell>
          <table:table-cell table:formula="of:=AVERAGE([.C69:.C88])" office:value-type="float" office:value="0.39328">
            <text:p>0.3932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67">
            <text:p>0.8367</text:p>
          </table:table-cell>
          <table:table-cell office:value-type="float" office:value="0.4193">
            <text:p>0.4193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1944">
            <text:p>0.81944</text:p>
          </table:table-cell>
          <table:table-cell table:formula="of:=AVERAGE([.C70:.C89])" office:value-type="float" office:value="0.39447">
            <text:p>0.3944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57">
            <text:p>0.8557</text:p>
          </table:table-cell>
          <table:table-cell office:value-type="float" office:value="0.4523">
            <text:p>0.4523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22705">
            <text:p>0.822705</text:p>
          </table:table-cell>
          <table:table-cell table:formula="of:=AVERAGE([.C71:.C90])" office:value-type="float" office:value="0.400655">
            <text:p>0.4006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1">
            <text:p>0.811</text:p>
          </table:table-cell>
          <table:table-cell office:value-type="float" office:value="0.3603">
            <text:p>0.3603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2457">
            <text:p>0.82457</text:p>
          </table:table-cell>
          <table:table-cell table:formula="of:=AVERAGE([.C72:.C91])" office:value-type="float" office:value="0.403225">
            <text:p>0.40322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65">
            <text:p>0.665</text:p>
          </table:table-cell>
          <table:table-cell office:value-type="float" office:value="0.2059">
            <text:p>0.2059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28705">
            <text:p>0.828705</text:p>
          </table:table-cell>
          <table:table-cell table:formula="of:=AVERAGE([.C73:.C92])" office:value-type="float" office:value="0.41062">
            <text:p>0.4106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3">
            <text:p>0.8493</text:p>
          </table:table-cell>
          <table:table-cell office:value-type="float" office:value="0.4422">
            <text:p>0.4422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40455">
            <text:p>0.840455</text:p>
          </table:table-cell>
          <table:table-cell table:formula="of:=AVERAGE([.C74:.C93])" office:value-type="float" office:value="0.426645">
            <text:p>0.4266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657">
            <text:p>0.7657</text:p>
          </table:table-cell>
          <table:table-cell office:value-type="float" office:value="0.3057">
            <text:p>0.3057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37955">
            <text:p>0.837955</text:p>
          </table:table-cell>
          <table:table-cell table:formula="of:=AVERAGE([.C75:.C94])" office:value-type="float" office:value="0.42157">
            <text:p>0.4215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94">
            <text:p>0.794</text:p>
          </table:table-cell>
          <table:table-cell office:value-type="float" office:value="0.3289">
            <text:p>0.3289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3177">
            <text:p>0.83177</text:p>
          </table:table-cell>
          <table:table-cell table:formula="of:=AVERAGE([.C76:.C95])" office:value-type="float" office:value="0.415345">
            <text:p>0.41534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63">
            <text:p>0.8063</text:p>
          </table:table-cell>
          <table:table-cell office:value-type="float" office:value="0.3456">
            <text:p>0.3456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37005">
            <text:p>0.837005</text:p>
          </table:table-cell>
          <table:table-cell table:formula="of:=AVERAGE([.C77:.C96])" office:value-type="float" office:value="0.425255">
            <text:p>0.42525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77">
            <text:p>0.7577</text:p>
          </table:table-cell>
          <table:table-cell office:value-type="float" office:value="0.277">
            <text:p>0.277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4089">
            <text:p>0.84089</text:p>
          </table:table-cell>
          <table:table-cell table:formula="of:=AVERAGE([.C78:.C97])" office:value-type="float" office:value="0.43256">
            <text:p>0.4325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63">
            <text:p>0.8863</text:p>
          </table:table-cell>
          <table:table-cell office:value-type="float" office:value="0.511">
            <text:p>0.511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4547">
            <text:p>0.84547</text:p>
          </table:table-cell>
          <table:table-cell table:formula="of:=AVERAGE([.C79:.C98])" office:value-type="float" office:value="0.43953">
            <text:p>0.4395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">
            <text:p>0.87</text:p>
          </table:table-cell>
          <table:table-cell office:value-type="float" office:value="0.469">
            <text:p>0.469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4134">
            <text:p>0.84134</text:p>
          </table:table-cell>
          <table:table-cell table:formula="of:=AVERAGE([.C80:.C99])" office:value-type="float" office:value="0.4317">
            <text:p>0.431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5">
            <text:p>0.755</text:p>
          </table:table-cell>
          <table:table-cell office:value-type="float" office:value="0.2985">
            <text:p>0.2985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4164">
            <text:p>0.84164</text:p>
          </table:table-cell>
          <table:table-cell table:formula="of:=AVERAGE([.C81:.C100])" office:value-type="float" office:value="0.43217">
            <text:p>0.4321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803">
            <text:p>0.7803</text:p>
          </table:table-cell>
          <table:table-cell office:value-type="float" office:value="0.3265">
            <text:p>0.3265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3469">
            <text:p>0.83469</text:p>
          </table:table-cell>
          <table:table-cell table:formula="of:=AVERAGE([.C82:.C101])" office:value-type="float" office:value="0.424935">
            <text:p>0.4249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637">
            <text:p>0.7637</text:p>
          </table:table-cell>
          <table:table-cell office:value-type="float" office:value="0.2864">
            <text:p>0.286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3974">
            <text:p>0.83974</text:p>
          </table:table-cell>
          <table:table-cell table:formula="of:=AVERAGE([.C83:.C102])" office:value-type="float" office:value="0.43238">
            <text:p>0.4323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97">
            <text:p>0.9097</text:p>
          </table:table-cell>
          <table:table-cell office:value-type="float" office:value="0.5598">
            <text:p>0.5598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4637">
            <text:p>0.84637</text:p>
          </table:table-cell>
          <table:table-cell table:formula="of:=AVERAGE([.C84:.C103])" office:value-type="float" office:value="0.443535">
            <text:p>0.4435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07">
            <text:p>0.9007</text:p>
          </table:table-cell>
          <table:table-cell office:value-type="float" office:value="0.5328">
            <text:p>0.5328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4287">
            <text:p>0.84287</text:p>
          </table:table-cell>
          <table:table-cell table:formula="of:=AVERAGE([.C85:.C104])" office:value-type="float" office:value="0.43648">
            <text:p>0.4364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2309">
            <text:p>0.2309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41135">
            <text:p>0.841135</text:p>
          </table:table-cell>
          <table:table-cell table:formula="of:=AVERAGE([.C86:.C105])" office:value-type="float" office:value="0.432625">
            <text:p>0.43262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">
            <text:p>0.898</text:p>
          </table:table-cell>
          <table:table-cell office:value-type="float" office:value="0.5224">
            <text:p>0.5224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4777">
            <text:p>0.84777</text:p>
          </table:table-cell>
          <table:table-cell table:formula="of:=AVERAGE([.C87:.C106])" office:value-type="float" office:value="0.44123">
            <text:p>0.441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5">
            <text:p>0.885</text:p>
          </table:table-cell>
          <table:table-cell office:value-type="float" office:value="0.4934">
            <text:p>0.4934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4842">
            <text:p>0.84842</text:p>
          </table:table-cell>
          <table:table-cell table:formula="of:=AVERAGE([.C88:.C107])" office:value-type="float" office:value="0.44282">
            <text:p>0.4428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7">
            <text:p>0.8987</text:p>
          </table:table-cell>
          <table:table-cell office:value-type="float" office:value="0.5215">
            <text:p>0.5215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48985">
            <text:p>0.848985</text:p>
          </table:table-cell>
          <table:table-cell table:formula="of:=AVERAGE([.C89:.C108])" office:value-type="float" office:value="0.444">
            <text:p>0.44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2">
            <text:p>0.902</text:p>
          </table:table-cell>
          <table:table-cell office:value-type="float" office:value="0.543">
            <text:p>0.543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492">
            <text:p>0.8492</text:p>
          </table:table-cell>
          <table:table-cell table:formula="of:=AVERAGE([.C90:.C109])" office:value-type="float" office:value="0.444355">
            <text:p>0.4443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3">
            <text:p>0.893</text:p>
          </table:table-cell>
          <table:table-cell office:value-type="float" office:value="0.5037">
            <text:p>0.5037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484">
            <text:p>0.8484</text:p>
          </table:table-cell>
          <table:table-cell table:formula="of:=AVERAGE([.C91:.C110])" office:value-type="float" office:value="0.44213">
            <text:p>0.4421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37">
            <text:p>0.8937</text:p>
          </table:table-cell>
          <table:table-cell office:value-type="float" office:value="0.5082">
            <text:p>0.5082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49235">
            <text:p>0.849235</text:p>
          </table:table-cell>
          <table:table-cell table:formula="of:=AVERAGE([.C92:.C111])" office:value-type="float" office:value="0.444345">
            <text:p>0.4443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264">
            <text:p>0.5264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47415">
            <text:p>0.847415</text:p>
          </table:table-cell>
          <table:table-cell table:formula="of:=AVERAGE([.C93:.C112])" office:value-type="float" office:value="0.44121">
            <text:p>0.4412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93">
            <text:p>0.7993</text:p>
          </table:table-cell>
          <table:table-cell office:value-type="float" office:value="0.3407">
            <text:p>0.3407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4433">
            <text:p>0.84433</text:p>
          </table:table-cell>
          <table:table-cell table:formula="of:=AVERAGE([.C94:.C113])" office:value-type="float" office:value="0.4358">
            <text:p>0.435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42">
            <text:p>0.642</text:p>
          </table:table-cell>
          <table:table-cell office:value-type="float" office:value="0.1812">
            <text:p>0.1812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49365">
            <text:p>0.849365</text:p>
          </table:table-cell>
          <table:table-cell table:formula="of:=AVERAGE([.C95:.C114])" office:value-type="float" office:value="0.444935">
            <text:p>0.4449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87">
            <text:p>0.8987</text:p>
          </table:table-cell>
          <table:table-cell office:value-type="float" office:value="0.5271">
            <text:p>0.5271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5693">
            <text:p>0.85693</text:p>
          </table:table-cell>
          <table:table-cell table:formula="of:=AVERAGE([.C96:.C115])" office:value-type="float" office:value="0.452845">
            <text:p>0.4528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4">
            <text:p>0.884</text:p>
          </table:table-cell>
          <table:table-cell office:value-type="float" office:value="0.4917">
            <text:p>0.4917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5396">
            <text:p>0.85396</text:p>
          </table:table-cell>
          <table:table-cell table:formula="of:=AVERAGE([.C97:.C116])" office:value-type="float" office:value="0.44642">
            <text:p>0.446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93">
            <text:p>0.8493</text:p>
          </table:table-cell>
          <table:table-cell office:value-type="float" office:value="0.4164">
            <text:p>0.4164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54995">
            <text:p>0.854995</text:p>
          </table:table-cell>
          <table:table-cell table:formula="of:=AVERAGE([.C98:.C117])" office:value-type="float" office:value="0.44834">
            <text:p>0.4483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37">
            <text:p>0.8037</text:p>
          </table:table-cell>
          <table:table-cell office:value-type="float" office:value="0.3544">
            <text:p>0.3544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57695">
            <text:p>0.857695</text:p>
          </table:table-cell>
          <table:table-cell table:formula="of:=AVERAGE([.C99:.C118])" office:value-type="float" office:value="0.453735">
            <text:p>0.45373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6">
            <text:p>0.876</text:p>
          </table:table-cell>
          <table:table-cell office:value-type="float" office:value="0.4784">
            <text:p>0.4784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6056">
            <text:p>0.86056</text:p>
          </table:table-cell>
          <table:table-cell table:formula="of:=AVERAGE([.C100:.C119])" office:value-type="float" office:value="0.458675">
            <text:p>0.4586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16">
            <text:p>0.616</text:p>
          </table:table-cell>
          <table:table-cell office:value-type="float" office:value="0.1538">
            <text:p>0.1538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61495">
            <text:p>0.861495</text:p>
          </table:table-cell>
          <table:table-cell table:formula="of:=AVERAGE([.C101:.C120])" office:value-type="float" office:value="0.461235">
            <text:p>0.4612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13">
            <text:p>0.8813</text:p>
          </table:table-cell>
          <table:table-cell office:value-type="float" office:value="0.4754">
            <text:p>0.4754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7553">
            <text:p>0.87553</text:p>
          </table:table-cell>
          <table:table-cell table:formula="of:=AVERAGE([.C102:.C121])" office:value-type="float" office:value="0.47951">
            <text:p>0.479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3">
            <text:p>0.8963</text:p>
          </table:table-cell>
          <table:table-cell office:value-type="float" office:value="0.5095">
            <text:p>0.5095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7278">
            <text:p>0.87278</text:p>
          </table:table-cell>
          <table:table-cell table:formula="of:=AVERAGE([.C103:.C122])" office:value-type="float" office:value="0.474245">
            <text:p>0.4742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97">
            <text:p>0.8397</text:p>
          </table:table-cell>
          <table:table-cell office:value-type="float" office:value="0.4187">
            <text:p>0.4187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7263">
            <text:p>0.87263</text:p>
          </table:table-cell>
          <table:table-cell table:formula="of:=AVERAGE([.C104:.C123])" office:value-type="float" office:value="0.473935">
            <text:p>0.4739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6">
            <text:p>0.866</text:p>
          </table:table-cell>
          <table:table-cell office:value-type="float" office:value="0.4557">
            <text:p>0.4557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7596">
            <text:p>0.87596</text:p>
          </table:table-cell>
          <table:table-cell table:formula="of:=AVERAGE([.C105:.C124])" office:value-type="float" office:value="0.480125">
            <text:p>0.4801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27">
            <text:p>0.8327</text:p>
          </table:table-cell>
          <table:table-cell office:value-type="float" office:value="0.403">
            <text:p>0.403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77795">
            <text:p>0.877795</text:p>
          </table:table-cell>
          <table:table-cell table:formula="of:=AVERAGE([.C106:.C125])" office:value-type="float" office:value="0.484025">
            <text:p>0.4840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1">
            <text:p>0.911</text:p>
          </table:table-cell>
          <table:table-cell office:value-type="float" office:value="0.5542">
            <text:p>0.5542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80395">
            <text:p>0.880395</text:p>
          </table:table-cell>
          <table:table-cell table:formula="of:=AVERAGE([.C107:.C126])" office:value-type="float" office:value="0.488205">
            <text:p>0.4882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3">
            <text:p>0.8963</text:p>
          </table:table-cell>
          <table:table-cell office:value-type="float" office:value="0.517">
            <text:p>0.517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7976">
            <text:p>0.87976</text:p>
          </table:table-cell>
          <table:table-cell table:formula="of:=AVERAGE([.C108:.C127])" office:value-type="float" office:value="0.487035">
            <text:p>0.48703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">
            <text:p>0.903</text:p>
          </table:table-cell>
          <table:table-cell office:value-type="float" office:value="0.5286">
            <text:p>0.5286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7983">
            <text:p>0.87983</text:p>
          </table:table-cell>
          <table:table-cell table:formula="of:=AVERAGE([.C109:.C128])" office:value-type="float" office:value="0.48684">
            <text:p>0.4868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">
            <text:p>0.886</text:p>
          </table:table-cell>
          <table:table-cell office:value-type="float" office:value="0.4985">
            <text:p>0.4985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7913">
            <text:p>0.87913</text:p>
          </table:table-cell>
          <table:table-cell table:formula="of:=AVERAGE([.C110:.C129])" office:value-type="float" office:value="0.48538">
            <text:p>0.4853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97">
            <text:p>0.9097</text:p>
          </table:table-cell>
          <table:table-cell office:value-type="float" office:value="0.548">
            <text:p>0.548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7948">
            <text:p>0.87948</text:p>
          </table:table-cell>
          <table:table-cell table:formula="of:=AVERAGE([.C111:.C130])" office:value-type="float" office:value="0.486705">
            <text:p>0.4867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73">
            <text:p>0.8573</text:p>
          </table:table-cell>
          <table:table-cell office:value-type="float" office:value="0.4455">
            <text:p>0.4455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78445">
            <text:p>0.878445</text:p>
          </table:table-cell>
          <table:table-cell table:formula="of:=AVERAGE([.C112:.C131])" office:value-type="float" office:value="0.484665">
            <text:p>0.48466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83">
            <text:p>0.8383</text:p>
          </table:table-cell>
          <table:table-cell office:value-type="float" office:value="0.4182">
            <text:p>0.4182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79865">
            <text:p>0.879865</text:p>
          </table:table-cell>
          <table:table-cell table:formula="of:=AVERAGE([.C113:.C132])" office:value-type="float" office:value="0.48751">
            <text:p>0.4875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">
            <text:p>0.9</text:p>
          </table:table-cell>
          <table:table-cell office:value-type="float" office:value="0.5234">
            <text:p>0.5234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83035">
            <text:p>0.883035</text:p>
          </table:table-cell>
          <table:table-cell table:formula="of:=AVERAGE([.C114:.C133])" office:value-type="float" office:value="0.493015">
            <text:p>0.4930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33">
            <text:p>0.7933</text:p>
          </table:table-cell>
          <table:table-cell office:value-type="float" office:value="0.3394">
            <text:p>0.3394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792">
            <text:p>0.8792</text:p>
          </table:table-cell>
          <table:table-cell table:formula="of:=AVERAGE([.C115:.C134])" office:value-type="float" office:value="0.486255">
            <text:p>0.48625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393">
            <text:p>0.8393</text:p>
          </table:table-cell>
          <table:table-cell office:value-type="float" office:value="0.3986">
            <text:p>0.3986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84685">
            <text:p>0.884685</text:p>
          </table:table-cell>
          <table:table-cell table:formula="of:=AVERAGE([.C116:.C135])" office:value-type="float" office:value="0.495315">
            <text:p>0.49531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47">
            <text:p>0.9047</text:p>
          </table:table-cell>
          <table:table-cell office:value-type="float" office:value="0.5301">
            <text:p>0.5301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86935">
            <text:p>0.886935</text:p>
          </table:table-cell>
          <table:table-cell table:formula="of:=AVERAGE([.C117:.C136])" office:value-type="float" office:value="0.49984">
            <text:p>0.4998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3">
            <text:p>0.9033</text:p>
          </table:table-cell>
          <table:table-cell office:value-type="float" office:value="0.5243">
            <text:p>0.5243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86185">
            <text:p>0.886185</text:p>
          </table:table-cell>
          <table:table-cell table:formula="of:=AVERAGE([.C118:.C137])" office:value-type="float" office:value="0.498475">
            <text:p>0.4984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1">
            <text:p>0.861</text:p>
          </table:table-cell>
          <table:table-cell office:value-type="float" office:value="0.4532">
            <text:p>0.4532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8597">
            <text:p>0.88597</text:p>
          </table:table-cell>
          <table:table-cell table:formula="of:=AVERAGE([.C119:.C138])" office:value-type="float" office:value="0.49827">
            <text:p>0.4982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47">
            <text:p>0.8947</text:p>
          </table:table-cell>
          <table:table-cell office:value-type="float" office:value="0.5296">
            <text:p>0.529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87885">
            <text:p>0.887885</text:p>
          </table:table-cell>
          <table:table-cell table:formula="of:=AVERAGE([.C120:.C139])" office:value-type="float" office:value="0.502345">
            <text:p>0.50234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67">
            <text:p>0.8967</text:p>
          </table:table-cell>
          <table:table-cell office:value-type="float" office:value="0.5193">
            <text:p>0.5193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87085">
            <text:p>0.887085</text:p>
          </table:table-cell>
          <table:table-cell table:formula="of:=AVERAGE([.C121:.C140])" office:value-type="float" office:value="0.49977">
            <text:p>0.4997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63">
            <text:p>0.8263</text:p>
          </table:table-cell>
          <table:table-cell office:value-type="float" office:value="0.3701">
            <text:p>0.3701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87085">
            <text:p>0.887085</text:p>
          </table:table-cell>
          <table:table-cell table:formula="of:=AVERAGE([.C122:.C141])" office:value-type="float" office:value="0.499925">
            <text:p>0.4999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33">
            <text:p>0.8933</text:p>
          </table:table-cell>
          <table:table-cell office:value-type="float" office:value="0.5033">
            <text:p>0.5033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90705">
            <text:p>0.890705</text:p>
          </table:table-cell>
          <table:table-cell table:formula="of:=AVERAGE([.C123:.C142])" office:value-type="float" office:value="0.507155">
            <text:p>0.5071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63">
            <text:p>0.9063</text:p>
          </table:table-cell>
          <table:table-cell office:value-type="float" office:value="0.5425">
            <text:p>0.5425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9099">
            <text:p>0.89099</text:p>
          </table:table-cell>
          <table:table-cell table:formula="of:=AVERAGE([.C124:.C143])" office:value-type="float" office:value="0.507635">
            <text:p>0.50763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27">
            <text:p>0.9027</text:p>
          </table:table-cell>
          <table:table-cell office:value-type="float" office:value="0.5337">
            <text:p>0.5337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91125">
            <text:p>0.891125</text:p>
          </table:table-cell>
          <table:table-cell table:formula="of:=AVERAGE([.C125:.C144])" office:value-type="float" office:value="0.507975">
            <text:p>0.50797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47">
            <text:p>0.8847</text:p>
          </table:table-cell>
          <table:table-cell office:value-type="float" office:value="0.4866">
            <text:p>0.4866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9129">
            <text:p>0.89129</text:p>
          </table:table-cell>
          <table:table-cell table:formula="of:=AVERAGE([.C126:.C145])" office:value-type="float" office:value="0.508115">
            <text:p>0.50811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83">
            <text:p>0.8983</text:p>
          </table:table-cell>
          <table:table-cell office:value-type="float" office:value="0.5308">
            <text:p>0.5308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9067">
            <text:p>0.89067</text:p>
          </table:table-cell>
          <table:table-cell table:formula="of:=AVERAGE([.C127:.C146])" office:value-type="float" office:value="0.50691">
            <text:p>0.5069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131">
            <text:p>0.5131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91205">
            <text:p>0.891205</text:p>
          </table:table-cell>
          <table:table-cell table:formula="of:=AVERAGE([.C128:.C147])" office:value-type="float" office:value="0.507865">
            <text:p>0.507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">
            <text:p>0.889</text:p>
          </table:table-cell>
          <table:table-cell office:value-type="float" office:value="0.4994">
            <text:p>0.4994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88155">
            <text:p>0.888155</text:p>
          </table:table-cell>
          <table:table-cell table:formula="of:=AVERAGE([.C129:.C148])" office:value-type="float" office:value="0.502185">
            <text:p>0.5021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3">
            <text:p>0.893</text:p>
          </table:table-cell>
          <table:table-cell office:value-type="float" office:value="0.525">
            <text:p>0.525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8879">
            <text:p>0.88879</text:p>
          </table:table-cell>
          <table:table-cell table:formula="of:=AVERAGE([.C130:.C149])" office:value-type="float" office:value="0.503795">
            <text:p>0.50379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">
            <text:p>0.889</text:p>
          </table:table-cell>
          <table:table-cell office:value-type="float" office:value="0.5072">
            <text:p>0.5072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89205">
            <text:p>0.889205</text:p>
          </table:table-cell>
          <table:table-cell table:formula="of:=AVERAGE([.C131:.C150])" office:value-type="float" office:value="0.504725">
            <text:p>0.50472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57">
            <text:p>0.8857</text:p>
          </table:table-cell>
          <table:table-cell office:value-type="float" office:value="0.5024">
            <text:p>0.5024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9027">
            <text:p>0.89027</text:p>
          </table:table-cell>
          <table:table-cell table:formula="of:=AVERAGE([.C132:.C151])" office:value-type="float" office:value="0.50671">
            <text:p>0.5067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17">
            <text:p>0.9017</text:p>
          </table:table-cell>
          <table:table-cell office:value-type="float" office:value="0.5283">
            <text:p>0.5283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8962">
            <text:p>0.88962</text:p>
          </table:table-cell>
          <table:table-cell table:formula="of:=AVERAGE([.C133:.C152])" office:value-type="float" office:value="0.504785">
            <text:p>0.5047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33">
            <text:p>0.8233</text:p>
          </table:table-cell>
          <table:table-cell office:value-type="float" office:value="0.3882">
            <text:p>0.3882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86185">
            <text:p>0.886185</text:p>
          </table:table-cell>
          <table:table-cell table:formula="of:=AVERAGE([.C134:.C153])" office:value-type="float" office:value="0.497965">
            <text:p>0.4979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3">
            <text:p>0.903</text:p>
          </table:table-cell>
          <table:table-cell office:value-type="float" office:value="0.5206">
            <text:p>0.5206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88955">
            <text:p>0.888955</text:p>
          </table:table-cell>
          <table:table-cell table:formula="of:=AVERAGE([.C135:.C154])" office:value-type="float" office:value="0.50275">
            <text:p>0.5027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43">
            <text:p>0.8843</text:p>
          </table:table-cell>
          <table:table-cell office:value-type="float" office:value="0.4891">
            <text:p>0.4891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8877">
            <text:p>0.88877</text:p>
          </table:table-cell>
          <table:table-cell table:formula="of:=AVERAGE([.C136:.C155])" office:value-type="float" office:value="0.50271">
            <text:p>0.5027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7">
            <text:p>0.8897</text:p>
          </table:table-cell>
          <table:table-cell office:value-type="float" office:value="0.5028">
            <text:p>0.5028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88755">
            <text:p>0.888755</text:p>
          </table:table-cell>
          <table:table-cell table:formula="of:=AVERAGE([.C137:.C156])" office:value-type="float" office:value="0.50258">
            <text:p>0.502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">
            <text:p>0.899</text:p>
          </table:table-cell>
          <table:table-cell office:value-type="float" office:value="0.5202">
            <text:p>0.5202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89255">
            <text:p>0.889255</text:p>
          </table:table-cell>
          <table:table-cell table:formula="of:=AVERAGE([.C138:.C157])" office:value-type="float" office:value="0.503385">
            <text:p>0.50338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3">
            <text:p>0.8993</text:p>
          </table:table-cell>
          <table:table-cell office:value-type="float" office:value="0.5347">
            <text:p>0.5347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8894">
            <text:p>0.88894</text:p>
          </table:table-cell>
          <table:table-cell table:formula="of:=AVERAGE([.C139:.C158])" office:value-type="float" office:value="0.50282">
            <text:p>0.5028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87">
            <text:p>0.8787</text:p>
          </table:table-cell>
          <table:table-cell office:value-type="float" office:value="0.4781">
            <text:p>0.4781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85425">
            <text:p>0.885425</text:p>
          </table:table-cell>
          <table:table-cell table:formula="of:=AVERAGE([.C140:.C159])" office:value-type="float" office:value="0.496355">
            <text:p>0.49635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7">
            <text:p>0.8967</text:p>
          </table:table-cell>
          <table:table-cell office:value-type="float" office:value="0.5224">
            <text:p>0.5224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8689">
            <text:p>0.88689</text:p>
          </table:table-cell>
          <table:table-cell table:formula="of:=AVERAGE([.C141:.C160])" office:value-type="float" office:value="0.499635">
            <text:p>0.49963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87">
            <text:p>0.8987</text:p>
          </table:table-cell>
          <table:table-cell office:value-type="float" office:value="0.5147">
            <text:p>0.5147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8717">
            <text:p>0.88717</text:p>
          </table:table-cell>
          <table:table-cell table:formula="of:=AVERAGE([.C142:.C161])" office:value-type="float" office:value="0.500145">
            <text:p>0.5001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">
            <text:p>0.899</text:p>
          </table:table-cell>
          <table:table-cell office:value-type="float" office:value="0.5129">
            <text:p>0.5129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8682">
            <text:p>0.88682</text:p>
          </table:table-cell>
          <table:table-cell table:formula="of:=AVERAGE([.C143:.C162])" office:value-type="float" office:value="0.49984">
            <text:p>0.4998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9">
            <text:p>0.909</text:p>
          </table:table-cell>
          <table:table-cell office:value-type="float" office:value="0.5493">
            <text:p>0.5493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86305">
            <text:p>0.886305</text:p>
          </table:table-cell>
          <table:table-cell table:formula="of:=AVERAGE([.C144:.C163])" office:value-type="float" office:value="0.498795">
            <text:p>0.49879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6">
            <text:p>0.906</text:p>
          </table:table-cell>
          <table:table-cell office:value-type="float" office:value="0.5365">
            <text:p>0.5365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8544">
            <text:p>0.88544</text:p>
          </table:table-cell>
          <table:table-cell table:formula="of:=AVERAGE([.C145:.C164])" office:value-type="float" office:value="0.497315">
            <text:p>0.49731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23">
            <text:p>0.8723</text:p>
          </table:table-cell>
          <table:table-cell office:value-type="float" office:value="0.4625">
            <text:p>0.4625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8479">
            <text:p>0.88479</text:p>
          </table:table-cell>
          <table:table-cell table:formula="of:=AVERAGE([.C146:.C165])" office:value-type="float" office:value="0.49589">
            <text:p>0.4958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9">
            <text:p>0.909</text:p>
          </table:table-cell>
          <table:table-cell office:value-type="float" office:value="0.5499">
            <text:p>0.5499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86575">
            <text:p>0.886575</text:p>
          </table:table-cell>
          <table:table-cell table:formula="of:=AVERAGE([.C147:.C166])" office:value-type="float" office:value="0.49992">
            <text:p>0.4999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67">
            <text:p>0.8367</text:p>
          </table:table-cell>
          <table:table-cell office:value-type="float" office:value="0.3995">
            <text:p>0.3995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8571">
            <text:p>0.88571</text:p>
          </table:table-cell>
          <table:table-cell table:formula="of:=AVERAGE([.C148:.C167])" office:value-type="float" office:value="0.497745">
            <text:p>0.4977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17">
            <text:p>0.9017</text:p>
          </table:table-cell>
          <table:table-cell office:value-type="float" office:value="0.5316">
            <text:p>0.5316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8859">
            <text:p>0.88859</text:p>
          </table:table-cell>
          <table:table-cell table:formula="of:=AVERAGE([.C149:.C168])" office:value-type="float" office:value="0.503475">
            <text:p>0.50347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13">
            <text:p>0.9013</text:p>
          </table:table-cell>
          <table:table-cell office:value-type="float" office:value="0.5436">
            <text:p>0.5436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8849">
            <text:p>0.88849</text:p>
          </table:table-cell>
          <table:table-cell table:formula="of:=AVERAGE([.C150:.C169])" office:value-type="float" office:value="0.503015">
            <text:p>0.50301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3">
            <text:p>0.9103</text:p>
          </table:table-cell>
          <table:table-cell office:value-type="float" office:value="0.5469">
            <text:p>0.5469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8844">
            <text:p>0.88844</text:p>
          </table:table-cell>
          <table:table-cell table:formula="of:=AVERAGE([.C151:.C170])" office:value-type="float" office:value="0.50255">
            <text:p>0.502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27">
            <text:p>0.8727</text:p>
          </table:table-cell>
          <table:table-cell office:value-type="float" office:value="0.4639">
            <text:p>0.4639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87975">
            <text:p>0.887975</text:p>
          </table:table-cell>
          <table:table-cell table:formula="of:=AVERAGE([.C152:.C171])" office:value-type="float" office:value="0.50149">
            <text:p>0.5014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3">
            <text:p>0.833</text:p>
          </table:table-cell>
          <table:table-cell office:value-type="float" office:value="0.3919">
            <text:p>0.3919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85225">
            <text:p>0.885225</text:p>
          </table:table-cell>
          <table:table-cell table:formula="of:=AVERAGE([.C153:.C172])" office:value-type="float" office:value="0.49668">
            <text:p>0.4966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87">
            <text:p>0.8787</text:p>
          </table:table-cell>
          <table:table-cell office:value-type="float" office:value="0.4839">
            <text:p>0.4839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8664">
            <text:p>0.88664</text:p>
          </table:table-cell>
          <table:table-cell table:formula="of:=AVERAGE([.C154:.C173])" office:value-type="float" office:value="0.50006">
            <text:p>0.50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3">
            <text:p>0.8993</text:p>
          </table:table-cell>
          <table:table-cell office:value-type="float" office:value="0.5198">
            <text:p>0.5198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8752">
            <text:p>0.88752</text:p>
          </table:table-cell>
          <table:table-cell table:formula="of:=AVERAGE([.C155:.C174])" office:value-type="float" office:value="0.501395">
            <text:p>0.50139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4">
            <text:p>0.884</text:p>
          </table:table-cell>
          <table:table-cell office:value-type="float" office:value="0.4865">
            <text:p>0.4865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87755">
            <text:p>0.887755</text:p>
          </table:table-cell>
          <table:table-cell table:formula="of:=AVERAGE([.C156:.C175])" office:value-type="float" office:value="0.50146">
            <text:p>0.5014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189">
            <text:p>0.5189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8834">
            <text:p>0.88834</text:p>
          </table:table-cell>
          <table:table-cell table:formula="of:=AVERAGE([.C157:.C176])" office:value-type="float" office:value="0.50299">
            <text:p>0.5029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27">
            <text:p>0.8927</text:p>
          </table:table-cell>
          <table:table-cell office:value-type="float" office:value="0.5089">
            <text:p>0.5089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88605">
            <text:p>0.888605</text:p>
          </table:table-cell>
          <table:table-cell table:formula="of:=AVERAGE([.C158:.C177])" office:value-type="float" office:value="0.50378">
            <text:p>0.5037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29">
            <text:p>0.829</text:p>
          </table:table-cell>
          <table:table-cell office:value-type="float" office:value="0.4054">
            <text:p>0.4054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8922">
            <text:p>0.88922</text:p>
          </table:table-cell>
          <table:table-cell table:formula="of:=AVERAGE([.C159:.C178])" office:value-type="float" office:value="0.50463">
            <text:p>0.5046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">
            <text:p>0.908</text:p>
          </table:table-cell>
          <table:table-cell office:value-type="float" office:value="0.5437">
            <text:p>0.5437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92785">
            <text:p>0.892785</text:p>
          </table:table-cell>
          <table:table-cell table:formula="of:=AVERAGE([.C160:.C179])" office:value-type="float" office:value="0.51122">
            <text:p>0.5112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3">
            <text:p>0.9023</text:p>
          </table:table-cell>
          <table:table-cell office:value-type="float" office:value="0.5326">
            <text:p>0.5326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9185">
            <text:p>0.89185</text:p>
          </table:table-cell>
          <table:table-cell table:formula="of:=AVERAGE([.C161:.C180])" office:value-type="float" office:value="0.508945">
            <text:p>0.50894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086">
            <text:p>0.5086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90635">
            <text:p>0.890635</text:p>
          </table:table-cell>
          <table:table-cell table:formula="of:=AVERAGE([.C162:.C181])" office:value-type="float" office:value="0.5065">
            <text:p>0.50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87">
            <text:p>0.8887</text:p>
          </table:table-cell>
          <table:table-cell office:value-type="float" office:value="0.492">
            <text:p>0.492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91085">
            <text:p>0.891085</text:p>
          </table:table-cell>
          <table:table-cell table:formula="of:=AVERAGE([.C163:.C182])" office:value-type="float" office:value="0.50709">
            <text:p>0.5070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197">
            <text:p>0.5197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88765">
            <text:p>0.888765</text:p>
          </table:table-cell>
          <table:table-cell table:formula="of:=AVERAGE([.C164:.C183])" office:value-type="float" office:value="0.503225">
            <text:p>0.50322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">
            <text:p>0.893</text:p>
          </table:table-cell>
          <table:table-cell office:value-type="float" office:value="0.508">
            <text:p>0.508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89595">
            <text:p>0.889595</text:p>
          </table:table-cell>
          <table:table-cell table:formula="of:=AVERAGE([.C165:.C184])" office:value-type="float" office:value="0.50446">
            <text:p>0.504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8">
            <text:p>0.908</text:p>
          </table:table-cell>
          <table:table-cell office:value-type="float" office:value="0.5431">
            <text:p>0.5431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90345">
            <text:p>0.890345</text:p>
          </table:table-cell>
          <table:table-cell table:formula="of:=AVERAGE([.C166:.C185])" office:value-type="float" office:value="0.506185">
            <text:p>0.5061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7">
            <text:p>0.8917</text:p>
          </table:table-cell>
          <table:table-cell office:value-type="float" office:value="0.5064">
            <text:p>0.5064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8903">
            <text:p>0.88903</text:p>
          </table:table-cell>
          <table:table-cell table:formula="of:=AVERAGE([.C167:.C186])" office:value-type="float" office:value="0.50315">
            <text:p>0.5031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3">
            <text:p>0.8943</text:p>
          </table:table-cell>
          <table:table-cell office:value-type="float" office:value="0.5141">
            <text:p>0.5141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9008">
            <text:p>0.89008</text:p>
          </table:table-cell>
          <table:table-cell table:formula="of:=AVERAGE([.C168:.C187])" office:value-type="float" office:value="0.50585">
            <text:p>0.505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224">
            <text:p>0.5224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9063">
            <text:p>0.89063</text:p>
          </table:table-cell>
          <table:table-cell table:formula="of:=AVERAGE([.C169:.C188])" office:value-type="float" office:value="0.50658">
            <text:p>0.5065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343">
            <text:p>0.5343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8876">
            <text:p>0.88876</text:p>
          </table:table-cell>
          <table:table-cell table:formula="of:=AVERAGE([.C170:.C189])" office:value-type="float" office:value="0.502765">
            <text:p>0.5027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1">
            <text:p>0.901</text:p>
          </table:table-cell>
          <table:table-cell office:value-type="float" office:value="0.5257">
            <text:p>0.5257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89145">
            <text:p>0.889145</text:p>
          </table:table-cell>
          <table:table-cell table:formula="of:=AVERAGE([.C171:.C190])" office:value-type="float" office:value="0.50346">
            <text:p>0.503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177">
            <text:p>0.8177</text:p>
          </table:table-cell>
          <table:table-cell office:value-type="float" office:value="0.3677">
            <text:p>0.3677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8868">
            <text:p>0.88868</text:p>
          </table:table-cell>
          <table:table-cell table:formula="of:=AVERAGE([.C172:.C191])" office:value-type="float" office:value="0.502675">
            <text:p>0.50267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13">
            <text:p>0.8613</text:p>
          </table:table-cell>
          <table:table-cell office:value-type="float" office:value="0.4595">
            <text:p>0.4595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3345">
            <text:p>0.893345</text:p>
          </table:table-cell>
          <table:table-cell table:formula="of:=AVERAGE([.C173:.C192])" office:value-type="float" office:value="0.511765">
            <text:p>0.51176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95445">
            <text:p>0.895445</text:p>
          </table:table-cell>
          <table:table-cell table:formula="of:=AVERAGE([.C174:.C193])" office:value-type="float" office:value="0.51528">
            <text:p>0.5152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4">
            <text:p>0.904</text:p>
          </table:table-cell>
          <table:table-cell office:value-type="float" office:value="0.5211">
            <text:p>0.5211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94615">
            <text:p>0.894615</text:p>
          </table:table-cell>
          <table:table-cell table:formula="of:=AVERAGE([.C175:.C194])" office:value-type="float" office:value="0.513805">
            <text:p>0.5138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71">
            <text:p>0.5171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9428">
            <text:p>0.89428</text:p>
          </table:table-cell>
          <table:table-cell table:formula="of:=AVERAGE([.C176:.C195])" office:value-type="float" office:value="0.51349">
            <text:p>0.5134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5">
            <text:p>0.905</text:p>
          </table:table-cell>
          <table:table-cell office:value-type="float" office:value="0.5347">
            <text:p>0.5347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9463">
            <text:p>0.89463</text:p>
          </table:table-cell>
          <table:table-cell table:formula="of:=AVERAGE([.C177:.C196])" office:value-type="float" office:value="0.513785">
            <text:p>0.5137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5">
            <text:p>0.905</text:p>
          </table:table-cell>
          <table:table-cell office:value-type="float" office:value="0.5259">
            <text:p>0.5259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94495">
            <text:p>0.894495</text:p>
          </table:table-cell>
          <table:table-cell table:formula="of:=AVERAGE([.C178:.C197])" office:value-type="float" office:value="0.513405">
            <text:p>0.5134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372">
            <text:p>0.5372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9463">
            <text:p>0.89463</text:p>
          </table:table-cell>
          <table:table-cell table:formula="of:=AVERAGE([.C179:.C198])" office:value-type="float" office:value="0.513585">
            <text:p>0.5135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93">
            <text:p>0.8893</text:p>
          </table:table-cell>
          <table:table-cell office:value-type="float" office:value="0.4982">
            <text:p>0.4982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9478">
            <text:p>0.89478</text:p>
          </table:table-cell>
          <table:table-cell table:formula="of:=AVERAGE([.C180:.C199])" office:value-type="float" office:value="0.513555">
            <text:p>0.51355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8">
            <text:p>0.878</text:p>
          </table:table-cell>
          <table:table-cell office:value-type="float" office:value="0.4837">
            <text:p>0.4837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9575">
            <text:p>0.89575</text:p>
          </table:table-cell>
          <table:table-cell table:formula="of:=AVERAGE([.C181:.C200])" office:value-type="float" office:value="0.515645">
            <text:p>0.5156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07">
            <text:p>0.9007</text:p>
          </table:table-cell>
          <table:table-cell office:value-type="float" office:value="0.5204">
            <text:p>0.5204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97035">
            <text:p>0.897035</text:p>
          </table:table-cell>
          <table:table-cell table:formula="of:=AVERAGE([.C182:.C201])" office:value-type="float" office:value="0.51807">
            <text:p>0.5180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23">
            <text:p>0.8423</text:p>
          </table:table-cell>
          <table:table-cell office:value-type="float" office:value="0.4147">
            <text:p>0.4147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97035">
            <text:p>0.897035</text:p>
          </table:table-cell>
          <table:table-cell table:formula="of:=AVERAGE([.C183:.C202])" office:value-type="float" office:value="0.51794">
            <text:p>0.5179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3">
            <text:p>0.9083</text:p>
          </table:table-cell>
          <table:table-cell office:value-type="float" office:value="0.5444">
            <text:p>0.5444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99655">
            <text:p>0.899655</text:p>
          </table:table-cell>
          <table:table-cell table:formula="of:=AVERAGE([.C184:.C203])" office:value-type="float" office:value="0.52227">
            <text:p>0.5222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">
            <text:p>0.908</text:p>
          </table:table-cell>
          <table:table-cell office:value-type="float" office:value="0.5425">
            <text:p>0.5425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9989">
            <text:p>0.89989</text:p>
          </table:table-cell>
          <table:table-cell table:formula="of:=AVERAGE([.C185:.C204])" office:value-type="float" office:value="0.523005">
            <text:p>0.523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17">
            <text:p>0.8817</text:p>
          </table:table-cell>
          <table:table-cell office:value-type="float" office:value="0.4824">
            <text:p>0.4824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99925">
            <text:p>0.899925</text:p>
          </table:table-cell>
          <table:table-cell table:formula="of:=AVERAGE([.C186:.C205])" office:value-type="float" office:value="0.523175">
            <text:p>0.52317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27">
            <text:p>0.9127</text:p>
          </table:table-cell>
          <table:table-cell office:value-type="float" office:value="0.5604">
            <text:p>0.5604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90094">
            <text:p>0.90094</text:p>
          </table:table-cell>
          <table:table-cell table:formula="of:=AVERAGE([.C187:.C206])" office:value-type="float" office:value="0.525605">
            <text:p>0.5256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3">
            <text:p>0.9053</text:p>
          </table:table-cell>
          <table:table-cell office:value-type="float" office:value="0.5287">
            <text:p>0.5287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90077">
            <text:p>0.90077</text:p>
          </table:table-cell>
          <table:table-cell table:formula="of:=AVERAGE([.C188:.C207])" office:value-type="float" office:value="0.5252">
            <text:p>0.525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23">
            <text:p>0.8623</text:p>
          </table:table-cell>
          <table:table-cell office:value-type="float" office:value="0.4461">
            <text:p>0.4461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90072">
            <text:p>0.90072</text:p>
          </table:table-cell>
          <table:table-cell table:formula="of:=AVERAGE([.C189:.C208])" office:value-type="float" office:value="0.52492">
            <text:p>0.5249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">
            <text:p>0.908</text:p>
          </table:table-cell>
          <table:table-cell office:value-type="float" office:value="0.5482">
            <text:p>0.5482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902805">
            <text:p>0.902805</text:p>
          </table:table-cell>
          <table:table-cell table:formula="of:=AVERAGE([.C190:.C209])" office:value-type="float" office:value="0.52918">
            <text:p>0.5291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17">
            <text:p>0.8917</text:p>
          </table:table-cell>
          <table:table-cell office:value-type="float" office:value="0.51">
            <text:p>0.51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90269">
            <text:p>0.90269</text:p>
          </table:table-cell>
          <table:table-cell table:formula="of:=AVERAGE([.C191:.C210])" office:value-type="float" office:value="0.52903">
            <text:p>0.5290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1">
            <text:p>0.911</text:p>
          </table:table-cell>
          <table:table-cell office:value-type="float" office:value="0.5495">
            <text:p>0.5495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90297">
            <text:p>0.90297</text:p>
          </table:table-cell>
          <table:table-cell table:formula="of:=AVERAGE([.C192:.C211])" office:value-type="float" office:value="0.52909">
            <text:p>0.5290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3">
            <text:p>0.9033</text:p>
          </table:table-cell>
          <table:table-cell office:value-type="float" office:value="0.5298">
            <text:p>0.5298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90257">
            <text:p>0.90257</text:p>
          </table:table-cell>
          <table:table-cell table:formula="of:=AVERAGE([.C193:.C212])" office:value-type="float" office:value="0.528145">
            <text:p>0.5281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7">
            <text:p>0.8797</text:p>
          </table:table-cell>
          <table:table-cell office:value-type="float" office:value="0.4811">
            <text:p>0.4811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90259">
            <text:p>0.90259</text:p>
          </table:table-cell>
          <table:table-cell table:formula="of:=AVERAGE([.C194:.C213])" office:value-type="float" office:value="0.52808">
            <text:p>0.5280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3">
            <text:p>0.8973</text:p>
          </table:table-cell>
          <table:table-cell office:value-type="float" office:value="0.5148">
            <text:p>0.5148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903705">
            <text:p>0.903705</text:p>
          </table:table-cell>
          <table:table-cell table:formula="of:=AVERAGE([.C195:.C214])" office:value-type="float" office:value="0.53024">
            <text:p>0.5302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27">
            <text:p>0.9027</text:p>
          </table:table-cell>
          <table:table-cell office:value-type="float" office:value="0.523">
            <text:p>0.523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904055">
            <text:p>0.904055</text:p>
          </table:table-cell>
          <table:table-cell table:formula="of:=AVERAGE([.C196:.C215])" office:value-type="float" office:value="0.530545">
            <text:p>0.5305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23">
            <text:p>0.9023</text:p>
          </table:table-cell>
          <table:table-cell office:value-type="float" office:value="0.5271">
            <text:p>0.5271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903535">
            <text:p>0.903535</text:p>
          </table:table-cell>
          <table:table-cell table:formula="of:=AVERAGE([.C197:.C216])" office:value-type="float" office:value="0.529635">
            <text:p>0.52963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77">
            <text:p>0.9077</text:p>
          </table:table-cell>
          <table:table-cell office:value-type="float" office:value="0.5295">
            <text:p>0.5295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903785">
            <text:p>0.903785</text:p>
          </table:table-cell>
          <table:table-cell table:formula="of:=AVERAGE([.C198:.C217])" office:value-type="float" office:value="0.5302">
            <text:p>0.530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3">
            <text:p>0.9033</text:p>
          </table:table-cell>
          <table:table-cell office:value-type="float" office:value="0.5366">
            <text:p>0.5366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903885">
            <text:p>0.903885</text:p>
          </table:table-cell>
          <table:table-cell table:formula="of:=AVERAGE([.C199:.C218])" office:value-type="float" office:value="0.53066">
            <text:p>0.5306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7">
            <text:p>0.9087</text:p>
          </table:table-cell>
          <table:table-cell office:value-type="float" office:value="0.54">
            <text:p>0.54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90352">
            <text:p>0.90352</text:p>
          </table:table-cell>
          <table:table-cell table:formula="of:=AVERAGE([.C200:.C219])" office:value-type="float" office:value="0.529865">
            <text:p>0.52986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37">
            <text:p>0.9037</text:p>
          </table:table-cell>
          <table:table-cell office:value-type="float" office:value="0.5322">
            <text:p>0.5322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903435">
            <text:p>0.903435</text:p>
          </table:table-cell>
          <table:table-cell table:formula="of:=AVERAGE([.C201:.C220])" office:value-type="float" office:value="0.529605">
            <text:p>0.5296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07">
            <text:p>0.9007</text:p>
          </table:table-cell>
          <table:table-cell office:value-type="float" office:value="0.5178">
            <text:p>0.5178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903485">
            <text:p>0.903485</text:p>
          </table:table-cell>
          <table:table-cell table:formula="of:=AVERAGE([.C202:.C221])" office:value-type="float" office:value="0.529635">
            <text:p>0.5296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7">
            <text:p>0.8947</text:p>
          </table:table-cell>
          <table:table-cell office:value-type="float" office:value="0.5013">
            <text:p>0.5013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9035">
            <text:p>0.9035</text:p>
          </table:table-cell>
          <table:table-cell table:formula="of:=AVERAGE([.C203:.C222])" office:value-type="float" office:value="0.529605">
            <text:p>0.5296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3">
            <text:p>0.913</text:p>
          </table:table-cell>
          <table:table-cell office:value-type="float" office:value="0.5591">
            <text:p>0.5591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90353">
            <text:p>0.90353</text:p>
          </table:table-cell>
          <table:table-cell table:formula="of:=AVERAGE([.C204:.C223])" office:value-type="float" office:value="0.529745">
            <text:p>0.5297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87">
            <text:p>0.9087</text:p>
          </table:table-cell>
          <table:table-cell office:value-type="float" office:value="0.5459">
            <text:p>0.5459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903395">
            <text:p>0.903395</text:p>
          </table:table-cell>
          <table:table-cell table:formula="of:=AVERAGE([.C205:.C224])" office:value-type="float" office:value="0.529195">
            <text:p>0.5291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">
            <text:p>0.902</text:p>
          </table:table-cell>
          <table:table-cell office:value-type="float" office:value="0.531">
            <text:p>0.531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902175">
            <text:p>0.902175</text:p>
          </table:table-cell>
          <table:table-cell table:formula="of:=AVERAGE([.C206:.C225])" office:value-type="float" office:value="0.526395">
            <text:p>0.5263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3">
            <text:p>0.9093</text:p>
          </table:table-cell>
          <table:table-cell office:value-type="float" office:value="0.5523">
            <text:p>0.5523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90266">
            <text:p>0.90266</text:p>
          </table:table-cell>
          <table:table-cell table:formula="of:=AVERAGE([.C207:.C226])" office:value-type="float" office:value="0.52732">
            <text:p>0.5273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3">
            <text:p>0.9043</text:p>
          </table:table-cell>
          <table:table-cell office:value-type="float" office:value="0.5231">
            <text:p>0.5231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90256">
            <text:p>0.90256</text:p>
          </table:table-cell>
          <table:table-cell table:formula="of:=AVERAGE([.C208:.C227])" office:value-type="float" office:value="0.527115">
            <text:p>0.5271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">
            <text:p>0.904</text:p>
          </table:table-cell>
          <table:table-cell office:value-type="float" office:value="0.5313">
            <text:p>0.5313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902645">
            <text:p>0.902645</text:p>
          </table:table-cell>
          <table:table-cell table:formula="of:=AVERAGE([.C209:.C228])" office:value-type="float" office:value="0.527485">
            <text:p>0.52748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57">
            <text:p>0.9057</text:p>
          </table:table-cell>
          <table:table-cell office:value-type="float" office:value="0.5452">
            <text:p>0.5452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90263">
            <text:p>0.90263</text:p>
          </table:table-cell>
          <table:table-cell table:formula="of:=AVERAGE([.C210:.C229])" office:value-type="float" office:value="0.527595">
            <text:p>0.52759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73">
            <text:p>0.8973</text:p>
          </table:table-cell>
          <table:table-cell office:value-type="float" office:value="0.5112">
            <text:p>0.5112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90263">
            <text:p>0.90263</text:p>
          </table:table-cell>
          <table:table-cell table:formula="of:=AVERAGE([.C211:.C230])" office:value-type="float" office:value="0.527565">
            <text:p>0.52756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">
            <text:p>0.903</text:p>
          </table:table-cell>
          <table:table-cell office:value-type="float" office:value="0.5306">
            <text:p>0.5306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90315">
            <text:p>0.90315</text:p>
          </table:table-cell>
          <table:table-cell table:formula="of:=AVERAGE([.C212:.C231])" office:value-type="float" office:value="0.529">
            <text:p>0.52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7">
            <text:p>0.9037</text:p>
          </table:table-cell>
          <table:table-cell office:value-type="float" office:value="0.5285">
            <text:p>0.5285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9035">
            <text:p>0.9035</text:p>
          </table:table-cell>
          <table:table-cell table:formula="of:=AVERAGE([.C213:.C232])" office:value-type="float" office:value="0.52975">
            <text:p>0.5297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">
            <text:p>0.902</text:p>
          </table:table-cell>
          <table:table-cell office:value-type="float" office:value="0.5243">
            <text:p>0.5243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903615">
            <text:p>0.903615</text:p>
          </table:table-cell>
          <table:table-cell table:formula="of:=AVERAGE([.C214:.C233])" office:value-type="float" office:value="0.529945">
            <text:p>0.5299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3">
            <text:p>0.9043</text:p>
          </table:table-cell>
          <table:table-cell office:value-type="float" office:value="0.5209">
            <text:p>0.5209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903565">
            <text:p>0.903565</text:p>
          </table:table-cell>
          <table:table-cell table:formula="of:=AVERAGE([.C215:.C234])" office:value-type="float" office:value="0.52981">
            <text:p>0.5298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23">
            <text:p>0.8923</text:p>
          </table:table-cell>
          <table:table-cell office:value-type="float" office:value="0.5048">
            <text:p>0.5048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902765">
            <text:p>0.902765</text:p>
          </table:table-cell>
          <table:table-cell table:formula="of:=AVERAGE([.C216:.C235])" office:value-type="float" office:value="0.52856">
            <text:p>0.5285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3">
            <text:p>0.9073</text:p>
          </table:table-cell>
          <table:table-cell office:value-type="float" office:value="0.5384">
            <text:p>0.5384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90345">
            <text:p>0.90345</text:p>
          </table:table-cell>
          <table:table-cell table:formula="of:=AVERAGE([.C217:.C236])" office:value-type="float" office:value="0.53015">
            <text:p>0.530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7">
            <text:p>0.9097</text:p>
          </table:table-cell>
          <table:table-cell office:value-type="float" office:value="0.5387">
            <text:p>0.5387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90342">
            <text:p>0.90342</text:p>
          </table:table-cell>
          <table:table-cell table:formula="of:=AVERAGE([.C218:.C237])" office:value-type="float" office:value="0.529935">
            <text:p>0.5299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207">
            <text:p>0.5207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903085">
            <text:p>0.903085</text:p>
          </table:table-cell>
          <table:table-cell table:formula="of:=AVERAGE([.C219:.C238])" office:value-type="float" office:value="0.52886">
            <text:p>0.5288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">
            <text:p>0.907</text:p>
          </table:table-cell>
          <table:table-cell office:value-type="float" office:value="0.5348">
            <text:p>0.5348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90292">
            <text:p>0.90292</text:p>
          </table:table-cell>
          <table:table-cell table:formula="of:=AVERAGE([.C220:.C239])" office:value-type="float" office:value="0.5286">
            <text:p>0.528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47">
            <text:p>0.9047</text:p>
          </table:table-cell>
          <table:table-cell office:value-type="float" office:value="0.5328">
            <text:p>0.5328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903055">
            <text:p>0.903055</text:p>
          </table:table-cell>
          <table:table-cell table:formula="of:=AVERAGE([.C221:.C240])" office:value-type="float" office:value="0.52913">
            <text:p>0.529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172">
            <text:p>0.5172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903035">
            <text:p>0.903035</text:p>
          </table:table-cell>
          <table:table-cell table:formula="of:=AVERAGE([.C222:.C241])" office:value-type="float" office:value="0.529055">
            <text:p>0.5290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3">
            <text:p>0.8953</text:p>
          </table:table-cell>
          <table:table-cell office:value-type="float" office:value="0.5041">
            <text:p>0.5041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903035">
            <text:p>0.903035</text:p>
          </table:table-cell>
          <table:table-cell table:formula="of:=AVERAGE([.C223:.C242])" office:value-type="float" office:value="0.529155">
            <text:p>0.5291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03">
            <text:p>0.9103</text:p>
          </table:table-cell>
          <table:table-cell office:value-type="float" office:value="0.5481">
            <text:p>0.5481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90317">
            <text:p>0.90317</text:p>
          </table:table-cell>
          <table:table-cell table:formula="of:=AVERAGE([.C224:.C243])" office:value-type="float" office:value="0.52941">
            <text:p>0.5294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43">
            <text:p>0.8843</text:p>
          </table:table-cell>
          <table:table-cell office:value-type="float" office:value="0.4899">
            <text:p>0.4899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90337">
            <text:p>0.90337</text:p>
          </table:table-cell>
          <table:table-cell table:formula="of:=AVERAGE([.C225:.C244])" office:value-type="float" office:value="0.53025">
            <text:p>0.5302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17">
            <text:p>0.9117</text:p>
          </table:table-cell>
          <table:table-cell office:value-type="float" office:value="0.5495">
            <text:p>0.5495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90452">
            <text:p>0.90452</text:p>
          </table:table-cell>
          <table:table-cell table:formula="of:=AVERAGE([.C226:.C245])" office:value-type="float" office:value="0.532975">
            <text:p>0.53297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3">
            <text:p>0.9073</text:p>
          </table:table-cell>
          <table:table-cell office:value-type="float" office:value="0.5482">
            <text:p>0.5482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904485">
            <text:p>0.904485</text:p>
          </table:table-cell>
          <table:table-cell table:formula="of:=AVERAGE([.C227:.C246])" office:value-type="float" office:value="0.53281">
            <text:p>0.5328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05">
            <text:p>0.5305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904785">
            <text:p>0.904785</text:p>
          </table:table-cell>
          <table:table-cell table:formula="of:=AVERAGE([.C228:.C247])" office:value-type="float" office:value="0.533345">
            <text:p>0.53334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7">
            <text:p>0.9037</text:p>
          </table:table-cell>
          <table:table-cell office:value-type="float" office:value="0.5335">
            <text:p>0.5335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90485">
            <text:p>0.90485</text:p>
          </table:table-cell>
          <table:table-cell table:formula="of:=AVERAGE([.C229:.C248])" office:value-type="float" office:value="0.53346">
            <text:p>0.5334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57">
            <text:p>0.9057</text:p>
          </table:table-cell>
          <table:table-cell office:value-type="float" office:value="0.5446">
            <text:p>0.5446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90475">
            <text:p>0.90475</text:p>
          </table:table-cell>
          <table:table-cell table:formula="of:=AVERAGE([.C230:.C249])" office:value-type="float" office:value="0.53284">
            <text:p>0.5328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7">
            <text:p>0.9077</text:p>
          </table:table-cell>
          <table:table-cell office:value-type="float" office:value="0.5399">
            <text:p>0.5399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90473">
            <text:p>0.90473</text:p>
          </table:table-cell>
          <table:table-cell table:formula="of:=AVERAGE([.C231:.C250])" office:value-type="float" office:value="0.53251">
            <text:p>0.5325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">
            <text:p>0.91</text:p>
          </table:table-cell>
          <table:table-cell office:value-type="float" office:value="0.5456">
            <text:p>0.5456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90491">
            <text:p>0.90491</text:p>
          </table:table-cell>
          <table:table-cell table:formula="of:=AVERAGE([.C232:.C251])" office:value-type="float" office:value="0.53289">
            <text:p>0.5328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24">
            <text:p>0.5324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904925">
            <text:p>0.904925</text:p>
          </table:table-cell>
          <table:table-cell table:formula="of:=AVERAGE([.C233:.C252])" office:value-type="float" office:value="0.53302">
            <text:p>0.5330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216">
            <text:p>0.5216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90479">
            <text:p>0.90479</text:p>
          </table:table-cell>
          <table:table-cell table:formula="of:=AVERAGE([.C234:.C253])" office:value-type="float" office:value="0.53258">
            <text:p>0.5325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83">
            <text:p>0.8883</text:p>
          </table:table-cell>
          <table:table-cell office:value-type="float" office:value="0.4959">
            <text:p>0.4959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905025">
            <text:p>0.905025</text:p>
          </table:table-cell>
          <table:table-cell table:formula="of:=AVERAGE([.C235:.C254])" office:value-type="float" office:value="0.53311">
            <text:p>0.5331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">
            <text:p>0.906</text:p>
          </table:table-cell>
          <table:table-cell office:value-type="float" office:value="0.5366">
            <text:p>0.5366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90436">
            <text:p>0.90436</text:p>
          </table:table-cell>
          <table:table-cell table:formula="of:=AVERAGE([.C236:.C255])" office:value-type="float" office:value="0.531895">
            <text:p>0.5318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67">
            <text:p>0.9067</text:p>
          </table:table-cell>
          <table:table-cell office:value-type="float" office:value="0.5341">
            <text:p>0.5341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90421">
            <text:p>0.90421</text:p>
          </table:table-cell>
          <table:table-cell table:formula="of:=AVERAGE([.C237:.C256])" office:value-type="float" office:value="0.53116">
            <text:p>0.5311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">
            <text:p>0.903</text:p>
          </table:table-cell>
          <table:table-cell office:value-type="float" office:value="0.5172">
            <text:p>0.5172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90411">
            <text:p>0.90411</text:p>
          </table:table-cell>
          <table:table-cell table:formula="of:=AVERAGE([.C238:.C257])" office:value-type="float" office:value="0.53101">
            <text:p>0.5310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7">
            <text:p>0.8927</text:p>
          </table:table-cell>
          <table:table-cell office:value-type="float" office:value="0.5155">
            <text:p>0.5155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90441">
            <text:p>0.90441</text:p>
          </table:table-cell>
          <table:table-cell table:formula="of:=AVERAGE([.C239:.C258])" office:value-type="float" office:value="0.53186">
            <text:p>0.5318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97">
            <text:p>0.9097</text:p>
          </table:table-cell>
          <table:table-cell office:value-type="float" office:value="0.5454">
            <text:p>0.5454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90506">
            <text:p>0.90506</text:p>
          </table:table-cell>
          <table:table-cell table:formula="of:=AVERAGE([.C240:.C259])" office:value-type="float" office:value="0.5331">
            <text:p>0.533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43">
            <text:p>0.9043</text:p>
          </table:table-cell>
          <table:table-cell office:value-type="float" office:value="0.5313">
            <text:p>0.5313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90511">
            <text:p>0.90511</text:p>
          </table:table-cell>
          <table:table-cell table:formula="of:=AVERAGE([.C241:.C260])" office:value-type="float" office:value="0.533215">
            <text:p>0.5332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">
            <text:p>0.901</text:p>
          </table:table-cell>
          <table:table-cell office:value-type="float" office:value="0.5192">
            <text:p>0.5192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905095">
            <text:p>0.905095</text:p>
          </table:table-cell>
          <table:table-cell table:formula="of:=AVERAGE([.C242:.C261])" office:value-type="float" office:value="0.53305">
            <text:p>0.5330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">
            <text:p>0.898</text:p>
          </table:table-cell>
          <table:table-cell office:value-type="float" office:value="0.5092">
            <text:p>0.5092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90488">
            <text:p>0.90488</text:p>
          </table:table-cell>
          <table:table-cell table:formula="of:=AVERAGE([.C243:.C262])" office:value-type="float" office:value="0.53246">
            <text:p>0.5324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43">
            <text:p>0.9143</text:p>
          </table:table-cell>
          <table:table-cell office:value-type="float" office:value="0.5649">
            <text:p>0.5649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90463">
            <text:p>0.90463</text:p>
          </table:table-cell>
          <table:table-cell table:formula="of:=AVERAGE([.C244:.C263])" office:value-type="float" office:value="0.531915">
            <text:p>0.5319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73">
            <text:p>0.9073</text:p>
          </table:table-cell>
          <table:table-cell office:value-type="float" office:value="0.5444">
            <text:p>0.5444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90448">
            <text:p>0.90448</text:p>
          </table:table-cell>
          <table:table-cell table:formula="of:=AVERAGE([.C245:.C264])" office:value-type="float" office:value="0.53131">
            <text:p>0.5313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">
            <text:p>0.911</text:p>
          </table:table-cell>
          <table:table-cell office:value-type="float" office:value="0.5462">
            <text:p>0.5462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90455">
            <text:p>0.90455</text:p>
          </table:table-cell>
          <table:table-cell table:formula="of:=AVERAGE([.C246:.C265])" office:value-type="float" office:value="0.531335">
            <text:p>0.5313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33">
            <text:p>0.9133</text:p>
          </table:table-cell>
          <table:table-cell office:value-type="float" office:value="0.5589">
            <text:p>0.5589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90455">
            <text:p>0.90455</text:p>
          </table:table-cell>
          <table:table-cell table:formula="of:=AVERAGE([.C247:.C266])" office:value-type="float" office:value="0.531475">
            <text:p>0.5314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73">
            <text:p>0.9073</text:p>
          </table:table-cell>
          <table:table-cell office:value-type="float" office:value="0.5328">
            <text:p>0.5328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904535">
            <text:p>0.904535</text:p>
          </table:table-cell>
          <table:table-cell table:formula="of:=AVERAGE([.C248:.C267])" office:value-type="float" office:value="0.53141">
            <text:p>0.5314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7">
            <text:p>0.9017</text:p>
          </table:table-cell>
          <table:table-cell office:value-type="float" office:value="0.5211">
            <text:p>0.5211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904435">
            <text:p>0.904435</text:p>
          </table:table-cell>
          <table:table-cell table:formula="of:=AVERAGE([.C249:.C268])" office:value-type="float" office:value="0.531305">
            <text:p>0.53130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3">
            <text:p>0.9053</text:p>
          </table:table-cell>
          <table:table-cell office:value-type="float" office:value="0.538">
            <text:p>0.538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904535">
            <text:p>0.904535</text:p>
          </table:table-cell>
          <table:table-cell table:formula="of:=AVERAGE([.C250:.C269])" office:value-type="float" office:value="0.53158">
            <text:p>0.5315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3">
            <text:p>0.9113</text:p>
          </table:table-cell>
          <table:table-cell office:value-type="float" office:value="0.5475">
            <text:p>0.5475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904485">
            <text:p>0.904485</text:p>
          </table:table-cell>
          <table:table-cell table:formula="of:=AVERAGE([.C251:.C270])" office:value-type="float" office:value="0.531355">
            <text:p>0.5313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03">
            <text:p>0.9103</text:p>
          </table:table-cell>
          <table:table-cell office:value-type="float" office:value="0.5482">
            <text:p>0.5482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90452">
            <text:p>0.90452</text:p>
          </table:table-cell>
          <table:table-cell table:formula="of:=AVERAGE([.C252:.C271])" office:value-type="float" office:value="0.53143">
            <text:p>0.5314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3">
            <text:p>0.9033</text:p>
          </table:table-cell>
          <table:table-cell office:value-type="float" office:value="0.5236">
            <text:p>0.5236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90409">
            <text:p>0.90409</text:p>
          </table:table-cell>
          <table:table-cell table:formula="of:=AVERAGE([.C253:.C272])" office:value-type="float" office:value="0.53073">
            <text:p>0.5307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7">
            <text:p>0.9057</text:p>
          </table:table-cell>
          <table:table-cell office:value-type="float" office:value="0.5322">
            <text:p>0.5322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904125">
            <text:p>0.904125</text:p>
          </table:table-cell>
          <table:table-cell table:formula="of:=AVERAGE([.C254:.C273])" office:value-type="float" office:value="0.530945">
            <text:p>0.53094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5">
            <text:p>0.875</text:p>
          </table:table-cell>
          <table:table-cell office:value-type="float" office:value="0.4716">
            <text:p>0.4716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904105">
            <text:p>0.904105</text:p>
          </table:table-cell>
          <table:table-cell table:formula="of:=AVERAGE([.C255:.C274])" office:value-type="float" office:value="0.53085">
            <text:p>0.5308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">
            <text:p>0.903</text:p>
          </table:table-cell>
          <table:table-cell office:value-type="float" office:value="0.5219">
            <text:p>0.5219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905555">
            <text:p>0.905555</text:p>
          </table:table-cell>
          <table:table-cell table:formula="of:=AVERAGE([.C256:.C275])" office:value-type="float" office:value="0.533295">
            <text:p>0.53329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47">
            <text:p>0.9047</text:p>
          </table:table-cell>
          <table:table-cell office:value-type="float" office:value="0.5311">
            <text:p>0.5311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905555">
            <text:p>0.905555</text:p>
          </table:table-cell>
          <table:table-cell table:formula="of:=AVERAGE([.C257:.C276])" office:value-type="float" office:value="0.53346">
            <text:p>0.5334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">
            <text:p>0.909</text:p>
          </table:table-cell>
          <table:table-cell office:value-type="float" office:value="0.5342">
            <text:p>0.5342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905655">
            <text:p>0.905655</text:p>
          </table:table-cell>
          <table:table-cell table:formula="of:=AVERAGE([.C258:.C277])" office:value-type="float" office:value="0.533585">
            <text:p>0.53358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57">
            <text:p>0.9057</text:p>
          </table:table-cell>
          <table:table-cell office:value-type="float" office:value="0.5403">
            <text:p>0.5403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905605">
            <text:p>0.905605</text:p>
          </table:table-cell>
          <table:table-cell table:formula="of:=AVERAGE([.C259:.C278])" office:value-type="float" office:value="0.53355">
            <text:p>0.533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07">
            <text:p>0.9107</text:p>
          </table:table-cell>
          <table:table-cell office:value-type="float" office:value="0.5477">
            <text:p>0.5477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905485">
            <text:p>0.905485</text:p>
          </table:table-cell>
          <table:table-cell table:formula="of:=AVERAGE([.C260:.C279])" office:value-type="float" office:value="0.53324">
            <text:p>0.5332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4">
            <text:p>0.904</text:p>
          </table:table-cell>
          <table:table-cell office:value-type="float" office:value="0.528">
            <text:p>0.528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905315">
            <text:p>0.905315</text:p>
          </table:table-cell>
          <table:table-cell table:formula="of:=AVERAGE([.C261:.C280])" office:value-type="float" office:value="0.53267">
            <text:p>0.5326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67">
            <text:p>0.8967</text:p>
          </table:table-cell>
          <table:table-cell office:value-type="float" office:value="0.5074">
            <text:p>0.5074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90528">
            <text:p>0.90528</text:p>
          </table:table-cell>
          <table:table-cell table:formula="of:=AVERAGE([.C262:.C281])" office:value-type="float" office:value="0.532555">
            <text:p>0.5325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">
            <text:p>0.893</text:p>
          </table:table-cell>
          <table:table-cell office:value-type="float" office:value="0.4983">
            <text:p>0.4983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90553">
            <text:p>0.90553</text:p>
          </table:table-cell>
          <table:table-cell table:formula="of:=AVERAGE([.C263:.C282])" office:value-type="float" office:value="0.533445">
            <text:p>0.5334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3">
            <text:p>0.9113</text:p>
          </table:table-cell>
          <table:table-cell office:value-type="float" office:value="0.5528">
            <text:p>0.5528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905795">
            <text:p>0.905795</text:p>
          </table:table-cell>
          <table:table-cell table:formula="of:=AVERAGE([.C264:.C283])" office:value-type="float" office:value="0.533925">
            <text:p>0.53392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87">
            <text:p>0.9087</text:p>
          </table:table-cell>
          <table:table-cell office:value-type="float" office:value="0.5449">
            <text:p>0.5449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905715">
            <text:p>0.905715</text:p>
          </table:table-cell>
          <table:table-cell table:formula="of:=AVERAGE([.C265:.C284])" office:value-type="float" office:value="0.533525">
            <text:p>0.53352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">
            <text:p>0.911</text:p>
          </table:table-cell>
          <table:table-cell office:value-type="float" office:value="0.549">
            <text:p>0.549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905765">
            <text:p>0.905765</text:p>
          </table:table-cell>
          <table:table-cell table:formula="of:=AVERAGE([.C266:.C285])" office:value-type="float" office:value="0.53364">
            <text:p>0.5336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3">
            <text:p>0.913</text:p>
          </table:table-cell>
          <table:table-cell office:value-type="float" office:value="0.5576">
            <text:p>0.5576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905765">
            <text:p>0.905765</text:p>
          </table:table-cell>
          <table:table-cell table:formula="of:=AVERAGE([.C267:.C286])" office:value-type="float" office:value="0.533565">
            <text:p>0.5335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307">
            <text:p>0.5307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90583">
            <text:p>0.90583</text:p>
          </table:table-cell>
          <table:table-cell table:formula="of:=AVERAGE([.C268:.C287])" office:value-type="float" office:value="0.53384">
            <text:p>0.5338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7">
            <text:p>0.9037</text:p>
          </table:table-cell>
          <table:table-cell office:value-type="float" office:value="0.5266">
            <text:p>0.5266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905815">
            <text:p>0.905815</text:p>
          </table:table-cell>
          <table:table-cell table:formula="of:=AVERAGE([.C269:.C288])" office:value-type="float" office:value="0.533575">
            <text:p>0.5335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3">
            <text:p>0.9043</text:p>
          </table:table-cell>
          <table:table-cell office:value-type="float" office:value="0.5335">
            <text:p>0.5335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905865">
            <text:p>0.905865</text:p>
          </table:table-cell>
          <table:table-cell table:formula="of:=AVERAGE([.C270:.C289])" office:value-type="float" office:value="0.533755">
            <text:p>0.5337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2">
            <text:p>0.912</text:p>
          </table:table-cell>
          <table:table-cell office:value-type="float" office:value="0.549">
            <text:p>0.549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905935">
            <text:p>0.905935</text:p>
          </table:table-cell>
          <table:table-cell table:formula="of:=AVERAGE([.C271:.C290])" office:value-type="float" office:value="0.533965">
            <text:p>0.5339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7">
            <text:p>0.9017</text:p>
          </table:table-cell>
          <table:table-cell office:value-type="float" office:value="0.5342">
            <text:p>0.5342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9059">
            <text:p>0.9059</text:p>
          </table:table-cell>
          <table:table-cell table:formula="of:=AVERAGE([.C272:.C291])" office:value-type="float" office:value="0.53389">
            <text:p>0.5338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279">
            <text:p>0.5279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90645">
            <text:p>0.90645</text:p>
          </table:table-cell>
          <table:table-cell table:formula="of:=AVERAGE([.C273:.C292])" office:value-type="float" office:value="0.53489">
            <text:p>0.53489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303">
            <text:p>0.5303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906415">
            <text:p>0.906415</text:p>
          </table:table-cell>
          <table:table-cell table:formula="of:=AVERAGE([.C274:.C293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205">
            <text:p>0.5205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906385">
            <text:p>0.906385</text:p>
          </table:table-cell>
          <table:table-cell table:formula="of:=AVERAGE([.C275:.C294])" office:value-type="float" office:value="0.53454">
            <text:p>0.5345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">
            <text:p>0.903</text:p>
          </table:table-cell>
          <table:table-cell office:value-type="float" office:value="0.5252">
            <text:p>0.5252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90642">
            <text:p>0.90642</text:p>
          </table:table-cell>
          <table:table-cell table:formula="of:=AVERAGE([.C276:.C295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67">
            <text:p>0.9067</text:p>
          </table:table-cell>
          <table:table-cell office:value-type="float" office:value="0.5336">
            <text:p>0.5336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906455">
            <text:p>0.906455</text:p>
          </table:table-cell>
          <table:table-cell table:formula="of:=AVERAGE([.C277:.C296])" office:value-type="float" office:value="0.534615">
            <text:p>0.53461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8">
            <text:p>0.908</text:p>
          </table:table-cell>
          <table:table-cell office:value-type="float" office:value="0.5335">
            <text:p>0.5335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90642">
            <text:p>0.90642</text:p>
          </table:table-cell>
          <table:table-cell table:formula="of:=AVERAGE([.C278:.C297])" office:value-type="float" office:value="0.5345">
            <text:p>0.534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3">
            <text:p>0.9033</text:p>
          </table:table-cell>
          <table:table-cell office:value-type="float" office:value="0.5341">
            <text:p>0.5341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90632">
            <text:p>0.90632</text:p>
          </table:table-cell>
          <table:table-cell table:formula="of:=AVERAGE([.C279:.C298])" office:value-type="float" office:value="0.534065">
            <text:p>0.53406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73">
            <text:p>0.9073</text:p>
          </table:table-cell>
          <table:table-cell office:value-type="float" office:value="0.5363">
            <text:p>0.5363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90637">
            <text:p>0.90637</text:p>
          </table:table-cell>
          <table:table-cell table:formula="of:=AVERAGE([.C280:.C299])" office:value-type="float" office:value="0.534195">
            <text:p>0.5341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33">
            <text:p>0.9033</text:p>
          </table:table-cell>
          <table:table-cell office:value-type="float" office:value="0.5257">
            <text:p>0.5257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90649">
            <text:p>0.90649</text:p>
          </table:table-cell>
          <table:table-cell table:formula="of:=AVERAGE([.C281:.C300])" office:value-type="float" office:value="0.534495">
            <text:p>0.53449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7">
            <text:p>0.9017</text:p>
          </table:table-cell>
          <table:table-cell office:value-type="float" office:value="0.5252">
            <text:p>0.5252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90641">
            <text:p>0.90641</text:p>
          </table:table-cell>
          <table:table-cell table:formula="of:=AVERAGE([.C282:.C301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079">
            <text:p>0.5079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90644">
            <text:p>0.90644</text:p>
          </table:table-cell>
          <table:table-cell table:formula="of:=AVERAGE([.C283:.C302])" office:value-type="float" office:value="0.534305">
            <text:p>0.5343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48">
            <text:p>0.5448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906425">
            <text:p>0.906425</text:p>
          </table:table-cell>
          <table:table-cell table:formula="of:=AVERAGE([.C284:.C303])" office:value-type="float" office:value="0.53426">
            <text:p>0.5342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72">
            <text:p>0.5472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906475">
            <text:p>0.906475</text:p>
          </table:table-cell>
          <table:table-cell table:formula="of:=AVERAGE([.C285:.C304])" office:value-type="float" office:value="0.534405">
            <text:p>0.5344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">
            <text:p>0.911</text:p>
          </table:table-cell>
          <table:table-cell office:value-type="float" office:value="0.5475">
            <text:p>0.5475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90649">
            <text:p>0.90649</text:p>
          </table:table-cell>
          <table:table-cell table:formula="of:=AVERAGE([.C286:.C305])" office:value-type="float" office:value="0.53424">
            <text:p>0.5342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43">
            <text:p>0.9143</text:p>
          </table:table-cell>
          <table:table-cell office:value-type="float" office:value="0.5631">
            <text:p>0.5631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90614">
            <text:p>0.90614</text:p>
          </table:table-cell>
          <table:table-cell table:formula="of:=AVERAGE([.C287:.C306])" office:value-type="float" office:value="0.533505">
            <text:p>0.5335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">
            <text:p>0.905</text:p>
          </table:table-cell>
          <table:table-cell office:value-type="float" office:value="0.5254">
            <text:p>0.5254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90611">
            <text:p>0.90611</text:p>
          </table:table-cell>
          <table:table-cell table:formula="of:=AVERAGE([.C288:.C307])" office:value-type="float" office:value="0.53329">
            <text:p>0.5332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302">
            <text:p>0.5302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90616">
            <text:p>0.90616</text:p>
          </table:table-cell>
          <table:table-cell table:formula="of:=AVERAGE([.C289:.C308])" office:value-type="float" office:value="0.533405">
            <text:p>0.5334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7">
            <text:p>0.9057</text:p>
          </table:table-cell>
          <table:table-cell office:value-type="float" office:value="0.5377">
            <text:p>0.5377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906075">
            <text:p>0.906075</text:p>
          </table:table-cell>
          <table:table-cell table:formula="of:=AVERAGE([.C290:.C309])" office:value-type="float" office:value="0.53313">
            <text:p>0.5331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3">
            <text:p>0.9113</text:p>
          </table:table-cell>
          <table:table-cell office:value-type="float" office:value="0.5475">
            <text:p>0.5475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90614">
            <text:p>0.90614</text:p>
          </table:table-cell>
          <table:table-cell table:formula="of:=AVERAGE([.C291:.C310])" office:value-type="float" office:value="0.53343">
            <text:p>0.5334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27">
            <text:p>0.9127</text:p>
          </table:table-cell>
          <table:table-cell office:value-type="float" office:value="0.5542">
            <text:p>0.5542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90616">
            <text:p>0.90616</text:p>
          </table:table-cell>
          <table:table-cell table:formula="of:=AVERAGE([.C292:.C311])" office:value-type="float" office:value="0.53343">
            <text:p>0.5334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3">
            <text:p>0.9033</text:p>
          </table:table-cell>
          <table:table-cell office:value-type="float" office:value="0.5241">
            <text:p>0.5241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905925">
            <text:p>0.905925</text:p>
          </table:table-cell>
          <table:table-cell table:formula="of:=AVERAGE([.C293:.C312])" office:value-type="float" office:value="0.532805">
            <text:p>0.5328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271">
            <text:p>0.5271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905995">
            <text:p>0.905995</text:p>
          </table:table-cell>
          <table:table-cell table:formula="of:=AVERAGE([.C294:.C313])" office:value-type="float" office:value="0.53294">
            <text:p>0.5329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218">
            <text:p>0.5218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905995">
            <text:p>0.905995</text:p>
          </table:table-cell>
          <table:table-cell table:formula="of:=AVERAGE([.C295:.C314])" office:value-type="float" office:value="0.53296">
            <text:p>0.5329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7">
            <text:p>0.9037</text:p>
          </table:table-cell>
          <table:table-cell office:value-type="float" office:value="0.5254">
            <text:p>0.5254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905975">
            <text:p>0.905975</text:p>
          </table:table-cell>
          <table:table-cell table:formula="of:=AVERAGE([.C296:.C315])" office:value-type="float" office:value="0.532915">
            <text:p>0.5329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6">
            <text:p>0.906</text:p>
          </table:table-cell>
          <table:table-cell office:value-type="float" office:value="0.5313">
            <text:p>0.5313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905955">
            <text:p>0.905955</text:p>
          </table:table-cell>
          <table:table-cell table:formula="of:=AVERAGE([.C297:.C316])" office:value-type="float" office:value="0.53289">
            <text:p>0.5328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6">
            <text:p>0.906</text:p>
          </table:table-cell>
          <table:table-cell office:value-type="float" office:value="0.5248">
            <text:p>0.5248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90599">
            <text:p>0.90599</text:p>
          </table:table-cell>
          <table:table-cell table:formula="of:=AVERAGE([.C298:.C317])" office:value-type="float" office:value="0.532915">
            <text:p>0.53291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3">
            <text:p>0.9043</text:p>
          </table:table-cell>
          <table:table-cell office:value-type="float" office:value="0.5367">
            <text:p>0.5367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905975">
            <text:p>0.905975</text:p>
          </table:table-cell>
          <table:table-cell table:formula="of:=AVERAGE([.C299:.C318])" office:value-type="float" office:value="0.532895">
            <text:p>0.53289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97">
            <text:p>0.9097</text:p>
          </table:table-cell>
          <table:table-cell office:value-type="float" office:value="0.5423">
            <text:p>0.5423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906075">
            <text:p>0.906075</text:p>
          </table:table-cell>
          <table:table-cell table:formula="of:=AVERAGE([.C300:.C319])" office:value-type="float" office:value="0.533225">
            <text:p>0.53322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7">
            <text:p>0.9017</text:p>
          </table:table-cell>
          <table:table-cell office:value-type="float" office:value="0.5263">
            <text:p>0.5263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905975">
            <text:p>0.905975</text:p>
          </table:table-cell>
          <table:table-cell table:formula="of:=AVERAGE([.C301:.C320])" office:value-type="float" office:value="0.53308">
            <text:p>0.5330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3">
            <text:p>0.9023</text:p>
          </table:table-cell>
          <table:table-cell office:value-type="float" office:value="0.5208">
            <text:p>0.5208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90609">
            <text:p>0.90609</text:p>
          </table:table-cell>
          <table:table-cell table:formula="of:=AVERAGE([.C302:.C321])" office:value-type="float" office:value="0.533365">
            <text:p>0.5333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">
            <text:p>0.898</text:p>
          </table:table-cell>
          <table:table-cell office:value-type="float" office:value="0.507">
            <text:p>0.507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906075">
            <text:p>0.906075</text:p>
          </table:table-cell>
          <table:table-cell table:formula="of:=AVERAGE([.C303:.C322])" office:value-type="float" office:value="0.533295">
            <text:p>0.5332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07">
            <text:p>0.9107</text:p>
          </table:table-cell>
          <table:table-cell office:value-type="float" office:value="0.5477">
            <text:p>0.5477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906075">
            <text:p>0.906075</text:p>
          </table:table-cell>
          <table:table-cell table:formula="of:=AVERAGE([.C304:.C323])" office:value-type="float" office:value="0.53322">
            <text:p>0.5332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">
            <text:p>0.91</text:p>
          </table:table-cell>
          <table:table-cell office:value-type="float" office:value="0.5439">
            <text:p>0.5439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906125">
            <text:p>0.906125</text:p>
          </table:table-cell>
          <table:table-cell table:formula="of:=AVERAGE([.C305:.C324])" office:value-type="float" office:value="0.53341">
            <text:p>0.5334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">
            <text:p>0.904</text:p>
          </table:table-cell>
          <table:table-cell office:value-type="float" office:value="0.5328">
            <text:p>0.5328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90611">
            <text:p>0.90611</text:p>
          </table:table-cell>
          <table:table-cell table:formula="of:=AVERAGE([.C306:.C325])" office:value-type="float" office:value="0.533455">
            <text:p>0.5334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37">
            <text:p>0.9137</text:p>
          </table:table-cell>
          <table:table-cell office:value-type="float" office:value="0.5588">
            <text:p>0.5588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90646">
            <text:p>0.90646</text:p>
          </table:table-cell>
          <table:table-cell table:formula="of:=AVERAGE([.C307:.C326])" office:value-type="float" office:value="0.5341">
            <text:p>0.534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">
            <text:p>0.906</text:p>
          </table:table-cell>
          <table:table-cell office:value-type="float" office:value="0.5277">
            <text:p>0.5277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90646">
            <text:p>0.90646</text:p>
          </table:table-cell>
          <table:table-cell table:formula="of:=AVERAGE([.C308:.C327])" office:value-type="float" office:value="0.53406">
            <text:p>0.5340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247">
            <text:p>0.5247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90641">
            <text:p>0.90641</text:p>
          </table:table-cell>
          <table:table-cell table:formula="of:=AVERAGE([.C309:.C328])" office:value-type="float" office:value="0.5339">
            <text:p>0.533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7">
            <text:p>0.907</text:p>
          </table:table-cell>
          <table:table-cell office:value-type="float" office:value="0.5437">
            <text:p>0.5437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906395">
            <text:p>0.906395</text:p>
          </table:table-cell>
          <table:table-cell table:formula="of:=AVERAGE([.C310:.C329])" office:value-type="float" office:value="0.53381">
            <text:p>0.53381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7">
            <text:p>0.9117</text:p>
          </table:table-cell>
          <table:table-cell office:value-type="float" office:value="0.5475">
            <text:p>0.5475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90626">
            <text:p>0.90626</text:p>
          </table:table-cell>
          <table:table-cell table:formula="of:=AVERAGE([.C311:.C330])" office:value-type="float" office:value="0.53324">
            <text:p>0.533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8">
            <text:p>0.908</text:p>
          </table:table-cell>
          <table:table-cell office:value-type="float" office:value="0.5417">
            <text:p>0.5417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90626">
            <text:p>0.90626</text:p>
          </table:table-cell>
          <table:table-cell table:formula="of:=AVERAGE([.C312:.C331])" office:value-type="float" office:value="0.53322">
            <text:p>0.5332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68">
            <text:p>0.5268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90641">
            <text:p>0.90641</text:p>
          </table:table-cell>
          <table:table-cell table:formula="of:=AVERAGE([.C313:.C332])" office:value-type="float" office:value="0.53353">
            <text:p>0.5335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75">
            <text:p>0.5275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90639">
            <text:p>0.90639</text:p>
          </table:table-cell>
          <table:table-cell table:formula="of:=AVERAGE([.C314:.C333])" office:value-type="float" office:value="0.533555">
            <text:p>0.53355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3">
            <text:p>0.9043</text:p>
          </table:table-cell>
          <table:table-cell office:value-type="float" office:value="0.5209">
            <text:p>0.5209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906355">
            <text:p>0.906355</text:p>
          </table:table-cell>
          <table:table-cell table:formula="of:=AVERAGE([.C315:.C334])" office:value-type="float" office:value="0.533465">
            <text:p>0.53346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249">
            <text:p>0.5249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906405">
            <text:p>0.906405</text:p>
          </table:table-cell>
          <table:table-cell table:formula="of:=AVERAGE([.C316:.C335])" office:value-type="float" office:value="0.5336">
            <text:p>0.53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7">
            <text:p>0.9067</text:p>
          </table:table-cell>
          <table:table-cell office:value-type="float" office:value="0.5318">
            <text:p>0.5318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906475">
            <text:p>0.906475</text:p>
          </table:table-cell>
          <table:table-cell table:formula="of:=AVERAGE([.C317:.C336])" office:value-type="float" office:value="0.533705">
            <text:p>0.53370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57">
            <text:p>0.9057</text:p>
          </table:table-cell>
          <table:table-cell office:value-type="float" office:value="0.5244">
            <text:p>0.5244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906325">
            <text:p>0.906325</text:p>
          </table:table-cell>
          <table:table-cell table:formula="of:=AVERAGE([.C318:.C337])" office:value-type="float" office:value="0.53336">
            <text:p>0.533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3">
            <text:p>0.9063</text:p>
          </table:table-cell>
          <table:table-cell office:value-type="float" office:value="0.5433">
            <text:p>0.5433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906525">
            <text:p>0.906525</text:p>
          </table:table-cell>
          <table:table-cell table:formula="of:=AVERAGE([.C319:.C338])" office:value-type="float" office:value="0.533895">
            <text:p>0.533895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77">
            <text:p>0.9077</text:p>
          </table:table-cell>
          <table:table-cell office:value-type="float" office:value="0.5394">
            <text:p>0.5394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906475">
            <text:p>0.906475</text:p>
          </table:table-cell>
          <table:table-cell table:formula="of:=AVERAGE([.C320:.C339])" office:value-type="float" office:value="0.53364">
            <text:p>0.5336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">
            <text:p>0.904</text:p>
          </table:table-cell>
          <table:table-cell office:value-type="float" office:value="0.532">
            <text:p>0.532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906575">
            <text:p>0.906575</text:p>
          </table:table-cell>
          <table:table-cell table:formula="of:=AVERAGE([.C321:.C340])" office:value-type="float" office:value="0.53376">
            <text:p>0.5337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">
            <text:p>0.902</text:p>
          </table:table-cell>
          <table:table-cell office:value-type="float" office:value="0.5194">
            <text:p>0.5194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90661">
            <text:p>0.90661</text:p>
          </table:table-cell>
          <table:table-cell table:formula="of:=AVERAGE([.C322:.C341])" office:value-type="float" office:value="0.53372">
            <text:p>0.5337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">
            <text:p>0.898</text:p>
          </table:table-cell>
          <table:table-cell office:value-type="float" office:value="0.5055">
            <text:p>0.5055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90666">
            <text:p>0.90666</text:p>
          </table:table-cell>
          <table:table-cell table:formula="of:=AVERAGE([.C323:.C342])" office:value-type="float" office:value="0.53388">
            <text:p>0.5338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7">
            <text:p>0.9117</text:p>
          </table:table-cell>
          <table:table-cell office:value-type="float" office:value="0.5515">
            <text:p>0.5515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90671">
            <text:p>0.90671</text:p>
          </table:table-cell>
          <table:table-cell table:formula="of:=AVERAGE([.C324:.C343])" office:value-type="float" office:value="0.53414">
            <text:p>0.534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448">
            <text:p>0.5448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90671">
            <text:p>0.90671</text:p>
          </table:table-cell>
          <table:table-cell table:formula="of:=AVERAGE([.C325:.C344])" office:value-type="float" office:value="0.53414">
            <text:p>0.534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57">
            <text:p>0.5457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90671">
            <text:p>0.90671</text:p>
          </table:table-cell>
          <table:table-cell table:formula="of:=AVERAGE([.C326:.C345])" office:value-type="float" office:value="0.53405">
            <text:p>0.534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37">
            <text:p>0.9137</text:p>
          </table:table-cell>
          <table:table-cell office:value-type="float" office:value="0.558">
            <text:p>0.558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90671">
            <text:p>0.90671</text:p>
          </table:table-cell>
          <table:table-cell table:formula="of:=AVERAGE([.C327:.C346])" office:value-type="float" office:value="0.53403">
            <text:p>0.5340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">
            <text:p>0.905</text:p>
          </table:table-cell>
          <table:table-cell office:value-type="float" office:value="0.5245">
            <text:p>0.5245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906725">
            <text:p>0.906725</text:p>
          </table:table-cell>
          <table:table-cell table:formula="of:=AVERAGE([.C328:.C347])" office:value-type="float" office:value="0.5341">
            <text:p>0.534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7">
            <text:p>0.9027</text:p>
          </table:table-cell>
          <table:table-cell office:value-type="float" office:value="0.5229">
            <text:p>0.5229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90681">
            <text:p>0.90681</text:p>
          </table:table-cell>
          <table:table-cell table:formula="of:=AVERAGE([.C329:.C348])" office:value-type="float" office:value="0.534355">
            <text:p>0.53435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323">
            <text:p>0.5323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906875">
            <text:p>0.906875</text:p>
          </table:table-cell>
          <table:table-cell table:formula="of:=AVERAGE([.C330:.C349])" office:value-type="float" office:value="0.534585">
            <text:p>0.5345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7">
            <text:p>0.9117</text:p>
          </table:table-cell>
          <table:table-cell office:value-type="float" office:value="0.5471">
            <text:p>0.5471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906945">
            <text:p>0.906945</text:p>
          </table:table-cell>
          <table:table-cell table:formula="of:=AVERAGE([.C331:.C350])" office:value-type="float" office:value="0.534765">
            <text:p>0.53476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79">
            <text:p>0.5479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906925">
            <text:p>0.906925</text:p>
          </table:table-cell>
          <table:table-cell table:formula="of:=AVERAGE([.C332:.C351])" office:value-type="float" office:value="0.534715">
            <text:p>0.5347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273">
            <text:p>0.5273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90689">
            <text:p>0.90689</text:p>
          </table:table-cell>
          <table:table-cell table:formula="of:=AVERAGE([.C333:.C352])" office:value-type="float" office:value="0.534495">
            <text:p>0.53449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257">
            <text:p>0.5257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906875">
            <text:p>0.906875</text:p>
          </table:table-cell>
          <table:table-cell table:formula="of:=AVERAGE([.C334:.C353])" office:value-type="float" office:value="0.534375">
            <text:p>0.53437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3">
            <text:p>0.9053</text:p>
          </table:table-cell>
          <table:table-cell office:value-type="float" office:value="0.5236">
            <text:p>0.5236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90691">
            <text:p>0.90691</text:p>
          </table:table-cell>
          <table:table-cell table:formula="of:=AVERAGE([.C335:.C354])" office:value-type="float" office:value="0.534445">
            <text:p>0.53444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27">
            <text:p>0.527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90693">
            <text:p>0.90693</text:p>
          </table:table-cell>
          <table:table-cell table:formula="of:=AVERAGE([.C336:.C355])" office:value-type="float" office:value="0.53452">
            <text:p>0.5345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37">
            <text:p>0.9037</text:p>
          </table:table-cell>
          <table:table-cell office:value-type="float" office:value="0.5249">
            <text:p>0.5249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90696">
            <text:p>0.90696</text:p>
          </table:table-cell>
          <table:table-cell table:formula="of:=AVERAGE([.C337:.C356])" office:value-type="float" office:value="0.534795">
            <text:p>0.53479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351">
            <text:p>0.5351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907125">
            <text:p>0.907125</text:p>
          </table:table-cell>
          <table:table-cell table:formula="of:=AVERAGE([.C338:.C357])" office:value-type="float" office:value="0.53516">
            <text:p>0.5351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53">
            <text:p>0.9053</text:p>
          </table:table-cell>
          <table:table-cell office:value-type="float" office:value="0.5382">
            <text:p>0.5382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907055">
            <text:p>0.907055</text:p>
          </table:table-cell>
          <table:table-cell table:formula="of:=AVERAGE([.C339:.C358])" office:value-type="float" office:value="0.53485">
            <text:p>0.534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7">
            <text:p>0.9097</text:p>
          </table:table-cell>
          <table:table-cell office:value-type="float" office:value="0.5418">
            <text:p>0.5418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90704">
            <text:p>0.90704</text:p>
          </table:table-cell>
          <table:table-cell table:formula="of:=AVERAGE([.C340:.C359])" office:value-type="float" office:value="0.534805">
            <text:p>0.53480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312">
            <text:p>0.5312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90707">
            <text:p>0.90707</text:p>
          </table:table-cell>
          <table:table-cell table:formula="of:=AVERAGE([.C341:.C360])" office:value-type="float" office:value="0.5349">
            <text:p>0.534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">
            <text:p>0.903</text:p>
          </table:table-cell>
          <table:table-cell office:value-type="float" office:value="0.5226">
            <text:p>0.5226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907035">
            <text:p>0.907035</text:p>
          </table:table-cell>
          <table:table-cell table:formula="of:=AVERAGE([.C342:.C361])" office:value-type="float" office:value="0.534785">
            <text:p>0.5347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">
            <text:p>0.899</text:p>
          </table:table-cell>
          <table:table-cell office:value-type="float" office:value="0.5107">
            <text:p>0.5107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906985">
            <text:p>0.906985</text:p>
          </table:table-cell>
          <table:table-cell table:formula="of:=AVERAGE([.C343:.C362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7">
            <text:p>0.9117</text:p>
          </table:table-cell>
          <table:table-cell office:value-type="float" office:value="0.5515">
            <text:p>0.5515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90695">
            <text:p>0.90695</text:p>
          </table:table-cell>
          <table:table-cell table:formula="of:=AVERAGE([.C344:.C363])" office:value-type="float" office:value="0.53444">
            <text:p>0.5344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7">
            <text:p>0.9097</text:p>
          </table:table-cell>
          <table:table-cell office:value-type="float" office:value="0.543">
            <text:p>0.543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9069">
            <text:p>0.9069</text:p>
          </table:table-cell>
          <table:table-cell table:formula="of:=AVERAGE([.C345:.C364])" office:value-type="float" office:value="0.53427">
            <text:p>0.5342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">
            <text:p>0.911</text:p>
          </table:table-cell>
          <table:table-cell office:value-type="float" office:value="0.5453">
            <text:p>0.5453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906965">
            <text:p>0.906965</text:p>
          </table:table-cell>
          <table:table-cell table:formula="of:=AVERAGE([.C346:.C365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4">
            <text:p>0.914</text:p>
          </table:table-cell>
          <table:table-cell office:value-type="float" office:value="0.5594">
            <text:p>0.5594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907">
            <text:p>0.907</text:p>
          </table:table-cell>
          <table:table-cell table:formula="of:=AVERAGE([.C347:.C366])" office:value-type="float" office:value="0.534665">
            <text:p>0.5346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67">
            <text:p>0.9067</text:p>
          </table:table-cell>
          <table:table-cell office:value-type="float" office:value="0.5296">
            <text:p>0.5296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906985">
            <text:p>0.906985</text:p>
          </table:table-cell>
          <table:table-cell table:formula="of:=AVERAGE([.C348:.C367])" office:value-type="float" office:value="0.534595">
            <text:p>0.53459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75">
            <text:p>0.5275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906965">
            <text:p>0.906965</text:p>
          </table:table-cell>
          <table:table-cell table:formula="of:=AVERAGE([.C349:.C368])" office:value-type="float" office:value="0.534525">
            <text:p>0.5345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7">
            <text:p>0.9057</text:p>
          </table:table-cell>
          <table:table-cell office:value-type="float" office:value="0.5359">
            <text:p>0.5359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907">
            <text:p>0.907</text:p>
          </table:table-cell>
          <table:table-cell table:formula="of:=AVERAGE([.C350:.C369])" office:value-type="float" office:value="0.53471">
            <text:p>0.5347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61">
            <text:p>0.5461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90695">
            <text:p>0.90695</text:p>
          </table:table-cell>
          <table:table-cell table:formula="of:=AVERAGE([.C351:.C370])" office:value-type="float" office:value="0.53455">
            <text:p>0.5345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03">
            <text:p>0.9103</text:p>
          </table:table-cell>
          <table:table-cell office:value-type="float" office:value="0.5435">
            <text:p>0.5435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906985">
            <text:p>0.906985</text:p>
          </table:table-cell>
          <table:table-cell table:formula="of:=AVERAGE([.C352:.C371])" office:value-type="float" office:value="0.53467">
            <text:p>0.5346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49">
            <text:p>0.5249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90702">
            <text:p>0.90702</text:p>
          </table:table-cell>
          <table:table-cell table:formula="of:=AVERAGE([.C353:.C372])" office:value-type="float" office:value="0.534815">
            <text:p>0.5348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7">
            <text:p>0.9047</text:p>
          </table:table-cell>
          <table:table-cell office:value-type="float" office:value="0.5271">
            <text:p>0.5271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906985">
            <text:p>0.906985</text:p>
          </table:table-cell>
          <table:table-cell table:formula="of:=AVERAGE([.C354:.C373])" office:value-type="float" office:value="0.53485">
            <text:p>0.5348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7">
            <text:p>0.9057</text:p>
          </table:table-cell>
          <table:table-cell office:value-type="float" office:value="0.5251">
            <text:p>0.5251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90695">
            <text:p>0.90695</text:p>
          </table:table-cell>
          <table:table-cell table:formula="of:=AVERAGE([.C355:.C374])" office:value-type="float" office:value="0.534755">
            <text:p>0.53475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3">
            <text:p>0.9053</text:p>
          </table:table-cell>
          <table:table-cell office:value-type="float" office:value="0.5325">
            <text:p>0.5325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906915">
            <text:p>0.906915</text:p>
          </table:table-cell>
          <table:table-cell table:formula="of:=AVERAGE([.C356:.C375])" office:value-type="float" office:value="0.53461">
            <text:p>0.5346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7">
            <text:p>0.907</text:p>
          </table:table-cell>
          <table:table-cell office:value-type="float" office:value="0.5322">
            <text:p>0.5322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906915">
            <text:p>0.906915</text:p>
          </table:table-cell>
          <table:table-cell table:formula="of:=AVERAGE([.C357:.C376])" office:value-type="float" office:value="0.53449">
            <text:p>0.5344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83">
            <text:p>0.9083</text:p>
          </table:table-cell>
          <table:table-cell office:value-type="float" office:value="0.5289">
            <text:p>0.5289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906915">
            <text:p>0.906915</text:p>
          </table:table-cell>
          <table:table-cell table:formula="of:=AVERAGE([.C358:.C377])" office:value-type="float" office:value="0.534515">
            <text:p>0.53451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907035">
            <text:p>0.907035</text:p>
          </table:table-cell>
          <table:table-cell table:formula="of:=AVERAGE([.C359:.C378])" office:value-type="float" office:value="0.53492">
            <text:p>0.5349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90702">
            <text:p>0.90702</text:p>
          </table:table-cell>
          <table:table-cell table:formula="of:=AVERAGE([.C360:.C379])" office:value-type="float" office:value="0.534905">
            <text:p>0.53490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89">
            <text:p>0.5289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907005">
            <text:p>0.907005</text:p>
          </table:table-cell>
          <table:table-cell table:formula="of:=AVERAGE([.C361:.C380])" office:value-type="float" office:value="0.534855">
            <text:p>0.5348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19">
            <text:p>0.519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90702">
            <text:p>0.90702</text:p>
          </table:table-cell>
          <table:table-cell table:formula="of:=AVERAGE([.C362:.C381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3">
            <text:p>0.8983</text:p>
          </table:table-cell>
          <table:table-cell office:value-type="float" office:value="0.5074">
            <text:p>0.5074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90702">
            <text:p>0.90702</text:p>
          </table:table-cell>
          <table:table-cell table:formula="of:=AVERAGE([.C363:.C382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07">
            <text:p>0.9107</text:p>
          </table:table-cell>
          <table:table-cell office:value-type="float" office:value="0.5481">
            <text:p>0.5481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90699">
            <text:p>0.90699</text:p>
          </table:table-cell>
          <table:table-cell table:formula="of:=AVERAGE([.C364:.C383])" office:value-type="float" office:value="0.53474">
            <text:p>0.5347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">
            <text:p>0.911</text:p>
          </table:table-cell>
          <table:table-cell office:value-type="float" office:value="0.5481">
            <text:p>0.5481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907055">
            <text:p>0.907055</text:p>
          </table:table-cell>
          <table:table-cell table:formula="of:=AVERAGE([.C365:.C384])" office:value-type="float" office:value="0.534955">
            <text:p>0.5349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7">
            <text:p>0.9117</text:p>
          </table:table-cell>
          <table:table-cell office:value-type="float" office:value="0.5481">
            <text:p>0.5481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907055">
            <text:p>0.907055</text:p>
          </table:table-cell>
          <table:table-cell table:formula="of:=AVERAGE([.C366:.C385])" office:value-type="float" office:value="0.534955">
            <text:p>0.53495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7">
            <text:p>0.9137</text:p>
          </table:table-cell>
          <table:table-cell office:value-type="float" office:value="0.558">
            <text:p>0.558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907005">
            <text:p>0.907005</text:p>
          </table:table-cell>
          <table:table-cell table:formula="of:=AVERAGE([.C367:.C386])" office:value-type="float" office:value="0.53488">
            <text:p>0.5348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63">
            <text:p>0.9063</text:p>
          </table:table-cell>
          <table:table-cell office:value-type="float" office:value="0.5282">
            <text:p>0.5282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90702">
            <text:p>0.90702</text:p>
          </table:table-cell>
          <table:table-cell table:formula="of:=AVERAGE([.C368:.C387])" office:value-type="float" office:value="0.53495">
            <text:p>0.534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12">
            <text:p>0.5312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907005">
            <text:p>0.907005</text:p>
          </table:table-cell>
          <table:table-cell table:formula="of:=AVERAGE([.C369:.C388])" office:value-type="float" office:value="0.534925">
            <text:p>0.53492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27">
            <text:p>0.5327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90692">
            <text:p>0.90692</text:p>
          </table:table-cell>
          <table:table-cell table:formula="of:=AVERAGE([.C370:.C389])" office:value-type="float" office:value="0.534535">
            <text:p>0.5345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2">
            <text:p>0.912</text:p>
          </table:table-cell>
          <table:table-cell office:value-type="float" office:value="0.5485">
            <text:p>0.5485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907">
            <text:p>0.907</text:p>
          </table:table-cell>
          <table:table-cell table:formula="of:=AVERAGE([.C371:.C390])" office:value-type="float" office:value="0.534815">
            <text:p>0.53481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">
            <text:p>0.911</text:p>
          </table:table-cell>
          <table:table-cell office:value-type="float" office:value="0.5464">
            <text:p>0.5464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907">
            <text:p>0.907</text:p>
          </table:table-cell>
          <table:table-cell table:formula="of:=AVERAGE([.C372:.C391])" office:value-type="float" office:value="0.534795">
            <text:p>0.53479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3">
            <text:p>0.9033</text:p>
          </table:table-cell>
          <table:table-cell office:value-type="float" office:value="0.5256">
            <text:p>0.5256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906985">
            <text:p>0.906985</text:p>
          </table:table-cell>
          <table:table-cell table:formula="of:=AVERAGE([.C373:.C392])" office:value-type="float" office:value="0.53475">
            <text:p>0.534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">
            <text:p>0.904</text:p>
          </table:table-cell>
          <table:table-cell office:value-type="float" office:value="0.5252">
            <text:p>0.5252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907055">
            <text:p>0.907055</text:p>
          </table:table-cell>
          <table:table-cell table:formula="of:=AVERAGE([.C374:.C393])" office:value-type="float" office:value="0.53481">
            <text:p>0.5348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5">
            <text:p>0.905</text:p>
          </table:table-cell>
          <table:table-cell office:value-type="float" office:value="0.5222">
            <text:p>0.5222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907055">
            <text:p>0.907055</text:p>
          </table:table-cell>
          <table:table-cell table:formula="of:=AVERAGE([.C375:.C394])" office:value-type="float" office:value="0.53479">
            <text:p>0.5347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53">
            <text:p>0.9053</text:p>
          </table:table-cell>
          <table:table-cell office:value-type="float" office:value="0.5301">
            <text:p>0.5301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907055">
            <text:p>0.907055</text:p>
          </table:table-cell>
          <table:table-cell table:formula="of:=AVERAGE([.C376:.C395])" office:value-type="float" office:value="0.534845">
            <text:p>0.53484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7">
            <text:p>0.907</text:p>
          </table:table-cell>
          <table:table-cell office:value-type="float" office:value="0.5327">
            <text:p>0.5327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907025">
            <text:p>0.907025</text:p>
          </table:table-cell>
          <table:table-cell table:formula="of:=AVERAGE([.C377:.C396])" office:value-type="float" office:value="0.53471">
            <text:p>0.5347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07">
            <text:p>0.9107</text:p>
          </table:table-cell>
          <table:table-cell office:value-type="float" office:value="0.537">
            <text:p>0.537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907025">
            <text:p>0.907025</text:p>
          </table:table-cell>
          <table:table-cell table:formula="of:=AVERAGE([.C378:.C397])" office:value-type="float" office:value="0.53473">
            <text:p>0.5347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7">
            <text:p>0.9047</text:p>
          </table:table-cell>
          <table:table-cell office:value-type="float" office:value="0.537">
            <text:p>0.537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90699">
            <text:p>0.90699</text:p>
          </table:table-cell>
          <table:table-cell table:formula="of:=AVERAGE([.C379:.C398])" office:value-type="float" office:value="0.534685">
            <text:p>0.53468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427">
            <text:p>0.5427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907005">
            <text:p>0.907005</text:p>
          </table:table-cell>
          <table:table-cell table:formula="of:=AVERAGE([.C380:.C399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3">
            <text:p>0.9043</text:p>
          </table:table-cell>
          <table:table-cell office:value-type="float" office:value="0.5294">
            <text:p>0.5294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90702">
            <text:p>0.90702</text:p>
          </table:table-cell>
          <table:table-cell table:formula="of:=AVERAGE([.C381:.C400])" office:value-type="float" office:value="0.53475">
            <text:p>0.5347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19">
            <text:p>0.519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90702">
            <text:p>0.90702</text:p>
          </table:table-cell>
          <table:table-cell table:formula="of:=AVERAGE([.C382:.C401])" office:value-type="float" office:value="0.5347">
            <text:p>0.5347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7">
            <text:p>0.8977</text:p>
          </table:table-cell>
          <table:table-cell office:value-type="float" office:value="0.5046">
            <text:p>0.5046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907005">
            <text:p>0.907005</text:p>
          </table:table-cell>
          <table:table-cell table:formula="of:=AVERAGE([.C383:.C402])" office:value-type="float" office:value="0.534655">
            <text:p>0.5346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">
            <text:p>0.912</text:p>
          </table:table-cell>
          <table:table-cell office:value-type="float" office:value="0.5524">
            <text:p>0.5524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907035">
            <text:p>0.907035</text:p>
          </table:table-cell>
          <table:table-cell table:formula="of:=AVERAGE([.C384:.C403])" office:value-type="float" office:value="0.53482">
            <text:p>0.5348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1">
            <text:p>0.911</text:p>
          </table:table-cell>
          <table:table-cell office:value-type="float" office:value="0.5481">
            <text:p>0.5481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907">
            <text:p>0.907</text:p>
          </table:table-cell>
          <table:table-cell table:formula="of:=AVERAGE([.C385:.C404])" office:value-type="float" office:value="0.53468">
            <text:p>0.5346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66">
            <text:p>0.5466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90695">
            <text:p>0.90695</text:p>
          </table:table-cell>
          <table:table-cell table:formula="of:=AVERAGE([.C386:.C405])" office:value-type="float" office:value="0.534515">
            <text:p>0.53451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4">
            <text:p>0.914</text:p>
          </table:table-cell>
          <table:table-cell office:value-type="float" office:value="0.5594">
            <text:p>0.5594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90698">
            <text:p>0.90698</text:p>
          </table:table-cell>
          <table:table-cell table:formula="of:=AVERAGE([.C387:.C406])" office:value-type="float" office:value="0.53454">
            <text:p>0.5345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6">
            <text:p>0.906</text:p>
          </table:table-cell>
          <table:table-cell office:value-type="float" office:value="0.5277">
            <text:p>0.5277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90698">
            <text:p>0.90698</text:p>
          </table:table-cell>
          <table:table-cell table:formula="of:=AVERAGE([.C388:.C407])" office:value-type="float" office:value="0.53458">
            <text:p>0.5345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234">
            <text:p>0.5234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906995">
            <text:p>0.906995</text:p>
          </table:table-cell>
          <table:table-cell table:formula="of:=AVERAGE([.C389:.C408])" office:value-type="float" office:value="0.534605">
            <text:p>0.53460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63">
            <text:p>0.9063</text:p>
          </table:table-cell>
          <table:table-cell office:value-type="float" office:value="0.5383">
            <text:p>0.5383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90703">
            <text:p>0.90703</text:p>
          </table:table-cell>
          <table:table-cell table:formula="of:=AVERAGE([.C390:.C409])" office:value-type="float" office:value="0.53474">
            <text:p>0.5347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">
            <text:p>0.912</text:p>
          </table:table-cell>
          <table:table-cell office:value-type="float" office:value="0.5481">
            <text:p>0.5481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90695">
            <text:p>0.90695</text:p>
          </table:table-cell>
          <table:table-cell table:formula="of:=AVERAGE([.C391:.C410])" office:value-type="float" office:value="0.5344">
            <text:p>0.53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906935">
            <text:p>0.906935</text:p>
          </table:table-cell>
          <table:table-cell table:formula="of:=AVERAGE([.C392:.C411])" office:value-type="float" office:value="0.53433">
            <text:p>0.5343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68">
            <text:p>0.5268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906935">
            <text:p>0.906935</text:p>
          </table:table-cell>
          <table:table-cell table:formula="of:=AVERAGE([.C393:.C412])" office:value-type="float" office:value="0.53433">
            <text:p>0.5343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">
            <text:p>0.904</text:p>
          </table:table-cell>
          <table:table-cell office:value-type="float" office:value="0.5248">
            <text:p>0.5248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90695">
            <text:p>0.90695</text:p>
          </table:table-cell>
          <table:table-cell table:formula="of:=AVERAGE([.C394:.C413])" office:value-type="float" office:value="0.53442">
            <text:p>0.534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233">
            <text:p>0.523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907015">
            <text:p>0.907015</text:p>
          </table:table-cell>
          <table:table-cell table:formula="of:=AVERAGE([.C395:.C414])" office:value-type="float" office:value="0.53465">
            <text:p>0.5346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74">
            <text:p>0.5274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907">
            <text:p>0.907</text:p>
          </table:table-cell>
          <table:table-cell table:formula="of:=AVERAGE([.C396:.C415])" office:value-type="float" office:value="0.53455">
            <text:p>0.534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7">
            <text:p>0.907</text:p>
          </table:table-cell>
          <table:table-cell office:value-type="float" office:value="0.5331">
            <text:p>0.5331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90698">
            <text:p>0.90698</text:p>
          </table:table-cell>
          <table:table-cell table:formula="of:=AVERAGE([.C397:.C416])" office:value-type="float" office:value="0.534485">
            <text:p>0.53448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">
            <text:p>0.91</text:p>
          </table:table-cell>
          <table:table-cell office:value-type="float" office:value="0.5361">
            <text:p>0.5361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906945">
            <text:p>0.906945</text:p>
          </table:table-cell>
          <table:table-cell table:formula="of:=AVERAGE([.C398:.C417])" office:value-type="float" office:value="0.53435">
            <text:p>0.5343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906945">
            <text:p>0.906945</text:p>
          </table:table-cell>
          <table:table-cell table:formula="of:=AVERAGE([.C399:.C418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906945">
            <text:p>0.906945</text:p>
          </table:table-cell>
          <table:table-cell table:formula="of:=AVERAGE([.C400:.C419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3">
            <text:p>0.9043</text:p>
          </table:table-cell>
          <table:table-cell office:value-type="float" office:value="0.5284">
            <text:p>0.5284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906945">
            <text:p>0.906945</text:p>
          </table:table-cell>
          <table:table-cell table:formula="of:=AVERAGE([.C401:.C420])" office:value-type="float" office:value="0.534255">
            <text:p>0.53425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7">
            <text:p>0.9017</text:p>
          </table:table-cell>
          <table:table-cell office:value-type="float" office:value="0.5181">
            <text:p>0.5181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906945">
            <text:p>0.906945</text:p>
          </table:table-cell>
          <table:table-cell table:formula="of:=AVERAGE([.C402:.C421])" office:value-type="float" office:value="0.534325">
            <text:p>0.5343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3">
            <text:p>0.8983</text:p>
          </table:table-cell>
          <table:table-cell office:value-type="float" office:value="0.5079">
            <text:p>0.5079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907221052631579">
            <text:p>0.9072210526</text:p>
          </table:table-cell>
          <table:table-cell table:formula="of:=AVERAGE([.C403:.C422])" office:value-type="float" office:value="0.535178947368421">
            <text:p>0.535178947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496">
            <text:p>0.5496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907716666666667">
            <text:p>0.9077166667</text:p>
          </table:table-cell>
          <table:table-cell table:formula="of:=AVERAGE([.C404:.C423])" office:value-type="float" office:value="0.536694444444444">
            <text:p>0.536694444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0.5448">
            <text:p>0.5448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907505882352941">
            <text:p>0.9075058824</text:p>
          </table:table-cell>
          <table:table-cell table:formula="of:=AVERAGE([.C405:.C424])" office:value-type="float" office:value="0.535935294117647">
            <text:p>0.535935294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471">
            <text:p>0.5471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90735">
            <text:p>0.90735</text:p>
          </table:table-cell>
          <table:table-cell table:formula="of:=AVERAGE([.C406:.C425])" office:value-type="float" office:value="0.53538125">
            <text:p>0.535381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4">
            <text:p>0.914</text:p>
          </table:table-cell>
          <table:table-cell office:value-type="float" office:value="0.5602">
            <text:p>0.5602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907086666666666">
            <text:p>0.9070866667</text:p>
          </table:table-cell>
          <table:table-cell table:formula="of:=AVERAGE([.C407:.C426])" office:value-type="float" office:value="0.5346">
            <text:p>0.534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63">
            <text:p>0.9063</text:p>
          </table:table-cell>
          <table:table-cell office:value-type="float" office:value="0.5282">
            <text:p>0.5282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906592857142857">
            <text:p>0.9065928571</text:p>
          </table:table-cell>
          <table:table-cell table:formula="of:=AVERAGE([.C408:.C427])" office:value-type="float" office:value="0.532771428571429">
            <text:p>0.532771428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7">
            <text:p>0.9037</text:p>
          </table:table-cell>
          <table:table-cell office:value-type="float" office:value="0.5261">
            <text:p>0.5261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906615384615384">
            <text:p>0.9066153846</text:p>
          </table:table-cell>
          <table:table-cell table:formula="of:=AVERAGE([.C409:.C428])" office:value-type="float" office:value="0.533123076923077">
            <text:p>0.533123076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315">
            <text:p>0.5315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906858333333333">
            <text:p>0.9068583333</text:p>
          </table:table-cell>
          <table:table-cell table:formula="of:=AVERAGE([.C410:.C429])" office:value-type="float" office:value="0.533708333333333">
            <text:p>0.533708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7">
            <text:p>0.9117</text:p>
          </table:table-cell>
          <table:table-cell office:value-type="float" office:value="0.5467">
            <text:p>0.5467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907054545454545">
            <text:p>0.9070545455</text:p>
          </table:table-cell>
          <table:table-cell table:formula="of:=AVERAGE([.C411:.C430])" office:value-type="float" office:value="0.533909090909091">
            <text:p>0.533909090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90659">
            <text:p>0.90659</text:p>
          </table:table-cell>
          <table:table-cell table:formula="of:=AVERAGE([.C412:.C431])" office:value-type="float" office:value="0.53263">
            <text:p>0.5326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">
            <text:p>0.905</text:p>
          </table:table-cell>
          <table:table-cell office:value-type="float" office:value="0.5286">
            <text:p>0.5286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906133333333333">
            <text:p>0.9061333333</text:p>
          </table:table-cell>
          <table:table-cell table:formula="of:=AVERAGE([.C413:.C432])" office:value-type="float" office:value="0.5312">
            <text:p>0.531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3">
            <text:p>0.9053</text:p>
          </table:table-cell>
          <table:table-cell office:value-type="float" office:value="0.5294">
            <text:p>0.5294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906275">
            <text:p>0.906275</text:p>
          </table:table-cell>
          <table:table-cell table:formula="of:=AVERAGE([.C414:.C433])" office:value-type="float" office:value="0.531525">
            <text:p>0.5315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213">
            <text:p>0.5213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906414285714286">
            <text:p>0.9064142857</text:p>
          </table:table-cell>
          <table:table-cell table:formula="of:=AVERAGE([.C415:.C434])" office:value-type="float" office:value="0.531828571428571">
            <text:p>0.531828571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3">
            <text:p>0.9043</text:p>
          </table:table-cell>
          <table:table-cell office:value-type="float" office:value="0.5261">
            <text:p>0.5261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9067">
            <text:p>0.9067</text:p>
          </table:table-cell>
          <table:table-cell table:formula="of:=AVERAGE([.C416:.C435])" office:value-type="float" office:value="0.533583333333333">
            <text:p>0.53358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63">
            <text:p>0.9063</text:p>
          </table:table-cell>
          <table:table-cell office:value-type="float" office:value="0.5304">
            <text:p>0.5304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90718">
            <text:p>0.90718</text:p>
          </table:table-cell>
          <table:table-cell table:formula="of:=AVERAGE([.C417:.C436])" office:value-type="float" office:value="0.53508">
            <text:p>0.5350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">
            <text:p>0.91</text:p>
          </table:table-cell>
          <table:table-cell office:value-type="float" office:value="0.5342">
            <text:p>0.5342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74">
            <text:p>0.9074</text:p>
          </table:table-cell>
          <table:table-cell table:formula="of:=AVERAGE([.C418:.C437])" office:value-type="float" office:value="0.53625">
            <text:p>0.5362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">
            <text:p>0.905</text:p>
          </table:table-cell>
          <table:table-cell office:value-type="float" office:value="0.5373">
            <text:p>0.5373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6533333333333">
            <text:p>0.9065333333</text:p>
          </table:table-cell>
          <table:table-cell table:formula="of:=AVERAGE([.C419:.C438])" office:value-type="float" office:value="0.536933333333333">
            <text:p>0.53693333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3">
            <text:p>0.9103</text:p>
          </table:table-cell>
          <table:table-cell office:value-type="float" office:value="0.5437">
            <text:p>0.5437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73">
            <text:p>0.9073</text:p>
          </table:table-cell>
          <table:table-cell table:formula="of:=AVERAGE([.C420:.C439])" office:value-type="float" office:value="0.53675">
            <text:p>0.5367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3">
            <text:p>0.9043</text:p>
          </table:table-cell>
          <table:table-cell office:value-type="float" office:value="0.5298">
            <text:p>0.5298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9043">
            <text:p>0.9043</text:p>
          </table:table-cell>
          <table:table-cell table:formula="of:=AVERAGE([.C421:.C440])" office:value-type="float" office:value="0.5298">
            <text:p>0.5298</text:p>
          </table:table-cell>
          <table:table-cell table:number-columns-repeated="4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row table:style-name="ro2">
          <table:table-cell table:number-columns-repeated="5"/>
          <table:table-cell office:value-type="string">
            <text:p>U.C.</text:p>
          </table:table-cell>
          <table:table-cell office:value-type="string">
            <text:p>Acc.</text:p>
          </table:table-cell>
          <table:table-cell office:value-type="string">
            <text:p>std. dev. U.C.</text:p>
          </table:table-cell>
          <table:table-cell office:value-type="string">
            <text:p>std. dev. Acc.</text:p>
          </table:table-cell>
          <table:table-cell/>
          <table:table-cell office:value-type="string">
            <text:p>n</text:p>
          </table:table-cell>
          <table:table-cell office:value-type="string">
            <text:p>AGF Accuracy</text:p>
          </table:table-cell>
          <table:table-cell office:value-type="string">
            <text:p>AGF U.C.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87">
            <text:p>0.5887</text:p>
          </table:table-cell>
          <table:table-cell office:value-type="float" office:value="0.1638">
            <text:p>0.1638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8465">
            <text:p>0.58465</text:p>
          </table:table-cell>
          <table:table-cell table:formula="of:=AVERAGE([.C2:.C21])" office:value-type="float" office:value="0.148885">
            <text:p>0.148885</text:p>
          </table:table-cell>
          <table:table-cell table:formula="of:=STDEV([.B2:.B21])" office:value-type="float" office:value="0.0509754378417478">
            <text:p>0.0509754378</text:p>
          </table:table-cell>
          <table:table-cell table:formula="of:=STDEV([.C2:.C21])" office:value-type="float" office:value="0.0365243001301873">
            <text:p>0.0365243001</text:p>
          </table:table-cell>
          <table:table-cell/>
          <table:table-cell table:formula="of:=1" office:value-type="float" office:value="1">
            <text:p>1</text:p>
          </table:table-cell>
          <table:table-cell table:formula="of:=VLOOKUP([.K2];[.$E$2:.$G$421];2;0)" office:value-type="float" office:value="0.58465">
            <text:p>0.58465</text:p>
          </table:table-cell>
          <table:table-cell table:formula="of:=VLOOKUP([.K2];[.$E$2:.$G$421];3;0)" office:value-type="float" office:value="0.148885">
            <text:p>0.148885</text:p>
          </table:table-cell>
          <table:table-cell table:formula="of:=VLOOKUP([.K2];[.$E$2:.$H$421];4;0)" office:value-type="float" office:value="0.0509754378417478">
            <text:p>0.0509754378</text:p>
          </table:table-cell>
          <table:table-cell table:formula="of:=[.L2]+VLOOKUP([.K2];[.$E$2:.$H$421];4;0)" office:value-type="float" office:value="0.635625437841748">
            <text:p>0.6356254378</text:p>
          </table:table-cell>
          <table:table-cell table:formula="of:=[.M2]-VLOOKUP([.K2];[.$E$2:.$I$421];5;0)" office:value-type="float" office:value="0.112360699869813">
            <text:p>0.1123606999</text:p>
          </table:table-cell>
          <table:table-cell table:formula="of:=[.M2]+VLOOKUP([.K2];[.$E$2:.$I$421];5;0)" office:value-type="float" office:value="0.185409300130187">
            <text:p>0.1854093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551">
            <text:p>0.1551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8778">
            <text:p>0.58778</text:p>
          </table:table-cell>
          <table:table-cell table:formula="of:=AVERAGE([.C3:.C22])" office:value-type="float" office:value="0.150235">
            <text:p>0.150235</text:p>
          </table:table-cell>
          <table:table-cell table:formula="of:=STDEV([.B3:.B22])" office:value-type="float" office:value="0.053114222498112">
            <text:p>0.0531142225</text:p>
          </table:table-cell>
          <table:table-cell table:formula="of:=STDEV([.C3:.C22])" office:value-type="float" office:value="0.0375880898689997">
            <text:p>0.0375880899</text:p>
          </table:table-cell>
          <table:table-cell/>
          <table:table-cell table:formula="of:=2" office:value-type="float" office:value="2">
            <text:p>2</text:p>
          </table:table-cell>
          <table:table-cell table:formula="of:=VLOOKUP([.K3];[.$E$2:.$G$421];2;0)" office:value-type="float" office:value="0.684965">
            <text:p>0.684965</text:p>
          </table:table-cell>
          <table:table-cell table:formula="of:=VLOOKUP([.K3];[.$E$2:.$G$421];3;0)" office:value-type="float" office:value="0.24488">
            <text:p>0.24488</text:p>
          </table:table-cell>
          <table:table-cell table:formula="of:=VLOOKUP([.K3];[.$E$2:.$H$421];4;0)" office:value-type="float" office:value="0.0945371955481294">
            <text:p>0.0945371955</text:p>
          </table:table-cell>
          <table:table-cell table:formula="of:=[.L3]+VLOOKUP([.K3];[.$E$2:.$H$421];4;0)" office:value-type="float" office:value="0.779502195548129">
            <text:p>0.7795021955</text:p>
          </table:table-cell>
          <table:table-cell table:formula="of:=[.M3]-VLOOKUP([.K3];[.$E$2:.$I$421];5;0)" office:value-type="float" office:value="0.148717721587549">
            <text:p>0.1487177216</text:p>
          </table:table-cell>
          <table:table-cell table:formula="of:=[.M3]+VLOOKUP([.K3];[.$E$2:.$I$421];5;0)" office:value-type="float" office:value="0.341042278412451">
            <text:p>0.34104227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53">
            <text:p>0.5953</text:p>
          </table:table-cell>
          <table:table-cell office:value-type="float" office:value="0.1641">
            <text:p>0.1641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9723">
            <text:p>0.59723</text:p>
          </table:table-cell>
          <table:table-cell table:formula="of:=AVERAGE([.C4:.C23])" office:value-type="float" office:value="0.1607">
            <text:p>0.1607</text:p>
          </table:table-cell>
          <table:table-cell table:formula="of:=STDEV([.B4:.B23])" office:value-type="float" office:value="0.0687816537656434">
            <text:p>0.0687816538</text:p>
          </table:table-cell>
          <table:table-cell table:formula="of:=STDEV([.C4:.C23])" office:value-type="float" office:value="0.0609128281364357">
            <text:p>0.0609128281</text:p>
          </table:table-cell>
          <table:table-cell/>
          <table:table-cell office:value-type="float" office:value="3">
            <text:p>3</text:p>
          </table:table-cell>
          <table:table-cell table:formula="of:=VLOOKUP([.K4];[.$E$2:.$G$421];2;0)" office:value-type="float" office:value="0.777565">
            <text:p>0.777565</text:p>
          </table:table-cell>
          <table:table-cell table:formula="of:=VLOOKUP([.K4];[.$E$2:.$G$421];3;0)" office:value-type="float" office:value="0.339895">
            <text:p>0.339895</text:p>
          </table:table-cell>
          <table:table-cell table:formula="of:=VLOOKUP([.K4];[.$E$2:.$H$421];4;0)" office:value-type="float" office:value="0.0784849249688654">
            <text:p>0.078484925</text:p>
          </table:table-cell>
          <table:table-cell table:formula="of:=[.L4]+VLOOKUP([.K4];[.$E$2:.$H$421];4;0)" office:value-type="float" office:value="0.856049924968865">
            <text:p>0.856049925</text:p>
          </table:table-cell>
          <table:table-cell table:formula="of:=[.M4]-VLOOKUP([.K4];[.$E$2:.$I$421];5;0)" office:value-type="float" office:value="0.241183711918358">
            <text:p>0.2411837119</text:p>
          </table:table-cell>
          <table:table-cell table:formula="of:=[.M4]+VLOOKUP([.K4];[.$E$2:.$I$421];5;0)" office:value-type="float" office:value="0.438606288081642">
            <text:p>0.43860628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9">
            <text:p>0.609</text:p>
          </table:table-cell>
          <table:table-cell office:value-type="float" office:value="0.1807">
            <text:p>0.1807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60895">
            <text:p>0.60895</text:p>
          </table:table-cell>
          <table:table-cell table:formula="of:=AVERAGE([.C5:.C24])" office:value-type="float" office:value="0.173275">
            <text:p>0.173275</text:p>
          </table:table-cell>
          <table:table-cell table:formula="of:=STDEV([.B5:.B24])" office:value-type="float" office:value="0.0862001373793019">
            <text:p>0.0862001374</text:p>
          </table:table-cell>
          <table:table-cell table:formula="of:=STDEV([.C5:.C24])" office:value-type="float" office:value="0.0834445663772947">
            <text:p>0.0834445664</text:p>
          </table:table-cell>
          <table:table-cell/>
          <table:table-cell office:value-type="float" office:value="4">
            <text:p>4</text:p>
          </table:table-cell>
          <table:table-cell table:formula="of:=VLOOKUP([.K5];[.$E$2:.$G$421];2;0)" office:value-type="float" office:value="0.81606">
            <text:p>0.81606</text:p>
          </table:table-cell>
          <table:table-cell table:formula="of:=VLOOKUP([.K5];[.$E$2:.$G$421];3;0)" office:value-type="float" office:value="0.38943">
            <text:p>0.38943</text:p>
          </table:table-cell>
          <table:table-cell table:formula="of:=VLOOKUP([.K5];[.$E$2:.$H$421];4;0)" office:value-type="float" office:value="0.0579634222228939">
            <text:p>0.0579634222</text:p>
          </table:table-cell>
          <table:table-cell table:formula="of:=[.L5]+VLOOKUP([.K5];[.$E$2:.$H$421];4;0)" office:value-type="float" office:value="0.874023422222894">
            <text:p>0.8740234222</text:p>
          </table:table-cell>
          <table:table-cell table:formula="of:=[.M5]-VLOOKUP([.K5];[.$E$2:.$I$421];5;0)" office:value-type="float" office:value="0.306695636872547">
            <text:p>0.3066956369</text:p>
          </table:table-cell>
          <table:table-cell table:formula="of:=[.M5]+VLOOKUP([.K5];[.$E$2:.$I$421];5;0)" office:value-type="float" office:value="0.472164363127453">
            <text:p>0.47216436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13">
            <text:p>0.5913</text:p>
          </table:table-cell>
          <table:table-cell office:value-type="float" office:value="0.159">
            <text:p>0.159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6163">
            <text:p>0.6163</text:p>
          </table:table-cell>
          <table:table-cell table:formula="of:=AVERAGE([.C6:.C25])" office:value-type="float" office:value="0.17985">
            <text:p>0.17985</text:p>
          </table:table-cell>
          <table:table-cell table:formula="of:=STDEV([.B6:.B25])" office:value-type="float" office:value="0.0922588064545659">
            <text:p>0.0922588065</text:p>
          </table:table-cell>
          <table:table-cell table:formula="of:=STDEV([.C6:.C25])" office:value-type="float" office:value="0.0890527135435731">
            <text:p>0.0890527135</text:p>
          </table:table-cell>
          <table:table-cell/>
          <table:table-cell office:value-type="float" office:value="5">
            <text:p>5</text:p>
          </table:table-cell>
          <table:table-cell table:formula="of:=VLOOKUP([.K6];[.$E$2:.$G$421];2;0)" office:value-type="float" office:value="0.818175">
            <text:p>0.818175</text:p>
          </table:table-cell>
          <table:table-cell table:formula="of:=VLOOKUP([.K6];[.$E$2:.$G$421];3;0)" office:value-type="float" office:value="0.39357">
            <text:p>0.39357</text:p>
          </table:table-cell>
          <table:table-cell table:formula="of:=VLOOKUP([.K6];[.$E$2:.$H$421];4;0)" office:value-type="float" office:value="0.0619154591273243">
            <text:p>0.0619154591</text:p>
          </table:table-cell>
          <table:table-cell table:formula="of:=[.L6]+VLOOKUP([.K6];[.$E$2:.$H$421];4;0)" office:value-type="float" office:value="0.880090459127324">
            <text:p>0.8800904591</text:p>
          </table:table-cell>
          <table:table-cell table:formula="of:=[.M6]-VLOOKUP([.K6];[.$E$2:.$I$421];5;0)" office:value-type="float" office:value="0.305500804118819">
            <text:p>0.3055008041</text:p>
          </table:table-cell>
          <table:table-cell table:formula="of:=[.M6]+VLOOKUP([.K6];[.$E$2:.$I$421];5;0)" office:value-type="float" office:value="0.481639195881181">
            <text:p>0.48163919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1488">
            <text:p>0.1488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61475">
            <text:p>0.61475</text:p>
          </table:table-cell>
          <table:table-cell table:formula="of:=AVERAGE([.C7:.C26])" office:value-type="float" office:value="0.17885">
            <text:p>0.17885</text:p>
          </table:table-cell>
          <table:table-cell table:formula="of:=STDEV([.B7:.B26])" office:value-type="float" office:value="0.0929586806908826">
            <text:p>0.0929586807</text:p>
          </table:table-cell>
          <table:table-cell table:formula="of:=STDEV([.C7:.C26])" office:value-type="float" office:value="0.0894107405534469">
            <text:p>0.0894107406</text:p>
          </table:table-cell>
          <table:table-cell/>
          <table:table-cell office:value-type="float" office:value="6">
            <text:p>6</text:p>
          </table:table-cell>
          <table:table-cell table:formula="of:=VLOOKUP([.K7];[.$E$2:.$G$421];2;0)" office:value-type="float" office:value="0.855595">
            <text:p>0.855595</text:p>
          </table:table-cell>
          <table:table-cell table:formula="of:=VLOOKUP([.K7];[.$E$2:.$G$421];3;0)" office:value-type="float" office:value="0.449015">
            <text:p>0.449015</text:p>
          </table:table-cell>
          <table:table-cell table:formula="of:=VLOOKUP([.K7];[.$E$2:.$H$421];4;0)" office:value-type="float" office:value="0.0326819679076366">
            <text:p>0.0326819679</text:p>
          </table:table-cell>
          <table:table-cell table:formula="of:=[.L7]+VLOOKUP([.K7];[.$E$2:.$H$421];4;0)" office:value-type="float" office:value="0.888276967907636">
            <text:p>0.8882769679</text:p>
          </table:table-cell>
          <table:table-cell table:formula="of:=[.M7]-VLOOKUP([.K7];[.$E$2:.$I$421];5;0)" office:value-type="float" office:value="0.390851977970716">
            <text:p>0.390851978</text:p>
          </table:table-cell>
          <table:table-cell table:formula="of:=[.M7]+VLOOKUP([.K7];[.$E$2:.$I$421];5;0)" office:value-type="float" office:value="0.507178022029284">
            <text:p>0.5071780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17">
            <text:p>0.4517</text:p>
          </table:table-cell>
          <table:table-cell office:value-type="float" office:value="0.0598">
            <text:p>0.0598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1655">
            <text:p>0.61655</text:p>
          </table:table-cell>
          <table:table-cell table:formula="of:=AVERAGE([.C8:.C27])" office:value-type="float" office:value="0.179835">
            <text:p>0.179835</text:p>
          </table:table-cell>
          <table:table-cell table:formula="of:=STDEV([.B8:.B27])" office:value-type="float" office:value="0.0927004825968247">
            <text:p>0.0927004826</text:p>
          </table:table-cell>
          <table:table-cell table:formula="of:=STDEV([.C8:.C27])" office:value-type="float" office:value="0.0891704593225216">
            <text:p>0.0891704593</text:p>
          </table:table-cell>
          <table:table-cell/>
          <table:table-cell office:value-type="float" office:value="7">
            <text:p>7</text:p>
          </table:table-cell>
          <table:table-cell table:formula="of:=VLOOKUP([.K8];[.$E$2:.$G$421];2;0)" office:value-type="float" office:value="0.86456">
            <text:p>0.86456</text:p>
          </table:table-cell>
          <table:table-cell table:formula="of:=VLOOKUP([.K8];[.$E$2:.$G$421];3;0)" office:value-type="float" office:value="0.46114">
            <text:p>0.46114</text:p>
          </table:table-cell>
          <table:table-cell table:formula="of:=VLOOKUP([.K8];[.$E$2:.$H$421];4;0)" office:value-type="float" office:value="0.0331606837590605">
            <text:p>0.0331606838</text:p>
          </table:table-cell>
          <table:table-cell table:formula="of:=[.L8]+VLOOKUP([.K8];[.$E$2:.$H$421];4;0)" office:value-type="float" office:value="0.897720683759061">
            <text:p>0.8977206838</text:p>
          </table:table-cell>
          <table:table-cell table:formula="of:=[.M8]-VLOOKUP([.K8];[.$E$2:.$I$421];5;0)" office:value-type="float" office:value="0.40564443924819">
            <text:p>0.4056444392</text:p>
          </table:table-cell>
          <table:table-cell table:formula="of:=[.M8]+VLOOKUP([.K8];[.$E$2:.$I$421];5;0)" office:value-type="float" office:value="0.516635560751811">
            <text:p>0.51663556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17">
            <text:p>0.4417</text:p>
          </table:table-cell>
          <table:table-cell office:value-type="float" office:value="0.0484">
            <text:p>0.0484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2753">
            <text:p>0.62753</text:p>
          </table:table-cell>
          <table:table-cell table:formula="of:=AVERAGE([.C9:.C28])" office:value-type="float" office:value="0.18835">
            <text:p>0.18835</text:p>
          </table:table-cell>
          <table:table-cell table:formula="of:=STDEV([.B9:.B28])" office:value-type="float" office:value="0.0848171538012646">
            <text:p>0.0848171538</text:p>
          </table:table-cell>
          <table:table-cell table:formula="of:=STDEV([.C9:.C28])" office:value-type="float" office:value="0.0851451114274918">
            <text:p>0.0851451114</text:p>
          </table:table-cell>
          <table:table-cell/>
          <table:table-cell office:value-type="float" office:value="8">
            <text:p>8</text:p>
          </table:table-cell>
          <table:table-cell table:formula="of:=VLOOKUP([.K9];[.$E$2:.$G$421];2;0)" office:value-type="float" office:value="0.870335">
            <text:p>0.870335</text:p>
          </table:table-cell>
          <table:table-cell table:formula="of:=VLOOKUP([.K9];[.$E$2:.$G$421];3;0)" office:value-type="float" office:value="0.470955">
            <text:p>0.470955</text:p>
          </table:table-cell>
          <table:table-cell table:formula="of:=VLOOKUP([.K9];[.$E$2:.$H$421];4;0)" office:value-type="float" office:value="0.0324051047797947">
            <text:p>0.0324051048</text:p>
          </table:table-cell>
          <table:table-cell table:formula="of:=[.L9]+VLOOKUP([.K9];[.$E$2:.$H$421];4;0)" office:value-type="float" office:value="0.902740104779795">
            <text:p>0.9027401048</text:p>
          </table:table-cell>
          <table:table-cell table:formula="of:=[.M9]-VLOOKUP([.K9];[.$E$2:.$I$421];5;0)" office:value-type="float" office:value="0.411034987746821">
            <text:p>0.4110349877</text:p>
          </table:table-cell>
          <table:table-cell table:formula="of:=[.M9]+VLOOKUP([.K9];[.$E$2:.$I$421];5;0)" office:value-type="float" office:value="0.530875012253178">
            <text:p>0.53087501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23">
            <text:p>0.6323</text:p>
          </table:table-cell>
          <table:table-cell office:value-type="float" office:value="0.1852">
            <text:p>0.1852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3821">
            <text:p>0.63821</text:p>
          </table:table-cell>
          <table:table-cell table:formula="of:=AVERAGE([.C10:.C29])" office:value-type="float" office:value="0.19589">
            <text:p>0.19589</text:p>
          </table:table-cell>
          <table:table-cell table:formula="of:=STDEV([.B10:.B29])" office:value-type="float" office:value="0.07278019467439">
            <text:p>0.0727801947</text:p>
          </table:table-cell>
          <table:table-cell table:formula="of:=STDEV([.C10:.C29])" office:value-type="float" office:value="0.0785187868903796">
            <text:p>0.0785187869</text:p>
          </table:table-cell>
          <table:table-cell/>
          <table:table-cell office:value-type="float" office:value="9">
            <text:p>9</text:p>
          </table:table-cell>
          <table:table-cell table:formula="of:=VLOOKUP([.K10];[.$E$2:.$G$421];2;0)" office:value-type="float" office:value="0.875215">
            <text:p>0.875215</text:p>
          </table:table-cell>
          <table:table-cell table:formula="of:=VLOOKUP([.K10];[.$E$2:.$G$421];3;0)" office:value-type="float" office:value="0.481385">
            <text:p>0.481385</text:p>
          </table:table-cell>
          <table:table-cell table:formula="of:=VLOOKUP([.K10];[.$E$2:.$H$421];4;0)" office:value-type="float" office:value="0.0319911217124541">
            <text:p>0.0319911217</text:p>
          </table:table-cell>
          <table:table-cell table:formula="of:=[.L10]+VLOOKUP([.K10];[.$E$2:.$H$421];4;0)" office:value-type="float" office:value="0.907206121712454">
            <text:p>0.9072061217</text:p>
          </table:table-cell>
          <table:table-cell table:formula="of:=[.M10]-VLOOKUP([.K10];[.$E$2:.$I$421];5;0)" office:value-type="float" office:value="0.425523900881411">
            <text:p>0.4255239009</text:p>
          </table:table-cell>
          <table:table-cell table:formula="of:=[.M10]+VLOOKUP([.K10];[.$E$2:.$I$421];5;0)" office:value-type="float" office:value="0.537246099118589">
            <text:p>0.53724609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3">
            <text:p>0.583</text:p>
          </table:table-cell>
          <table:table-cell office:value-type="float" office:value="0.1389">
            <text:p>0.1389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3898">
            <text:p>0.63898</text:p>
          </table:table-cell>
          <table:table-cell table:formula="of:=AVERAGE([.C11:.C30])" office:value-type="float" office:value="0.196045">
            <text:p>0.196045</text:p>
          </table:table-cell>
          <table:table-cell table:formula="of:=STDEV([.B11:.B30])" office:value-type="float" office:value="0.0727958399621124">
            <text:p>0.07279584</text:p>
          </table:table-cell>
          <table:table-cell table:formula="of:=STDEV([.C11:.C30])" office:value-type="float" office:value="0.078499631075231">
            <text:p>0.0784996311</text:p>
          </table:table-cell>
          <table:table-cell/>
          <table:table-cell office:value-type="float" office:value="10">
            <text:p>10</text:p>
          </table:table-cell>
          <table:table-cell table:formula="of:=VLOOKUP([.K11];[.$E$2:.$G$421];2;0)" office:value-type="float" office:value="0.886915">
            <text:p>0.886915</text:p>
          </table:table-cell>
          <table:table-cell table:formula="of:=VLOOKUP([.K11];[.$E$2:.$G$421];3;0)" office:value-type="float" office:value="0.498265">
            <text:p>0.498265</text:p>
          </table:table-cell>
          <table:table-cell table:formula="of:=VLOOKUP([.K11];[.$E$2:.$H$421];4;0)" office:value-type="float" office:value="0.0115708924734257">
            <text:p>0.0115708925</text:p>
          </table:table-cell>
          <table:table-cell table:formula="of:=[.L11]+VLOOKUP([.K11];[.$E$2:.$H$421];4;0)" office:value-type="float" office:value="0.898485892473425">
            <text:p>0.8984858925</text:p>
          </table:table-cell>
          <table:table-cell table:formula="of:=[.M11]-VLOOKUP([.K11];[.$E$2:.$I$421];5;0)" office:value-type="float" office:value="0.475553137229053">
            <text:p>0.4755531372</text:p>
          </table:table-cell>
          <table:table-cell table:formula="of:=[.M11]+VLOOKUP([.K11];[.$E$2:.$I$421];5;0)" office:value-type="float" office:value="0.520976862770947">
            <text:p>0.52097686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17">
            <text:p>0.6217</text:p>
          </table:table-cell>
          <table:table-cell office:value-type="float" office:value="0.1678">
            <text:p>0.1678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49895">
            <text:p>0.649895</text:p>
          </table:table-cell>
          <table:table-cell table:formula="of:=AVERAGE([.C12:.C31])" office:value-type="float" office:value="0.20797">
            <text:p>0.20797</text:p>
          </table:table-cell>
          <table:table-cell table:formula="of:=STDEV([.B12:.B31])" office:value-type="float" office:value="0.0799726036971741">
            <text:p>0.0799726037</text:p>
          </table:table-cell>
          <table:table-cell table:formula="of:=STDEV([.C12:.C31])" office:value-type="float" office:value="0.0870153108124626">
            <text:p>0.0870153108</text:p>
          </table:table-cell>
          <table:table-cell/>
          <table:table-cell office:value-type="float" office:value="12">
            <text:p>12</text:p>
          </table:table-cell>
          <table:table-cell table:formula="of:=VLOOKUP([.K12];[.$E$2:.$G$421];2;0)" office:value-type="float" office:value="0.886695">
            <text:p>0.886695</text:p>
          </table:table-cell>
          <table:table-cell table:formula="of:=VLOOKUP([.K12];[.$E$2:.$G$421];3;0)" office:value-type="float" office:value="0.498785">
            <text:p>0.498785</text:p>
          </table:table-cell>
          <table:table-cell table:formula="of:=VLOOKUP([.K12];[.$E$2:.$H$421];4;0)" office:value-type="float" office:value="0.0157649336052819">
            <text:p>0.0157649336</text:p>
          </table:table-cell>
          <table:table-cell table:formula="of:=[.L12]+VLOOKUP([.K12];[.$E$2:.$H$421];4;0)" office:value-type="float" office:value="0.902459933605282">
            <text:p>0.9024599336</text:p>
          </table:table-cell>
          <table:table-cell table:formula="of:=[.M12]-VLOOKUP([.K12];[.$E$2:.$I$421];5;0)" office:value-type="float" office:value="0.468200117683473">
            <text:p>0.4682001177</text:p>
          </table:table-cell>
          <table:table-cell table:formula="of:=[.M12]+VLOOKUP([.K12];[.$E$2:.$I$421];5;0)" office:value-type="float" office:value="0.529369882316527">
            <text:p>0.52936988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07">
            <text:p>0.6307</text:p>
          </table:table-cell>
          <table:table-cell office:value-type="float" office:value="0.1782">
            <text:p>0.1782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1975">
            <text:p>0.641975</text:p>
          </table:table-cell>
          <table:table-cell table:formula="of:=AVERAGE([.C13:.C32])" office:value-type="float" office:value="0.20274">
            <text:p>0.20274</text:p>
          </table:table-cell>
          <table:table-cell table:formula="of:=STDEV([.B13:.B32])" office:value-type="float" office:value="0.0901124845313958">
            <text:p>0.0901124845</text:p>
          </table:table-cell>
          <table:table-cell table:formula="of:=STDEV([.C13:.C32])" office:value-type="float" office:value="0.0925257540249996">
            <text:p>0.092525754</text:p>
          </table:table-cell>
          <table:table-cell/>
          <table:table-cell office:value-type="float" office:value="14">
            <text:p>14</text:p>
          </table:table-cell>
          <table:table-cell table:formula="of:=VLOOKUP([.K13];[.$E$2:.$G$421];2;0)" office:value-type="float" office:value="0.886515">
            <text:p>0.886515</text:p>
          </table:table-cell>
          <table:table-cell table:formula="of:=VLOOKUP([.K13];[.$E$2:.$G$421];3;0)" office:value-type="float" office:value="0.5012">
            <text:p>0.5012</text:p>
          </table:table-cell>
          <table:table-cell table:formula="of:=VLOOKUP([.K13];[.$E$2:.$H$421];4;0)" office:value-type="float" office:value="0.018341562666595">
            <text:p>0.0183415627</text:p>
          </table:table-cell>
          <table:table-cell table:formula="of:=[.L13]+VLOOKUP([.K13];[.$E$2:.$H$421];4;0)" office:value-type="float" office:value="0.904856562666595">
            <text:p>0.9048565627</text:p>
          </table:table-cell>
          <table:table-cell table:formula="of:=[.M13]-VLOOKUP([.K13];[.$E$2:.$I$421];5;0)" office:value-type="float" office:value="0.465234782885331">
            <text:p>0.4652347829</text:p>
          </table:table-cell>
          <table:table-cell table:formula="of:=[.M13]+VLOOKUP([.K13];[.$E$2:.$I$421];5;0)" office:value-type="float" office:value="0.537165217114669">
            <text:p>0.53716521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33">
            <text:p>0.5633</text:p>
          </table:table-cell>
          <table:table-cell office:value-type="float" office:value="0.1498">
            <text:p>0.1498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50355">
            <text:p>0.650355</text:p>
          </table:table-cell>
          <table:table-cell table:formula="of:=AVERAGE([.C14:.C33])" office:value-type="float" office:value="0.211815">
            <text:p>0.211815</text:p>
          </table:table-cell>
          <table:table-cell table:formula="of:=STDEV([.B14:.B33])" office:value-type="float" office:value="0.0965703532745891">
            <text:p>0.0965703533</text:p>
          </table:table-cell>
          <table:table-cell table:formula="of:=STDEV([.C14:.C33])" office:value-type="float" office:value="0.0986878133307249">
            <text:p>0.0986878133</text:p>
          </table:table-cell>
          <table:table-cell/>
          <table:table-cell office:value-type="float" office:value="16">
            <text:p>16</text:p>
          </table:table-cell>
          <table:table-cell table:formula="of:=VLOOKUP([.K14];[.$E$2:.$G$421];2;0)" office:value-type="float" office:value="0.89458">
            <text:p>0.89458</text:p>
          </table:table-cell>
          <table:table-cell table:formula="of:=VLOOKUP([.K14];[.$E$2:.$G$421];3;0)" office:value-type="float" office:value="0.514565">
            <text:p>0.514565</text:p>
          </table:table-cell>
          <table:table-cell table:formula="of:=VLOOKUP([.K14];[.$E$2:.$H$421];4;0)" office:value-type="float" office:value="0.00983851721819053">
            <text:p>0.0098385172</text:p>
          </table:table-cell>
          <table:table-cell table:formula="of:=[.L14]+VLOOKUP([.K14];[.$E$2:.$H$421];4;0)" office:value-type="float" office:value="0.904418517218191">
            <text:p>0.9044185172</text:p>
          </table:table-cell>
          <table:table-cell table:formula="of:=[.M14]-VLOOKUP([.K14];[.$E$2:.$I$421];5;0)" office:value-type="float" office:value="0.49255136128502">
            <text:p>0.4925513613</text:p>
          </table:table-cell>
          <table:table-cell table:formula="of:=[.M14]+VLOOKUP([.K14];[.$E$2:.$I$421];5;0)" office:value-type="float" office:value="0.53657863871498">
            <text:p>0.53657863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437">
            <text:p>0.6437</text:p>
          </table:table-cell>
          <table:table-cell office:value-type="float" office:value="0.1077">
            <text:p>0.1077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9625">
            <text:p>0.659625</text:p>
          </table:table-cell>
          <table:table-cell table:formula="of:=AVERAGE([.C15:.C34])" office:value-type="float" office:value="0.218655">
            <text:p>0.218655</text:p>
          </table:table-cell>
          <table:table-cell table:formula="of:=STDEV([.B15:.B34])" office:value-type="float" office:value="0.0966723542640158">
            <text:p>0.0966723543</text:p>
          </table:table-cell>
          <table:table-cell table:formula="of:=STDEV([.C15:.C34])" office:value-type="float" office:value="0.0989038952721277">
            <text:p>0.0989038953</text:p>
          </table:table-cell>
          <table:table-cell/>
          <table:table-cell office:value-type="float" office:value="18">
            <text:p>18</text:p>
          </table:table-cell>
          <table:table-cell table:formula="of:=VLOOKUP([.K15];[.$E$2:.$G$421];2;0)" office:value-type="float" office:value="0.893845">
            <text:p>0.893845</text:p>
          </table:table-cell>
          <table:table-cell table:formula="of:=VLOOKUP([.K15];[.$E$2:.$G$421];3;0)" office:value-type="float" office:value="0.51109">
            <text:p>0.51109</text:p>
          </table:table-cell>
          <table:table-cell table:formula="of:=VLOOKUP([.K15];[.$E$2:.$H$421];4;0)" office:value-type="float" office:value="0.0106333375955554">
            <text:p>0.0106333376</text:p>
          </table:table-cell>
          <table:table-cell table:formula="of:=[.L15]+VLOOKUP([.K15];[.$E$2:.$H$421];4;0)" office:value-type="float" office:value="0.904478337595555">
            <text:p>0.9044783376</text:p>
          </table:table-cell>
          <table:table-cell table:formula="of:=[.M15]-VLOOKUP([.K15];[.$E$2:.$I$421];5;0)" office:value-type="float" office:value="0.488259159823653">
            <text:p>0.4882591598</text:p>
          </table:table-cell>
          <table:table-cell table:formula="of:=[.M15]+VLOOKUP([.K15];[.$E$2:.$I$421];5;0)" office:value-type="float" office:value="0.533920840176347">
            <text:p>0.53392084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43">
            <text:p>0.5843</text:p>
          </table:table-cell>
          <table:table-cell office:value-type="float" office:value="0.1694">
            <text:p>0.1694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67175">
            <text:p>0.667175</text:p>
          </table:table-cell>
          <table:table-cell table:formula="of:=AVERAGE([.C16:.C35])" office:value-type="float" office:value="0.231315">
            <text:p>0.231315</text:p>
          </table:table-cell>
          <table:table-cell table:formula="of:=STDEV([.B16:.B35])" office:value-type="float" office:value="0.101155674061008">
            <text:p>0.1011556741</text:p>
          </table:table-cell>
          <table:table-cell table:formula="of:=STDEV([.C16:.C35])" office:value-type="float" office:value="0.100151134607442">
            <text:p>0.1001511346</text:p>
          </table:table-cell>
          <table:table-cell/>
          <table:table-cell office:value-type="float" office:value="20">
            <text:p>20</text:p>
          </table:table-cell>
          <table:table-cell table:formula="of:=VLOOKUP([.K16];[.$E$2:.$G$421];2;0)" office:value-type="float" office:value="0.896625">
            <text:p>0.896625</text:p>
          </table:table-cell>
          <table:table-cell table:formula="of:=VLOOKUP([.K16];[.$E$2:.$G$421];3;0)" office:value-type="float" office:value="0.516915">
            <text:p>0.516915</text:p>
          </table:table-cell>
          <table:table-cell table:formula="of:=VLOOKUP([.K16];[.$E$2:.$H$421];4;0)" office:value-type="float" office:value="0.00332722027176471">
            <text:p>0.0033272203</text:p>
          </table:table-cell>
          <table:table-cell table:formula="of:=[.L16]+VLOOKUP([.K16];[.$E$2:.$H$421];4;0)" office:value-type="float" office:value="0.899952220271765">
            <text:p>0.8999522203</text:p>
          </table:table-cell>
          <table:table-cell table:formula="of:=[.M16]-VLOOKUP([.K16];[.$E$2:.$I$421];5;0)" office:value-type="float" office:value="0.504551715008159">
            <text:p>0.504551715</text:p>
          </table:table-cell>
          <table:table-cell table:formula="of:=[.M16]+VLOOKUP([.K16];[.$E$2:.$I$421];5;0)" office:value-type="float" office:value="0.529278284991841">
            <text:p>0.5292782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2">
            <text:p>0.592</text:p>
          </table:table-cell>
          <table:table-cell office:value-type="float" office:value="0.1515">
            <text:p>0.1515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69645">
            <text:p>0.669645</text:p>
          </table:table-cell>
          <table:table-cell table:formula="of:=AVERAGE([.C17:.C36])" office:value-type="float" office:value="0.2327">
            <text:p>0.2327</text:p>
          </table:table-cell>
          <table:table-cell table:formula="of:=STDEV([.B17:.B36])" office:value-type="float" office:value="0.0996169583692297">
            <text:p>0.0996169584</text:p>
          </table:table-cell>
          <table:table-cell table:formula="of:=STDEV([.C17:.C36])" office:value-type="float" office:value="0.0994388412940071">
            <text:p>0.0994388413</text:p>
          </table:table-cell>
          <table:table-cell/>
          <table:table-cell office:value-type="float" office:value="25">
            <text:p>25</text:p>
          </table:table-cell>
          <table:table-cell table:formula="of:=VLOOKUP([.K17];[.$E$2:.$G$421];2;0)" office:value-type="float" office:value="0.89765">
            <text:p>0.89765</text:p>
          </table:table-cell>
          <table:table-cell table:formula="of:=VLOOKUP([.K17];[.$E$2:.$G$421];3;0)" office:value-type="float" office:value="0.519035">
            <text:p>0.519035</text:p>
          </table:table-cell>
          <table:table-cell table:formula="of:=VLOOKUP([.K17];[.$E$2:.$H$421];4;0)" office:value-type="float" office:value="0.0039792223519572">
            <text:p>0.0039792224</text:p>
          </table:table-cell>
          <table:table-cell table:formula="of:=[.L17]+VLOOKUP([.K17];[.$E$2:.$H$421];4;0)" office:value-type="float" office:value="0.901629222351957">
            <text:p>0.9016292224</text:p>
          </table:table-cell>
          <table:table-cell table:formula="of:=[.M17]-VLOOKUP([.K17];[.$E$2:.$I$421];5;0)" office:value-type="float" office:value="0.504589703005367">
            <text:p>0.504589703</text:p>
          </table:table-cell>
          <table:table-cell table:formula="of:=[.M17]+VLOOKUP([.K17];[.$E$2:.$I$421];5;0)" office:value-type="float" office:value="0.533480296994633">
            <text:p>0.5334802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7">
            <text:p>0.5947</text:p>
          </table:table-cell>
          <table:table-cell office:value-type="float" office:value="0.1559">
            <text:p>0.1559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7108">
            <text:p>0.67108</text:p>
          </table:table-cell>
          <table:table-cell table:formula="of:=AVERAGE([.C18:.C37])" office:value-type="float" office:value="0.23363">
            <text:p>0.23363</text:p>
          </table:table-cell>
          <table:table-cell table:formula="of:=STDEV([.B18:.B37])" office:value-type="float" office:value="0.0986415392375742">
            <text:p>0.0986415392</text:p>
          </table:table-cell>
          <table:table-cell table:formula="of:=STDEV([.C18:.C37])" office:value-type="float" office:value="0.098723857832153">
            <text:p>0.0987238578</text:p>
          </table:table-cell>
          <table:table-cell/>
          <table:table-cell office:value-type="float" office:value="30">
            <text:p>30</text:p>
          </table:table-cell>
          <table:table-cell table:formula="of:=VLOOKUP([.K18];[.$E$2:.$G$421];2;0)" office:value-type="float" office:value="0.89754">
            <text:p>0.89754</text:p>
          </table:table-cell>
          <table:table-cell table:formula="of:=VLOOKUP([.K18];[.$E$2:.$G$421];3;0)" office:value-type="float" office:value="0.51898">
            <text:p>0.51898</text:p>
          </table:table-cell>
          <table:table-cell table:formula="of:=VLOOKUP([.K18];[.$E$2:.$H$421];4;0)" office:value-type="float" office:value="0.00438567044625538">
            <text:p>0.0043856704</text:p>
          </table:table-cell>
          <table:table-cell table:formula="of:=[.L18]+VLOOKUP([.K18];[.$E$2:.$H$421];4;0)" office:value-type="float" office:value="0.901925670446256">
            <text:p>0.9019256704</text:p>
          </table:table-cell>
          <table:table-cell table:formula="of:=[.M18]-VLOOKUP([.K18];[.$E$2:.$I$421];5;0)" office:value-type="float" office:value="0.503622553666226">
            <text:p>0.5036225537</text:p>
          </table:table-cell>
          <table:table-cell table:formula="of:=[.M18]+VLOOKUP([.K18];[.$E$2:.$I$421];5;0)" office:value-type="float" office:value="0.534337446333773">
            <text:p>0.53433744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4">
            <text:p>0.604</text:p>
          </table:table-cell>
          <table:table-cell office:value-type="float" office:value="0.1588">
            <text:p>0.1588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72845">
            <text:p>0.672845</text:p>
          </table:table-cell>
          <table:table-cell table:formula="of:=AVERAGE([.C19:.C38])" office:value-type="float" office:value="0.234525">
            <text:p>0.234525</text:p>
          </table:table-cell>
          <table:table-cell table:formula="of:=STDEV([.B19:.B38])" office:value-type="float" office:value="0.0975122851909332">
            <text:p>0.0975122852</text:p>
          </table:table-cell>
          <table:table-cell table:formula="of:=STDEV([.C19:.C38])" office:value-type="float" office:value="0.0980610061189086">
            <text:p>0.0980610061</text:p>
          </table:table-cell>
          <table:table-cell/>
          <table:table-cell office:value-type="float" office:value="35">
            <text:p>35</text:p>
          </table:table-cell>
          <table:table-cell table:formula="of:=VLOOKUP([.K19];[.$E$2:.$G$421];2;0)" office:value-type="float" office:value="0.89795">
            <text:p>0.89795</text:p>
          </table:table-cell>
          <table:table-cell table:formula="of:=VLOOKUP([.K19];[.$E$2:.$G$421];3;0)" office:value-type="float" office:value="0.519095">
            <text:p>0.519095</text:p>
          </table:table-cell>
          <table:table-cell table:formula="of:=VLOOKUP([.K19];[.$E$2:.$H$421];4;0)" office:value-type="float" office:value="0.00442498884922769">
            <text:p>0.0044249888</text:p>
          </table:table-cell>
          <table:table-cell table:formula="of:=[.L19]+VLOOKUP([.K19];[.$E$2:.$H$421];4;0)" office:value-type="float" office:value="0.902374988849228">
            <text:p>0.9023749888</text:p>
          </table:table-cell>
          <table:table-cell table:formula="of:=[.M19]-VLOOKUP([.K19];[.$E$2:.$I$421];5;0)" office:value-type="float" office:value="0.503643429648874">
            <text:p>0.5036434296</text:p>
          </table:table-cell>
          <table:table-cell table:formula="of:=[.M19]+VLOOKUP([.K19];[.$E$2:.$I$421];5;0)" office:value-type="float" office:value="0.534546570351126">
            <text:p>0.53454657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03">
            <text:p>0.5903</text:p>
          </table:table-cell>
          <table:table-cell office:value-type="float" office:value="0.1599">
            <text:p>0.1599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80445">
            <text:p>0.680445</text:p>
          </table:table-cell>
          <table:table-cell table:formula="of:=AVERAGE([.C20:.C39])" office:value-type="float" office:value="0.24234">
            <text:p>0.24234</text:p>
          </table:table-cell>
          <table:table-cell table:formula="of:=STDEV([.B20:.B39])" office:value-type="float" office:value="0.0977871451835971">
            <text:p>0.0977871452</text:p>
          </table:table-cell>
          <table:table-cell table:formula="of:=STDEV([.C20:.C39])" office:value-type="float" office:value="0.0979365605621151">
            <text:p>0.0979365606</text:p>
          </table:table-cell>
          <table:table-cell/>
          <table:table-cell office:value-type="float" office:value="40">
            <text:p>40</text:p>
          </table:table-cell>
          <table:table-cell table:formula="of:=VLOOKUP([.K20];[.$E$2:.$G$421];2;0)" office:value-type="float" office:value="0.898655">
            <text:p>0.898655</text:p>
          </table:table-cell>
          <table:table-cell table:formula="of:=VLOOKUP([.K20];[.$E$2:.$G$421];3;0)" office:value-type="float" office:value="0.520985">
            <text:p>0.520985</text:p>
          </table:table-cell>
          <table:table-cell table:formula="of:=VLOOKUP([.K20];[.$E$2:.$H$421];4;0)" office:value-type="float" office:value="0.00375001403506145">
            <text:p>0.003750014</text:p>
          </table:table-cell>
          <table:table-cell table:formula="of:=[.L20]+VLOOKUP([.K20];[.$E$2:.$H$421];4;0)" office:value-type="float" office:value="0.902405014035062">
            <text:p>0.902405014</text:p>
          </table:table-cell>
          <table:table-cell table:formula="of:=[.M20]-VLOOKUP([.K20];[.$E$2:.$I$421];5;0)" office:value-type="float" office:value="0.506950558342721">
            <text:p>0.5069505583</text:p>
          </table:table-cell>
          <table:table-cell table:formula="of:=[.M20]+VLOOKUP([.K20];[.$E$2:.$I$421];5;0)" office:value-type="float" office:value="0.53501944165728">
            <text:p>0.53501944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63">
            <text:p>0.5963</text:p>
          </table:table-cell>
          <table:table-cell office:value-type="float" office:value="0.1749">
            <text:p>0.1749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68338">
            <text:p>0.68338</text:p>
          </table:table-cell>
          <table:table-cell table:formula="of:=AVERAGE([.C21:.C40])" office:value-type="float" office:value="0.24415">
            <text:p>0.24415</text:p>
          </table:table-cell>
          <table:table-cell table:formula="of:=STDEV([.B21:.B40])" office:value-type="float" office:value="0.0957998384791518">
            <text:p>0.0957998385</text:p>
          </table:table-cell>
          <table:table-cell table:formula="of:=STDEV([.C21:.C40])" office:value-type="float" office:value="0.0966589473626894">
            <text:p>0.0966589474</text:p>
          </table:table-cell>
          <table:table-cell/>
          <table:table-cell office:value-type="float" office:value="45">
            <text:p>45</text:p>
          </table:table-cell>
          <table:table-cell table:formula="of:=VLOOKUP([.K21];[.$E$2:.$G$421];2;0)" office:value-type="float" office:value="0.89825">
            <text:p>0.89825</text:p>
          </table:table-cell>
          <table:table-cell table:formula="of:=VLOOKUP([.K21];[.$E$2:.$G$421];3;0)" office:value-type="float" office:value="0.520075">
            <text:p>0.520075</text:p>
          </table:table-cell>
          <table:table-cell table:formula="of:=VLOOKUP([.K21];[.$E$2:.$H$421];4;0)" office:value-type="float" office:value="0.0040238107102073">
            <text:p>0.0040238107</text:p>
          </table:table-cell>
          <table:table-cell table:formula="of:=[.L21]+VLOOKUP([.K21];[.$E$2:.$H$421];4;0)" office:value-type="float" office:value="0.902273810710208">
            <text:p>0.9022738107</text:p>
          </table:table-cell>
          <table:table-cell table:formula="of:=[.M21]-VLOOKUP([.K21];[.$E$2:.$I$421];5;0)" office:value-type="float" office:value="0.505253895736857">
            <text:p>0.5052538957</text:p>
          </table:table-cell>
          <table:table-cell table:formula="of:=[.M21]+VLOOKUP([.K21];[.$E$2:.$I$421];5;0)" office:value-type="float" office:value="0.534896104263143">
            <text:p>0.5348961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513">
            <text:p>0.6513</text:p>
          </table:table-cell>
          <table:table-cell office:value-type="float" office:value="0.1908">
            <text:p>0.1908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684965">
            <text:p>0.684965</text:p>
          </table:table-cell>
          <table:table-cell table:formula="of:=AVERAGE([.C22:.C41])" office:value-type="float" office:value="0.24488">
            <text:p>0.24488</text:p>
          </table:table-cell>
          <table:table-cell table:formula="of:=STDEV([.B22:.B41])" office:value-type="float" office:value="0.0945371955481294">
            <text:p>0.0945371955</text:p>
          </table:table-cell>
          <table:table-cell table:formula="of:=STDEV([.C22:.C41])" office:value-type="float" office:value="0.0961622784124507">
            <text:p>0.0961622784</text:p>
          </table:table-cell>
          <table:table-cell/>
          <table:table-cell office:value-type="float" office:value="50">
            <text:p>50</text:p>
          </table:table-cell>
          <table:table-cell table:formula="of:=VLOOKUP([.K22];[.$E$2:.$G$421];2;0)" office:value-type="float" office:value="0.89838">
            <text:p>0.89838</text:p>
          </table:table-cell>
          <table:table-cell table:formula="of:=VLOOKUP([.K22];[.$E$2:.$G$421];3;0)" office:value-type="float" office:value="0.520345">
            <text:p>0.520345</text:p>
          </table:table-cell>
          <table:table-cell table:formula="of:=VLOOKUP([.K22];[.$E$2:.$H$421];4;0)" office:value-type="float" office:value="0.00387836102116941">
            <text:p>0.003878361</text:p>
          </table:table-cell>
          <table:table-cell table:formula="of:=[.L22]+VLOOKUP([.K22];[.$E$2:.$H$421];4;0)" office:value-type="float" office:value="0.90225836102117">
            <text:p>0.902258361</text:p>
          </table:table-cell>
          <table:table-cell table:formula="of:=[.M22]-VLOOKUP([.K22];[.$E$2:.$I$421];5;0)" office:value-type="float" office:value="0.506225678598385">
            <text:p>0.5062256786</text:p>
          </table:table-cell>
          <table:table-cell table:formula="of:=[.M22]+VLOOKUP([.K22];[.$E$2:.$I$421];5;0)" office:value-type="float" office:value="0.534464321401615">
            <text:p>0.5344643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3">
            <text:p>0.783</text:p>
          </table:table-cell>
          <table:table-cell office:value-type="float" office:value="0.3644">
            <text:p>0.3644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6845">
            <text:p>0.6845</text:p>
          </table:table-cell>
          <table:table-cell table:formula="of:=AVERAGE([.C23:.C42])" office:value-type="float" office:value="0.244575">
            <text:p>0.244575</text:p>
          </table:table-cell>
          <table:table-cell table:formula="of:=STDEV([.B23:.B42])" office:value-type="float" office:value="0.0947341654592637">
            <text:p>0.0947341655</text:p>
          </table:table-cell>
          <table:table-cell table:formula="of:=STDEV([.C23:.C42])" office:value-type="float" office:value="0.0963523188205933">
            <text:p>0.096352318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297">
            <text:p>0.8297</text:p>
          </table:table-cell>
          <table:table-cell office:value-type="float" office:value="0.4156">
            <text:p>0.4156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68625">
            <text:p>0.68625</text:p>
          </table:table-cell>
          <table:table-cell table:formula="of:=AVERAGE([.C24:.C43])" office:value-type="float" office:value="0.2461">
            <text:p>0.2461</text:p>
          </table:table-cell>
          <table:table-cell table:formula="of:=STDEV([.B24:.B43])" office:value-type="float" office:value="0.0969469279663119">
            <text:p>0.096946928</text:p>
          </table:table-cell>
          <table:table-cell table:formula="of:=STDEV([.C24:.C43])" office:value-type="float" office:value="0.0985646141264437">
            <text:p>0.098564614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6">
            <text:p>0.756</text:p>
          </table:table-cell>
          <table:table-cell office:value-type="float" office:value="0.3122">
            <text:p>0.3122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682815">
            <text:p>0.682815</text:p>
          </table:table-cell>
          <table:table-cell table:formula="of:=AVERAGE([.C25:.C44])" office:value-type="float" office:value="0.23968">
            <text:p>0.23968</text:p>
          </table:table-cell>
          <table:table-cell table:formula="of:=STDEV([.B25:.B44])" office:value-type="float" office:value="0.0927217414747225">
            <text:p>0.0927217415</text:p>
          </table:table-cell>
          <table:table-cell table:formula="of:=STDEV([.C25:.C44])" office:value-type="float" office:value="0.0908206190361267">
            <text:p>0.090820619</text:p>
          </table:table-cell>
          <table:table-cell/>
          <table:table-cell>
            <draw:frame table:end-cell-address="Sheet1_2.S54" table:end-x="2.144cm" table:end-y="0.267cm" draw:z-index="0" draw:style-name="gr1" draw:text-style-name="P1" svg:width="19.754cm" svg:height="13.21cm" svg:x="0.455cm" svg:y="0.154cm">
              <draw:object draw:notify-on-update-of-ranges="Sheet1_3.I2:Sheet1_3.I22 Sheet1_3.J1:Sheet1_3.J1 Sheet1_3.J2:Sheet1_3.J22 Sheet1_2.N2:Sheet1_2.N22 Sheet1_2.N2:Sheet1_2.N22 Sheet1_3.I2:Sheet1_3.I22 Sheet1_3.K1:Sheet1_3.K1 Sheet1_3.K2:Sheet1_3.K22 Sheet1_2.K2:Sheet1_2.K22 Sheet1_2.L1:Sheet1_2.L1 Sheet1_2.L2:Sheet1_2.L22 Sheet1_2.K2:Sheet1_2.K22 Sheet1_2.M1:Sheet1_2.M1 Sheet1_2.M2:Sheet1_2.M22 Sheet1.J2:Sheet1.J22 Sheet1.K1:Sheet1.K1 Sheet1.K2:Sheet1.K22 Sheet1.J2:Sheet1.J22 Sheet1.L1:Sheet1.L1 Sheet1.L2:Sheet1.L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03">
            <text:p>0.5603</text:p>
          </table:table-cell>
          <table:table-cell office:value-type="float" office:value="0.139">
            <text:p>0.139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68235">
            <text:p>0.68235</text:p>
          </table:table-cell>
          <table:table-cell table:formula="of:=AVERAGE([.C26:.C45])" office:value-type="float" office:value="0.238425">
            <text:p>0.238425</text:p>
          </table:table-cell>
          <table:table-cell table:formula="of:=STDEV([.B26:.B45])" office:value-type="float" office:value="0.0923580076601232">
            <text:p>0.0923580077</text:p>
          </table:table-cell>
          <table:table-cell table:formula="of:=STDEV([.C26:.C45])" office:value-type="float" office:value="0.0899348645877729">
            <text:p>0.089934864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1">
            <text:p>0.621</text:p>
          </table:table-cell>
          <table:table-cell office:value-type="float" office:value="0.1685">
            <text:p>0.1685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69557">
            <text:p>0.69557</text:p>
          </table:table-cell>
          <table:table-cell table:formula="of:=AVERAGE([.C27:.C46])" office:value-type="float" office:value="0.25186">
            <text:p>0.25186</text:p>
          </table:table-cell>
          <table:table-cell table:formula="of:=STDEV([.B27:.B46])" office:value-type="float" office:value="0.0928898561115317">
            <text:p>0.0928898561</text:p>
          </table:table-cell>
          <table:table-cell table:formula="of:=STDEV([.C27:.C46])" office:value-type="float" office:value="0.0942661484141688">
            <text:p>0.094266148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713">
            <text:p>0.6713</text:p>
          </table:table-cell>
          <table:table-cell office:value-type="float" office:value="0.2301">
            <text:p>0.2301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05735">
            <text:p>0.705735</text:p>
          </table:table-cell>
          <table:table-cell table:formula="of:=AVERAGE([.C28:.C47])" office:value-type="float" office:value="0.263625">
            <text:p>0.263625</text:p>
          </table:table-cell>
          <table:table-cell table:formula="of:=STDEV([.B28:.B47])" office:value-type="float" office:value="0.095390103618882">
            <text:p>0.0953901036</text:p>
          </table:table-cell>
          <table:table-cell table:formula="of:=STDEV([.C28:.C47])" office:value-type="float" office:value="0.0979270935844352">
            <text:p>0.097927093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553">
            <text:p>0.6553</text:p>
          </table:table-cell>
          <table:table-cell office:value-type="float" office:value="0.1992">
            <text:p>0.1992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13605">
            <text:p>0.713605</text:p>
          </table:table-cell>
          <table:table-cell table:formula="of:=AVERAGE([.C29:.C48])" office:value-type="float" office:value="0.272405">
            <text:p>0.272405</text:p>
          </table:table-cell>
          <table:table-cell table:formula="of:=STDEV([.B29:.B48])" office:value-type="float" office:value="0.0988305433025322">
            <text:p>0.0988305433</text:p>
          </table:table-cell>
          <table:table-cell table:formula="of:=STDEV([.C29:.C48])" office:value-type="float" office:value="0.102527072034658">
            <text:p>0.10252707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77">
            <text:p>0.6477</text:p>
          </table:table-cell>
          <table:table-cell office:value-type="float" office:value="0.1883">
            <text:p>0.1883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22955">
            <text:p>0.722955</text:p>
          </table:table-cell>
          <table:table-cell table:formula="of:=AVERAGE([.C30:.C49])" office:value-type="float" office:value="0.283585">
            <text:p>0.283585</text:p>
          </table:table-cell>
          <table:table-cell table:formula="of:=STDEV([.B30:.B49])" office:value-type="float" office:value="0.101824547112849">
            <text:p>0.1018245471</text:p>
          </table:table-cell>
          <table:table-cell table:formula="of:=STDEV([.C30:.C49])" office:value-type="float" office:value="0.106247983386435">
            <text:p>0.106247983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013">
            <text:p>0.8013</text:p>
          </table:table-cell>
          <table:table-cell office:value-type="float" office:value="0.3774">
            <text:p>0.3774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31435">
            <text:p>0.731435</text:p>
          </table:table-cell>
          <table:table-cell table:formula="of:=AVERAGE([.C31:.C50])" office:value-type="float" office:value="0.29274">
            <text:p>0.29274</text:p>
          </table:table-cell>
          <table:table-cell table:formula="of:=STDEV([.B31:.B50])" office:value-type="float" office:value="0.102288545816544">
            <text:p>0.1022885458</text:p>
          </table:table-cell>
          <table:table-cell table:formula="of:=STDEV([.C31:.C50])" office:value-type="float" office:value="0.105491333642552">
            <text:p>0.105491333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33">
            <text:p>0.4633</text:p>
          </table:table-cell>
          <table:table-cell office:value-type="float" office:value="0.0632">
            <text:p>0.0632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3357">
            <text:p>0.73357</text:p>
          </table:table-cell>
          <table:table-cell table:formula="of:=AVERAGE([.C32:.C51])" office:value-type="float" office:value="0.294355">
            <text:p>0.294355</text:p>
          </table:table-cell>
          <table:table-cell table:formula="of:=STDEV([.B32:.B51])" office:value-type="float" office:value="0.104250352012532">
            <text:p>0.104250352</text:p>
          </table:table-cell>
          <table:table-cell table:formula="of:=STDEV([.C32:.C51])" office:value-type="float" office:value="0.107090755780713">
            <text:p>0.107090755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83">
            <text:p>0.7983</text:p>
          </table:table-cell>
          <table:table-cell office:value-type="float" office:value="0.3597">
            <text:p>0.3597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47005">
            <text:p>0.747005</text:p>
          </table:table-cell>
          <table:table-cell table:formula="of:=AVERAGE([.C33:.C52])" office:value-type="float" office:value="0.30422">
            <text:p>0.30422</text:p>
          </table:table-cell>
          <table:table-cell table:formula="of:=STDEV([.B33:.B52])" office:value-type="float" office:value="0.082666479396364">
            <text:p>0.0826664794</text:p>
          </table:table-cell>
          <table:table-cell table:formula="of:=STDEV([.C33:.C52])" office:value-type="float" office:value="0.0928120148755707">
            <text:p>0.0928120149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87">
            <text:p>0.7487</text:p>
          </table:table-cell>
          <table:table-cell office:value-type="float" office:value="0.2866">
            <text:p>0.2866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41775">
            <text:p>0.741775</text:p>
          </table:table-cell>
          <table:table-cell table:formula="of:=AVERAGE([.C34:.C53])" office:value-type="float" office:value="0.297305">
            <text:p>0.297305</text:p>
          </table:table-cell>
          <table:table-cell table:formula="of:=STDEV([.B34:.B53])" office:value-type="float" office:value="0.0825591900906317">
            <text:p>0.0825591901</text:p>
          </table:table-cell>
          <table:table-cell table:formula="of:=STDEV([.C34:.C53])" office:value-type="float" office:value="0.0936095219796745">
            <text:p>0.09360952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47">
            <text:p>0.7947</text:p>
          </table:table-cell>
          <table:table-cell office:value-type="float" office:value="0.3609">
            <text:p>0.3609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46675">
            <text:p>0.746675</text:p>
          </table:table-cell>
          <table:table-cell table:formula="of:=AVERAGE([.C35:.C54])" office:value-type="float" office:value="0.30486">
            <text:p>0.30486</text:p>
          </table:table-cell>
          <table:table-cell table:formula="of:=STDEV([.B35:.B54])" office:value-type="float" office:value="0.0858350552544024">
            <text:p>0.0858350553</text:p>
          </table:table-cell>
          <table:table-cell table:formula="of:=STDEV([.C35:.C54])" office:value-type="float" office:value="0.0986612247195315">
            <text:p>0.0986612247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37">
            <text:p>0.6337</text:p>
          </table:table-cell>
          <table:table-cell office:value-type="float" office:value="0.1971">
            <text:p>0.1971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4809">
            <text:p>0.74809</text:p>
          </table:table-cell>
          <table:table-cell table:formula="of:=AVERAGE([.C36:.C55])" office:value-type="float" office:value="0.30556">
            <text:p>0.30556</text:p>
          </table:table-cell>
          <table:table-cell table:formula="of:=STDEV([.B36:.B55])" office:value-type="float" office:value="0.0868951388622789">
            <text:p>0.0868951389</text:p>
          </table:table-cell>
          <table:table-cell table:formula="of:=STDEV([.C36:.C55])" office:value-type="float" office:value="0.0991283134443222">
            <text:p>0.099128313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07">
            <text:p>0.6207</text:p>
          </table:table-cell>
          <table:table-cell office:value-type="float" office:value="0.1701">
            <text:p>0.1701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5034">
            <text:p>0.75034</text:p>
          </table:table-cell>
          <table:table-cell table:formula="of:=AVERAGE([.C37:.C56])" office:value-type="float" office:value="0.30692">
            <text:p>0.30692</text:p>
          </table:table-cell>
          <table:table-cell table:formula="of:=STDEV([.B37:.B56])" office:value-type="float" office:value="0.08432181087639">
            <text:p>0.0843218109</text:p>
          </table:table-cell>
          <table:table-cell table:formula="of:=STDEV([.C37:.C56])" office:value-type="float" office:value="0.0977388173708513">
            <text:p>0.097738817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">
            <text:p>0.63</text:p>
          </table:table-cell>
          <table:table-cell office:value-type="float" office:value="0.1738">
            <text:p>0.1738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5192">
            <text:p>0.75192</text:p>
          </table:table-cell>
          <table:table-cell table:formula="of:=AVERAGE([.C38:.C57])" office:value-type="float" office:value="0.308125">
            <text:p>0.308125</text:p>
          </table:table-cell>
          <table:table-cell table:formula="of:=STDEV([.B38:.B57])" office:value-type="float" office:value="0.082029703221006">
            <text:p>0.0820297032</text:p>
          </table:table-cell>
          <table:table-cell table:formula="of:=STDEV([.C38:.C57])" office:value-type="float" office:value="0.096098003018848">
            <text:p>0.0960980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6">
            <text:p>0.756</text:p>
          </table:table-cell>
          <table:table-cell office:value-type="float" office:value="0.3151">
            <text:p>0.3151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61485">
            <text:p>0.761485</text:p>
          </table:table-cell>
          <table:table-cell table:formula="of:=AVERAGE([.C39:.C58])" office:value-type="float" office:value="0.319855">
            <text:p>0.319855</text:p>
          </table:table-cell>
          <table:table-cell table:formula="of:=STDEV([.B39:.B58])" office:value-type="float" office:value="0.0781253666938763">
            <text:p>0.0781253667</text:p>
          </table:table-cell>
          <table:table-cell table:formula="of:=STDEV([.C39:.C58])" office:value-type="float" office:value="0.0931104916639083">
            <text:p>0.0931104917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9">
            <text:p>0.649</text:p>
          </table:table-cell>
          <table:table-cell office:value-type="float" office:value="0.1961">
            <text:p>0.1961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67">
            <text:p>0.767</text:p>
          </table:table-cell>
          <table:table-cell table:formula="of:=AVERAGE([.C40:.C59])" office:value-type="float" office:value="0.32764">
            <text:p>0.32764</text:p>
          </table:table-cell>
          <table:table-cell table:formula="of:=STDEV([.B40:.B59])" office:value-type="float" office:value="0.0815364561666162">
            <text:p>0.0815364562</text:p>
          </table:table-cell>
          <table:table-cell table:formula="of:=STDEV([.C40:.C59])" office:value-type="float" office:value="0.0990139192766669">
            <text:p>0.099013919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8">
            <text:p>0.628</text:p>
          </table:table-cell>
          <table:table-cell office:value-type="float" office:value="0.1895">
            <text:p>0.1895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77365">
            <text:p>0.777365</text:p>
          </table:table-cell>
          <table:table-cell table:formula="of:=AVERAGE([.C41:.C60])" office:value-type="float" office:value="0.34049">
            <text:p>0.34049</text:p>
          </table:table-cell>
          <table:table-cell table:formula="of:=STDEV([.B41:.B60])" office:value-type="float" office:value="0.0788794901966551">
            <text:p>0.0788794902</text:p>
          </table:table-cell>
          <table:table-cell table:formula="of:=STDEV([.C41:.C60])" office:value-type="float" office:value="0.0977123485166106">
            <text:p>0.097712348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2">
            <text:p>0.642</text:p>
          </table:table-cell>
          <table:table-cell office:value-type="float" office:value="0.1847">
            <text:p>0.1847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77565">
            <text:p>0.777565</text:p>
          </table:table-cell>
          <table:table-cell table:formula="of:=AVERAGE([.C42:.C61])" office:value-type="float" office:value="0.339895">
            <text:p>0.339895</text:p>
          </table:table-cell>
          <table:table-cell table:formula="of:=STDEV([.B42:.B61])" office:value-type="float" office:value="0.0784849249688654">
            <text:p>0.078484925</text:p>
          </table:table-cell>
          <table:table-cell table:formula="of:=STDEV([.C42:.C61])" office:value-type="float" office:value="0.0987112880816416">
            <text:p>0.098711288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8">
            <text:p>0.818</text:p>
          </table:table-cell>
          <table:table-cell office:value-type="float" office:value="0.3949">
            <text:p>0.3949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8793">
            <text:p>0.78793</text:p>
          </table:table-cell>
          <table:table-cell table:formula="of:=AVERAGE([.C43:.C62])" office:value-type="float" office:value="0.3527">
            <text:p>0.3527</text:p>
          </table:table-cell>
          <table:table-cell table:formula="of:=STDEV([.B43:.B62])" office:value-type="float" office:value="0.0731462709054154">
            <text:p>0.0731462709</text:p>
          </table:table-cell>
          <table:table-cell table:formula="of:=STDEV([.C43:.C62])" office:value-type="float" office:value="0.094018872685502">
            <text:p>0.094018872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1">
            <text:p>0.761</text:p>
          </table:table-cell>
          <table:table-cell office:value-type="float" office:value="0.2872">
            <text:p>0.2872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098">
            <text:p>0.79098</text:p>
          </table:table-cell>
          <table:table-cell table:formula="of:=AVERAGE([.C44:.C63])" office:value-type="float" office:value="0.358615">
            <text:p>0.358615</text:p>
          </table:table-cell>
          <table:table-cell table:formula="of:=STDEV([.B44:.B63])" office:value-type="float" office:value="0.0756935135926454">
            <text:p>0.0756935136</text:p>
          </table:table-cell>
          <table:table-cell table:formula="of:=STDEV([.C44:.C63])" office:value-type="float" office:value="0.100323446779326">
            <text:p>0.100323446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67">
            <text:p>0.7467</text:p>
          </table:table-cell>
          <table:table-cell office:value-type="float" office:value="0.2871">
            <text:p>0.2871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638">
            <text:p>0.79638</text:p>
          </table:table-cell>
          <table:table-cell table:formula="of:=AVERAGE([.C45:.C64])" office:value-type="float" office:value="0.3669">
            <text:p>0.3669</text:p>
          </table:table-cell>
          <table:table-cell table:formula="of:=STDEV([.B45:.B64])" office:value-type="float" office:value="0.0772779576389161">
            <text:p>0.0772779576</text:p>
          </table:table-cell>
          <table:table-cell table:formula="of:=STDEV([.C45:.C64])" office:value-type="float" office:value="0.100955388792851">
            <text:p>0.100955388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7">
            <text:p>0.8247</text:p>
          </table:table-cell>
          <table:table-cell office:value-type="float" office:value="0.4077">
            <text:p>0.4077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898">
            <text:p>0.79898</text:p>
          </table:table-cell>
          <table:table-cell table:formula="of:=AVERAGE([.C46:.C65])" office:value-type="float" office:value="0.370735">
            <text:p>0.370735</text:p>
          </table:table-cell>
          <table:table-cell table:formula="of:=STDEV([.B46:.B65])" office:value-type="float" office:value="0.0763881542208159">
            <text:p>0.0763881542</text:p>
          </table:table-cell>
          <table:table-cell table:formula="of:=STDEV([.C46:.C65])" office:value-type="float" office:value="0.0992061239355504">
            <text:p>0.099206123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43">
            <text:p>0.8243</text:p>
          </table:table-cell>
          <table:table-cell office:value-type="float" office:value="0.4038">
            <text:p>0.4038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80166">
            <text:p>0.80166</text:p>
          </table:table-cell>
          <table:table-cell table:formula="of:=AVERAGE([.C47:.C66])" office:value-type="float" office:value="0.375185">
            <text:p>0.375185</text:p>
          </table:table-cell>
          <table:table-cell table:formula="of:=STDEV([.B47:.B66])" office:value-type="float" office:value="0.0782554346523715">
            <text:p>0.0782554347</text:p>
          </table:table-cell>
          <table:table-cell table:formula="of:=STDEV([.C47:.C66])" office:value-type="float" office:value="0.10287958354565">
            <text:p>0.102879583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87">
            <text:p>0.8287</text:p>
          </table:table-cell>
          <table:table-cell office:value-type="float" office:value="0.4057">
            <text:p>0.4057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426">
            <text:p>0.80426</text:p>
          </table:table-cell>
          <table:table-cell table:formula="of:=AVERAGE([.C48:.C67])" office:value-type="float" office:value="0.379505">
            <text:p>0.379505</text:p>
          </table:table-cell>
          <table:table-cell table:formula="of:=STDEV([.B48:.B67])" office:value-type="float" office:value="0.0798939125538229">
            <text:p>0.0798939126</text:p>
          </table:table-cell>
          <table:table-cell table:formula="of:=STDEV([.C48:.C67])" office:value-type="float" office:value="0.105913656368115">
            <text:p>0.105913656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23">
            <text:p>0.8423</text:p>
          </table:table-cell>
          <table:table-cell office:value-type="float" office:value="0.4228">
            <text:p>0.4228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79859">
            <text:p>0.79859</text:p>
          </table:table-cell>
          <table:table-cell table:formula="of:=AVERAGE([.C49:.C68])" office:value-type="float" office:value="0.371645">
            <text:p>0.371645</text:p>
          </table:table-cell>
          <table:table-cell table:formula="of:=STDEV([.B49:.B68])" office:value-type="float" office:value="0.0820626519319554">
            <text:p>0.0820626519</text:p>
          </table:table-cell>
          <table:table-cell table:formula="of:=STDEV([.C49:.C68])" office:value-type="float" office:value="0.109635013975799">
            <text:p>0.10963501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173">
            <text:p>0.8173</text:p>
          </table:table-cell>
          <table:table-cell office:value-type="float" office:value="0.3714">
            <text:p>0.3714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78869">
            <text:p>0.78869</text:p>
          </table:table-cell>
          <table:table-cell table:formula="of:=AVERAGE([.C50:.C69])" office:value-type="float" office:value="0.359605">
            <text:p>0.359605</text:p>
          </table:table-cell>
          <table:table-cell table:formula="of:=STDEV([.B50:.B69])" office:value-type="float" office:value="0.0882239787192384">
            <text:p>0.0882239787</text:p>
          </table:table-cell>
          <table:table-cell table:formula="of:=STDEV([.C50:.C69])" office:value-type="float" office:value="0.116715138940477">
            <text:p>0.116715138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4">
            <text:p>0.844</text:p>
          </table:table-cell>
          <table:table-cell office:value-type="float" office:value="0.4097">
            <text:p>0.4097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788575">
            <text:p>0.788575</text:p>
          </table:table-cell>
          <table:table-cell table:formula="of:=AVERAGE([.C51:.C70])" office:value-type="float" office:value="0.359095">
            <text:p>0.359095</text:p>
          </table:table-cell>
          <table:table-cell table:formula="of:=STDEV([.B51:.B70])" office:value-type="float" office:value="0.0881862137154878">
            <text:p>0.0881862137</text:p>
          </table:table-cell>
          <table:table-cell table:formula="of:=STDEV([.C51:.C70])" office:value-type="float" office:value="0.116683167392009">
            <text:p>0.116683167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32">
            <text:p>0.732</text:p>
          </table:table-cell>
          <table:table-cell office:value-type="float" office:value="0.2605">
            <text:p>0.2605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78779">
            <text:p>0.78779</text:p>
          </table:table-cell>
          <table:table-cell table:formula="of:=AVERAGE([.C52:.C71])" office:value-type="float" office:value="0.359075">
            <text:p>0.359075</text:p>
          </table:table-cell>
          <table:table-cell table:formula="of:=STDEV([.B52:.B71])" office:value-type="float" office:value="0.0877356010078607">
            <text:p>0.087735601</text:p>
          </table:table-cell>
          <table:table-cell table:formula="of:=STDEV([.C52:.C71])" office:value-type="float" office:value="0.116674070880335">
            <text:p>0.116674070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937">
            <text:p>0.6937</text:p>
          </table:table-cell>
          <table:table-cell office:value-type="float" office:value="0.2214">
            <text:p>0.2214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792975">
            <text:p>0.792975</text:p>
          </table:table-cell>
          <table:table-cell table:formula="of:=AVERAGE([.C53:.C72])" office:value-type="float" office:value="0.367385">
            <text:p>0.367385</text:p>
          </table:table-cell>
          <table:table-cell table:formula="of:=STDEV([.B53:.B72])" office:value-type="float" office:value="0.0873282788647165">
            <text:p>0.0873282789</text:p>
          </table:table-cell>
          <table:table-cell table:formula="of:=STDEV([.C53:.C72])" office:value-type="float" office:value="0.115192956084905">
            <text:p>0.115192956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67">
            <text:p>0.8467</text:p>
          </table:table-cell>
          <table:table-cell office:value-type="float" office:value="0.4377">
            <text:p>0.4377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79904">
            <text:p>0.79904</text:p>
          </table:table-cell>
          <table:table-cell table:formula="of:=AVERAGE([.C54:.C73])" office:value-type="float" office:value="0.37492">
            <text:p>0.37492</text:p>
          </table:table-cell>
          <table:table-cell table:formula="of:=STDEV([.B54:.B73])" office:value-type="float" office:value="0.084227832629563">
            <text:p>0.0842278326</text:p>
          </table:table-cell>
          <table:table-cell table:formula="of:=STDEV([.C54:.C73])" office:value-type="float" office:value="0.109950709530752">
            <text:p>0.109950709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3">
            <text:p>0.823</text:p>
          </table:table-cell>
          <table:table-cell office:value-type="float" office:value="0.3749">
            <text:p>0.3749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797155">
            <text:p>0.797155</text:p>
          </table:table-cell>
          <table:table-cell table:formula="of:=AVERAGE([.C55:.C74])" office:value-type="float" office:value="0.37161">
            <text:p>0.37161</text:p>
          </table:table-cell>
          <table:table-cell table:formula="of:=STDEV([.B55:.B74])" office:value-type="float" office:value="0.0835239926135315">
            <text:p>0.0835239926</text:p>
          </table:table-cell>
          <table:table-cell table:formula="of:=STDEV([.C55:.C74])" office:value-type="float" office:value="0.108953214971526">
            <text:p>0.10895321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87">
            <text:p>0.6787</text:p>
          </table:table-cell>
          <table:table-cell office:value-type="float" office:value="0.2243">
            <text:p>0.2243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79547">
            <text:p>0.79547</text:p>
          </table:table-cell>
          <table:table-cell table:formula="of:=AVERAGE([.C56:.C75])" office:value-type="float" office:value="0.36887">
            <text:p>0.36887</text:p>
          </table:table-cell>
          <table:table-cell table:formula="of:=STDEV([.B56:.B75])" office:value-type="float" office:value="0.0833148252429492">
            <text:p>0.0833148252</text:p>
          </table:table-cell>
          <table:table-cell table:formula="of:=STDEV([.C56:.C75])" office:value-type="float" office:value="0.109553534618324">
            <text:p>0.109553534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523">
            <text:p>0.6523</text:p>
          </table:table-cell>
          <table:table-cell office:value-type="float" office:value="0.1942">
            <text:p>0.1942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0232">
            <text:p>0.80232</text:p>
          </table:table-cell>
          <table:table-cell table:formula="of:=AVERAGE([.C57:.C76])" office:value-type="float" office:value="0.376665">
            <text:p>0.376665</text:p>
          </table:table-cell>
          <table:table-cell table:formula="of:=STDEV([.B57:.B76])" office:value-type="float" office:value="0.0787138093950082">
            <text:p>0.0787138094</text:p>
          </table:table-cell>
          <table:table-cell table:formula="of:=STDEV([.C57:.C76])" office:value-type="float" office:value="0.104138118179151">
            <text:p>0.104138118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13">
            <text:p>0.8213</text:p>
          </table:table-cell>
          <table:table-cell office:value-type="float" office:value="0.4084">
            <text:p>0.4084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10855">
            <text:p>0.810855</text:p>
          </table:table-cell>
          <table:table-cell table:formula="of:=AVERAGE([.C58:.C77])" office:value-type="float" office:value="0.386115">
            <text:p>0.386115</text:p>
          </table:table-cell>
          <table:table-cell table:formula="of:=STDEV([.B58:.B77])" office:value-type="float" office:value="0.0704071428418871">
            <text:p>0.0704071428</text:p>
          </table:table-cell>
          <table:table-cell table:formula="of:=STDEV([.C58:.C77])" office:value-type="float" office:value="0.0948720427734114">
            <text:p>0.094872042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63">
            <text:p>0.8663</text:p>
          </table:table-cell>
          <table:table-cell office:value-type="float" office:value="0.4708">
            <text:p>0.4708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07175">
            <text:p>0.807175</text:p>
          </table:table-cell>
          <table:table-cell table:formula="of:=AVERAGE([.C59:.C78])" office:value-type="float" office:value="0.38022">
            <text:p>0.38022</text:p>
          </table:table-cell>
          <table:table-cell table:formula="of:=STDEV([.B59:.B78])" office:value-type="float" office:value="0.0717432400996777">
            <text:p>0.0717432401</text:p>
          </table:table-cell>
          <table:table-cell table:formula="of:=STDEV([.C59:.C78])" office:value-type="float" office:value="0.097052338565604">
            <text:p>0.097052338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63">
            <text:p>0.8563</text:p>
          </table:table-cell>
          <table:table-cell office:value-type="float" office:value="0.4531">
            <text:p>0.4531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0631">
            <text:p>0.80631</text:p>
          </table:table-cell>
          <table:table-cell table:formula="of:=AVERAGE([.C60:.C79])" office:value-type="float" office:value="0.37867">
            <text:p>0.37867</text:p>
          </table:table-cell>
          <table:table-cell table:formula="of:=STDEV([.B60:.B79])" office:value-type="float" office:value="0.0710942139921238">
            <text:p>0.071094214</text:p>
          </table:table-cell>
          <table:table-cell table:formula="of:=STDEV([.C60:.C79])" office:value-type="float" office:value="0.095768625232627">
            <text:p>0.095768625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2">
            <text:p>0.632</text:p>
          </table:table-cell>
          <table:table-cell office:value-type="float" office:value="0.1776">
            <text:p>0.1776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0591">
            <text:p>0.80591</text:p>
          </table:table-cell>
          <table:table-cell table:formula="of:=AVERAGE([.C61:.C80])" office:value-type="float" office:value="0.377605">
            <text:p>0.377605</text:p>
          </table:table-cell>
          <table:table-cell table:formula="of:=STDEV([.B61:.B80])" office:value-type="float" office:value="0.0708201272312655">
            <text:p>0.0708201272</text:p>
          </table:table-cell>
          <table:table-cell table:formula="of:=STDEV([.C61:.C80])" office:value-type="float" office:value="0.095012810632096">
            <text:p>0.095012810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3">
            <text:p>0.8493</text:p>
          </table:table-cell>
          <table:table-cell office:value-type="float" office:value="0.4408">
            <text:p>0.4408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1606">
            <text:p>0.81606</text:p>
          </table:table-cell>
          <table:table-cell table:formula="of:=AVERAGE([.C62:.C81])" office:value-type="float" office:value="0.38943">
            <text:p>0.38943</text:p>
          </table:table-cell>
          <table:table-cell table:formula="of:=STDEV([.B62:.B81])" office:value-type="float" office:value="0.0579634222228939">
            <text:p>0.0579634222</text:p>
          </table:table-cell>
          <table:table-cell table:formula="of:=STDEV([.C62:.C81])" office:value-type="float" office:value="0.0827343631274531">
            <text:p>0.082734363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9">
            <text:p>0.879</text:p>
          </table:table-cell>
          <table:table-cell office:value-type="float" office:value="0.5132">
            <text:p>0.5132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1783">
            <text:p>0.81783</text:p>
          </table:table-cell>
          <table:table-cell table:formula="of:=AVERAGE([.C63:.C82])" office:value-type="float" office:value="0.392095">
            <text:p>0.392095</text:p>
          </table:table-cell>
          <table:table-cell table:formula="of:=STDEV([.B63:.B82])" office:value-type="float" office:value="0.0595506427558224">
            <text:p>0.0595506428</text:p>
          </table:table-cell>
          <table:table-cell table:formula="of:=STDEV([.C63:.C82])" office:value-type="float" office:value="0.0852949710061934">
            <text:p>0.08529497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9">
            <text:p>0.869</text:p>
          </table:table-cell>
          <table:table-cell office:value-type="float" office:value="0.4529">
            <text:p>0.4529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13895">
            <text:p>0.813895</text:p>
          </table:table-cell>
          <table:table-cell table:formula="of:=AVERAGE([.C64:.C83])" office:value-type="float" office:value="0.384305">
            <text:p>0.384305</text:p>
          </table:table-cell>
          <table:table-cell table:formula="of:=STDEV([.B64:.B83])" office:value-type="float" office:value="0.057872432078986">
            <text:p>0.0578724321</text:p>
          </table:table-cell>
          <table:table-cell table:formula="of:=STDEV([.C64:.C83])" office:value-type="float" office:value="0.0806398913624477">
            <text:p>0.080639891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987">
            <text:p>0.7987</text:p>
          </table:table-cell>
          <table:table-cell office:value-type="float" office:value="0.3638">
            <text:p>0.3638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13745">
            <text:p>0.813745</text:p>
          </table:table-cell>
          <table:table-cell table:formula="of:=AVERAGE([.C65:.C84])" office:value-type="float" office:value="0.384025">
            <text:p>0.384025</text:p>
          </table:table-cell>
          <table:table-cell table:formula="of:=STDEV([.B65:.B84])" office:value-type="float" office:value="0.057725789867177">
            <text:p>0.0577257899</text:p>
          </table:table-cell>
          <table:table-cell table:formula="of:=STDEV([.C65:.C84])" office:value-type="float" office:value="0.0803985393622232">
            <text:p>0.080398539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83">
            <text:p>0.8783</text:p>
          </table:table-cell>
          <table:table-cell office:value-type="float" office:value="0.4967">
            <text:p>0.4967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17295">
            <text:p>0.817295</text:p>
          </table:table-cell>
          <table:table-cell table:formula="of:=AVERAGE([.C66:.C85])" office:value-type="float" office:value="0.38967">
            <text:p>0.38967</text:p>
          </table:table-cell>
          <table:table-cell table:formula="of:=STDEV([.B66:.B85])" office:value-type="float" office:value="0.0589226207567357">
            <text:p>0.0589226208</text:p>
          </table:table-cell>
          <table:table-cell table:formula="of:=STDEV([.C66:.C85])" office:value-type="float" office:value="0.0828304743055611">
            <text:p>0.082830474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63">
            <text:p>0.8763</text:p>
          </table:table-cell>
          <table:table-cell office:value-type="float" office:value="0.4902">
            <text:p>0.4902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1498">
            <text:p>0.81498</text:p>
          </table:table-cell>
          <table:table-cell table:formula="of:=AVERAGE([.C67:.C86])" office:value-type="float" office:value="0.38459">
            <text:p>0.38459</text:p>
          </table:table-cell>
          <table:table-cell table:formula="of:=STDEV([.B67:.B86])" office:value-type="float" office:value="0.0572864786103924">
            <text:p>0.0572864786</text:p>
          </table:table-cell>
          <table:table-cell table:formula="of:=STDEV([.C67:.C86])" office:value-type="float" office:value="0.0789452835163297">
            <text:p>0.078945283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153">
            <text:p>0.7153</text:p>
          </table:table-cell>
          <table:table-cell office:value-type="float" office:value="0.2485">
            <text:p>0.2485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0883">
            <text:p>0.80883</text:p>
          </table:table-cell>
          <table:table-cell table:formula="of:=AVERAGE([.C68:.C87])" office:value-type="float" office:value="0.37491">
            <text:p>0.37491</text:p>
          </table:table-cell>
          <table:table-cell table:formula="of:=STDEV([.B68:.B87])" office:value-type="float" office:value="0.0569583883198954">
            <text:p>0.0569583883</text:p>
          </table:table-cell>
          <table:table-cell table:formula="of:=STDEV([.C68:.C87])" office:value-type="float" office:value="0.0771633666832567">
            <text:p>0.077163366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443">
            <text:p>0.6443</text:p>
          </table:table-cell>
          <table:table-cell office:value-type="float" office:value="0.182">
            <text:p>0.182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0688">
            <text:p>0.80688</text:p>
          </table:table-cell>
          <table:table-cell table:formula="of:=AVERAGE([.C69:.C88])" office:value-type="float" office:value="0.372755">
            <text:p>0.372755</text:p>
          </table:table-cell>
          <table:table-cell table:formula="of:=STDEV([.B69:.B88])" office:value-type="float" office:value="0.0608627411735447">
            <text:p>0.0608627412</text:p>
          </table:table-cell>
          <table:table-cell table:formula="of:=STDEV([.C69:.C88])" office:value-type="float" office:value="0.0813668720574968">
            <text:p>0.081366872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">
            <text:p>0.815</text:p>
          </table:table-cell>
          <table:table-cell office:value-type="float" office:value="0.3612">
            <text:p>0.3612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18915">
            <text:p>0.818915</text:p>
          </table:table-cell>
          <table:table-cell table:formula="of:=AVERAGE([.C70:.C89])" office:value-type="float" office:value="0.38924">
            <text:p>0.38924</text:p>
          </table:table-cell>
          <table:table-cell table:formula="of:=STDEV([.B70:.B89])" office:value-type="float" office:value="0.0498180085278829">
            <text:p>0.0498180085</text:p>
          </table:table-cell>
          <table:table-cell table:formula="of:=STDEV([.C70:.C89])" office:value-type="float" office:value="0.0737256393308111">
            <text:p>0.073725639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83">
            <text:p>0.8283</text:p>
          </table:table-cell>
          <table:table-cell office:value-type="float" office:value="0.4093">
            <text:p>0.4093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2003">
            <text:p>0.82003</text:p>
          </table:table-cell>
          <table:table-cell table:formula="of:=AVERAGE([.C71:.C90])" office:value-type="float" office:value="0.39175">
            <text:p>0.39175</text:p>
          </table:table-cell>
          <table:table-cell table:formula="of:=STDEV([.B71:.B90])" office:value-type="float" office:value="0.0499750790526217">
            <text:p>0.0499750791</text:p>
          </table:table-cell>
          <table:table-cell table:formula="of:=STDEV([.C71:.C90])" office:value-type="float" office:value="0.0735751495518626">
            <text:p>0.073575149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57">
            <text:p>0.8357</text:p>
          </table:table-cell>
          <table:table-cell office:value-type="float" office:value="0.4267">
            <text:p>0.4267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2238">
            <text:p>0.82238</text:p>
          </table:table-cell>
          <table:table-cell table:formula="of:=AVERAGE([.C72:.C91])" office:value-type="float" office:value="0.39531">
            <text:p>0.39531</text:p>
          </table:table-cell>
          <table:table-cell table:formula="of:=STDEV([.B72:.B91])" office:value-type="float" office:value="0.0514672057057491">
            <text:p>0.0514672057</text:p>
          </table:table-cell>
          <table:table-cell table:formula="of:=STDEV([.C72:.C91])" office:value-type="float" office:value="0.0761466168858335">
            <text:p>0.076146616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">
            <text:p>0.815</text:p>
          </table:table-cell>
          <table:table-cell office:value-type="float" office:value="0.3721">
            <text:p>0.3721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2118">
            <text:p>0.82118</text:p>
          </table:table-cell>
          <table:table-cell table:formula="of:=AVERAGE([.C73:.C92])" office:value-type="float" office:value="0.393">
            <text:p>0.393</text:p>
          </table:table-cell>
          <table:table-cell table:formula="of:=STDEV([.B73:.B92])" office:value-type="float" office:value="0.05142006161842">
            <text:p>0.0514200616</text:p>
          </table:table-cell>
          <table:table-cell table:formula="of:=STDEV([.C73:.C92])" office:value-type="float" office:value="0.0758444113751442">
            <text:p>0.075844411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9">
            <text:p>0.809</text:p>
          </table:table-cell>
          <table:table-cell office:value-type="float" office:value="0.3715">
            <text:p>0.3715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21145">
            <text:p>0.821145</text:p>
          </table:table-cell>
          <table:table-cell table:formula="of:=AVERAGE([.C74:.C93])" office:value-type="float" office:value="0.393325">
            <text:p>0.393325</text:p>
          </table:table-cell>
          <table:table-cell table:formula="of:=STDEV([.B74:.B93])" office:value-type="float" office:value="0.0514247275662512">
            <text:p>0.0514247276</text:p>
          </table:table-cell>
          <table:table-cell table:formula="of:=STDEV([.C74:.C93])" office:value-type="float" office:value="0.0757640233675727">
            <text:p>0.075764023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93">
            <text:p>0.7893</text:p>
          </table:table-cell>
          <table:table-cell office:value-type="float" office:value="0.3201">
            <text:p>0.3201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19195">
            <text:p>0.819195</text:p>
          </table:table-cell>
          <table:table-cell table:formula="of:=AVERAGE([.C75:.C94])" office:value-type="float" office:value="0.390495">
            <text:p>0.390495</text:p>
          </table:table-cell>
          <table:table-cell table:formula="of:=STDEV([.B75:.B94])" office:value-type="float" office:value="0.0526346941314927">
            <text:p>0.0526346941</text:p>
          </table:table-cell>
          <table:table-cell table:formula="of:=STDEV([.C75:.C94])" office:value-type="float" office:value="0.0776556262576878">
            <text:p>0.077655626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57">
            <text:p>0.8157</text:p>
          </table:table-cell>
          <table:table-cell office:value-type="float" office:value="0.3802">
            <text:p>0.3802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18845">
            <text:p>0.818845</text:p>
          </table:table-cell>
          <table:table-cell table:formula="of:=AVERAGE([.C76:.C95])" office:value-type="float" office:value="0.39052">
            <text:p>0.39052</text:p>
          </table:table-cell>
          <table:table-cell table:formula="of:=STDEV([.B76:.B95])" office:value-type="float" office:value="0.0528667090053148">
            <text:p>0.052866709</text:p>
          </table:table-cell>
          <table:table-cell table:formula="of:=STDEV([.C76:.C95])" office:value-type="float" office:value="0.0776318477783035">
            <text:p>0.077631847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3">
            <text:p>0.823</text:p>
          </table:table-cell>
          <table:table-cell office:value-type="float" office:value="0.3832">
            <text:p>0.3832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1166">
            <text:p>0.81166</text:p>
          </table:table-cell>
          <table:table-cell table:formula="of:=AVERAGE([.C77:.C96])" office:value-type="float" office:value="0.38218">
            <text:p>0.38218</text:p>
          </table:table-cell>
          <table:table-cell table:formula="of:=STDEV([.B77:.B96])" office:value-type="float" office:value="0.0622490617134951">
            <text:p>0.0622490617</text:p>
          </table:table-cell>
          <table:table-cell table:formula="of:=STDEV([.C77:.C96])" office:value-type="float" office:value="0.0871723193631895">
            <text:p>0.087172319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7">
            <text:p>0.7477</text:p>
          </table:table-cell>
          <table:table-cell office:value-type="float" office:value="0.2905">
            <text:p>0.2905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1141">
            <text:p>0.81141</text:p>
          </table:table-cell>
          <table:table-cell table:formula="of:=AVERAGE([.C78:.C97])" office:value-type="float" office:value="0.381725">
            <text:p>0.381725</text:p>
          </table:table-cell>
          <table:table-cell table:formula="of:=STDEV([.B78:.B97])" office:value-type="float" office:value="0.0622111506336115">
            <text:p>0.0622111506</text:p>
          </table:table-cell>
          <table:table-cell table:formula="of:=STDEV([.C78:.C97])" office:value-type="float" office:value="0.0871904622681077">
            <text:p>0.087190462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9">
            <text:p>0.849</text:p>
          </table:table-cell>
          <table:table-cell office:value-type="float" office:value="0.4398">
            <text:p>0.4398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15975">
            <text:p>0.815975</text:p>
          </table:table-cell>
          <table:table-cell table:formula="of:=AVERAGE([.C79:.C98])" office:value-type="float" office:value="0.38909">
            <text:p>0.38909</text:p>
          </table:table-cell>
          <table:table-cell table:formula="of:=STDEV([.B79:.B98])" office:value-type="float" office:value="0.0606195111459912">
            <text:p>0.0606195111</text:p>
          </table:table-cell>
          <table:table-cell table:formula="of:=STDEV([.C79:.C98])" office:value-type="float" office:value="0.085279385427824">
            <text:p>0.085279385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83">
            <text:p>0.8483</text:p>
          </table:table-cell>
          <table:table-cell office:value-type="float" office:value="0.4318">
            <text:p>0.4318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1656">
            <text:p>0.81656</text:p>
          </table:table-cell>
          <table:table-cell table:formula="of:=AVERAGE([.C80:.C99])" office:value-type="float" office:value="0.39044">
            <text:p>0.39044</text:p>
          </table:table-cell>
          <table:table-cell table:formula="of:=STDEV([.B80:.B99])" office:value-type="float" office:value="0.0610101837918539">
            <text:p>0.0610101838</text:p>
          </table:table-cell>
          <table:table-cell table:formula="of:=STDEV([.C80:.C99])" office:value-type="float" office:value="0.086331609140813">
            <text:p>0.086331609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5">
            <text:p>0.835</text:p>
          </table:table-cell>
          <table:table-cell office:value-type="float" office:value="0.4141">
            <text:p>0.4141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1666">
            <text:p>0.81666</text:p>
          </table:table-cell>
          <table:table-cell table:formula="of:=AVERAGE([.C81:.C100])" office:value-type="float" office:value="0.391245">
            <text:p>0.391245</text:p>
          </table:table-cell>
          <table:table-cell table:formula="of:=STDEV([.B81:.B100])" office:value-type="float" office:value="0.061066559028481">
            <text:p>0.061066559</text:p>
          </table:table-cell>
          <table:table-cell table:formula="of:=STDEV([.C81:.C100])" office:value-type="float" office:value="0.0868112985309607">
            <text:p>0.086811298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47">
            <text:p>0.8847</text:p>
          </table:table-cell>
          <table:table-cell office:value-type="float" office:value="0.4941">
            <text:p>0.4941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18175">
            <text:p>0.818175</text:p>
          </table:table-cell>
          <table:table-cell table:formula="of:=AVERAGE([.C82:.C101])" office:value-type="float" office:value="0.39357">
            <text:p>0.39357</text:p>
          </table:table-cell>
          <table:table-cell table:formula="of:=STDEV([.B82:.B101])" office:value-type="float" office:value="0.0619154591273243">
            <text:p>0.0619154591</text:p>
          </table:table-cell>
          <table:table-cell table:formula="of:=STDEV([.C82:.C101])" office:value-type="float" office:value="0.0880691958811814">
            <text:p>0.0880691959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03">
            <text:p>0.8003</text:p>
          </table:table-cell>
          <table:table-cell office:value-type="float" office:value="0.3574">
            <text:p>0.357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1654">
            <text:p>0.81654</text:p>
          </table:table-cell>
          <table:table-cell table:formula="of:=AVERAGE([.C83:.C102])" office:value-type="float" office:value="0.391205">
            <text:p>0.391205</text:p>
          </table:table-cell>
          <table:table-cell table:formula="of:=STDEV([.B83:.B102])" office:value-type="float" office:value="0.0604814229852092">
            <text:p>0.060481423</text:p>
          </table:table-cell>
          <table:table-cell table:formula="of:=STDEV([.C83:.C102])" office:value-type="float" office:value="0.0858342250166595">
            <text:p>0.0858342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6">
            <text:p>0.866</text:p>
          </table:table-cell>
          <table:table-cell office:value-type="float" office:value="0.4473">
            <text:p>0.4473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21275">
            <text:p>0.821275</text:p>
          </table:table-cell>
          <table:table-cell table:formula="of:=AVERAGE([.C84:.C103])" office:value-type="float" office:value="0.399995">
            <text:p>0.399995</text:p>
          </table:table-cell>
          <table:table-cell table:formula="of:=STDEV([.B84:.B103])" office:value-type="float" office:value="0.0628054127318741">
            <text:p>0.0628054127</text:p>
          </table:table-cell>
          <table:table-cell table:formula="of:=STDEV([.C84:.C103])" office:value-type="float" office:value="0.0910342010628857">
            <text:p>0.09103420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97">
            <text:p>0.8697</text:p>
          </table:table-cell>
          <table:table-cell office:value-type="float" office:value="0.4767">
            <text:p>0.4767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1751">
            <text:p>0.81751</text:p>
          </table:table-cell>
          <table:table-cell table:formula="of:=AVERAGE([.C85:.C104])" office:value-type="float" office:value="0.39543">
            <text:p>0.39543</text:p>
          </table:table-cell>
          <table:table-cell table:formula="of:=STDEV([.B85:.B104])" office:value-type="float" office:value="0.0622376083629251">
            <text:p>0.0622376084</text:p>
          </table:table-cell>
          <table:table-cell table:formula="of:=STDEV([.C85:.C104])" office:value-type="float" office:value="0.0908261213296565">
            <text:p>0.090826121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2">
            <text:p>0.832</text:p>
          </table:table-cell>
          <table:table-cell office:value-type="float" office:value="0.3951">
            <text:p>0.3951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16075">
            <text:p>0.816075</text:p>
          </table:table-cell>
          <table:table-cell table:formula="of:=AVERAGE([.C86:.C105])" office:value-type="float" office:value="0.392325">
            <text:p>0.392325</text:p>
          </table:table-cell>
          <table:table-cell table:formula="of:=STDEV([.B86:.B105])" office:value-type="float" office:value="0.061294662556333">
            <text:p>0.0612946626</text:p>
          </table:table-cell>
          <table:table-cell table:formula="of:=STDEV([.C86:.C105])" office:value-type="float" office:value="0.0889435532115439">
            <text:p>0.088943553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33">
            <text:p>0.7533</text:p>
          </table:table-cell>
          <table:table-cell office:value-type="float" office:value="0.2966">
            <text:p>0.2966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1376">
            <text:p>0.81376</text:p>
          </table:table-cell>
          <table:table-cell table:formula="of:=AVERAGE([.C87:.C106])" office:value-type="float" office:value="0.38894">
            <text:p>0.38894</text:p>
          </table:table-cell>
          <table:table-cell table:formula="of:=STDEV([.B87:.B106])" office:value-type="float" office:value="0.0615354104304351">
            <text:p>0.0615354104</text:p>
          </table:table-cell>
          <table:table-cell table:formula="of:=STDEV([.C87:.C106])" office:value-type="float" office:value="0.0901129548487838">
            <text:p>0.090112954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763">
            <text:p>0.6763</text:p>
          </table:table-cell>
          <table:table-cell office:value-type="float" office:value="0.2054">
            <text:p>0.2054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1901">
            <text:p>0.81901</text:p>
          </table:table-cell>
          <table:table-cell table:formula="of:=AVERAGE([.C88:.C107])" office:value-type="float" office:value="0.396525">
            <text:p>0.396525</text:p>
          </table:table-cell>
          <table:table-cell table:formula="of:=STDEV([.B88:.B107])" office:value-type="float" office:value="0.0605773442103477">
            <text:p>0.0605773442</text:p>
          </table:table-cell>
          <table:table-cell table:formula="of:=STDEV([.C88:.C107])" office:value-type="float" office:value="0.0882975941437758">
            <text:p>0.088297594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5">
            <text:p>0.885</text:p>
          </table:table-cell>
          <table:table-cell office:value-type="float" office:value="0.5117">
            <text:p>0.5117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26245">
            <text:p>0.826245</text:p>
          </table:table-cell>
          <table:table-cell table:formula="of:=AVERAGE([.C89:.C108])" office:value-type="float" office:value="0.405175">
            <text:p>0.405175</text:p>
          </table:table-cell>
          <table:table-cell table:formula="of:=STDEV([.B89:.B108])" office:value-type="float" office:value="0.050426386941759">
            <text:p>0.0504263869</text:p>
          </table:table-cell>
          <table:table-cell table:formula="of:=STDEV([.C89:.C108])" office:value-type="float" office:value="0.0762392831122754">
            <text:p>0.076239283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73">
            <text:p>0.8373</text:p>
          </table:table-cell>
          <table:table-cell office:value-type="float" office:value="0.4114">
            <text:p>0.4114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26745">
            <text:p>0.826745</text:p>
          </table:table-cell>
          <table:table-cell table:formula="of:=AVERAGE([.C90:.C109])" office:value-type="float" office:value="0.405915">
            <text:p>0.405915</text:p>
          </table:table-cell>
          <table:table-cell table:formula="of:=STDEV([.B90:.B109])" office:value-type="float" office:value="0.0510849084213827">
            <text:p>0.0510849084</text:p>
          </table:table-cell>
          <table:table-cell table:formula="of:=STDEV([.C90:.C109])" office:value-type="float" office:value="0.077390794196182">
            <text:p>0.077390794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53">
            <text:p>0.8753</text:p>
          </table:table-cell>
          <table:table-cell office:value-type="float" office:value="0.4805">
            <text:p>0.4805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2913">
            <text:p>0.82913</text:p>
          </table:table-cell>
          <table:table-cell table:formula="of:=AVERAGE([.C91:.C110])" office:value-type="float" office:value="0.410175">
            <text:p>0.410175</text:p>
          </table:table-cell>
          <table:table-cell table:formula="of:=STDEV([.B91:.B110])" office:value-type="float" office:value="0.0526918359800393">
            <text:p>0.052691836</text:p>
          </table:table-cell>
          <table:table-cell table:formula="of:=STDEV([.C91:.C110])" office:value-type="float" office:value="0.0800092420648357">
            <text:p>0.080009242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17">
            <text:p>0.8117</text:p>
          </table:table-cell>
          <table:table-cell office:value-type="float" office:value="0.3805">
            <text:p>0.3805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2793">
            <text:p>0.82793</text:p>
          </table:table-cell>
          <table:table-cell table:formula="of:=AVERAGE([.C92:.C111])" office:value-type="float" office:value="0.407245">
            <text:p>0.407245</text:p>
          </table:table-cell>
          <table:table-cell table:formula="of:=STDEV([.B92:.B111])" office:value-type="float" office:value="0.0518516111509312">
            <text:p>0.0518516112</text:p>
          </table:table-cell>
          <table:table-cell table:formula="of:=STDEV([.C92:.C111])" office:value-type="float" office:value="0.0783542124283255">
            <text:p>0.078354212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43">
            <text:p>0.8143</text:p>
          </table:table-cell>
          <table:table-cell office:value-type="float" office:value="0.3786">
            <text:p>0.3786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3156">
            <text:p>0.83156</text:p>
          </table:table-cell>
          <table:table-cell table:formula="of:=AVERAGE([.C93:.C112])" office:value-type="float" office:value="0.41304">
            <text:p>0.41304</text:p>
          </table:table-cell>
          <table:table-cell table:formula="of:=STDEV([.B93:.B112])" office:value-type="float" office:value="0.0531798477858513">
            <text:p>0.0531798478</text:p>
          </table:table-cell>
          <table:table-cell table:formula="of:=STDEV([.C93:.C112])" office:value-type="float" office:value="0.0805278467690721">
            <text:p>0.080527846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7">
            <text:p>0.77</text:p>
          </table:table-cell>
          <table:table-cell office:value-type="float" office:value="0.3149">
            <text:p>0.3149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3426">
            <text:p>0.83426</text:p>
          </table:table-cell>
          <table:table-cell table:formula="of:=AVERAGE([.C94:.C113])" office:value-type="float" office:value="0.417905">
            <text:p>0.417905</text:p>
          </table:table-cell>
          <table:table-cell table:formula="of:=STDEV([.B94:.B113])" office:value-type="float" office:value="0.0536263623308733">
            <text:p>0.0536263623</text:p>
          </table:table-cell>
          <table:table-cell table:formula="of:=STDEV([.C94:.C113])" office:value-type="float" office:value="0.0812733689470296">
            <text:p>0.0812733689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823">
            <text:p>0.7823</text:p>
          </table:table-cell>
          <table:table-cell office:value-type="float" office:value="0.3206">
            <text:p>0.3206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40645">
            <text:p>0.840645</text:p>
          </table:table-cell>
          <table:table-cell table:formula="of:=AVERAGE([.C95:.C114])" office:value-type="float" office:value="0.428555">
            <text:p>0.428555</text:p>
          </table:table-cell>
          <table:table-cell table:formula="of:=STDEV([.B95:.B114])" office:value-type="float" office:value="0.0531729400412614">
            <text:p>0.05317294</text:p>
          </table:table-cell>
          <table:table-cell table:formula="of:=STDEV([.C95:.C114])" office:value-type="float" office:value="0.0810205527856001">
            <text:p>0.081020552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72">
            <text:p>0.672</text:p>
          </table:table-cell>
          <table:table-cell office:value-type="float" office:value="0.2134">
            <text:p>0.2134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44145">
            <text:p>0.844145</text:p>
          </table:table-cell>
          <table:table-cell table:formula="of:=AVERAGE([.C96:.C115])" office:value-type="float" office:value="0.434005">
            <text:p>0.434005</text:p>
          </table:table-cell>
          <table:table-cell table:formula="of:=STDEV([.B96:.B115])" office:value-type="float" office:value="0.051404776298665">
            <text:p>0.0514047763</text:p>
          </table:table-cell>
          <table:table-cell table:formula="of:=STDEV([.C96:.C115])" office:value-type="float" office:value="0.0769398362016507">
            <text:p>0.076939836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8">
            <text:p>0.818</text:p>
          </table:table-cell>
          <table:table-cell office:value-type="float" office:value="0.3741">
            <text:p>0.3741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53345">
            <text:p>0.853345</text:p>
          </table:table-cell>
          <table:table-cell table:formula="of:=AVERAGE([.C97:.C116])" office:value-type="float" office:value="0.445605">
            <text:p>0.445605</text:p>
          </table:table-cell>
          <table:table-cell table:formula="of:=STDEV([.B97:.B116])" office:value-type="float" office:value="0.0316397563867127">
            <text:p>0.0316397564</text:p>
          </table:table-cell>
          <table:table-cell table:formula="of:=STDEV([.C97:.C116])" office:value-type="float" office:value="0.0567761576627669">
            <text:p>0.056776157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9">
            <text:p>0.839</text:p>
          </table:table-cell>
          <table:table-cell office:value-type="float" office:value="0.4378">
            <text:p>0.4378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5521">
            <text:p>0.85521</text:p>
          </table:table-cell>
          <table:table-cell table:formula="of:=AVERAGE([.C98:.C117])" office:value-type="float" office:value="0.44894">
            <text:p>0.44894</text:p>
          </table:table-cell>
          <table:table-cell table:formula="of:=STDEV([.B98:.B117])" office:value-type="float" office:value="0.0305264320324465">
            <text:p>0.030526432</text:p>
          </table:table-cell>
          <table:table-cell table:formula="of:=STDEV([.C98:.C117])" office:value-type="float" office:value="0.054258052034019">
            <text:p>0.05425805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07">
            <text:p>0.8607</text:p>
          </table:table-cell>
          <table:table-cell office:value-type="float" office:value="0.4668">
            <text:p>0.4668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54425">
            <text:p>0.854425</text:p>
          </table:table-cell>
          <table:table-cell table:formula="of:=AVERAGE([.C99:.C118])" office:value-type="float" office:value="0.44704">
            <text:p>0.44704</text:p>
          </table:table-cell>
          <table:table-cell table:formula="of:=STDEV([.B99:.B118])" office:value-type="float" office:value="0.0311604992021359">
            <text:p>0.0311604992</text:p>
          </table:table-cell>
          <table:table-cell table:formula="of:=STDEV([.C99:.C118])" office:value-type="float" office:value="0.0553235592720345">
            <text:p>0.055323559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03">
            <text:p>0.8503</text:p>
          </table:table-cell>
          <table:table-cell office:value-type="float" office:value="0.4479">
            <text:p>0.4479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5354">
            <text:p>0.85354</text:p>
          </table:table-cell>
          <table:table-cell table:formula="of:=AVERAGE([.C100:.C119])" office:value-type="float" office:value="0.44474">
            <text:p>0.44474</text:p>
          </table:table-cell>
          <table:table-cell table:formula="of:=STDEV([.B100:.B119])" office:value-type="float" office:value="0.0312241876553553">
            <text:p>0.0312241877</text:p>
          </table:table-cell>
          <table:table-cell table:formula="of:=STDEV([.C100:.C119])" office:value-type="float" office:value="0.0554149457324134">
            <text:p>0.055414945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53">
            <text:p>0.8653</text:p>
          </table:table-cell>
          <table:table-cell office:value-type="float" office:value="0.4606">
            <text:p>0.4606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5396">
            <text:p>0.85396</text:p>
          </table:table-cell>
          <table:table-cell table:formula="of:=AVERAGE([.C101:.C120])" office:value-type="float" office:value="0.446025">
            <text:p>0.446025</text:p>
          </table:table-cell>
          <table:table-cell table:formula="of:=STDEV([.B101:.B120])" office:value-type="float" office:value="0.0312348051479688">
            <text:p>0.0312348051</text:p>
          </table:table-cell>
          <table:table-cell table:formula="of:=STDEV([.C101:.C120])" office:value-type="float" office:value="0.0557887922624721">
            <text:p>0.055788792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2">
            <text:p>0.852</text:p>
          </table:table-cell>
          <table:table-cell office:value-type="float" office:value="0.4468">
            <text:p>0.4468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55595">
            <text:p>0.855595</text:p>
          </table:table-cell>
          <table:table-cell table:formula="of:=AVERAGE([.C102:.C121])" office:value-type="float" office:value="0.449015">
            <text:p>0.449015</text:p>
          </table:table-cell>
          <table:table-cell table:formula="of:=STDEV([.B102:.B121])" office:value-type="float" office:value="0.0326819679076366">
            <text:p>0.0326819679</text:p>
          </table:table-cell>
          <table:table-cell table:formula="of:=STDEV([.C102:.C121])" office:value-type="float" office:value="0.0581630220292838">
            <text:p>0.05816302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895</text:p>
          </table:table-cell>
          <table:table-cell office:value-type="float" office:value="0.5332">
            <text:p>0.5332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5148">
            <text:p>0.85148</text:p>
          </table:table-cell>
          <table:table-cell table:formula="of:=AVERAGE([.C103:.C122])" office:value-type="float" office:value="0.441675">
            <text:p>0.441675</text:p>
          </table:table-cell>
          <table:table-cell table:formula="of:=STDEV([.B103:.B122])" office:value-type="float" office:value="0.0379199100598534">
            <text:p>0.0379199101</text:p>
          </table:table-cell>
          <table:table-cell table:formula="of:=STDEV([.C103:.C122])" office:value-type="float" office:value="0.067042350126814">
            <text:p>0.067042350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07">
            <text:p>0.7907</text:p>
          </table:table-cell>
          <table:table-cell office:value-type="float" office:value="0.356">
            <text:p>0.356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51615">
            <text:p>0.851615</text:p>
          </table:table-cell>
          <table:table-cell table:formula="of:=AVERAGE([.C104:.C123])" office:value-type="float" office:value="0.4413">
            <text:p>0.4413</text:p>
          </table:table-cell>
          <table:table-cell table:formula="of:=STDEV([.B104:.B123])" office:value-type="float" office:value="0.0380874378378571">
            <text:p>0.0380874378</text:p>
          </table:table-cell>
          <table:table-cell table:formula="of:=STDEV([.C104:.C123])" office:value-type="float" office:value="0.0665224220212926">
            <text:p>0.06652242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1">
            <text:p>0.841</text:p>
          </table:table-cell>
          <table:table-cell office:value-type="float" office:value="0.4146">
            <text:p>0.4146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5553">
            <text:p>0.85553</text:p>
          </table:table-cell>
          <table:table-cell table:formula="of:=AVERAGE([.C105:.C124])" office:value-type="float" office:value="0.44694">
            <text:p>0.44694</text:p>
          </table:table-cell>
          <table:table-cell table:formula="of:=STDEV([.B105:.B124])" office:value-type="float" office:value="0.0354278079895916">
            <text:p>0.035427808</text:p>
          </table:table-cell>
          <table:table-cell table:formula="of:=STDEV([.C105:.C124])" office:value-type="float" office:value="0.0636286049542268">
            <text:p>0.06362860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857">
            <text:p>0.7857</text:p>
          </table:table-cell>
          <table:table-cell office:value-type="float" office:value="0.3274">
            <text:p>0.3274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57965">
            <text:p>0.857965</text:p>
          </table:table-cell>
          <table:table-cell table:formula="of:=AVERAGE([.C106:.C125])" office:value-type="float" office:value="0.451555">
            <text:p>0.451555</text:p>
          </table:table-cell>
          <table:table-cell table:formula="of:=STDEV([.B106:.B125])" office:value-type="float" office:value="0.0360448153071467">
            <text:p>0.0360448153</text:p>
          </table:table-cell>
          <table:table-cell table:formula="of:=STDEV([.C106:.C125])" office:value-type="float" office:value="0.0645008157843147">
            <text:p>0.064500815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83">
            <text:p>0.8583</text:p>
          </table:table-cell>
          <table:table-cell office:value-type="float" office:value="0.4483">
            <text:p>0.4483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62445">
            <text:p>0.862445</text:p>
          </table:table-cell>
          <table:table-cell table:formula="of:=AVERAGE([.C107:.C126])" office:value-type="float" office:value="0.459215">
            <text:p>0.459215</text:p>
          </table:table-cell>
          <table:table-cell table:formula="of:=STDEV([.B107:.B126])" office:value-type="float" office:value="0.0319227764753434">
            <text:p>0.0319227765</text:p>
          </table:table-cell>
          <table:table-cell table:formula="of:=STDEV([.C107:.C126])" office:value-type="float" office:value="0.0577209190848517">
            <text:p>0.057720919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21">
            <text:p>0.821</text:p>
          </table:table-cell>
          <table:table-cell office:value-type="float" office:value="0.3784">
            <text:p>0.3784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64165">
            <text:p>0.864165</text:p>
          </table:table-cell>
          <table:table-cell table:formula="of:=AVERAGE([.C108:.C127])" office:value-type="float" office:value="0.46244">
            <text:p>0.46244</text:p>
          </table:table-cell>
          <table:table-cell table:formula="of:=STDEV([.B108:.B127])" office:value-type="float" office:value="0.0326070911725784">
            <text:p>0.0326070912</text:p>
          </table:table-cell>
          <table:table-cell table:formula="of:=STDEV([.C108:.C127])" office:value-type="float" office:value="0.0588694309020976">
            <text:p>0.0588694309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895</text:p>
          </table:table-cell>
          <table:table-cell office:value-type="float" office:value="0.5265">
            <text:p>0.5265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6663">
            <text:p>0.86663</text:p>
          </table:table-cell>
          <table:table-cell table:formula="of:=AVERAGE([.C109:.C128])" office:value-type="float" office:value="0.467155">
            <text:p>0.467155</text:p>
          </table:table-cell>
          <table:table-cell table:formula="of:=STDEV([.B109:.B128])" office:value-type="float" office:value="0.0309958588065873">
            <text:p>0.0309958588</text:p>
          </table:table-cell>
          <table:table-cell table:formula="of:=STDEV([.C109:.C128])" office:value-type="float" office:value="0.0554619402454464">
            <text:p>0.055461940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5">
            <text:p>0.885</text:p>
          </table:table-cell>
          <table:table-cell office:value-type="float" office:value="0.4966">
            <text:p>0.4966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6423">
            <text:p>0.86423</text:p>
          </table:table-cell>
          <table:table-cell table:formula="of:=AVERAGE([.C110:.C129])" office:value-type="float" office:value="0.46204">
            <text:p>0.46204</text:p>
          </table:table-cell>
          <table:table-cell table:formula="of:=STDEV([.B110:.B129])" office:value-type="float" office:value="0.0305385020140667">
            <text:p>0.030538502</text:p>
          </table:table-cell>
          <table:table-cell table:formula="of:=STDEV([.C110:.C129])" office:value-type="float" office:value="0.0544080818300099">
            <text:p>0.054408081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13">
            <text:p>0.8513</text:p>
          </table:table-cell>
          <table:table-cell office:value-type="float" office:value="0.4219">
            <text:p>0.4219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63765">
            <text:p>0.863765</text:p>
          </table:table-cell>
          <table:table-cell table:formula="of:=AVERAGE([.C111:.C130])" office:value-type="float" office:value="0.460415">
            <text:p>0.460415</text:p>
          </table:table-cell>
          <table:table-cell table:formula="of:=STDEV([.B111:.B130])" office:value-type="float" office:value="0.0302752682634036">
            <text:p>0.0302752683</text:p>
          </table:table-cell>
          <table:table-cell table:formula="of:=STDEV([.C111:.C130])" office:value-type="float" office:value="0.0538035341727073">
            <text:p>0.053803534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43">
            <text:p>0.8843</text:p>
          </table:table-cell>
          <table:table-cell office:value-type="float" office:value="0.4964">
            <text:p>0.4964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65635">
            <text:p>0.865635</text:p>
          </table:table-cell>
          <table:table-cell table:formula="of:=AVERAGE([.C112:.C131])" office:value-type="float" office:value="0.46406">
            <text:p>0.46406</text:p>
          </table:table-cell>
          <table:table-cell table:formula="of:=STDEV([.B112:.B131])" office:value-type="float" office:value="0.0306179217384026">
            <text:p>0.0306179217</text:p>
          </table:table-cell>
          <table:table-cell table:formula="of:=STDEV([.C112:.C131])" office:value-type="float" office:value="0.0535255905348578">
            <text:p>0.053525590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83">
            <text:p>0.8683</text:p>
          </table:table-cell>
          <table:table-cell office:value-type="float" office:value="0.4759">
            <text:p>0.4759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64785">
            <text:p>0.864785</text:p>
          </table:table-cell>
          <table:table-cell table:formula="of:=AVERAGE([.C113:.C132])" office:value-type="float" office:value="0.462395">
            <text:p>0.462395</text:p>
          </table:table-cell>
          <table:table-cell table:formula="of:=STDEV([.B113:.B132])" office:value-type="float" office:value="0.0303068738945995">
            <text:p>0.0303068739</text:p>
          </table:table-cell>
          <table:table-cell table:formula="of:=STDEV([.C113:.C132])" office:value-type="float" office:value="0.0529818188776013">
            <text:p>0.0529818189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77">
            <text:p>0.8977</text:p>
          </table:table-cell>
          <table:table-cell office:value-type="float" office:value="0.5279">
            <text:p>0.5279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63855">
            <text:p>0.863855</text:p>
          </table:table-cell>
          <table:table-cell table:formula="of:=AVERAGE([.C114:.C133])" office:value-type="float" office:value="0.460335">
            <text:p>0.460335</text:p>
          </table:table-cell>
          <table:table-cell table:formula="of:=STDEV([.B114:.B133])" office:value-type="float" office:value="0.0304782316623383">
            <text:p>0.0304782317</text:p>
          </table:table-cell>
          <table:table-cell table:formula="of:=STDEV([.C114:.C133])" office:value-type="float" office:value="0.053229466265851">
            <text:p>0.053229466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23">
            <text:p>0.8523</text:p>
          </table:table-cell>
          <table:table-cell office:value-type="float" office:value="0.4296">
            <text:p>0.4296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6122">
            <text:p>0.86122</text:p>
          </table:table-cell>
          <table:table-cell table:formula="of:=AVERAGE([.C115:.C134])" office:value-type="float" office:value="0.45572">
            <text:p>0.45572</text:p>
          </table:table-cell>
          <table:table-cell table:formula="of:=STDEV([.B115:.B134])" office:value-type="float" office:value="0.029665407818748">
            <text:p>0.0296654078</text:p>
          </table:table-cell>
          <table:table-cell table:formula="of:=STDEV([.C115:.C134])" office:value-type="float" office:value="0.0510185580270346">
            <text:p>0.05101855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6">
            <text:p>0.856</text:p>
          </table:table-cell>
          <table:table-cell office:value-type="float" office:value="0.4454">
            <text:p>0.4454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6334">
            <text:p>0.86334</text:p>
          </table:table-cell>
          <table:table-cell table:formula="of:=AVERAGE([.C116:.C135])" office:value-type="float" office:value="0.45959">
            <text:p>0.45959</text:p>
          </table:table-cell>
          <table:table-cell table:formula="of:=STDEV([.B116:.B135])" office:value-type="float" office:value="0.0304977548785411">
            <text:p>0.0304977549</text:p>
          </table:table-cell>
          <table:table-cell table:formula="of:=STDEV([.C116:.C135])" office:value-type="float" office:value="0.0518615657303171">
            <text:p>0.051861565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53">
            <text:p>0.8553</text:p>
          </table:table-cell>
          <table:table-cell office:value-type="float" office:value="0.4408">
            <text:p>0.4408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65375">
            <text:p>0.865375</text:p>
          </table:table-cell>
          <table:table-cell table:formula="of:=AVERAGE([.C117:.C136])" office:value-type="float" office:value="0.463305">
            <text:p>0.463305</text:p>
          </table:table-cell>
          <table:table-cell table:formula="of:=STDEV([.B117:.B136])" office:value-type="float" office:value="0.031328763897869">
            <text:p>0.0313287639</text:p>
          </table:table-cell>
          <table:table-cell table:formula="of:=STDEV([.C117:.C136])" office:value-type="float" office:value="0.053429072265555">
            <text:p>0.053429072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233">
            <text:p>0.8233</text:p>
          </table:table-cell>
          <table:table-cell office:value-type="float" office:value="0.3998">
            <text:p>0.3998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6696">
            <text:p>0.86696</text:p>
          </table:table-cell>
          <table:table-cell table:formula="of:=AVERAGE([.C118:.C137])" office:value-type="float" office:value="0.465915">
            <text:p>0.465915</text:p>
          </table:table-cell>
          <table:table-cell table:formula="of:=STDEV([.B118:.B137])" office:value-type="float" office:value="0.0315929938935501">
            <text:p>0.0315929939</text:p>
          </table:table-cell>
          <table:table-cell table:formula="of:=STDEV([.C118:.C137])" office:value-type="float" office:value="0.0535466965416758">
            <text:p>0.053546696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3">
            <text:p>0.843</text:p>
          </table:table-cell>
          <table:table-cell office:value-type="float" office:value="0.4208">
            <text:p>0.4208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68495">
            <text:p>0.868495</text:p>
          </table:table-cell>
          <table:table-cell table:formula="of:=AVERAGE([.C119:.C138])" office:value-type="float" office:value="0.46785">
            <text:p>0.46785</text:p>
          </table:table-cell>
          <table:table-cell table:formula="of:=STDEV([.B119:.B138])" office:value-type="float" office:value="0.03006910418213">
            <text:p>0.0300691042</text:p>
          </table:table-cell>
          <table:table-cell table:formula="of:=STDEV([.C119:.C138])" office:value-type="float" office:value="0.0516991448570222">
            <text:p>0.0516991449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87">
            <text:p>0.8587</text:p>
          </table:table-cell>
          <table:table-cell office:value-type="float" office:value="0.4736">
            <text:p>0.473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70245">
            <text:p>0.870245</text:p>
          </table:table-cell>
          <table:table-cell table:formula="of:=AVERAGE([.C120:.C139])" office:value-type="float" office:value="0.47149">
            <text:p>0.47149</text:p>
          </table:table-cell>
          <table:table-cell table:formula="of:=STDEV([.B120:.B139])" office:value-type="float" office:value="0.0295207059357897">
            <text:p>0.0295207059</text:p>
          </table:table-cell>
          <table:table-cell table:formula="of:=STDEV([.C120:.C139])" office:value-type="float" office:value="0.050766544101406">
            <text:p>0.050766544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8">
            <text:p>0.898</text:p>
          </table:table-cell>
          <table:table-cell office:value-type="float" office:value="0.5204">
            <text:p>0.5204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67195">
            <text:p>0.867195</text:p>
          </table:table-cell>
          <table:table-cell table:formula="of:=AVERAGE([.C121:.C140])" office:value-type="float" office:value="0.465935">
            <text:p>0.465935</text:p>
          </table:table-cell>
          <table:table-cell table:formula="of:=STDEV([.B121:.B140])" office:value-type="float" office:value="0.0336400524907282">
            <text:p>0.0336400525</text:p>
          </table:table-cell>
          <table:table-cell table:formula="of:=STDEV([.C121:.C140])" office:value-type="float" office:value="0.0563003250902085">
            <text:p>0.0563003251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697">
            <text:p>0.7697</text:p>
          </table:table-cell>
          <table:table-cell office:value-type="float" office:value="0.3">
            <text:p>0.3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6456">
            <text:p>0.86456</text:p>
          </table:table-cell>
          <table:table-cell table:formula="of:=AVERAGE([.C122:.C141])" office:value-type="float" office:value="0.46114">
            <text:p>0.46114</text:p>
          </table:table-cell>
          <table:table-cell table:formula="of:=STDEV([.B122:.B141])" office:value-type="float" office:value="0.0331606837590605">
            <text:p>0.0331606838</text:p>
          </table:table-cell>
          <table:table-cell table:formula="of:=STDEV([.C122:.C141])" office:value-type="float" office:value="0.0554955607518105">
            <text:p>0.055495560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257">
            <text:p>0.5257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70825">
            <text:p>0.870825</text:p>
          </table:table-cell>
          <table:table-cell table:formula="of:=AVERAGE([.C123:.C142])" office:value-type="float" office:value="0.472055">
            <text:p>0.472055</text:p>
          </table:table-cell>
          <table:table-cell table:formula="of:=STDEV([.B123:.B142])" office:value-type="float" office:value="0.0251690677952961">
            <text:p>0.0251690678</text:p>
          </table:table-cell>
          <table:table-cell table:formula="of:=STDEV([.C123:.C142])" office:value-type="float" office:value="0.0419484705824959">
            <text:p>0.041948470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9">
            <text:p>0.869</text:p>
          </table:table-cell>
          <table:table-cell office:value-type="float" office:value="0.4688">
            <text:p>0.4688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6844">
            <text:p>0.86844</text:p>
          </table:table-cell>
          <table:table-cell table:formula="of:=AVERAGE([.C124:.C143])" office:value-type="float" office:value="0.46819">
            <text:p>0.46819</text:p>
          </table:table-cell>
          <table:table-cell table:formula="of:=STDEV([.B124:.B143])" office:value-type="float" office:value="0.0247448112583331">
            <text:p>0.0247448113</text:p>
          </table:table-cell>
          <table:table-cell table:formula="of:=STDEV([.C124:.C143])" office:value-type="float" office:value="0.0402732887839283">
            <text:p>0.040273288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97">
            <text:p>0.8897</text:p>
          </table:table-cell>
          <table:table-cell office:value-type="float" office:value="0.5069">
            <text:p>0.5069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69505">
            <text:p>0.869505</text:p>
          </table:table-cell>
          <table:table-cell table:formula="of:=AVERAGE([.C125:.C144])" office:value-type="float" office:value="0.469505">
            <text:p>0.469505</text:p>
          </table:table-cell>
          <table:table-cell table:formula="of:=STDEV([.B125:.B144])" office:value-type="float" office:value="0.0252239125267651">
            <text:p>0.0252239125</text:p>
          </table:table-cell>
          <table:table-cell table:formula="of:=STDEV([.C125:.C144])" office:value-type="float" office:value="0.0407211373406464">
            <text:p>0.040721137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3">
            <text:p>0.8753</text:p>
          </table:table-cell>
          <table:table-cell office:value-type="float" office:value="0.4806">
            <text:p>0.4806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6962">
            <text:p>0.86962</text:p>
          </table:table-cell>
          <table:table-cell table:formula="of:=AVERAGE([.C126:.C145])" office:value-type="float" office:value="0.46989">
            <text:p>0.46989</text:p>
          </table:table-cell>
          <table:table-cell table:formula="of:=STDEV([.B126:.B145])" office:value-type="float" office:value="0.0253258677827112">
            <text:p>0.0253258678</text:p>
          </table:table-cell>
          <table:table-cell table:formula="of:=STDEV([.C126:.C145])" office:value-type="float" office:value="0.0411276690063361">
            <text:p>0.041127669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27">
            <text:p>0.8927</text:p>
          </table:table-cell>
          <table:table-cell office:value-type="float" office:value="0.5128">
            <text:p>0.5128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6774">
            <text:p>0.86774</text:p>
          </table:table-cell>
          <table:table-cell table:formula="of:=AVERAGE([.C127:.C146])" office:value-type="float" office:value="0.46636">
            <text:p>0.46636</text:p>
          </table:table-cell>
          <table:table-cell table:formula="of:=STDEV([.B127:.B146])" office:value-type="float" office:value="0.0262603643699417">
            <text:p>0.0262603644</text:p>
          </table:table-cell>
          <table:table-cell table:formula="of:=STDEV([.C127:.C146])" office:value-type="float" office:value="0.043140595120703">
            <text:p>0.0431405951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03">
            <text:p>0.8703</text:p>
          </table:table-cell>
          <table:table-cell office:value-type="float" office:value="0.4727">
            <text:p>0.4727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66805">
            <text:p>0.866805</text:p>
          </table:table-cell>
          <table:table-cell table:formula="of:=AVERAGE([.C128:.C147])" office:value-type="float" office:value="0.46434">
            <text:p>0.46434</text:p>
          </table:table-cell>
          <table:table-cell table:formula="of:=STDEV([.B128:.B147])" office:value-type="float" office:value="0.0256507202114954">
            <text:p>0.0256507202</text:p>
          </table:table-cell>
          <table:table-cell table:formula="of:=STDEV([.C128:.C147])" office:value-type="float" office:value="0.0417759109636415">
            <text:p>0.041775911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7">
            <text:p>0.847</text:p>
          </table:table-cell>
          <table:table-cell office:value-type="float" office:value="0.4242">
            <text:p>0.4242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67855">
            <text:p>0.867855</text:p>
          </table:table-cell>
          <table:table-cell table:formula="of:=AVERAGE([.C129:.C148])" office:value-type="float" office:value="0.46579">
            <text:p>0.46579</text:p>
          </table:table-cell>
          <table:table-cell table:formula="of:=STDEV([.B129:.B148])" office:value-type="float" office:value="0.0262247066111731">
            <text:p>0.0262247066</text:p>
          </table:table-cell>
          <table:table-cell table:formula="of:=STDEV([.C129:.C148])" office:value-type="float" office:value="0.0425769507696606">
            <text:p>0.042576950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7">
            <text:p>0.8757</text:p>
          </table:table-cell>
          <table:table-cell office:value-type="float" office:value="0.4641">
            <text:p>0.4641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70605">
            <text:p>0.870605</text:p>
          </table:table-cell>
          <table:table-cell table:formula="of:=AVERAGE([.C130:.C149])" office:value-type="float" office:value="0.471575">
            <text:p>0.471575</text:p>
          </table:table-cell>
          <table:table-cell table:formula="of:=STDEV([.B130:.B149])" office:value-type="float" office:value="0.0268001075213868">
            <text:p>0.0268001075</text:p>
          </table:table-cell>
          <table:table-cell table:formula="of:=STDEV([.C130:.C149])" office:value-type="float" office:value="0.0444477087799751">
            <text:p>0.044447708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87">
            <text:p>0.8887</text:p>
          </table:table-cell>
          <table:table-cell office:value-type="float" office:value="0.4948">
            <text:p>0.4948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67785">
            <text:p>0.867785</text:p>
          </table:table-cell>
          <table:table-cell table:formula="of:=AVERAGE([.C131:.C150])" office:value-type="float" office:value="0.466405">
            <text:p>0.466405</text:p>
          </table:table-cell>
          <table:table-cell table:formula="of:=STDEV([.B131:.B150])" office:value-type="float" office:value="0.0291040470146607">
            <text:p>0.029104047</text:p>
          </table:table-cell>
          <table:table-cell table:formula="of:=STDEV([.C131:.C150])" office:value-type="float" office:value="0.0509071339742642">
            <text:p>0.050907134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73">
            <text:p>0.8673</text:p>
          </table:table-cell>
          <table:table-cell office:value-type="float" office:value="0.4631">
            <text:p>0.4631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67385">
            <text:p>0.867385</text:p>
          </table:table-cell>
          <table:table-cell table:formula="of:=AVERAGE([.C132:.C151])" office:value-type="float" office:value="0.46548">
            <text:p>0.46548</text:p>
          </table:table-cell>
          <table:table-cell table:formula="of:=STDEV([.B132:.B151])" office:value-type="float" office:value="0.0288553794127305">
            <text:p>0.0288553794</text:p>
          </table:table-cell>
          <table:table-cell table:formula="of:=STDEV([.C132:.C151])" office:value-type="float" office:value="0.0505307160364653">
            <text:p>0.05053071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97">
            <text:p>0.8497</text:p>
          </table:table-cell>
          <table:table-cell office:value-type="float" office:value="0.4347">
            <text:p>0.4347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69005">
            <text:p>0.869005</text:p>
          </table:table-cell>
          <table:table-cell table:formula="of:=AVERAGE([.C133:.C152])" office:value-type="float" office:value="0.46877">
            <text:p>0.46877</text:p>
          </table:table-cell>
          <table:table-cell table:formula="of:=STDEV([.B133:.B152])" office:value-type="float" office:value="0.0297461094315843">
            <text:p>0.0297461094</text:p>
          </table:table-cell>
          <table:table-cell table:formula="of:=STDEV([.C133:.C152])" office:value-type="float" office:value="0.0524723797018865">
            <text:p>0.0524723797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office:value-type="float" office:value="0.4356">
            <text:p>0.4356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70735">
            <text:p>0.870735</text:p>
          </table:table-cell>
          <table:table-cell table:formula="of:=AVERAGE([.C134:.C153])" office:value-type="float" office:value="0.4726">
            <text:p>0.4726</text:p>
          </table:table-cell>
          <table:table-cell table:formula="of:=STDEV([.B134:.B153])" office:value-type="float" office:value="0.0295698864423002">
            <text:p>0.0295698864</text:p>
          </table:table-cell>
          <table:table-cell table:formula="of:=STDEV([.C134:.C153])" office:value-type="float" office:value="0.0526499462687785">
            <text:p>0.052649946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47">
            <text:p>0.8947</text:p>
          </table:table-cell>
          <table:table-cell office:value-type="float" office:value="0.507">
            <text:p>0.507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70985">
            <text:p>0.870985</text:p>
          </table:table-cell>
          <table:table-cell table:formula="of:=AVERAGE([.C135:.C154])" office:value-type="float" office:value="0.47266">
            <text:p>0.47266</text:p>
          </table:table-cell>
          <table:table-cell table:formula="of:=STDEV([.B135:.B154])" office:value-type="float" office:value="0.0293612575917385">
            <text:p>0.0293612576</text:p>
          </table:table-cell>
          <table:table-cell table:formula="of:=STDEV([.C135:.C154])" office:value-type="float" office:value="0.0526062273680097">
            <text:p>0.0526062274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7">
            <text:p>0.8967</text:p>
          </table:table-cell>
          <table:table-cell office:value-type="float" office:value="0.5197">
            <text:p>0.5197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68635">
            <text:p>0.868635</text:p>
          </table:table-cell>
          <table:table-cell table:formula="of:=AVERAGE([.C136:.C155])" office:value-type="float" office:value="0.46839">
            <text:p>0.46839</text:p>
          </table:table-cell>
          <table:table-cell table:formula="of:=STDEV([.B136:.B155])" office:value-type="float" office:value="0.0292439156964856">
            <text:p>0.0292439157</text:p>
          </table:table-cell>
          <table:table-cell table:formula="of:=STDEV([.C136:.C155])" office:value-type="float" office:value="0.0531354366838078">
            <text:p>0.0531354367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">
            <text:p>0.887</text:p>
          </table:table-cell>
          <table:table-cell office:value-type="float" office:value="0.493">
            <text:p>0.493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67815">
            <text:p>0.867815</text:p>
          </table:table-cell>
          <table:table-cell table:formula="of:=AVERAGE([.C137:.C156])" office:value-type="float" office:value="0.46711">
            <text:p>0.46711</text:p>
          </table:table-cell>
          <table:table-cell table:formula="of:=STDEV([.B137:.B156])" office:value-type="float" office:value="0.0286392310062889">
            <text:p>0.028639231</text:p>
          </table:table-cell>
          <table:table-cell table:formula="of:=STDEV([.C137:.C156])" office:value-type="float" office:value="0.0521332493156769">
            <text:p>0.052133249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54">
            <text:p>0.854</text:p>
          </table:table-cell>
          <table:table-cell office:value-type="float" office:value="0.4385">
            <text:p>0.4385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68">
            <text:p>0.868</text:p>
          </table:table-cell>
          <table:table-cell table:formula="of:=AVERAGE([.C138:.C157])" office:value-type="float" office:value="0.46716">
            <text:p>0.46716</text:p>
          </table:table-cell>
          <table:table-cell table:formula="of:=STDEV([.B138:.B157])" office:value-type="float" office:value="0.0287812804660105">
            <text:p>0.0287812805</text:p>
          </table:table-cell>
          <table:table-cell table:formula="of:=STDEV([.C138:.C157])" office:value-type="float" office:value="0.0521598595413027">
            <text:p>0.052159859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8">
            <text:p>0.878</text:p>
          </table:table-cell>
          <table:table-cell office:value-type="float" office:value="0.4936">
            <text:p>0.4936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69365">
            <text:p>0.869365</text:p>
          </table:table-cell>
          <table:table-cell table:formula="of:=AVERAGE([.C139:.C158])" office:value-type="float" office:value="0.470235">
            <text:p>0.470235</text:p>
          </table:table-cell>
          <table:table-cell table:formula="of:=STDEV([.B139:.B158])" office:value-type="float" office:value="0.0287296889352424">
            <text:p>0.0287296889</text:p>
          </table:table-cell>
          <table:table-cell table:formula="of:=STDEV([.C139:.C158])" office:value-type="float" office:value="0.0521941343246033">
            <text:p>0.052194134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77">
            <text:p>0.7977</text:p>
          </table:table-cell>
          <table:table-cell office:value-type="float" office:value="0.3625">
            <text:p>0.3625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6415">
            <text:p>0.86415</text:p>
          </table:table-cell>
          <table:table-cell table:formula="of:=AVERAGE([.C140:.C159])" office:value-type="float" office:value="0.46086">
            <text:p>0.46086</text:p>
          </table:table-cell>
          <table:table-cell table:formula="of:=STDEV([.B140:.B159])" office:value-type="float" office:value="0.0357003685665775">
            <text:p>0.0357003686</text:p>
          </table:table-cell>
          <table:table-cell table:formula="of:=STDEV([.C140:.C159])" office:value-type="float" office:value="0.0634104789613299">
            <text:p>0.063410479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3">
            <text:p>0.8453</text:p>
          </table:table-cell>
          <table:table-cell office:value-type="float" office:value="0.4245">
            <text:p>0.4245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6925">
            <text:p>0.86925</text:p>
          </table:table-cell>
          <table:table-cell table:formula="of:=AVERAGE([.C141:.C160])" office:value-type="float" office:value="0.46926">
            <text:p>0.46926</text:p>
          </table:table-cell>
          <table:table-cell table:formula="of:=STDEV([.B141:.B160])" office:value-type="float" office:value="0.0328824141129379">
            <text:p>0.0328824141</text:p>
          </table:table-cell>
          <table:table-cell table:formula="of:=STDEV([.C141:.C160])" office:value-type="float" office:value="0.0607673423372854">
            <text:p>0.060767342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5">
            <text:p>0.895</text:p>
          </table:table-cell>
          <table:table-cell office:value-type="float" office:value="0.5183">
            <text:p>0.5183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70335">
            <text:p>0.870335</text:p>
          </table:table-cell>
          <table:table-cell table:formula="of:=AVERAGE([.C142:.C161])" office:value-type="float" office:value="0.470955">
            <text:p>0.470955</text:p>
          </table:table-cell>
          <table:table-cell table:formula="of:=STDEV([.B142:.B161])" office:value-type="float" office:value="0.0324051047797947">
            <text:p>0.0324051048</text:p>
          </table:table-cell>
          <table:table-cell table:formula="of:=STDEV([.C142:.C161])" office:value-type="float" office:value="0.0599200122531784">
            <text:p>0.059920012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4484">
            <text:p>0.4484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7037">
            <text:p>0.87037</text:p>
          </table:table-cell>
          <table:table-cell table:formula="of:=AVERAGE([.C143:.C162])" office:value-type="float" office:value="0.47076">
            <text:p>0.47076</text:p>
          </table:table-cell>
          <table:table-cell table:formula="of:=STDEV([.B143:.B162])" office:value-type="float" office:value="0.0324335125578792">
            <text:p>0.0324335126</text:p>
          </table:table-cell>
          <table:table-cell table:formula="of:=STDEV([.C143:.C162])" office:value-type="float" office:value="0.0597639690783669">
            <text:p>0.0597639691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3">
            <text:p>0.8903</text:p>
          </table:table-cell>
          <table:table-cell office:value-type="float" office:value="0.4951">
            <text:p>0.4951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72855">
            <text:p>0.872855</text:p>
          </table:table-cell>
          <table:table-cell table:formula="of:=AVERAGE([.C144:.C163])" office:value-type="float" office:value="0.475055">
            <text:p>0.475055</text:p>
          </table:table-cell>
          <table:table-cell table:formula="of:=STDEV([.B144:.B163])" office:value-type="float" office:value="0.0326935769484498">
            <text:p>0.0326935769</text:p>
          </table:table-cell>
          <table:table-cell table:formula="of:=STDEV([.C144:.C163])" office:value-type="float" office:value="0.0611432009819227">
            <text:p>0.061143201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2">
            <text:p>0.892</text:p>
          </table:table-cell>
          <table:table-cell office:value-type="float" office:value="0.5146">
            <text:p>0.5146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70725">
            <text:p>0.870725</text:p>
          </table:table-cell>
          <table:table-cell table:formula="of:=AVERAGE([.C145:.C164])" office:value-type="float" office:value="0.47132">
            <text:p>0.47132</text:p>
          </table:table-cell>
          <table:table-cell table:formula="of:=STDEV([.B145:.B164])" office:value-type="float" office:value="0.0328843567833192">
            <text:p>0.0328843568</text:p>
          </table:table-cell>
          <table:table-cell table:formula="of:=STDEV([.C145:.C164])" office:value-type="float" office:value="0.0621279206662817">
            <text:p>0.062127920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77">
            <text:p>0.8377</text:p>
          </table:table-cell>
          <table:table-cell office:value-type="float" office:value="0.41">
            <text:p>0.41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6946">
            <text:p>0.86946</text:p>
          </table:table-cell>
          <table:table-cell table:formula="of:=AVERAGE([.C146:.C165])" office:value-type="float" office:value="0.4693">
            <text:p>0.4693</text:p>
          </table:table-cell>
          <table:table-cell table:formula="of:=STDEV([.B146:.B165])" office:value-type="float" office:value="0.0325073335855481">
            <text:p>0.0325073336</text:p>
          </table:table-cell>
          <table:table-cell table:formula="of:=STDEV([.C146:.C165])" office:value-type="float" office:value="0.0612979007110272">
            <text:p>0.061297900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4">
            <text:p>0.874</text:p>
          </table:table-cell>
          <table:table-cell office:value-type="float" office:value="0.4724">
            <text:p>0.4724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6931">
            <text:p>0.86931</text:p>
          </table:table-cell>
          <table:table-cell table:formula="of:=AVERAGE([.C147:.C166])" office:value-type="float" office:value="0.46879">
            <text:p>0.46879</text:p>
          </table:table-cell>
          <table:table-cell table:formula="of:=STDEV([.B147:.B166])" office:value-type="float" office:value="0.0326681222375318">
            <text:p>0.0326681222</text:p>
          </table:table-cell>
          <table:table-cell table:formula="of:=STDEV([.C147:.C166])" office:value-type="float" office:value="0.0618571265519435">
            <text:p>0.0618571266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13">
            <text:p>0.8913</text:p>
          </table:table-cell>
          <table:table-cell office:value-type="float" office:value="0.5017">
            <text:p>0.5017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70395">
            <text:p>0.870395</text:p>
          </table:table-cell>
          <table:table-cell table:formula="of:=AVERAGE([.C148:.C167])" office:value-type="float" office:value="0.47082">
            <text:p>0.47082</text:p>
          </table:table-cell>
          <table:table-cell table:formula="of:=STDEV([.B148:.B167])" office:value-type="float" office:value="0.0331883060413565">
            <text:p>0.033188306</text:p>
          </table:table-cell>
          <table:table-cell table:formula="of:=STDEV([.C148:.C167])" office:value-type="float" office:value="0.0626430371650606">
            <text:p>0.062643037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">
            <text:p>0.902</text:p>
          </table:table-cell>
          <table:table-cell office:value-type="float" office:value="0.5399">
            <text:p>0.5399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7033">
            <text:p>0.87033</text:p>
          </table:table-cell>
          <table:table-cell table:formula="of:=AVERAGE([.C149:.C168])" office:value-type="float" office:value="0.47086">
            <text:p>0.47086</text:p>
          </table:table-cell>
          <table:table-cell table:formula="of:=STDEV([.B149:.B168])" office:value-type="float" office:value="0.0331464549188026">
            <text:p>0.0331464549</text:p>
          </table:table-cell>
          <table:table-cell table:formula="of:=STDEV([.C149:.C168])" office:value-type="float" office:value="0.0626640449246279">
            <text:p>0.0626640449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193">
            <text:p>0.8193</text:p>
          </table:table-cell>
          <table:table-cell office:value-type="float" office:value="0.3607">
            <text:p>0.3607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63645">
            <text:p>0.863645</text:p>
          </table:table-cell>
          <table:table-cell table:formula="of:=AVERAGE([.C150:.C169])" office:value-type="float" office:value="0.45935">
            <text:p>0.45935</text:p>
          </table:table-cell>
          <table:table-cell table:formula="of:=STDEV([.B150:.B169])" office:value-type="float" office:value="0.0393288493950286">
            <text:p>0.0393288494</text:p>
          </table:table-cell>
          <table:table-cell table:formula="of:=STDEV([.C150:.C169])" office:value-type="float" office:value="0.0700245408109862">
            <text:p>0.070024540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07">
            <text:p>0.8807</text:p>
          </table:table-cell>
          <table:table-cell office:value-type="float" office:value="0.4763">
            <text:p>0.4763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66595">
            <text:p>0.866595</text:p>
          </table:table-cell>
          <table:table-cell table:formula="of:=AVERAGE([.C151:.C170])" office:value-type="float" office:value="0.46551">
            <text:p>0.46551</text:p>
          </table:table-cell>
          <table:table-cell table:formula="of:=STDEV([.B151:.B170])" office:value-type="float" office:value="0.0380184508530156">
            <text:p>0.0380184509</text:p>
          </table:table-cell>
          <table:table-cell table:formula="of:=STDEV([.C151:.C170])" office:value-type="float" office:value="0.0662043320255357">
            <text:p>0.06620433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289">
            <text:p>0.5289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67175">
            <text:p>0.867175</text:p>
          </table:table-cell>
          <table:table-cell table:formula="of:=AVERAGE([.C152:.C171])" office:value-type="float" office:value="0.466665">
            <text:p>0.466665</text:p>
          </table:table-cell>
          <table:table-cell table:formula="of:=STDEV([.B152:.B171])" office:value-type="float" office:value="0.0383321477696147">
            <text:p>0.0383321478</text:p>
          </table:table-cell>
          <table:table-cell table:formula="of:=STDEV([.C152:.C171])" office:value-type="float" office:value="0.0666027838441418">
            <text:p>0.066602783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43">
            <text:p>0.8843</text:p>
          </table:table-cell>
          <table:table-cell office:value-type="float" office:value="0.5113">
            <text:p>0.5113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64675">
            <text:p>0.864675</text:p>
          </table:table-cell>
          <table:table-cell table:formula="of:=AVERAGE([.C153:.C172])" office:value-type="float" office:value="0.46167">
            <text:p>0.46167</text:p>
          </table:table-cell>
          <table:table-cell table:formula="of:=STDEV([.B153:.B172])" office:value-type="float" office:value="0.0377249167276121">
            <text:p>0.0377249167</text:p>
          </table:table-cell>
          <table:table-cell table:formula="of:=STDEV([.C153:.C172])" office:value-type="float" office:value="0.06542538618835">
            <text:p>0.065425386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4368">
            <text:p>0.4368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6521">
            <text:p>0.86521</text:p>
          </table:table-cell>
          <table:table-cell table:formula="of:=AVERAGE([.C154:.C173])" office:value-type="float" office:value="0.462145">
            <text:p>0.462145</text:p>
          </table:table-cell>
          <table:table-cell table:formula="of:=STDEV([.B154:.B173])" office:value-type="float" office:value="0.0380919648938419">
            <text:p>0.0380919649</text:p>
          </table:table-cell>
          <table:table-cell table:formula="of:=STDEV([.C154:.C173])" office:value-type="float" office:value="0.0658378588495611">
            <text:p>0.065837858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77">
            <text:p>0.8477</text:p>
          </table:table-cell>
          <table:table-cell office:value-type="float" office:value="0.4216">
            <text:p>0.4216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6756">
            <text:p>0.86756</text:p>
          </table:table-cell>
          <table:table-cell table:formula="of:=AVERAGE([.C155:.C174])" office:value-type="float" office:value="0.466825">
            <text:p>0.466825</text:p>
          </table:table-cell>
          <table:table-cell table:formula="of:=STDEV([.B155:.B174])" office:value-type="float" office:value="0.0385512427269145">
            <text:p>0.0385512427</text:p>
          </table:table-cell>
          <table:table-cell table:formula="of:=STDEV([.C155:.C174])" office:value-type="float" office:value="0.067252930869415">
            <text:p>0.0672529309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03">
            <text:p>0.8803</text:p>
          </table:table-cell>
          <table:table-cell office:value-type="float" office:value="0.4941">
            <text:p>0.4941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6986">
            <text:p>0.86986</text:p>
          </table:table-cell>
          <table:table-cell table:formula="of:=AVERAGE([.C156:.C175])" office:value-type="float" office:value="0.471475">
            <text:p>0.471475</text:p>
          </table:table-cell>
          <table:table-cell table:formula="of:=STDEV([.B156:.B175])" office:value-type="float" office:value="0.0386760145990142">
            <text:p>0.0386760146</text:p>
          </table:table-cell>
          <table:table-cell table:formula="of:=STDEV([.C156:.C175])" office:value-type="float" office:value="0.0671764673316325">
            <text:p>0.067176467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7">
            <text:p>0.8907</text:p>
          </table:table-cell>
          <table:table-cell office:value-type="float" office:value="0.494">
            <text:p>0.494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6958">
            <text:p>0.86958</text:p>
          </table:table-cell>
          <table:table-cell table:formula="of:=AVERAGE([.C157:.C176])" office:value-type="float" office:value="0.47094">
            <text:p>0.47094</text:p>
          </table:table-cell>
          <table:table-cell table:formula="of:=STDEV([.B157:.B176])" office:value-type="float" office:value="0.0386166803337625">
            <text:p>0.0386166803</text:p>
          </table:table-cell>
          <table:table-cell table:formula="of:=STDEV([.C157:.C176])" office:value-type="float" office:value="0.067029242636487">
            <text:p>0.0670292426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13">
            <text:p>0.8813</text:p>
          </table:table-cell>
          <table:table-cell office:value-type="float" office:value="0.5">
            <text:p>0.5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6968">
            <text:p>0.86968</text:p>
          </table:table-cell>
          <table:table-cell table:formula="of:=AVERAGE([.C158:.C177])" office:value-type="float" office:value="0.47134">
            <text:p>0.47134</text:p>
          </table:table-cell>
          <table:table-cell table:formula="of:=STDEV([.B158:.B177])" office:value-type="float" office:value="0.0386767929873907">
            <text:p>0.038676793</text:p>
          </table:table-cell>
          <table:table-cell table:formula="of:=STDEV([.C158:.C177])" office:value-type="float" office:value="0.067197755288324">
            <text:p>0.067197755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737">
            <text:p>0.7737</text:p>
          </table:table-cell>
          <table:table-cell office:value-type="float" office:value="0.3061">
            <text:p>0.3061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6838">
            <text:p>0.86838</text:p>
          </table:table-cell>
          <table:table-cell table:formula="of:=AVERAGE([.C159:.C178])" office:value-type="float" office:value="0.468555">
            <text:p>0.468555</text:p>
          </table:table-cell>
          <table:table-cell table:formula="of:=STDEV([.B159:.B178])" office:value-type="float" office:value="0.0387026124509227">
            <text:p>0.0387026125</text:p>
          </table:table-cell>
          <table:table-cell table:formula="of:=STDEV([.C159:.C178])" office:value-type="float" office:value="0.0671015999103324">
            <text:p>0.0671015999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7">
            <text:p>0.8997</text:p>
          </table:table-cell>
          <table:table-cell office:value-type="float" office:value="0.5305">
            <text:p>0.5305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7383">
            <text:p>0.87383</text:p>
          </table:table-cell>
          <table:table-cell table:formula="of:=AVERAGE([.C160:.C179])" office:value-type="float" office:value="0.478485">
            <text:p>0.478485</text:p>
          </table:table-cell>
          <table:table-cell table:formula="of:=STDEV([.B160:.B179])" office:value-type="float" office:value="0.0317114141828094">
            <text:p>0.0317114142</text:p>
          </table:table-cell>
          <table:table-cell table:formula="of:=STDEV([.C160:.C179])" office:value-type="float" office:value="0.0554847563228904">
            <text:p>0.055484756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7">
            <text:p>0.867</text:p>
          </table:table-cell>
          <table:table-cell office:value-type="float" office:value="0.4584">
            <text:p>0.4584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7373">
            <text:p>0.87373</text:p>
          </table:table-cell>
          <table:table-cell table:formula="of:=AVERAGE([.C161:.C180])" office:value-type="float" office:value="0.478325">
            <text:p>0.478325</text:p>
          </table:table-cell>
          <table:table-cell table:formula="of:=STDEV([.B161:.B180])" office:value-type="float" office:value="0.031628586337113">
            <text:p>0.0316285863</text:p>
          </table:table-cell>
          <table:table-cell table:formula="of:=STDEV([.C161:.C180])" office:value-type="float" office:value="0.0553312691170667">
            <text:p>0.055331269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44">
            <text:p>0.5144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75215">
            <text:p>0.875215</text:p>
          </table:table-cell>
          <table:table-cell table:formula="of:=AVERAGE([.C162:.C181])" office:value-type="float" office:value="0.481385">
            <text:p>0.481385</text:p>
          </table:table-cell>
          <table:table-cell table:formula="of:=STDEV([.B162:.B181])" office:value-type="float" office:value="0.0319911217124541">
            <text:p>0.0319911217</text:p>
          </table:table-cell>
          <table:table-cell table:formula="of:=STDEV([.C162:.C181])" office:value-type="float" office:value="0.0558610991185892">
            <text:p>0.055861099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343">
            <text:p>0.5343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7533">
            <text:p>0.87533</text:p>
          </table:table-cell>
          <table:table-cell table:formula="of:=AVERAGE([.C163:.C182])" office:value-type="float" office:value="0.481675">
            <text:p>0.481675</text:p>
          </table:table-cell>
          <table:table-cell table:formula="of:=STDEV([.B163:.B182])" office:value-type="float" office:value="0.0320726658501728">
            <text:p>0.0320726659</text:p>
          </table:table-cell>
          <table:table-cell table:formula="of:=STDEV([.C163:.C182])" office:value-type="float" office:value="0.0560562299932187">
            <text:p>0.0560562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77">
            <text:p>0.8477</text:p>
          </table:table-cell>
          <table:table-cell office:value-type="float" office:value="0.4204">
            <text:p>0.4204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75295">
            <text:p>0.875295</text:p>
          </table:table-cell>
          <table:table-cell table:formula="of:=AVERAGE([.C164:.C183])" office:value-type="float" office:value="0.48141">
            <text:p>0.48141</text:p>
          </table:table-cell>
          <table:table-cell table:formula="of:=STDEV([.B164:.B183])" office:value-type="float" office:value="0.032045041902396">
            <text:p>0.0320450419</text:p>
          </table:table-cell>
          <table:table-cell table:formula="of:=STDEV([.C164:.C183])" office:value-type="float" office:value="0.0558063276925325">
            <text:p>0.0558063277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667">
            <text:p>0.8667</text:p>
          </table:table-cell>
          <table:table-cell office:value-type="float" office:value="0.4742">
            <text:p>0.4742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77545">
            <text:p>0.877545</text:p>
          </table:table-cell>
          <table:table-cell table:formula="of:=AVERAGE([.C165:.C184])" office:value-type="float" office:value="0.485315">
            <text:p>0.485315</text:p>
          </table:table-cell>
          <table:table-cell table:formula="of:=STDEV([.B165:.B184])" office:value-type="float" office:value="0.0315819814551206">
            <text:p>0.0315819815</text:p>
          </table:table-cell>
          <table:table-cell table:formula="of:=STDEV([.C165:.C184])" office:value-type="float" office:value="0.0540162965175667">
            <text:p>0.054016296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347">
            <text:p>0.8347</text:p>
          </table:table-cell>
          <table:table-cell office:value-type="float" office:value="0.3998">
            <text:p>0.3998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7816">
            <text:p>0.87816</text:p>
          </table:table-cell>
          <table:table-cell table:formula="of:=AVERAGE([.C166:.C185])" office:value-type="float" office:value="0.486425">
            <text:p>0.486425</text:p>
          </table:table-cell>
          <table:table-cell table:formula="of:=STDEV([.B166:.B185])" office:value-type="float" office:value="0.0314792730471806">
            <text:p>0.031479273</text:p>
          </table:table-cell>
          <table:table-cell table:formula="of:=STDEV([.C166:.C185])" office:value-type="float" office:value="0.0540039654976714">
            <text:p>0.054003965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7">
            <text:p>0.8957</text:p>
          </table:table-cell>
          <table:table-cell office:value-type="float" office:value="0.513">
            <text:p>0.513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8081">
            <text:p>0.88081</text:p>
          </table:table-cell>
          <table:table-cell table:formula="of:=AVERAGE([.C167:.C186])" office:value-type="float" office:value="0.49181">
            <text:p>0.49181</text:p>
          </table:table-cell>
          <table:table-cell table:formula="of:=STDEV([.B167:.B186])" office:value-type="float" office:value="0.0298149891656423">
            <text:p>0.0298149892</text:p>
          </table:table-cell>
          <table:table-cell table:formula="of:=STDEV([.C167:.C186])" office:value-type="float" office:value="0.0501431834061746">
            <text:p>0.0501431834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">
            <text:p>0.89</text:p>
          </table:table-cell>
          <table:table-cell office:value-type="float" office:value="0.5025">
            <text:p>0.5025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8079">
            <text:p>0.88079</text:p>
          </table:table-cell>
          <table:table-cell table:formula="of:=AVERAGE([.C168:.C187])" office:value-type="float" office:value="0.49205">
            <text:p>0.49205</text:p>
          </table:table-cell>
          <table:table-cell table:formula="of:=STDEV([.B168:.B187])" office:value-type="float" office:value="0.0298046075561975">
            <text:p>0.0298046076</text:p>
          </table:table-cell>
          <table:table-cell table:formula="of:=STDEV([.C168:.C187])" office:value-type="float" office:value="0.0502612909545811">
            <text:p>0.05026129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683">
            <text:p>0.7683</text:p>
          </table:table-cell>
          <table:table-cell office:value-type="float" office:value="0.3097">
            <text:p>0.3097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80625">
            <text:p>0.880625</text:p>
          </table:table-cell>
          <table:table-cell table:formula="of:=AVERAGE([.C169:.C188])" office:value-type="float" office:value="0.491295">
            <text:p>0.491295</text:p>
          </table:table-cell>
          <table:table-cell table:formula="of:=STDEV([.B169:.B188])" office:value-type="float" office:value="0.0297600381118885">
            <text:p>0.0297600381</text:p>
          </table:table-cell>
          <table:table-cell table:formula="of:=STDEV([.C169:.C188])" office:value-type="float" office:value="0.0502094400329366">
            <text:p>0.05020944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83">
            <text:p>0.8783</text:p>
          </table:table-cell>
          <table:table-cell office:value-type="float" office:value="0.4839">
            <text:p>0.4839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8711">
            <text:p>0.88711</text:p>
          </table:table-cell>
          <table:table-cell table:formula="of:=AVERAGE([.C170:.C189])" office:value-type="float" office:value="0.5016">
            <text:p>0.5016</text:p>
          </table:table-cell>
          <table:table-cell table:formula="of:=STDEV([.B170:.B189])" office:value-type="float" office:value="0.0139008102755123">
            <text:p>0.0139008103</text:p>
          </table:table-cell>
          <table:table-cell table:formula="of:=STDEV([.C170:.C189])" office:value-type="float" office:value="0.0265554633094388">
            <text:p>0.026555463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3">
            <text:p>0.8923</text:p>
          </table:table-cell>
          <table:table-cell office:value-type="float" office:value="0.4994">
            <text:p>0.4994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8771">
            <text:p>0.88771</text:p>
          </table:table-cell>
          <table:table-cell table:formula="of:=AVERAGE([.C171:.C190])" office:value-type="float" office:value="0.502125">
            <text:p>0.502125</text:p>
          </table:table-cell>
          <table:table-cell table:formula="of:=STDEV([.B171:.B190])" office:value-type="float" office:value="0.0137587828409041">
            <text:p>0.0137587828</text:p>
          </table:table-cell>
          <table:table-cell table:formula="of:=STDEV([.C171:.C190])" office:value-type="float" office:value="0.0262895791842359">
            <text:p>0.026289579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97">
            <text:p>0.8497</text:p>
          </table:table-cell>
          <table:table-cell office:value-type="float" office:value="0.429">
            <text:p>0.429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87845">
            <text:p>0.887845</text:p>
          </table:table-cell>
          <table:table-cell table:formula="of:=AVERAGE([.C172:.C191])" office:value-type="float" office:value="0.502825">
            <text:p>0.502825</text:p>
          </table:table-cell>
          <table:table-cell table:formula="of:=STDEV([.B172:.B191])" office:value-type="float" office:value="0.0138193028615393">
            <text:p>0.0138193029</text:p>
          </table:table-cell>
          <table:table-cell table:formula="of:=STDEV([.C172:.C191])" office:value-type="float" office:value="0.0263993595416731">
            <text:p>0.026399359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">
            <text:p>0.895</text:p>
          </table:table-cell>
          <table:table-cell office:value-type="float" office:value="0.5208">
            <text:p>0.5208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021">
            <text:p>0.89021</text:p>
          </table:table-cell>
          <table:table-cell table:formula="of:=AVERAGE([.C173:.C192])" office:value-type="float" office:value="0.50733">
            <text:p>0.50733</text:p>
          </table:table-cell>
          <table:table-cell table:formula="of:=STDEV([.B173:.B192])" office:value-type="float" office:value="0.010626179191531">
            <text:p>0.0106261792</text:p>
          </table:table-cell>
          <table:table-cell table:formula="of:=STDEV([.C173:.C192])" office:value-type="float" office:value="0.0200662612886722">
            <text:p>0.020066261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">
            <text:p>0.897</text:p>
          </table:table-cell>
          <table:table-cell office:value-type="float" office:value="0.5304">
            <text:p>0.5304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89975">
            <text:p>0.889975</text:p>
          </table:table-cell>
          <table:table-cell table:formula="of:=AVERAGE([.C174:.C193])" office:value-type="float" office:value="0.50657">
            <text:p>0.50657</text:p>
          </table:table-cell>
          <table:table-cell table:formula="of:=STDEV([.B174:.B193])" office:value-type="float" office:value="0.0105664750383864">
            <text:p>0.010566475</text:p>
          </table:table-cell>
          <table:table-cell table:formula="of:=STDEV([.C174:.C193])" office:value-type="float" office:value="0.019815520233021">
            <text:p>0.019815520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7">
            <text:p>0.8937</text:p>
          </table:table-cell>
          <table:table-cell office:value-type="float" office:value="0.5146">
            <text:p>0.5146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8859">
            <text:p>0.88859</text:p>
          </table:table-cell>
          <table:table-cell table:formula="of:=AVERAGE([.C175:.C194])" office:value-type="float" office:value="0.50314">
            <text:p>0.50314</text:p>
          </table:table-cell>
          <table:table-cell table:formula="of:=STDEV([.B175:.B194])" office:value-type="float" office:value="0.0113811894670202">
            <text:p>0.0113811895</text:p>
          </table:table-cell>
          <table:table-cell table:formula="of:=STDEV([.C175:.C194])" office:value-type="float" office:value="0.0213512331703519">
            <text:p>0.021351233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47">
            <text:p>0.8747</text:p>
          </table:table-cell>
          <table:table-cell office:value-type="float" office:value="0.4834">
            <text:p>0.4834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8859">
            <text:p>0.88859</text:p>
          </table:table-cell>
          <table:table-cell table:formula="of:=AVERAGE([.C176:.C195])" office:value-type="float" office:value="0.502725">
            <text:p>0.502725</text:p>
          </table:table-cell>
          <table:table-cell table:formula="of:=STDEV([.B176:.B195])" office:value-type="float" office:value="0.0113811894670202">
            <text:p>0.0113811895</text:p>
          </table:table-cell>
          <table:table-cell table:formula="of:=STDEV([.C176:.C195])" office:value-type="float" office:value="0.0211968685621746">
            <text:p>0.0211968686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7">
            <text:p>0.8927</text:p>
          </table:table-cell>
          <table:table-cell office:value-type="float" office:value="0.502">
            <text:p>0.502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8967">
            <text:p>0.88967</text:p>
          </table:table-cell>
          <table:table-cell table:formula="of:=AVERAGE([.C177:.C196])" office:value-type="float" office:value="0.504795">
            <text:p>0.504795</text:p>
          </table:table-cell>
          <table:table-cell table:formula="of:=STDEV([.B177:.B196])" office:value-type="float" office:value="0.0110126291138856">
            <text:p>0.0110126291</text:p>
          </table:table-cell>
          <table:table-cell table:formula="of:=STDEV([.C177:.C196])" office:value-type="float" office:value="0.021231790340257">
            <text:p>0.021231790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553">
            <text:p>0.8553</text:p>
          </table:table-cell>
          <table:table-cell office:value-type="float" office:value="0.4443">
            <text:p>0.4443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8875">
            <text:p>0.88875</text:p>
          </table:table-cell>
          <table:table-cell table:formula="of:=AVERAGE([.C178:.C197])" office:value-type="float" office:value="0.502995">
            <text:p>0.502995</text:p>
          </table:table-cell>
          <table:table-cell table:formula="of:=STDEV([.B178:.B197])" office:value-type="float" office:value="0.0115037979998369">
            <text:p>0.011503798</text:p>
          </table:table-cell>
          <table:table-cell table:formula="of:=STDEV([.C178:.C197])" office:value-type="float" office:value="0.02293862463183">
            <text:p>0.0229386246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827">
            <text:p>0.8827</text:p>
          </table:table-cell>
          <table:table-cell office:value-type="float" office:value="0.5047">
            <text:p>0.5047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8997">
            <text:p>0.88997</text:p>
          </table:table-cell>
          <table:table-cell table:formula="of:=AVERAGE([.C179:.C198])" office:value-type="float" office:value="0.50533">
            <text:p>0.50533</text:p>
          </table:table-cell>
          <table:table-cell table:formula="of:=STDEV([.B179:.B198])" office:value-type="float" office:value="0.00872878480720691">
            <text:p>0.0087287848</text:p>
          </table:table-cell>
          <table:table-cell table:formula="of:=STDEV([.C179:.C198])" office:value-type="float" office:value="0.0186196868083785">
            <text:p>0.018619686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7">
            <text:p>0.8977</text:p>
          </table:table-cell>
          <table:table-cell office:value-type="float" office:value="0.5273">
            <text:p>0.5273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8865">
            <text:p>0.88865</text:p>
          </table:table-cell>
          <table:table-cell table:formula="of:=AVERAGE([.C180:.C199])" office:value-type="float" office:value="0.50247">
            <text:p>0.50247</text:p>
          </table:table-cell>
          <table:table-cell table:formula="of:=STDEV([.B180:.B199])" office:value-type="float" office:value="0.0114561176486167">
            <text:p>0.0114561176</text:p>
          </table:table-cell>
          <table:table-cell table:formula="of:=STDEV([.C180:.C199])" office:value-type="float" office:value="0.0226732882485095">
            <text:p>0.022673288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7">
            <text:p>0.8967</text:p>
          </table:table-cell>
          <table:table-cell office:value-type="float" office:value="0.5196">
            <text:p>0.5196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874">
            <text:p>0.8874</text:p>
          </table:table-cell>
          <table:table-cell table:formula="of:=AVERAGE([.C181:.C200])" office:value-type="float" office:value="0.49946">
            <text:p>0.49946</text:p>
          </table:table-cell>
          <table:table-cell table:formula="of:=STDEV([.B181:.B200])" office:value-type="float" office:value="0.0117761132002568">
            <text:p>0.0117761132</text:p>
          </table:table-cell>
          <table:table-cell table:formula="of:=STDEV([.C181:.C200])" office:value-type="float" office:value="0.0231934518889775">
            <text:p>0.023193451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">
            <text:p>0.898</text:p>
          </table:table-cell>
          <table:table-cell office:value-type="float" office:value="0.5202">
            <text:p>0.5202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86915">
            <text:p>0.886915</text:p>
          </table:table-cell>
          <table:table-cell table:formula="of:=AVERAGE([.C182:.C201])" office:value-type="float" office:value="0.498265">
            <text:p>0.498265</text:p>
          </table:table-cell>
          <table:table-cell table:formula="of:=STDEV([.B182:.B201])" office:value-type="float" office:value="0.0115708924734257">
            <text:p>0.0115708925</text:p>
          </table:table-cell>
          <table:table-cell table:formula="of:=STDEV([.C182:.C201])" office:value-type="float" office:value="0.0227118627709467">
            <text:p>0.022711862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9">
            <text:p>0.899</text:p>
          </table:table-cell>
          <table:table-cell office:value-type="float" office:value="0.529">
            <text:p>0.529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8675">
            <text:p>0.88675</text:p>
          </table:table-cell>
          <table:table-cell table:formula="of:=AVERAGE([.C183:.C202])" office:value-type="float" office:value="0.49782">
            <text:p>0.49782</text:p>
          </table:table-cell>
          <table:table-cell table:formula="of:=STDEV([.B183:.B202])" office:value-type="float" office:value="0.0114271375980256">
            <text:p>0.0114271376</text:p>
          </table:table-cell>
          <table:table-cell table:formula="of:=STDEV([.C183:.C202])" office:value-type="float" office:value="0.0223436697735034">
            <text:p>0.022343669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27">
            <text:p>0.8927</text:p>
          </table:table-cell>
          <table:table-cell office:value-type="float" office:value="0.4985">
            <text:p>0.4985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842">
            <text:p>0.8842</text:p>
          </table:table-cell>
          <table:table-cell table:formula="of:=AVERAGE([.C184:.C203])" office:value-type="float" office:value="0.493125">
            <text:p>0.493125</text:p>
          </table:table-cell>
          <table:table-cell table:formula="of:=STDEV([.B184:.B203])" office:value-type="float" office:value="0.0139594525605224">
            <text:p>0.0139594526</text:p>
          </table:table-cell>
          <table:table-cell table:formula="of:=STDEV([.C184:.C203])" office:value-type="float" office:value="0.0251378279637848">
            <text:p>0.02513782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">
            <text:p>0.879</text:p>
          </table:table-cell>
          <table:table-cell office:value-type="float" office:value="0.4964">
            <text:p>0.4964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84215">
            <text:p>0.884215</text:p>
          </table:table-cell>
          <table:table-cell table:formula="of:=AVERAGE([.C185:.C204])" office:value-type="float" office:value="0.49331">
            <text:p>0.49331</text:p>
          </table:table-cell>
          <table:table-cell table:formula="of:=STDEV([.B185:.B204])" office:value-type="float" office:value="0.0139692246328172">
            <text:p>0.0139692246</text:p>
          </table:table-cell>
          <table:table-cell table:formula="of:=STDEV([.C185:.C204])" office:value-type="float" office:value="0.0251930211723301">
            <text:p>0.025193021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77">
            <text:p>0.8877</text:p>
          </table:table-cell>
          <table:table-cell office:value-type="float" office:value="0.5075">
            <text:p>0.5075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8498">
            <text:p>0.88498</text:p>
          </table:table-cell>
          <table:table-cell table:formula="of:=AVERAGE([.C186:.C205])" office:value-type="float" office:value="0.494965">
            <text:p>0.494965</text:p>
          </table:table-cell>
          <table:table-cell table:formula="of:=STDEV([.B186:.B205])" office:value-type="float" office:value="0.0140870451871662">
            <text:p>0.0140870452</text:p>
          </table:table-cell>
          <table:table-cell table:formula="of:=STDEV([.C186:.C205])" office:value-type="float" office:value="0.0264619543177708">
            <text:p>0.026461954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53">
            <text:p>0.8953</text:p>
          </table:table-cell>
          <table:table-cell office:value-type="float" office:value="0.5178">
            <text:p>0.5178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88278">
            <text:p>0.88278</text:p>
          </table:table-cell>
          <table:table-cell table:formula="of:=AVERAGE([.C187:.C206])" office:value-type="float" office:value="0.49035">
            <text:p>0.49035</text:p>
          </table:table-cell>
          <table:table-cell table:formula="of:=STDEV([.B187:.B206])" office:value-type="float" office:value="0.0168121071662187">
            <text:p>0.0168121072</text:p>
          </table:table-cell>
          <table:table-cell table:formula="of:=STDEV([.C187:.C206])" office:value-type="float" office:value="0.0316924613317293">
            <text:p>0.031692461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67">
            <text:p>0.8867</text:p>
          </table:table-cell>
          <table:table-cell office:value-type="float" office:value="0.4874">
            <text:p>0.4874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88223">
            <text:p>0.88223</text:p>
          </table:table-cell>
          <table:table-cell table:formula="of:=AVERAGE([.C188:.C207])" office:value-type="float" office:value="0.48921">
            <text:p>0.48921</text:p>
          </table:table-cell>
          <table:table-cell table:formula="of:=STDEV([.B188:.B207])" office:value-type="float" office:value="0.0165589886545996">
            <text:p>0.0165589887</text:p>
          </table:table-cell>
          <table:table-cell table:formula="of:=STDEV([.C188:.C207])" office:value-type="float" office:value="0.0310567883926068">
            <text:p>0.0310567884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">
            <text:p>0.898</text:p>
          </table:table-cell>
          <table:table-cell office:value-type="float" office:value="0.5158">
            <text:p>0.5158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88126">
            <text:p>0.88126</text:p>
          </table:table-cell>
          <table:table-cell table:formula="of:=AVERAGE([.C189:.C208])" office:value-type="float" office:value="0.487645">
            <text:p>0.487645</text:p>
          </table:table-cell>
          <table:table-cell table:formula="of:=STDEV([.B189:.B208])" office:value-type="float" office:value="0.0168490324569942">
            <text:p>0.0168490325</text:p>
          </table:table-cell>
          <table:table-cell table:formula="of:=STDEV([.C189:.C208])" office:value-type="float" office:value="0.0319291728509739">
            <text:p>0.031929172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03">
            <text:p>0.8903</text:p>
          </table:table-cell>
          <table:table-cell office:value-type="float" office:value="0.4944">
            <text:p>0.4944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88106">
            <text:p>0.88106</text:p>
          </table:table-cell>
          <table:table-cell table:formula="of:=AVERAGE([.C190:.C209])" office:value-type="float" office:value="0.487305">
            <text:p>0.487305</text:p>
          </table:table-cell>
          <table:table-cell table:formula="of:=STDEV([.B190:.B209])" office:value-type="float" office:value="0.0166625770421088">
            <text:p>0.016662577</text:p>
          </table:table-cell>
          <table:table-cell table:formula="of:=STDEV([.C190:.C209])" office:value-type="float" office:value="0.0316485548851095">
            <text:p>0.031648554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5">
            <text:p>0.895</text:p>
          </table:table-cell>
          <table:table-cell office:value-type="float" office:value="0.5134">
            <text:p>0.5134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880845">
            <text:p>0.880845</text:p>
          </table:table-cell>
          <table:table-cell table:formula="of:=AVERAGE([.C191:.C210])" office:value-type="float" office:value="0.487125">
            <text:p>0.487125</text:p>
          </table:table-cell>
          <table:table-cell table:formula="of:=STDEV([.B191:.B210])" office:value-type="float" office:value="0.0165645301139132">
            <text:p>0.0165645301</text:p>
          </table:table-cell>
          <table:table-cell table:formula="of:=STDEV([.C191:.C210])" office:value-type="float" office:value="0.0316162995104873">
            <text:p>0.031616299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">
            <text:p>0.897</text:p>
          </table:table-cell>
          <table:table-cell office:value-type="float" office:value="0.5191">
            <text:p>0.5191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88076">
            <text:p>0.88076</text:p>
          </table:table-cell>
          <table:table-cell table:formula="of:=AVERAGE([.C192:.C211])" office:value-type="float" office:value="0.486435">
            <text:p>0.486435</text:p>
          </table:table-cell>
          <table:table-cell table:formula="of:=STDEV([.B192:.B211])" office:value-type="float" office:value="0.016492275703939">
            <text:p>0.0164922757</text:p>
          </table:table-cell>
          <table:table-cell table:formula="of:=STDEV([.C192:.C211])" office:value-type="float" office:value="0.0311599823491606">
            <text:p>0.031159982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03">
            <text:p>0.8903</text:p>
          </table:table-cell>
          <table:table-cell office:value-type="float" office:value="0.5056">
            <text:p>0.5056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87996">
            <text:p>0.87996</text:p>
          </table:table-cell>
          <table:table-cell table:formula="of:=AVERAGE([.C193:.C212])" office:value-type="float" office:value="0.484995">
            <text:p>0.484995</text:p>
          </table:table-cell>
          <table:table-cell table:formula="of:=STDEV([.B193:.B212])" office:value-type="float" office:value="0.0160450484245878">
            <text:p>0.0160450484</text:p>
          </table:table-cell>
          <table:table-cell table:formula="of:=STDEV([.C193:.C212])" office:value-type="float" office:value="0.0302223422931481">
            <text:p>0.030222342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93">
            <text:p>0.8693</text:p>
          </table:table-cell>
          <table:table-cell office:value-type="float" office:value="0.4618">
            <text:p>0.4618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88013">
            <text:p>0.88013</text:p>
          </table:table-cell>
          <table:table-cell table:formula="of:=AVERAGE([.C194:.C213])" office:value-type="float" office:value="0.48562">
            <text:p>0.48562</text:p>
          </table:table-cell>
          <table:table-cell table:formula="of:=STDEV([.B194:.B213])" office:value-type="float" office:value="0.0161778308350136">
            <text:p>0.0161778308</text:p>
          </table:table-cell>
          <table:table-cell table:formula="of:=STDEV([.C194:.C213])" office:value-type="float" office:value="0.0307947124647962">
            <text:p>0.030794712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7">
            <text:p>0.8937</text:p>
          </table:table-cell>
          <table:table-cell office:value-type="float" office:value="0.5063">
            <text:p>0.5063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88125">
            <text:p>0.88125</text:p>
          </table:table-cell>
          <table:table-cell table:formula="of:=AVERAGE([.C195:.C214])" office:value-type="float" office:value="0.48806">
            <text:p>0.48806</text:p>
          </table:table-cell>
          <table:table-cell table:formula="of:=STDEV([.B195:.B214])" office:value-type="float" office:value="0.0161639787962716">
            <text:p>0.0161639788</text:p>
          </table:table-cell>
          <table:table-cell table:formula="of:=STDEV([.C195:.C214])" office:value-type="float" office:value="0.0307412871695722">
            <text:p>0.030741287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63">
            <text:p>0.8963</text:p>
          </table:table-cell>
          <table:table-cell office:value-type="float" office:value="0.5248">
            <text:p>0.5248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881365">
            <text:p>0.881365</text:p>
          </table:table-cell>
          <table:table-cell table:formula="of:=AVERAGE([.C196:.C215])" office:value-type="float" office:value="0.48838">
            <text:p>0.48838</text:p>
          </table:table-cell>
          <table:table-cell table:formula="of:=STDEV([.B196:.B215])" office:value-type="float" office:value="0.0162650828787508">
            <text:p>0.0162650829</text:p>
          </table:table-cell>
          <table:table-cell table:formula="of:=STDEV([.C196:.C215])" office:value-type="float" office:value="0.0309735812724668">
            <text:p>0.030973581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43">
            <text:p>0.8743</text:p>
          </table:table-cell>
          <table:table-cell office:value-type="float" office:value="0.466">
            <text:p>0.466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881415">
            <text:p>0.881415</text:p>
          </table:table-cell>
          <table:table-cell table:formula="of:=AVERAGE([.C197:.C216])" office:value-type="float" office:value="0.488145">
            <text:p>0.488145</text:p>
          </table:table-cell>
          <table:table-cell table:formula="of:=STDEV([.B197:.B216])" office:value-type="float" office:value="0.0163148713239115">
            <text:p>0.0163148713</text:p>
          </table:table-cell>
          <table:table-cell table:formula="of:=STDEV([.C197:.C216])" office:value-type="float" office:value="0.030699330954479">
            <text:p>0.030699331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97">
            <text:p>0.8797</text:p>
          </table:table-cell>
          <table:table-cell office:value-type="float" office:value="0.491">
            <text:p>0.491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882315">
            <text:p>0.882315</text:p>
          </table:table-cell>
          <table:table-cell table:formula="of:=AVERAGE([.C198:.C217])" office:value-type="float" office:value="0.48966">
            <text:p>0.48966</text:p>
          </table:table-cell>
          <table:table-cell table:formula="of:=STDEV([.B198:.B217])" office:value-type="float" office:value="0.0163979868790108">
            <text:p>0.0163979869</text:p>
          </table:table-cell>
          <table:table-cell table:formula="of:=STDEV([.C198:.C217])" office:value-type="float" office:value="0.0302939354709121">
            <text:p>0.030293935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63">
            <text:p>0.8563</text:p>
          </table:table-cell>
          <table:table-cell office:value-type="float" office:value="0.4475">
            <text:p>0.4475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88323">
            <text:p>0.88323</text:p>
          </table:table-cell>
          <table:table-cell table:formula="of:=AVERAGE([.C199:.C218])" office:value-type="float" office:value="0.491415">
            <text:p>0.491415</text:p>
          </table:table-cell>
          <table:table-cell table:formula="of:=STDEV([.B199:.B218])" office:value-type="float" office:value="0.0167511539272594">
            <text:p>0.0167511539</text:p>
          </table:table-cell>
          <table:table-cell table:formula="of:=STDEV([.C199:.C218])" office:value-type="float" office:value="0.0313731409598116">
            <text:p>0.031373141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27">
            <text:p>0.8727</text:p>
          </table:table-cell>
          <table:table-cell office:value-type="float" office:value="0.4671">
            <text:p>0.4671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885415">
            <text:p>0.885415</text:p>
          </table:table-cell>
          <table:table-cell table:formula="of:=AVERAGE([.C200:.C219])" office:value-type="float" office:value="0.495715">
            <text:p>0.495715</text:p>
          </table:table-cell>
          <table:table-cell table:formula="of:=STDEV([.B200:.B219])" office:value-type="float" office:value="0.0158810471284087">
            <text:p>0.0158810471</text:p>
          </table:table-cell>
          <table:table-cell table:formula="of:=STDEV([.C200:.C219])" office:value-type="float" office:value="0.0309277813283581">
            <text:p>0.030927781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7">
            <text:p>0.887</text:p>
          </table:table-cell>
          <table:table-cell office:value-type="float" office:value="0.4957">
            <text:p>0.4957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886245">
            <text:p>0.886245</text:p>
          </table:table-cell>
          <table:table-cell table:formula="of:=AVERAGE([.C201:.C220])" office:value-type="float" office:value="0.49767">
            <text:p>0.49767</text:p>
          </table:table-cell>
          <table:table-cell table:formula="of:=STDEV([.B201:.B220])" office:value-type="float" office:value="0.015613067232964">
            <text:p>0.0156130672</text:p>
          </table:table-cell>
          <table:table-cell table:formula="of:=STDEV([.C201:.C220])" office:value-type="float" office:value="0.0302521873937284">
            <text:p>0.0302521874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7">
            <text:p>0.8947</text:p>
          </table:table-cell>
          <table:table-cell office:value-type="float" office:value="0.5113">
            <text:p>0.5113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886695">
            <text:p>0.886695</text:p>
          </table:table-cell>
          <table:table-cell table:formula="of:=AVERAGE([.C202:.C221])" office:value-type="float" office:value="0.498785">
            <text:p>0.498785</text:p>
          </table:table-cell>
          <table:table-cell table:formula="of:=STDEV([.B202:.B221])" office:value-type="float" office:value="0.0157649336052819">
            <text:p>0.0157649336</text:p>
          </table:table-cell>
          <table:table-cell table:formula="of:=STDEV([.C202:.C221])" office:value-type="float" office:value="0.0305848823165267">
            <text:p>0.030584882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8">
            <text:p>0.848</text:p>
          </table:table-cell>
          <table:table-cell office:value-type="float" office:value="0.4351">
            <text:p>0.4351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884395">
            <text:p>0.884395</text:p>
          </table:table-cell>
          <table:table-cell table:formula="of:=AVERAGE([.C203:.C222])" office:value-type="float" office:value="0.49525">
            <text:p>0.49525</text:p>
          </table:table-cell>
          <table:table-cell table:formula="of:=STDEV([.B203:.B222])" office:value-type="float" office:value="0.0177643485370944">
            <text:p>0.0177643485</text:p>
          </table:table-cell>
          <table:table-cell table:formula="of:=STDEV([.C203:.C222])" office:value-type="float" office:value="0.0330487757556519">
            <text:p>0.0330487758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">
            <text:p>0.893</text:p>
          </table:table-cell>
          <table:table-cell office:value-type="float" office:value="0.5022">
            <text:p>0.5022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88713">
            <text:p>0.88713</text:p>
          </table:table-cell>
          <table:table-cell table:formula="of:=AVERAGE([.C204:.C223])" office:value-type="float" office:value="0.50048">
            <text:p>0.50048</text:p>
          </table:table-cell>
          <table:table-cell table:formula="of:=STDEV([.B204:.B223])" office:value-type="float" office:value="0.0159880580434273">
            <text:p>0.015988058</text:p>
          </table:table-cell>
          <table:table-cell table:formula="of:=STDEV([.C204:.C223])" office:value-type="float" office:value="0.0312569419657879">
            <text:p>0.031256942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3">
            <text:p>0.8943</text:p>
          </table:table-cell>
          <table:table-cell office:value-type="float" office:value="0.5295">
            <text:p>0.5295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88723">
            <text:p>0.88723</text:p>
          </table:table-cell>
          <table:table-cell table:formula="of:=AVERAGE([.C205:.C224])" office:value-type="float" office:value="0.500645">
            <text:p>0.500645</text:p>
          </table:table-cell>
          <table:table-cell table:formula="of:=STDEV([.B205:.B224])" office:value-type="float" office:value="0.0160328971016995">
            <text:p>0.0160328971</text:p>
          </table:table-cell>
          <table:table-cell table:formula="of:=STDEV([.C205:.C224])" office:value-type="float" office:value="0.0312752041518012">
            <text:p>0.0312752042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37">
            <text:p>0.8437</text:p>
          </table:table-cell>
          <table:table-cell office:value-type="float" office:value="0.4152">
            <text:p>0.4152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88518">
            <text:p>0.88518</text:p>
          </table:table-cell>
          <table:table-cell table:formula="of:=AVERAGE([.C206:.C225])" office:value-type="float" office:value="0.496345">
            <text:p>0.496345</text:p>
          </table:table-cell>
          <table:table-cell table:formula="of:=STDEV([.B206:.B225])" office:value-type="float" office:value="0.0176235966219934">
            <text:p>0.0176235966</text:p>
          </table:table-cell>
          <table:table-cell table:formula="of:=STDEV([.C206:.C225])" office:value-type="float" office:value="0.0329655078912235">
            <text:p>0.0329655079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43">
            <text:p>0.8843</text:p>
          </table:table-cell>
          <table:table-cell office:value-type="float" office:value="0.495">
            <text:p>0.495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887345">
            <text:p>0.887345</text:p>
          </table:table-cell>
          <table:table-cell table:formula="of:=AVERAGE([.C207:.C226])" office:value-type="float" office:value="0.500845">
            <text:p>0.500845</text:p>
          </table:table-cell>
          <table:table-cell table:formula="of:=STDEV([.B207:.B226])" office:value-type="float" office:value="0.0146722249236619">
            <text:p>0.0146722249</text:p>
          </table:table-cell>
          <table:table-cell table:formula="of:=STDEV([.C207:.C226])" office:value-type="float" office:value="0.02688833585894">
            <text:p>0.0268883359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73">
            <text:p>0.8673</text:p>
          </table:table-cell>
          <table:table-cell office:value-type="float" office:value="0.4561">
            <text:p>0.4561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887545">
            <text:p>0.887545</text:p>
          </table:table-cell>
          <table:table-cell table:formula="of:=AVERAGE([.C208:.C227])" office:value-type="float" office:value="0.501045">
            <text:p>0.501045</text:p>
          </table:table-cell>
          <table:table-cell table:formula="of:=STDEV([.B208:.B227])" office:value-type="float" office:value="0.0146557865345866">
            <text:p>0.0146557865</text:p>
          </table:table-cell>
          <table:table-cell table:formula="of:=STDEV([.C208:.C227])" office:value-type="float" office:value="0.0268574301196443">
            <text:p>0.026857430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4">
            <text:p>0.894</text:p>
          </table:table-cell>
          <table:table-cell office:value-type="float" office:value="0.509">
            <text:p>0.509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888845">
            <text:p>0.888845</text:p>
          </table:table-cell>
          <table:table-cell table:formula="of:=AVERAGE([.C209:.C228])" office:value-type="float" office:value="0.503445">
            <text:p>0.503445</text:p>
          </table:table-cell>
          <table:table-cell table:formula="of:=STDEV([.B209:.B228])" office:value-type="float" office:value="0.0138990902769324">
            <text:p>0.0138990903</text:p>
          </table:table-cell>
          <table:table-cell table:formula="of:=STDEV([.C209:.C228])" office:value-type="float" office:value="0.0246866568476938">
            <text:p>0.0246866568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6">
            <text:p>0.886</text:p>
          </table:table-cell>
          <table:table-cell office:value-type="float" office:value="0.4908">
            <text:p>0.4908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889195">
            <text:p>0.889195</text:p>
          </table:table-cell>
          <table:table-cell table:formula="of:=AVERAGE([.C210:.C229])" office:value-type="float" office:value="0.504515">
            <text:p>0.504515</text:p>
          </table:table-cell>
          <table:table-cell table:formula="of:=STDEV([.B210:.B229])" office:value-type="float" office:value="0.0141220795769939">
            <text:p>0.0141220796</text:p>
          </table:table-cell>
          <table:table-cell table:formula="of:=STDEV([.C210:.C229])" office:value-type="float" office:value="0.0253937471582443">
            <text:p>0.0253937472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3">
            <text:p>0.8933</text:p>
          </table:table-cell>
          <table:table-cell office:value-type="float" office:value="0.4996">
            <text:p>0.4996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88741">
            <text:p>0.88741</text:p>
          </table:table-cell>
          <table:table-cell table:formula="of:=AVERAGE([.C211:.C230])" office:value-type="float" office:value="0.50148">
            <text:p>0.50148</text:p>
          </table:table-cell>
          <table:table-cell table:formula="of:=STDEV([.B211:.B230])" office:value-type="float" office:value="0.0165880711736826">
            <text:p>0.0165880712</text:p>
          </table:table-cell>
          <table:table-cell table:formula="of:=STDEV([.C211:.C230])" office:value-type="float" office:value="0.0302770296811921">
            <text:p>0.0302770297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1">
            <text:p>0.881</text:p>
          </table:table-cell>
          <table:table-cell office:value-type="float" office:value="0.4903">
            <text:p>0.4903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88578">
            <text:p>0.88578</text:p>
          </table:table-cell>
          <table:table-cell table:formula="of:=AVERAGE([.C212:.C231])" office:value-type="float" office:value="0.49847">
            <text:p>0.49847</text:p>
          </table:table-cell>
          <table:table-cell table:formula="of:=STDEV([.B212:.B231])" office:value-type="float" office:value="0.0175524956989927">
            <text:p>0.0175524957</text:p>
          </table:table-cell>
          <table:table-cell table:formula="of:=STDEV([.C212:.C231])" office:value-type="float" office:value="0.0333138678251818">
            <text:p>0.0333138678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37">
            <text:p>0.8937</text:p>
          </table:table-cell>
          <table:table-cell office:value-type="float" office:value="0.5181">
            <text:p>0.5181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886615">
            <text:p>0.886615</text:p>
          </table:table-cell>
          <table:table-cell table:formula="of:=AVERAGE([.C213:.C232])" office:value-type="float" office:value="0.50024">
            <text:p>0.50024</text:p>
          </table:table-cell>
          <table:table-cell table:formula="of:=STDEV([.B213:.B232])" office:value-type="float" office:value="0.0177096546669056">
            <text:p>0.0177096547</text:p>
          </table:table-cell>
          <table:table-cell table:formula="of:=STDEV([.C213:.C232])" office:value-type="float" office:value="0.0337939016610051">
            <text:p>0.0337939017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17">
            <text:p>0.8917</text:p>
          </table:table-cell>
          <table:table-cell office:value-type="float" office:value="0.5106">
            <text:p>0.5106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885795">
            <text:p>0.885795</text:p>
          </table:table-cell>
          <table:table-cell table:formula="of:=AVERAGE([.C214:.C233])" office:value-type="float" office:value="0.49862">
            <text:p>0.49862</text:p>
          </table:table-cell>
          <table:table-cell table:formula="of:=STDEV([.B214:.B233])" office:value-type="float" office:value="0.017743982671673">
            <text:p>0.0177439827</text:p>
          </table:table-cell>
          <table:table-cell table:formula="of:=STDEV([.C214:.C233])" office:value-type="float" office:value="0.0336690330938339">
            <text:p>0.033669033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127">
            <text:p>0.5127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886175">
            <text:p>0.886175</text:p>
          </table:table-cell>
          <table:table-cell table:formula="of:=AVERAGE([.C215:.C234])" office:value-type="float" office:value="0.499565">
            <text:p>0.499565</text:p>
          </table:table-cell>
          <table:table-cell table:formula="of:=STDEV([.B215:.B234])" office:value-type="float" office:value="0.017957196915238">
            <text:p>0.0179571969</text:p>
          </table:table-cell>
          <table:table-cell table:formula="of:=STDEV([.C215:.C234])" office:value-type="float" office:value="0.0342826221898286">
            <text:p>0.0342826222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73">
            <text:p>0.8973</text:p>
          </table:table-cell>
          <table:table-cell office:value-type="float" office:value="0.5201">
            <text:p>0.5201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88606">
            <text:p>0.88606</text:p>
          </table:table-cell>
          <table:table-cell table:formula="of:=AVERAGE([.C216:.C235])" office:value-type="float" office:value="0.499095">
            <text:p>0.499095</text:p>
          </table:table-cell>
          <table:table-cell table:formula="of:=STDEV([.B216:.B235])" office:value-type="float" office:value="0.0178982327854485">
            <text:p>0.0178982328</text:p>
          </table:table-cell>
          <table:table-cell table:formula="of:=STDEV([.C216:.C235])" office:value-type="float" office:value="0.0341572751748207">
            <text:p>0.0341572752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23">
            <text:p>0.8923</text:p>
          </table:table-cell>
          <table:table-cell office:value-type="float" office:value="0.4963">
            <text:p>0.4963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885895">
            <text:p>0.885895</text:p>
          </table:table-cell>
          <table:table-cell table:formula="of:=AVERAGE([.C217:.C236])" office:value-type="float" office:value="0.498875">
            <text:p>0.498875</text:p>
          </table:table-cell>
          <table:table-cell table:formula="of:=STDEV([.B217:.B236])" office:value-type="float" office:value="0.0178041235613965">
            <text:p>0.0178041236</text:p>
          </table:table-cell>
          <table:table-cell table:formula="of:=STDEV([.C217:.C236])" office:value-type="float" office:value="0.0340287939220519">
            <text:p>0.0340287939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8">
            <text:p>0.898</text:p>
          </table:table-cell>
          <table:table-cell office:value-type="float" office:value="0.5261">
            <text:p>0.5261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885895">
            <text:p>0.885895</text:p>
          </table:table-cell>
          <table:table-cell table:formula="of:=AVERAGE([.C218:.C237])" office:value-type="float" office:value="0.49912">
            <text:p>0.49912</text:p>
          </table:table-cell>
          <table:table-cell table:formula="of:=STDEV([.B218:.B237])" office:value-type="float" office:value="0.0178041235613965">
            <text:p>0.0178041236</text:p>
          </table:table-cell>
          <table:table-cell table:formula="of:=STDEV([.C218:.C237])" office:value-type="float" office:value="0.0340269181368918">
            <text:p>0.034026918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">
            <text:p>0.9</text:p>
          </table:table-cell>
          <table:table-cell office:value-type="float" office:value="0.5335">
            <text:p>0.5335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88566">
            <text:p>0.88566</text:p>
          </table:table-cell>
          <table:table-cell table:formula="of:=AVERAGE([.C219:.C238])" office:value-type="float" office:value="0.49854">
            <text:p>0.49854</text:p>
          </table:table-cell>
          <table:table-cell table:formula="of:=STDEV([.B219:.B238])" office:value-type="float" office:value="0.0176664236990906">
            <text:p>0.0176664237</text:p>
          </table:table-cell>
          <table:table-cell table:formula="of:=STDEV([.C219:.C238])" office:value-type="float" office:value="0.0336394880742073">
            <text:p>0.033639488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93">
            <text:p>0.8893</text:p>
          </table:table-cell>
          <table:table-cell office:value-type="float" office:value="0.5062">
            <text:p>0.5062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886045">
            <text:p>0.886045</text:p>
          </table:table-cell>
          <table:table-cell table:formula="of:=AVERAGE([.C220:.C239])" office:value-type="float" office:value="0.49954">
            <text:p>0.49954</text:p>
          </table:table-cell>
          <table:table-cell table:formula="of:=STDEV([.B220:.B239])" office:value-type="float" office:value="0.0180745670400209">
            <text:p>0.018074567</text:p>
          </table:table-cell>
          <table:table-cell table:formula="of:=STDEV([.C220:.C239])" office:value-type="float" office:value="0.0350030735492576">
            <text:p>0.0350030735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6">
            <text:p>0.896</text:p>
          </table:table-cell>
          <table:table-cell office:value-type="float" office:value="0.518">
            <text:p>0.518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88668">
            <text:p>0.88668</text:p>
          </table:table-cell>
          <table:table-cell table:formula="of:=AVERAGE([.C221:.C240])" office:value-type="float" office:value="0.50088">
            <text:p>0.50088</text:p>
          </table:table-cell>
          <table:table-cell table:formula="of:=STDEV([.B221:.B240])" office:value-type="float" office:value="0.0184148281212951">
            <text:p>0.0184148281</text:p>
          </table:table-cell>
          <table:table-cell table:formula="of:=STDEV([.C221:.C240])" office:value-type="float" office:value="0.0357759048581731">
            <text:p>0.035775904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87">
            <text:p>0.8487</text:p>
          </table:table-cell>
          <table:table-cell office:value-type="float" office:value="0.4406">
            <text:p>0.4406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886515">
            <text:p>0.886515</text:p>
          </table:table-cell>
          <table:table-cell table:formula="of:=AVERAGE([.C222:.C241])" office:value-type="float" office:value="0.5012">
            <text:p>0.5012</text:p>
          </table:table-cell>
          <table:table-cell table:formula="of:=STDEV([.B222:.B241])" office:value-type="float" office:value="0.018341562666595">
            <text:p>0.0183415627</text:p>
          </table:table-cell>
          <table:table-cell table:formula="of:=STDEV([.C222:.C241])" office:value-type="float" office:value="0.0359652171146688">
            <text:p>0.0359652171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27">
            <text:p>0.9027</text:p>
          </table:table-cell>
          <table:table-cell office:value-type="float" office:value="0.5397">
            <text:p>0.5397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888945">
            <text:p>0.888945</text:p>
          </table:table-cell>
          <table:table-cell table:formula="of:=AVERAGE([.C223:.C242])" office:value-type="float" office:value="0.505195">
            <text:p>0.505195</text:p>
          </table:table-cell>
          <table:table-cell table:formula="of:=STDEV([.B223:.B242])" office:value-type="float" office:value="0.0161572690175433">
            <text:p>0.016157269</text:p>
          </table:table-cell>
          <table:table-cell table:formula="of:=STDEV([.C223:.C242])" office:value-type="float" office:value="0.0332117365906756">
            <text:p>0.0332117366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">
            <text:p>0.895</text:p>
          </table:table-cell>
          <table:table-cell office:value-type="float" office:value="0.5055">
            <text:p>0.5055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88891">
            <text:p>0.88891</text:p>
          </table:table-cell>
          <table:table-cell table:formula="of:=AVERAGE([.C224:.C243])" office:value-type="float" office:value="0.50511">
            <text:p>0.50511</text:p>
          </table:table-cell>
          <table:table-cell table:formula="of:=STDEV([.B224:.B243])" office:value-type="float" office:value="0.0161266337401664">
            <text:p>0.0161266337</text:p>
          </table:table-cell>
          <table:table-cell table:formula="of:=STDEV([.C224:.C243])" office:value-type="float" office:value="0.0331208298268786">
            <text:p>0.0331208298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33">
            <text:p>0.8533</text:p>
          </table:table-cell>
          <table:table-cell office:value-type="float" office:value="0.4435">
            <text:p>0.4435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88896">
            <text:p>0.88896</text:p>
          </table:table-cell>
          <table:table-cell table:formula="of:=AVERAGE([.C225:.C244])" office:value-type="float" office:value="0.505265">
            <text:p>0.505265</text:p>
          </table:table-cell>
          <table:table-cell table:formula="of:=STDEV([.B225:.B244])" office:value-type="float" office:value="0.0161480453436647">
            <text:p>0.0161480453</text:p>
          </table:table-cell>
          <table:table-cell table:formula="of:=STDEV([.C225:.C244])" office:value-type="float" office:value="0.0331300034950035">
            <text:p>0.0331300035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7">
            <text:p>0.887</text:p>
          </table:table-cell>
          <table:table-cell office:value-type="float" office:value="0.5052">
            <text:p>0.5052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890995">
            <text:p>0.890995</text:p>
          </table:table-cell>
          <table:table-cell table:formula="of:=AVERAGE([.C226:.C245])" office:value-type="float" office:value="0.50861">
            <text:p>0.50861</text:p>
          </table:table-cell>
          <table:table-cell table:formula="of:=STDEV([.B226:.B245])" office:value-type="float" office:value="0.013813360237561">
            <text:p>0.0138133602</text:p>
          </table:table-cell>
          <table:table-cell table:formula="of:=STDEV([.C226:.C245])" office:value-type="float" office:value="0.0297728399720282">
            <text:p>0.0297728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83">
            <text:p>0.8883</text:p>
          </table:table-cell>
          <table:table-cell office:value-type="float" office:value="0.499">
            <text:p>0.499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89166">
            <text:p>0.89166</text:p>
          </table:table-cell>
          <table:table-cell table:formula="of:=AVERAGE([.C227:.C246])" office:value-type="float" office:value="0.509835">
            <text:p>0.509835</text:p>
          </table:table-cell>
          <table:table-cell table:formula="of:=STDEV([.B227:.B246])" office:value-type="float" office:value="0.0139305570977126">
            <text:p>0.0139305571</text:p>
          </table:table-cell>
          <table:table-cell table:formula="of:=STDEV([.C227:.C246])" office:value-type="float" office:value="0.0301270690488418">
            <text:p>0.03012706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3">
            <text:p>0.8933</text:p>
          </table:table-cell>
          <table:table-cell office:value-type="float" office:value="0.5041">
            <text:p>0.5041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89218">
            <text:p>0.89218</text:p>
          </table:table-cell>
          <table:table-cell table:formula="of:=AVERAGE([.C228:.C247])" office:value-type="float" office:value="0.511045">
            <text:p>0.511045</text:p>
          </table:table-cell>
          <table:table-cell table:formula="of:=STDEV([.B228:.B247])" office:value-type="float" office:value="0.0139925017514081">
            <text:p>0.0139925018</text:p>
          </table:table-cell>
          <table:table-cell table:formula="of:=STDEV([.C228:.C247])" office:value-type="float" office:value="0.0301549590056359">
            <text:p>0.03015495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">
            <text:p>0.901</text:p>
          </table:table-cell>
          <table:table-cell office:value-type="float" office:value="0.5304">
            <text:p>0.5304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8922">
            <text:p>0.8922</text:p>
          </table:table-cell>
          <table:table-cell table:formula="of:=AVERAGE([.C229:.C248])" office:value-type="float" office:value="0.511115">
            <text:p>0.511115</text:p>
          </table:table-cell>
          <table:table-cell table:formula="of:=STDEV([.B229:.B248])" office:value-type="float" office:value="0.0139944725930595">
            <text:p>0.0139944726</text:p>
          </table:table-cell>
          <table:table-cell table:formula="of:=STDEV([.C229:.C248])" office:value-type="float" office:value="0.0301396098008479">
            <text:p>0.0301396098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03">
            <text:p>0.8503</text:p>
          </table:table-cell>
          <table:table-cell office:value-type="float" office:value="0.4301">
            <text:p>0.4301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889965">
            <text:p>0.889965</text:p>
          </table:table-cell>
          <table:table-cell table:formula="of:=AVERAGE([.C230:.C249])" office:value-type="float" office:value="0.50673">
            <text:p>0.50673</text:p>
          </table:table-cell>
          <table:table-cell table:formula="of:=STDEV([.B230:.B249])" office:value-type="float" office:value="0.0159481487128889">
            <text:p>0.0159481487</text:p>
          </table:table-cell>
          <table:table-cell table:formula="of:=STDEV([.C230:.C249])" office:value-type="float" office:value="0.0333905612254027">
            <text:p>0.0333905612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07">
            <text:p>0.8607</text:p>
          </table:table-cell>
          <table:table-cell office:value-type="float" office:value="0.4394">
            <text:p>0.4394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891935">
            <text:p>0.891935</text:p>
          </table:table-cell>
          <table:table-cell table:formula="of:=AVERAGE([.C231:.C250])" office:value-type="float" office:value="0.509835">
            <text:p>0.509835</text:p>
          </table:table-cell>
          <table:table-cell table:formula="of:=STDEV([.B231:.B250])" office:value-type="float" office:value="0.0129404821759998">
            <text:p>0.0129404822</text:p>
          </table:table-cell>
          <table:table-cell table:formula="of:=STDEV([.C231:.C250])" office:value-type="float" office:value="0.0284047860125904">
            <text:p>0.028404786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77">
            <text:p>0.8977</text:p>
          </table:table-cell>
          <table:table-cell office:value-type="float" office:value="0.5257">
            <text:p>0.5257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893465">
            <text:p>0.893465</text:p>
          </table:table-cell>
          <table:table-cell table:formula="of:=AVERAGE([.C232:.C251])" office:value-type="float" office:value="0.512655">
            <text:p>0.512655</text:p>
          </table:table-cell>
          <table:table-cell table:formula="of:=STDEV([.B232:.B251])" office:value-type="float" office:value="0.0106613554485347">
            <text:p>0.0106613554</text:p>
          </table:table-cell>
          <table:table-cell table:formula="of:=STDEV([.C232:.C251])" office:value-type="float" office:value="0.0234033842581974">
            <text:p>0.023403384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73">
            <text:p>0.8773</text:p>
          </table:table-cell>
          <table:table-cell office:value-type="float" office:value="0.4857">
            <text:p>0.4857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893745">
            <text:p>0.893745</text:p>
          </table:table-cell>
          <table:table-cell table:formula="of:=AVERAGE([.C233:.C252])" office:value-type="float" office:value="0.513035">
            <text:p>0.513035</text:p>
          </table:table-cell>
          <table:table-cell table:formula="of:=STDEV([.B233:.B252])" office:value-type="float" office:value="0.0108502958970081">
            <text:p>0.0108502959</text:p>
          </table:table-cell>
          <table:table-cell table:formula="of:=STDEV([.C233:.C252])" office:value-type="float" office:value="0.023686333501343">
            <text:p>0.0236863335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93">
            <text:p>0.8993</text:p>
          </table:table-cell>
          <table:table-cell office:value-type="float" office:value="0.5295">
            <text:p>0.5295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894465">
            <text:p>0.894465</text:p>
          </table:table-cell>
          <table:table-cell table:formula="of:=AVERAGE([.C234:.C253])" office:value-type="float" office:value="0.514105">
            <text:p>0.514105</text:p>
          </table:table-cell>
          <table:table-cell table:formula="of:=STDEV([.B234:.B253])" office:value-type="float" office:value="0.010157251752216">
            <text:p>0.0101572518</text:p>
          </table:table-cell>
          <table:table-cell table:formula="of:=STDEV([.C234:.C253])" office:value-type="float" office:value="0.0228552993969958">
            <text:p>0.022855299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7">
            <text:p>0.8937</text:p>
          </table:table-cell>
          <table:table-cell office:value-type="float" office:value="0.5033">
            <text:p>0.5033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894435">
            <text:p>0.894435</text:p>
          </table:table-cell>
          <table:table-cell table:formula="of:=AVERAGE([.C235:.C254])" office:value-type="float" office:value="0.513895">
            <text:p>0.513895</text:p>
          </table:table-cell>
          <table:table-cell table:formula="of:=STDEV([.B235:.B254])" office:value-type="float" office:value="0.0101430959148005">
            <text:p>0.0101430959</text:p>
          </table:table-cell>
          <table:table-cell table:formula="of:=STDEV([.C235:.C254])" office:value-type="float" office:value="0.0227253272803716">
            <text:p>0.022725327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">
            <text:p>0.894</text:p>
          </table:table-cell>
          <table:table-cell office:value-type="float" office:value="0.5157">
            <text:p>0.5157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8946">
            <text:p>0.8946</text:p>
          </table:table-cell>
          <table:table-cell table:formula="of:=AVERAGE([.C236:.C255])" office:value-type="float" office:value="0.51446">
            <text:p>0.51446</text:p>
          </table:table-cell>
          <table:table-cell table:formula="of:=STDEV([.B236:.B255])" office:value-type="float" office:value="0.0101573411357189">
            <text:p>0.0101573411</text:p>
          </table:table-cell>
          <table:table-cell table:formula="of:=STDEV([.C236:.C255])" office:value-type="float" office:value="0.0225881058594073">
            <text:p>0.022588105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3">
            <text:p>0.8923</text:p>
          </table:table-cell>
          <table:table-cell office:value-type="float" office:value="0.5012">
            <text:p>0.5012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894885">
            <text:p>0.894885</text:p>
          </table:table-cell>
          <table:table-cell table:formula="of:=AVERAGE([.C237:.C256])" office:value-type="float" office:value="0.515365">
            <text:p>0.515365</text:p>
          </table:table-cell>
          <table:table-cell table:formula="of:=STDEV([.B237:.B256])" office:value-type="float" office:value="0.0102193971909975">
            <text:p>0.0102193972</text:p>
          </table:table-cell>
          <table:table-cell table:formula="of:=STDEV([.C237:.C256])" office:value-type="float" office:value="0.0229992511319734">
            <text:p>0.0229992511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33">
            <text:p>0.8933</text:p>
          </table:table-cell>
          <table:table-cell office:value-type="float" office:value="0.5145">
            <text:p>0.5145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89477">
            <text:p>0.89477</text:p>
          </table:table-cell>
          <table:table-cell table:formula="of:=AVERAGE([.C238:.C257])" office:value-type="float" office:value="0.51521">
            <text:p>0.51521</text:p>
          </table:table-cell>
          <table:table-cell table:formula="of:=STDEV([.B238:.B257])" office:value-type="float" office:value="0.0102628661227082">
            <text:p>0.0102628661</text:p>
          </table:table-cell>
          <table:table-cell table:formula="of:=STDEV([.C238:.C257])" office:value-type="float" office:value="0.0231099181259794">
            <text:p>0.0231099181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7">
            <text:p>0.9077</text:p>
          </table:table-cell>
          <table:table-cell office:value-type="float" office:value="0.5535">
            <text:p>0.5535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89497">
            <text:p>0.89497</text:p>
          </table:table-cell>
          <table:table-cell table:formula="of:=AVERAGE([.C239:.C258])" office:value-type="float" office:value="0.516">
            <text:p>0.516</text:p>
          </table:table-cell>
          <table:table-cell table:formula="of:=STDEV([.B239:.B258])" office:value-type="float" office:value="0.0102716830988992">
            <text:p>0.0102716831</text:p>
          </table:table-cell>
          <table:table-cell table:formula="of:=STDEV([.C239:.C258])" office:value-type="float" office:value="0.0233531469760332">
            <text:p>0.023353147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2">
            <text:p>0.902</text:p>
          </table:table-cell>
          <table:table-cell office:value-type="float" office:value="0.533">
            <text:p>0.533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8943">
            <text:p>0.8943</text:p>
          </table:table-cell>
          <table:table-cell table:formula="of:=AVERAGE([.C240:.C259])" office:value-type="float" office:value="0.514195">
            <text:p>0.514195</text:p>
          </table:table-cell>
          <table:table-cell table:formula="of:=STDEV([.B240:.B259])" office:value-type="float" office:value="0.00982494140869096">
            <text:p>0.0098249414</text:p>
          </table:table-cell>
          <table:table-cell table:formula="of:=STDEV([.C240:.C259])" office:value-type="float" office:value="0.0216340004087134">
            <text:p>0.021634000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27">
            <text:p>0.8927</text:p>
          </table:table-cell>
          <table:table-cell office:value-type="float" office:value="0.5244">
            <text:p>0.5244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894215">
            <text:p>0.894215</text:p>
          </table:table-cell>
          <table:table-cell table:formula="of:=AVERAGE([.C241:.C260])" office:value-type="float" office:value="0.51454">
            <text:p>0.51454</text:p>
          </table:table-cell>
          <table:table-cell table:formula="of:=STDEV([.B241:.B260])" office:value-type="float" office:value="0.00976197105851929">
            <text:p>0.0097619711</text:p>
          </table:table-cell>
          <table:table-cell table:formula="of:=STDEV([.C241:.C260])" office:value-type="float" office:value="0.0220015645376701">
            <text:p>0.022001564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205">
            <text:p>0.5205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89458">
            <text:p>0.89458</text:p>
          </table:table-cell>
          <table:table-cell table:formula="of:=AVERAGE([.C242:.C261])" office:value-type="float" office:value="0.514565">
            <text:p>0.514565</text:p>
          </table:table-cell>
          <table:table-cell table:formula="of:=STDEV([.B242:.B261])" office:value-type="float" office:value="0.00983851721819053">
            <text:p>0.0098385172</text:p>
          </table:table-cell>
          <table:table-cell table:formula="of:=STDEV([.C242:.C261])" office:value-type="float" office:value="0.0220136387149804">
            <text:p>0.0220136387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">
            <text:p>0.902</text:p>
          </table:table-cell>
          <table:table-cell office:value-type="float" office:value="0.538">
            <text:p>0.538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894465">
            <text:p>0.894465</text:p>
          </table:table-cell>
          <table:table-cell table:formula="of:=AVERAGE([.C243:.C262])" office:value-type="float" office:value="0.514495">
            <text:p>0.514495</text:p>
          </table:table-cell>
          <table:table-cell table:formula="of:=STDEV([.B243:.B262])" office:value-type="float" office:value="0.00981847211824945">
            <text:p>0.0098184721</text:p>
          </table:table-cell>
          <table:table-cell table:formula="of:=STDEV([.C243:.C262])" office:value-type="float" office:value="0.0219959918597625">
            <text:p>0.0219959919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6">
            <text:p>0.896</text:p>
          </table:table-cell>
          <table:table-cell office:value-type="float" office:value="0.5086">
            <text:p>0.5086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89438">
            <text:p>0.89438</text:p>
          </table:table-cell>
          <table:table-cell table:formula="of:=AVERAGE([.C244:.C263])" office:value-type="float" office:value="0.51408">
            <text:p>0.51408</text:p>
          </table:table-cell>
          <table:table-cell table:formula="of:=STDEV([.B244:.B263])" office:value-type="float" office:value="0.00975697321487506">
            <text:p>0.0097569732</text:p>
          </table:table-cell>
          <table:table-cell table:formula="of:=STDEV([.C244:.C263])" office:value-type="float" office:value="0.0216039859869959">
            <text:p>0.021603986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4">
            <text:p>0.894</text:p>
          </table:table-cell>
          <table:table-cell office:value-type="float" office:value="0.5104">
            <text:p>0.5104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894215">
            <text:p>0.894215</text:p>
          </table:table-cell>
          <table:table-cell table:formula="of:=AVERAGE([.C245:.C264])" office:value-type="float" office:value="0.51349">
            <text:p>0.51349</text:p>
          </table:table-cell>
          <table:table-cell table:formula="of:=STDEV([.B245:.B264])" office:value-type="float" office:value="0.00975603861583604">
            <text:p>0.0097560386</text:p>
          </table:table-cell>
          <table:table-cell table:formula="of:=STDEV([.C245:.C264])" office:value-type="float" office:value="0.0219203318261476">
            <text:p>0.021920331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03">
            <text:p>0.9003</text:p>
          </table:table-cell>
          <table:table-cell office:value-type="float" office:value="0.5297">
            <text:p>0.5297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89423">
            <text:p>0.89423</text:p>
          </table:table-cell>
          <table:table-cell table:formula="of:=AVERAGE([.C246:.C265])" office:value-type="float" office:value="0.51387">
            <text:p>0.51387</text:p>
          </table:table-cell>
          <table:table-cell table:formula="of:=STDEV([.B246:.B265])" office:value-type="float" office:value="0.00975592127889518">
            <text:p>0.0097559213</text:p>
          </table:table-cell>
          <table:table-cell table:formula="of:=STDEV([.C246:.C265])" office:value-type="float" office:value="0.021929818680701">
            <text:p>0.0219298187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7">
            <text:p>0.8987</text:p>
          </table:table-cell>
          <table:table-cell office:value-type="float" office:value="0.5232">
            <text:p>0.5232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89178">
            <text:p>0.89178</text:p>
          </table:table-cell>
          <table:table-cell table:formula="of:=AVERAGE([.C247:.C266])" office:value-type="float" office:value="0.508865">
            <text:p>0.508865</text:p>
          </table:table-cell>
          <table:table-cell table:formula="of:=STDEV([.B247:.B266])" office:value-type="float" office:value="0.0135616952829419">
            <text:p>0.0135616953</text:p>
          </table:table-cell>
          <table:table-cell table:formula="of:=STDEV([.C247:.C266])" office:value-type="float" office:value="0.0285502931130681">
            <text:p>0.0285502931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37">
            <text:p>0.8937</text:p>
          </table:table-cell>
          <table:table-cell office:value-type="float" office:value="0.5055">
            <text:p>0.5055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891795">
            <text:p>0.891795</text:p>
          </table:table-cell>
          <table:table-cell table:formula="of:=AVERAGE([.C248:.C267])" office:value-type="float" office:value="0.50877">
            <text:p>0.50877</text:p>
          </table:table-cell>
          <table:table-cell table:formula="of:=STDEV([.B248:.B267])" office:value-type="float" office:value="0.0135699154479001">
            <text:p>0.0135699154</text:p>
          </table:table-cell>
          <table:table-cell table:formula="of:=STDEV([.C248:.C267])" office:value-type="float" office:value="0.0285032057292176">
            <text:p>0.0285032057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63">
            <text:p>0.8563</text:p>
          </table:table-cell>
          <table:table-cell office:value-type="float" office:value="0.4427">
            <text:p>0.4427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891875">
            <text:p>0.891875</text:p>
          </table:table-cell>
          <table:table-cell table:formula="of:=AVERAGE([.C249:.C268])" office:value-type="float" office:value="0.50895">
            <text:p>0.50895</text:p>
          </table:table-cell>
          <table:table-cell table:formula="of:=STDEV([.B249:.B268])" office:value-type="float" office:value="0.0135864435143426">
            <text:p>0.0135864435</text:p>
          </table:table-cell>
          <table:table-cell table:formula="of:=STDEV([.C249:.C268])" office:value-type="float" office:value="0.0284928338174245">
            <text:p>0.028492833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897">
            <text:p>0.8897</text:p>
          </table:table-cell>
          <table:table-cell office:value-type="float" office:value="0.4922">
            <text:p>0.4922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894075">
            <text:p>0.894075</text:p>
          </table:table-cell>
          <table:table-cell table:formula="of:=AVERAGE([.C250:.C269])" office:value-type="float" office:value="0.512995">
            <text:p>0.512995</text:p>
          </table:table-cell>
          <table:table-cell table:formula="of:=STDEV([.B250:.B269])" office:value-type="float" office:value="0.010799214152696">
            <text:p>0.0107992142</text:p>
          </table:table-cell>
          <table:table-cell table:formula="of:=STDEV([.C250:.C269])" office:value-type="float" office:value="0.023977302315227">
            <text:p>0.023977302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13">
            <text:p>0.8913</text:p>
          </table:table-cell>
          <table:table-cell office:value-type="float" office:value="0.4958">
            <text:p>0.4958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894105">
            <text:p>0.894105</text:p>
          </table:table-cell>
          <table:table-cell table:formula="of:=AVERAGE([.C251:.C270])" office:value-type="float" office:value="0.512965">
            <text:p>0.512965</text:p>
          </table:table-cell>
          <table:table-cell table:formula="of:=STDEV([.B251:.B270])" office:value-type="float" office:value="0.0107872475880697">
            <text:p>0.0107872476</text:p>
          </table:table-cell>
          <table:table-cell table:formula="of:=STDEV([.C251:.C270])" office:value-type="float" office:value="0.0240050493591836">
            <text:p>0.0240050494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3">
            <text:p>0.9033</text:p>
          </table:table-cell>
          <table:table-cell office:value-type="float" office:value="0.5333">
            <text:p>0.5333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894325">
            <text:p>0.894325</text:p>
          </table:table-cell>
          <table:table-cell table:formula="of:=AVERAGE([.C252:.C271])" office:value-type="float" office:value="0.513395">
            <text:p>0.513395</text:p>
          </table:table-cell>
          <table:table-cell table:formula="of:=STDEV([.B252:.B271])" office:value-type="float" office:value="0.0107718871434665">
            <text:p>0.0107718871</text:p>
          </table:table-cell>
          <table:table-cell table:formula="of:=STDEV([.C252:.C271])" office:value-type="float" office:value="0.0237571368778222">
            <text:p>0.0237571369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17">
            <text:p>0.8917</text:p>
          </table:table-cell>
          <table:table-cell office:value-type="float" office:value="0.5071">
            <text:p>0.5071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89421">
            <text:p>0.89421</text:p>
          </table:table-cell>
          <table:table-cell table:formula="of:=AVERAGE([.C253:.C272])" office:value-type="float" office:value="0.51317">
            <text:p>0.51317</text:p>
          </table:table-cell>
          <table:table-cell table:formula="of:=STDEV([.B253:.B272])" office:value-type="float" office:value="0.0106829376996562">
            <text:p>0.0106829377</text:p>
          </table:table-cell>
          <table:table-cell table:formula="of:=STDEV([.C253:.C272])" office:value-type="float" office:value="0.0235793419844798">
            <text:p>0.023579342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7">
            <text:p>0.8987</text:p>
          </table:table-cell>
          <table:table-cell office:value-type="float" office:value="0.5253">
            <text:p>0.5253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89419">
            <text:p>0.89419</text:p>
          </table:table-cell>
          <table:table-cell table:formula="of:=AVERAGE([.C254:.C273])" office:value-type="float" office:value="0.512985">
            <text:p>0.512985</text:p>
          </table:table-cell>
          <table:table-cell table:formula="of:=STDEV([.B254:.B273])" office:value-type="float" office:value="0.0106882572061708">
            <text:p>0.0106882572</text:p>
          </table:table-cell>
          <table:table-cell table:formula="of:=STDEV([.C254:.C273])" office:value-type="float" office:value="0.0236438992910266">
            <text:p>0.023643899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">
            <text:p>0.897</text:p>
          </table:table-cell>
          <table:table-cell office:value-type="float" office:value="0.5146">
            <text:p>0.5146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89424">
            <text:p>0.89424</text:p>
          </table:table-cell>
          <table:table-cell table:formula="of:=AVERAGE([.C255:.C274])" office:value-type="float" office:value="0.51327">
            <text:p>0.51327</text:p>
          </table:table-cell>
          <table:table-cell table:formula="of:=STDEV([.B255:.B274])" office:value-type="float" office:value="0.0107127764350503">
            <text:p>0.0107127764</text:p>
          </table:table-cell>
          <table:table-cell table:formula="of:=STDEV([.C255:.C274])" office:value-type="float" office:value="0.0238337465305858">
            <text:p>0.023833746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97">
            <text:p>0.8997</text:p>
          </table:table-cell>
          <table:table-cell office:value-type="float" office:value="0.5338">
            <text:p>0.5338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894155">
            <text:p>0.894155</text:p>
          </table:table-cell>
          <table:table-cell table:formula="of:=AVERAGE([.C256:.C275])" office:value-type="float" office:value="0.51309">
            <text:p>0.51309</text:p>
          </table:table-cell>
          <table:table-cell table:formula="of:=STDEV([.B256:.B275])" office:value-type="float" office:value="0.0106964566193916">
            <text:p>0.0106964566</text:p>
          </table:table-cell>
          <table:table-cell table:formula="of:=STDEV([.C256:.C275])" office:value-type="float" office:value="0.0238367672658062">
            <text:p>0.023836767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">
            <text:p>0.89</text:p>
          </table:table-cell>
          <table:table-cell office:value-type="float" office:value="0.4981">
            <text:p>0.4981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89407">
            <text:p>0.89407</text:p>
          </table:table-cell>
          <table:table-cell table:formula="of:=AVERAGE([.C257:.C276])" office:value-type="float" office:value="0.512615">
            <text:p>0.512615</text:p>
          </table:table-cell>
          <table:table-cell table:formula="of:=STDEV([.B257:.B276])" office:value-type="float" office:value="0.0106567547148572">
            <text:p>0.0106567547</text:p>
          </table:table-cell>
          <table:table-cell table:formula="of:=STDEV([.C257:.C276])" office:value-type="float" office:value="0.0234945520000746">
            <text:p>0.023494552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303">
            <text:p>0.5303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89422">
            <text:p>0.89422</text:p>
          </table:table-cell>
          <table:table-cell table:formula="of:=AVERAGE([.C258:.C277])" office:value-type="float" office:value="0.51267">
            <text:p>0.51267</text:p>
          </table:table-cell>
          <table:table-cell table:formula="of:=STDEV([.B258:.B277])" office:value-type="float" office:value="0.010617493013642">
            <text:p>0.010617493</text:p>
          </table:table-cell>
          <table:table-cell table:formula="of:=STDEV([.C258:.C277])" office:value-type="float" office:value="0.0234600466639281">
            <text:p>0.0234600467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43">
            <text:p>0.8943</text:p>
          </table:table-cell>
          <table:table-cell office:value-type="float" office:value="0.5174">
            <text:p>0.5174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894255">
            <text:p>0.894255</text:p>
          </table:table-cell>
          <table:table-cell table:formula="of:=AVERAGE([.C259:.C278])" office:value-type="float" office:value="0.51262">
            <text:p>0.51262</text:p>
          </table:table-cell>
          <table:table-cell table:formula="of:=STDEV([.B259:.B278])" office:value-type="float" office:value="0.0106293276016481">
            <text:p>0.0106293276</text:p>
          </table:table-cell>
          <table:table-cell table:formula="of:=STDEV([.C259:.C278])" office:value-type="float" office:value="0.023421528558145">
            <text:p>0.0234215286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03">
            <text:p>0.9003</text:p>
          </table:table-cell>
          <table:table-cell office:value-type="float" office:value="0.5399">
            <text:p>0.5399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894525">
            <text:p>0.894525</text:p>
          </table:table-cell>
          <table:table-cell table:formula="of:=AVERAGE([.C260:.C279])" office:value-type="float" office:value="0.51335">
            <text:p>0.51335</text:p>
          </table:table-cell>
          <table:table-cell table:formula="of:=STDEV([.B260:.B279])" office:value-type="float" office:value="0.0106988870547607">
            <text:p>0.0106988871</text:p>
          </table:table-cell>
          <table:table-cell table:formula="of:=STDEV([.C260:.C279])" office:value-type="float" office:value="0.0238027751588582">
            <text:p>0.0238027752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5249">
            <text:p>0.5249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893945">
            <text:p>0.893945</text:p>
          </table:table-cell>
          <table:table-cell table:formula="of:=AVERAGE([.C261:.C280])" office:value-type="float" office:value="0.511585">
            <text:p>0.511585</text:p>
          </table:table-cell>
          <table:table-cell table:formula="of:=STDEV([.B261:.B280])" office:value-type="float" office:value="0.0106837542681942">
            <text:p>0.0106837543</text:p>
          </table:table-cell>
          <table:table-cell table:formula="of:=STDEV([.C261:.C280])" office:value-type="float" office:value="0.0230265584648866">
            <text:p>0.023026558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">
            <text:p>0.895</text:p>
          </table:table-cell>
          <table:table-cell office:value-type="float" office:value="0.5191">
            <text:p>0.5191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893845">
            <text:p>0.893845</text:p>
          </table:table-cell>
          <table:table-cell table:formula="of:=AVERAGE([.C262:.C281])" office:value-type="float" office:value="0.51109">
            <text:p>0.51109</text:p>
          </table:table-cell>
          <table:table-cell table:formula="of:=STDEV([.B262:.B281])" office:value-type="float" office:value="0.0106333375955554">
            <text:p>0.0106333376</text:p>
          </table:table-cell>
          <table:table-cell table:formula="of:=STDEV([.C262:.C281])" office:value-type="float" office:value="0.0228308401763469">
            <text:p>0.022830840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297">
            <text:p>0.5297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89386">
            <text:p>0.89386</text:p>
          </table:table-cell>
          <table:table-cell table:formula="of:=AVERAGE([.C263:.C282])" office:value-type="float" office:value="0.510985">
            <text:p>0.510985</text:p>
          </table:table-cell>
          <table:table-cell table:formula="of:=STDEV([.B263:.B282])" office:value-type="float" office:value="0.0106352640825352">
            <text:p>0.0106352641</text:p>
          </table:table-cell>
          <table:table-cell table:formula="of:=STDEV([.C263:.C282])" office:value-type="float" office:value="0.0227968667052941">
            <text:p>0.022796866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27">
            <text:p>0.8927</text:p>
          </table:table-cell>
          <table:table-cell office:value-type="float" office:value="0.4968">
            <text:p>0.4968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89381">
            <text:p>0.89381</text:p>
          </table:table-cell>
          <table:table-cell table:formula="of:=AVERAGE([.C264:.C283])" office:value-type="float" office:value="0.510995">
            <text:p>0.510995</text:p>
          </table:table-cell>
          <table:table-cell table:formula="of:=STDEV([.B264:.B283])" office:value-type="float" office:value="0.0106057035301021">
            <text:p>0.0106057035</text:p>
          </table:table-cell>
          <table:table-cell table:formula="of:=STDEV([.C264:.C283])" office:value-type="float" office:value="0.022805550455513">
            <text:p>0.022805550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43">
            <text:p>0.8943</text:p>
          </table:table-cell>
          <table:table-cell office:value-type="float" office:value="0.518">
            <text:p>0.518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89396">
            <text:p>0.89396</text:p>
          </table:table-cell>
          <table:table-cell table:formula="of:=AVERAGE([.C265:.C284])" office:value-type="float" office:value="0.511455">
            <text:p>0.511455</text:p>
          </table:table-cell>
          <table:table-cell table:formula="of:=STDEV([.B265:.B284])" office:value-type="float" office:value="0.0106103921253001">
            <text:p>0.0106103921</text:p>
          </table:table-cell>
          <table:table-cell table:formula="of:=STDEV([.C265:.C284])" office:value-type="float" office:value="0.0225959818272374">
            <text:p>0.0225959818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13">
            <text:p>0.8513</text:p>
          </table:table-cell>
          <table:table-cell office:value-type="float" office:value="0.4296">
            <text:p>0.4296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89413">
            <text:p>0.89413</text:p>
          </table:table-cell>
          <table:table-cell table:formula="of:=AVERAGE([.C266:.C285])" office:value-type="float" office:value="0.51159">
            <text:p>0.51159</text:p>
          </table:table-cell>
          <table:table-cell table:formula="of:=STDEV([.B266:.B285])" office:value-type="float" office:value="0.0106433127015586">
            <text:p>0.0106433127</text:p>
          </table:table-cell>
          <table:table-cell table:formula="of:=STDEV([.C266:.C285])" office:value-type="float" office:value="0.0226451551690771">
            <text:p>0.022645155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">
            <text:p>0.899</text:p>
          </table:table-cell>
          <table:table-cell office:value-type="float" office:value="0.5213">
            <text:p>0.5213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89643">
            <text:p>0.89643</text:p>
          </table:table-cell>
          <table:table-cell table:formula="of:=AVERAGE([.C267:.C286])" office:value-type="float" office:value="0.51618">
            <text:p>0.51618</text:p>
          </table:table-cell>
          <table:table-cell table:formula="of:=STDEV([.B267:.B286])" office:value-type="float" office:value="0.00341946440866185">
            <text:p>0.0034194644</text:p>
          </table:table-cell>
          <table:table-cell table:formula="of:=STDEV([.C267:.C286])" office:value-type="float" office:value="0.011911454018805">
            <text:p>0.011911454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3">
            <text:p>0.8953</text:p>
          </table:table-cell>
          <table:table-cell office:value-type="float" office:value="0.5091">
            <text:p>0.5091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896315">
            <text:p>0.896315</text:p>
          </table:table-cell>
          <table:table-cell table:formula="of:=AVERAGE([.C268:.C287])" office:value-type="float" office:value="0.51589">
            <text:p>0.51589</text:p>
          </table:table-cell>
          <table:table-cell table:formula="of:=STDEV([.B268:.B287])" office:value-type="float" office:value="0.00336675308209399">
            <text:p>0.0033667531</text:p>
          </table:table-cell>
          <table:table-cell table:formula="of:=STDEV([.C268:.C287])" office:value-type="float" office:value="0.0118506895202458">
            <text:p>0.011850689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236">
            <text:p>0.5236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896065">
            <text:p>0.896065</text:p>
          </table:table-cell>
          <table:table-cell table:formula="of:=AVERAGE([.C269:.C288])" office:value-type="float" office:value="0.51534">
            <text:p>0.51534</text:p>
          </table:table-cell>
          <table:table-cell table:formula="of:=STDEV([.B269:.B288])" office:value-type="float" office:value="0.00362204870785929">
            <text:p>0.0036220487</text:p>
          </table:table-cell>
          <table:table-cell table:formula="of:=STDEV([.C269:.C288])" office:value-type="float" office:value="0.0124238056717103">
            <text:p>0.012423805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03">
            <text:p>0.8903</text:p>
          </table:table-cell>
          <table:table-cell office:value-type="float" office:value="0.4916">
            <text:p>0.4916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8959">
            <text:p>0.8959</text:p>
          </table:table-cell>
          <table:table-cell table:formula="of:=AVERAGE([.C270:.C289])" office:value-type="float" office:value="0.514675">
            <text:p>0.514675</text:p>
          </table:table-cell>
          <table:table-cell table:formula="of:=STDEV([.B270:.B289])" office:value-type="float" office:value="0.0034917948935966">
            <text:p>0.0034917949</text:p>
          </table:table-cell>
          <table:table-cell table:formula="of:=STDEV([.C270:.C289])" office:value-type="float" office:value="0.0123138721517003">
            <text:p>0.012313872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7">
            <text:p>0.8957</text:p>
          </table:table-cell>
          <table:table-cell office:value-type="float" office:value="0.5044">
            <text:p>0.5044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89595">
            <text:p>0.89595</text:p>
          </table:table-cell>
          <table:table-cell table:formula="of:=AVERAGE([.C271:.C290])" office:value-type="float" office:value="0.5148">
            <text:p>0.5148</text:p>
          </table:table-cell>
          <table:table-cell table:formula="of:=STDEV([.B271:.B290])" office:value-type="float" office:value="0.00341367220083252">
            <text:p>0.0034136722</text:p>
          </table:table-cell>
          <table:table-cell table:formula="of:=STDEV([.C271:.C290])" office:value-type="float" office:value="0.0120777307035456">
            <text:p>0.012077730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">
            <text:p>0.901</text:p>
          </table:table-cell>
          <table:table-cell office:value-type="float" office:value="0.5288">
            <text:p>0.5288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89608">
            <text:p>0.89608</text:p>
          </table:table-cell>
          <table:table-cell table:formula="of:=AVERAGE([.C272:.C291])" office:value-type="float" office:value="0.51539">
            <text:p>0.51539</text:p>
          </table:table-cell>
          <table:table-cell table:formula="of:=STDEV([.B272:.B291])" office:value-type="float" office:value="0.00345293163009423">
            <text:p>0.0034529316</text:p>
          </table:table-cell>
          <table:table-cell table:formula="of:=STDEV([.C272:.C291])" office:value-type="float" office:value="0.0118285960371688">
            <text:p>0.01182859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13">
            <text:p>0.8913</text:p>
          </table:table-cell>
          <table:table-cell office:value-type="float" office:value="0.5034">
            <text:p>0.5034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89593">
            <text:p>0.89593</text:p>
          </table:table-cell>
          <table:table-cell table:formula="of:=AVERAGE([.C273:.C292])" office:value-type="float" office:value="0.515185">
            <text:p>0.515185</text:p>
          </table:table-cell>
          <table:table-cell table:formula="of:=STDEV([.B273:.B292])" office:value-type="float" office:value="0.00328923283328786">
            <text:p>0.0032892328</text:p>
          </table:table-cell>
          <table:table-cell table:formula="of:=STDEV([.C273:.C292])" office:value-type="float" office:value="0.0116176034760322">
            <text:p>0.011617603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31">
            <text:p>0.531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89613">
            <text:p>0.89613</text:p>
          </table:table-cell>
          <table:table-cell table:formula="of:=AVERAGE([.C274:.C293])" office:value-type="float" office:value="0.51571">
            <text:p>0.51571</text:p>
          </table:table-cell>
          <table:table-cell table:formula="of:=STDEV([.B274:.B293])" office:value-type="float" office:value="0.00310959465965716">
            <text:p>0.0031095947</text:p>
          </table:table-cell>
          <table:table-cell table:formula="of:=STDEV([.C274:.C293])" office:value-type="float" office:value="0.0112896272839508">
            <text:p>0.0112896273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53">
            <text:p>0.8953</text:p>
          </table:table-cell>
          <table:table-cell office:value-type="float" office:value="0.511">
            <text:p>0.511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895995">
            <text:p>0.895995</text:p>
          </table:table-cell>
          <table:table-cell table:formula="of:=AVERAGE([.C275:.C294])" office:value-type="float" office:value="0.515245">
            <text:p>0.515245</text:p>
          </table:table-cell>
          <table:table-cell table:formula="of:=STDEV([.B275:.B294])" office:value-type="float" office:value="0.00300323947903276">
            <text:p>0.0030032395</text:p>
          </table:table-cell>
          <table:table-cell table:formula="of:=STDEV([.C275:.C294])" office:value-type="float" office:value="0.0108079636818121">
            <text:p>0.0108079637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243">
            <text:p>0.5243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89588">
            <text:p>0.89588</text:p>
          </table:table-cell>
          <table:table-cell table:formula="of:=AVERAGE([.C276:.C295])" office:value-type="float" office:value="0.514955">
            <text:p>0.514955</text:p>
          </table:table-cell>
          <table:table-cell table:formula="of:=STDEV([.B276:.B295])" office:value-type="float" office:value="0.00307444475089661">
            <text:p>0.0030744448</text:p>
          </table:table-cell>
          <table:table-cell table:formula="of:=STDEV([.C276:.C295])" office:value-type="float" office:value="0.0110038976348335">
            <text:p>0.011003897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">
            <text:p>0.893</text:p>
          </table:table-cell>
          <table:table-cell office:value-type="float" office:value="0.4992">
            <text:p>0.4992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895845">
            <text:p>0.895845</text:p>
          </table:table-cell>
          <table:table-cell table:formula="of:=AVERAGE([.C277:.C296])" office:value-type="float" office:value="0.51484">
            <text:p>0.51484</text:p>
          </table:table-cell>
          <table:table-cell table:formula="of:=STDEV([.B277:.B296])" office:value-type="float" office:value="0.00305294939361922">
            <text:p>0.0030529494</text:p>
          </table:table-cell>
          <table:table-cell table:formula="of:=STDEV([.C277:.C296])" office:value-type="float" office:value="0.0109127351967178">
            <text:p>0.010912735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293">
            <text:p>0.5293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89586">
            <text:p>0.89586</text:p>
          </table:table-cell>
          <table:table-cell table:formula="of:=AVERAGE([.C278:.C297])" office:value-type="float" office:value="0.515">
            <text:p>0.515</text:p>
          </table:table-cell>
          <table:table-cell table:formula="of:=STDEV([.B278:.B297])" office:value-type="float" office:value="0.00303894025850078">
            <text:p>0.0030389403</text:p>
          </table:table-cell>
          <table:table-cell table:formula="of:=STDEV([.C278:.C297])" office:value-type="float" office:value="0.0106925945844481">
            <text:p>0.010692594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32">
            <text:p>0.532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89601">
            <text:p>0.89601</text:p>
          </table:table-cell>
          <table:table-cell table:formula="of:=AVERAGE([.C279:.C298])" office:value-type="float" office:value="0.515255">
            <text:p>0.515255</text:p>
          </table:table-cell>
          <table:table-cell table:formula="of:=STDEV([.B279:.B298])" office:value-type="float" office:value="0.00321884255104548">
            <text:p>0.0032188426</text:p>
          </table:table-cell>
          <table:table-cell table:formula="of:=STDEV([.C279:.C298])" office:value-type="float" office:value="0.0111044550092578">
            <text:p>0.01110445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87">
            <text:p>0.8887</text:p>
          </table:table-cell>
          <table:table-cell office:value-type="float" office:value="0.5046">
            <text:p>0.5046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89626">
            <text:p>0.89626</text:p>
          </table:table-cell>
          <table:table-cell table:formula="of:=AVERAGE([.C280:.C299])" office:value-type="float" office:value="0.515865">
            <text:p>0.515865</text:p>
          </table:table-cell>
          <table:table-cell table:formula="of:=STDEV([.B280:.B299])" office:value-type="float" office:value="0.00368144708390313">
            <text:p>0.0036814471</text:p>
          </table:table-cell>
          <table:table-cell table:formula="of:=STDEV([.C280:.C299])" office:value-type="float" office:value="0.0123391663541663">
            <text:p>0.0123391664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15">
            <text:p>0.515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89681">
            <text:p>0.89681</text:p>
          </table:table-cell>
          <table:table-cell table:formula="of:=AVERAGE([.C281:.C300])" office:value-type="float" office:value="0.51704">
            <text:p>0.51704</text:p>
          </table:table-cell>
          <table:table-cell table:formula="of:=STDEV([.B281:.B300])" office:value-type="float" office:value="0.00329383794699322">
            <text:p>0.0032938379</text:p>
          </table:table-cell>
          <table:table-cell table:formula="of:=STDEV([.C281:.C300])" office:value-type="float" office:value="0.0123288877715798">
            <text:p>0.0123288878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3">
            <text:p>0.8953</text:p>
          </table:table-cell>
          <table:table-cell office:value-type="float" office:value="0.517">
            <text:p>0.517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896625">
            <text:p>0.896625</text:p>
          </table:table-cell>
          <table:table-cell table:formula="of:=AVERAGE([.C282:.C301])" office:value-type="float" office:value="0.516915">
            <text:p>0.516915</text:p>
          </table:table-cell>
          <table:table-cell table:formula="of:=STDEV([.B282:.B301])" office:value-type="float" office:value="0.00332722027176471">
            <text:p>0.0033272203</text:p>
          </table:table-cell>
          <table:table-cell table:formula="of:=STDEV([.C282:.C301])" office:value-type="float" office:value="0.0123632849918407">
            <text:p>0.01236328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3">
            <text:p>0.8993</text:p>
          </table:table-cell>
          <table:table-cell office:value-type="float" office:value="0.5299">
            <text:p>0.5299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89686">
            <text:p>0.89686</text:p>
          </table:table-cell>
          <table:table-cell table:formula="of:=AVERAGE([.C283:.C302])" office:value-type="float" office:value="0.517425">
            <text:p>0.517425</text:p>
          </table:table-cell>
          <table:table-cell table:formula="of:=STDEV([.B283:.B302])" office:value-type="float" office:value="0.00339401950805421">
            <text:p>0.0033940195</text:p>
          </table:table-cell>
          <table:table-cell table:formula="of:=STDEV([.C283:.C302])" office:value-type="float" office:value="0.0125755349368275">
            <text:p>0.012575534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7">
            <text:p>0.8957</text:p>
          </table:table-cell>
          <table:table-cell office:value-type="float" office:value="0.506">
            <text:p>0.506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897045">
            <text:p>0.897045</text:p>
          </table:table-cell>
          <table:table-cell table:formula="of:=AVERAGE([.C284:.C303])" office:value-type="float" office:value="0.51782">
            <text:p>0.51782</text:p>
          </table:table-cell>
          <table:table-cell table:formula="of:=STDEV([.B284:.B303])" office:value-type="float" office:value="0.00362686975373065">
            <text:p>0.0036268698</text:p>
          </table:table-cell>
          <table:table-cell table:formula="of:=STDEV([.C284:.C303])" office:value-type="float" office:value="0.013101088745436">
            <text:p>0.0131010887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7">
            <text:p>0.8977</text:p>
          </table:table-cell>
          <table:table-cell office:value-type="float" office:value="0.5207">
            <text:p>0.5207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896945">
            <text:p>0.896945</text:p>
          </table:table-cell>
          <table:table-cell table:formula="of:=AVERAGE([.C285:.C304])" office:value-type="float" office:value="0.517515">
            <text:p>0.517515</text:p>
          </table:table-cell>
          <table:table-cell table:formula="of:=STDEV([.B285:.B304])" office:value-type="float" office:value="0.00369287721231874">
            <text:p>0.0036928772</text:p>
          </table:table-cell>
          <table:table-cell table:formula="of:=STDEV([.C285:.C304])" office:value-type="float" office:value="0.0134569205439549">
            <text:p>0.013456920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3">
            <text:p>0.8973</text:p>
          </table:table-cell>
          <table:table-cell office:value-type="float" office:value="0.5214">
            <text:p>0.5214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896795">
            <text:p>0.896795</text:p>
          </table:table-cell>
          <table:table-cell table:formula="of:=AVERAGE([.C286:.C305])" office:value-type="float" office:value="0.51721">
            <text:p>0.51721</text:p>
          </table:table-cell>
          <table:table-cell table:formula="of:=STDEV([.B286:.B305])" office:value-type="float" office:value="0.00372141385129785">
            <text:p>0.0037214139</text:p>
          </table:table-cell>
          <table:table-cell table:formula="of:=STDEV([.C286:.C305])" office:value-type="float" office:value="0.0134500596750779">
            <text:p>0.0134500597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67">
            <text:p>0.8967</text:p>
          </table:table-cell>
          <table:table-cell office:value-type="float" office:value="0.5155">
            <text:p>0.5155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896745">
            <text:p>0.896745</text:p>
          </table:table-cell>
          <table:table-cell table:formula="of:=AVERAGE([.C287:.C306])" office:value-type="float" office:value="0.517025">
            <text:p>0.517025</text:p>
          </table:table-cell>
          <table:table-cell table:formula="of:=STDEV([.B287:.B306])" office:value-type="float" office:value="0.00372098954014851">
            <text:p>0.0037209895</text:p>
          </table:table-cell>
          <table:table-cell table:formula="of:=STDEV([.C287:.C306])" office:value-type="float" office:value="0.0134147944645572">
            <text:p>0.013414794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03">
            <text:p>0.8903</text:p>
          </table:table-cell>
          <table:table-cell office:value-type="float" office:value="0.4981">
            <text:p>0.4981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896825">
            <text:p>0.896825</text:p>
          </table:table-cell>
          <table:table-cell table:formula="of:=AVERAGE([.C288:.C307])" office:value-type="float" office:value="0.517135">
            <text:p>0.517135</text:p>
          </table:table-cell>
          <table:table-cell table:formula="of:=STDEV([.B288:.B307])" office:value-type="float" office:value="0.00373713582982024">
            <text:p>0.0037371358</text:p>
          </table:table-cell>
          <table:table-cell table:formula="of:=STDEV([.C288:.C307])" office:value-type="float" office:value="0.0134106507161874">
            <text:p>0.0134106507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">
            <text:p>0.897</text:p>
          </table:table-cell>
          <table:table-cell office:value-type="float" office:value="0.5103">
            <text:p>0.5103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89691">
            <text:p>0.89691</text:p>
          </table:table-cell>
          <table:table-cell table:formula="of:=AVERAGE([.C289:.C308])" office:value-type="float" office:value="0.51727">
            <text:p>0.51727</text:p>
          </table:table-cell>
          <table:table-cell table:formula="of:=STDEV([.B289:.B308])" office:value-type="float" office:value="0.00359764542882965">
            <text:p>0.0035976454</text:p>
          </table:table-cell>
          <table:table-cell table:formula="of:=STDEV([.C289:.C308])" office:value-type="float" office:value="0.013221199085679">
            <text:p>0.0132211991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13">
            <text:p>0.8913</text:p>
          </table:table-cell>
          <table:table-cell office:value-type="float" office:value="0.4941">
            <text:p>0.4941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896975">
            <text:p>0.896975</text:p>
          </table:table-cell>
          <table:table-cell table:formula="of:=AVERAGE([.C290:.C309])" office:value-type="float" office:value="0.51768">
            <text:p>0.51768</text:p>
          </table:table-cell>
          <table:table-cell table:formula="of:=STDEV([.B290:.B309])" office:value-type="float" office:value="0.00361107579829787">
            <text:p>0.0036110758</text:p>
          </table:table-cell>
          <table:table-cell table:formula="of:=STDEV([.C290:.C309])" office:value-type="float" office:value="0.0131204380543045">
            <text:p>0.0131204381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162">
            <text:p>0.5162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89696">
            <text:p>0.89696</text:p>
          </table:table-cell>
          <table:table-cell table:formula="of:=AVERAGE([.C291:.C310])" office:value-type="float" office:value="0.51761">
            <text:p>0.51761</text:p>
          </table:table-cell>
          <table:table-cell table:formula="of:=STDEV([.B291:.B310])" office:value-type="float" office:value="0.00363642392294524">
            <text:p>0.0036364239</text:p>
          </table:table-cell>
          <table:table-cell table:formula="of:=STDEV([.C291:.C310])" office:value-type="float" office:value="0.0132558983892177">
            <text:p>0.0132558984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">
            <text:p>0.898</text:p>
          </table:table-cell>
          <table:table-cell office:value-type="float" office:value="0.5247">
            <text:p>0.5247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896945">
            <text:p>0.896945</text:p>
          </table:table-cell>
          <table:table-cell table:formula="of:=AVERAGE([.C292:.C311])" office:value-type="float" office:value="0.51751">
            <text:p>0.51751</text:p>
          </table:table-cell>
          <table:table-cell table:formula="of:=STDEV([.B292:.B311])" office:value-type="float" office:value="0.00363122061542599">
            <text:p>0.0036312206</text:p>
          </table:table-cell>
          <table:table-cell table:formula="of:=STDEV([.C292:.C311])" office:value-type="float" office:value="0.0132746255770371">
            <text:p>0.0132746256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3">
            <text:p>0.8953</text:p>
          </table:table-cell>
          <table:table-cell office:value-type="float" office:value="0.5139">
            <text:p>0.5139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89718">
            <text:p>0.89718</text:p>
          </table:table-cell>
          <table:table-cell table:formula="of:=AVERAGE([.C293:.C312])" office:value-type="float" office:value="0.51802">
            <text:p>0.51802</text:p>
          </table:table-cell>
          <table:table-cell table:formula="of:=STDEV([.B293:.B312])" office:value-type="float" office:value="0.00384866347272865">
            <text:p>0.0038486635</text:p>
          </table:table-cell>
          <table:table-cell table:formula="of:=STDEV([.C293:.C312])" office:value-type="float" office:value="0.0137527260455595">
            <text:p>0.013752726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">
            <text:p>0.897</text:p>
          </table:table-cell>
          <table:table-cell office:value-type="float" office:value="0.5217">
            <text:p>0.5217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897115">
            <text:p>0.897115</text:p>
          </table:table-cell>
          <table:table-cell table:formula="of:=AVERAGE([.C294:.C313])" office:value-type="float" office:value="0.51794">
            <text:p>0.51794</text:p>
          </table:table-cell>
          <table:table-cell table:formula="of:=STDEV([.B294:.B313])" office:value-type="float" office:value="0.00389281051224055">
            <text:p>0.0038928105</text:p>
          </table:table-cell>
          <table:table-cell table:formula="of:=STDEV([.C294:.C313])" office:value-type="float" office:value="0.0137825748110087">
            <text:p>0.0137825748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">
            <text:p>0.893</text:p>
          </table:table-cell>
          <table:table-cell office:value-type="float" office:value="0.5052">
            <text:p>0.5052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8972">
            <text:p>0.8972</text:p>
          </table:table-cell>
          <table:table-cell table:formula="of:=AVERAGE([.C295:.C314])" office:value-type="float" office:value="0.518155">
            <text:p>0.518155</text:p>
          </table:table-cell>
          <table:table-cell table:formula="of:=STDEV([.B295:.B314])" office:value-type="float" office:value="0.00390869476127801">
            <text:p>0.0039086948</text:p>
          </table:table-cell>
          <table:table-cell table:formula="of:=STDEV([.C295:.C314])" office:value-type="float" office:value="0.0138775272710197">
            <text:p>0.0138775273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73">
            <text:p>0.8973</text:p>
          </table:table-cell>
          <table:table-cell office:value-type="float" office:value="0.522">
            <text:p>0.522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8973">
            <text:p>0.8973</text:p>
          </table:table-cell>
          <table:table-cell table:formula="of:=AVERAGE([.C296:.C315])" office:value-type="float" office:value="0.518315">
            <text:p>0.518315</text:p>
          </table:table-cell>
          <table:table-cell table:formula="of:=STDEV([.B296:.B315])" office:value-type="float" office:value="0.00382016808668497">
            <text:p>0.0038201681</text:p>
          </table:table-cell>
          <table:table-cell table:formula="of:=STDEV([.C296:.C315])" office:value-type="float" office:value="0.013738048394303">
            <text:p>0.0137380484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3">
            <text:p>0.8933</text:p>
          </table:table-cell>
          <table:table-cell office:value-type="float" office:value="0.5024">
            <text:p>0.5024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89747">
            <text:p>0.89747</text:p>
          </table:table-cell>
          <table:table-cell table:formula="of:=AVERAGE([.C297:.C316])" office:value-type="float" office:value="0.51893">
            <text:p>0.51893</text:p>
          </table:table-cell>
          <table:table-cell table:formula="of:=STDEV([.B297:.B316])" office:value-type="float" office:value="0.0038950846217414">
            <text:p>0.0038950846</text:p>
          </table:table-cell>
          <table:table-cell table:formula="of:=STDEV([.C297:.C316])" office:value-type="float" office:value="0.0141799005267092">
            <text:p>0.014179900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1">
            <text:p>0.901</text:p>
          </table:table-cell>
          <table:table-cell office:value-type="float" office:value="0.5344">
            <text:p>0.5344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89742">
            <text:p>0.89742</text:p>
          </table:table-cell>
          <table:table-cell table:formula="of:=AVERAGE([.C298:.C317])" office:value-type="float" office:value="0.518685">
            <text:p>0.518685</text:p>
          </table:table-cell>
          <table:table-cell table:formula="of:=STDEV([.B298:.B317])" office:value-type="float" office:value="0.00395735158647136">
            <text:p>0.0039573516</text:p>
          </table:table-cell>
          <table:table-cell table:formula="of:=STDEV([.C298:.C317])" office:value-type="float" office:value="0.0145188180974681">
            <text:p>0.0145188181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7">
            <text:p>0.9047</text:p>
          </table:table-cell>
          <table:table-cell office:value-type="float" office:value="0.5442">
            <text:p>0.5442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897235">
            <text:p>0.897235</text:p>
          </table:table-cell>
          <table:table-cell table:formula="of:=AVERAGE([.C299:.C318])" office:value-type="float" office:value="0.51822">
            <text:p>0.51822</text:p>
          </table:table-cell>
          <table:table-cell table:formula="of:=STDEV([.B299:.B318])" office:value-type="float" office:value="0.00386662847833532">
            <text:p>0.0038666285</text:p>
          </table:table-cell>
          <table:table-cell table:formula="of:=STDEV([.C299:.C318])" office:value-type="float" office:value="0.0141328136283131">
            <text:p>0.0141328136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7">
            <text:p>0.8997</text:p>
          </table:table-cell>
          <table:table-cell office:value-type="float" office:value="0.5281">
            <text:p>0.5281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89725">
            <text:p>0.89725</text:p>
          </table:table-cell>
          <table:table-cell table:formula="of:=AVERAGE([.C300:.C319])" office:value-type="float" office:value="0.518265">
            <text:p>0.518265</text:p>
          </table:table-cell>
          <table:table-cell table:formula="of:=STDEV([.B300:.B319])" office:value-type="float" office:value="0.00389757009322205">
            <text:p>0.0038975701</text:p>
          </table:table-cell>
          <table:table-cell table:formula="of:=STDEV([.C300:.C319])" office:value-type="float" office:value="0.0142210472262252">
            <text:p>0.01422104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43">
            <text:p>0.8943</text:p>
          </table:table-cell>
          <table:table-cell office:value-type="float" office:value="0.5125">
            <text:p>0.5125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897365">
            <text:p>0.897365</text:p>
          </table:table-cell>
          <table:table-cell table:formula="of:=AVERAGE([.C301:.C320])" office:value-type="float" office:value="0.518565">
            <text:p>0.518565</text:p>
          </table:table-cell>
          <table:table-cell table:formula="of:=STDEV([.B301:.B320])" office:value-type="float" office:value="0.00400608418862058">
            <text:p>0.0040060842</text:p>
          </table:table-cell>
          <table:table-cell table:formula="of:=STDEV([.C301:.C320])" office:value-type="float" office:value="0.0144999918330286">
            <text:p>0.014499991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">
            <text:p>0.9</text:p>
          </table:table-cell>
          <table:table-cell office:value-type="float" office:value="0.5272">
            <text:p>0.5272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89765">
            <text:p>0.89765</text:p>
          </table:table-cell>
          <table:table-cell table:formula="of:=AVERAGE([.C302:.C321])" office:value-type="float" office:value="0.519035">
            <text:p>0.519035</text:p>
          </table:table-cell>
          <table:table-cell table:formula="of:=STDEV([.B302:.B321])" office:value-type="float" office:value="0.0039792223519572">
            <text:p>0.0039792224</text:p>
          </table:table-cell>
          <table:table-cell table:formula="of:=STDEV([.C302:.C321])" office:value-type="float" office:value="0.0144452969946332">
            <text:p>0.014445297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378">
            <text:p>0.5378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897615">
            <text:p>0.897615</text:p>
          </table:table-cell>
          <table:table-cell table:formula="of:=AVERAGE([.C303:.C322])" office:value-type="float" office:value="0.51916">
            <text:p>0.51916</text:p>
          </table:table-cell>
          <table:table-cell table:formula="of:=STDEV([.B303:.B322])" office:value-type="float" office:value="0.00396049903819947">
            <text:p>0.003960499</text:p>
          </table:table-cell>
          <table:table-cell table:formula="of:=STDEV([.C303:.C322])" office:value-type="float" office:value="0.0145302370756187">
            <text:p>0.0145302371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37">
            <text:p>0.8937</text:p>
          </table:table-cell>
          <table:table-cell office:value-type="float" office:value="0.4999">
            <text:p>0.4999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897415">
            <text:p>0.897415</text:p>
          </table:table-cell>
          <table:table-cell table:formula="of:=AVERAGE([.C304:.C323])" office:value-type="float" office:value="0.518795">
            <text:p>0.518795</text:p>
          </table:table-cell>
          <table:table-cell table:formula="of:=STDEV([.B304:.B323])" office:value-type="float" office:value="0.00377070075854957">
            <text:p>0.0037707008</text:p>
          </table:table-cell>
          <table:table-cell table:formula="of:=STDEV([.C304:.C323])" office:value-type="float" office:value="0.0141233466661635">
            <text:p>0.0141233467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7">
            <text:p>0.8947</text:p>
          </table:table-cell>
          <table:table-cell office:value-type="float" office:value="0.5146">
            <text:p>0.5146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89753">
            <text:p>0.89753</text:p>
          </table:table-cell>
          <table:table-cell table:formula="of:=AVERAGE([.C305:.C324])" office:value-type="float" office:value="0.51923">
            <text:p>0.51923</text:p>
          </table:table-cell>
          <table:table-cell table:formula="of:=STDEV([.B305:.B324])" office:value-type="float" office:value="0.00368554787757461">
            <text:p>0.0036855479</text:p>
          </table:table-cell>
          <table:table-cell table:formula="of:=STDEV([.C305:.C324])" office:value-type="float" office:value="0.0136363330462177">
            <text:p>0.013636333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63">
            <text:p>0.8963</text:p>
          </table:table-cell>
          <table:table-cell office:value-type="float" office:value="0.5177">
            <text:p>0.5177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897545">
            <text:p>0.897545</text:p>
          </table:table-cell>
          <table:table-cell table:formula="of:=AVERAGE([.C306:.C325])" office:value-type="float" office:value="0.51924">
            <text:p>0.51924</text:p>
          </table:table-cell>
          <table:table-cell table:formula="of:=STDEV([.B306:.B325])" office:value-type="float" office:value="0.00367401615903389">
            <text:p>0.0036740162</text:p>
          </table:table-cell>
          <table:table-cell table:formula="of:=STDEV([.C306:.C325])" office:value-type="float" office:value="0.013632831887145">
            <text:p>0.0136328319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77">
            <text:p>0.5177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897665">
            <text:p>0.897665</text:p>
          </table:table-cell>
          <table:table-cell table:formula="of:=AVERAGE([.C307:.C326])" office:value-type="float" office:value="0.519595">
            <text:p>0.519595</text:p>
          </table:table-cell>
          <table:table-cell table:formula="of:=STDEV([.B307:.B326])" office:value-type="float" office:value="0.00367040439475716">
            <text:p>0.0036704044</text:p>
          </table:table-cell>
          <table:table-cell table:formula="of:=STDEV([.C307:.C326])" office:value-type="float" office:value="0.013682969629972">
            <text:p>0.0136829696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">
            <text:p>0.892</text:p>
          </table:table-cell>
          <table:table-cell office:value-type="float" office:value="0.5008">
            <text:p>0.5008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89775">
            <text:p>0.89775</text:p>
          </table:table-cell>
          <table:table-cell table:formula="of:=AVERAGE([.C308:.C327])" office:value-type="float" office:value="0.51984">
            <text:p>0.51984</text:p>
          </table:table-cell>
          <table:table-cell table:formula="of:=STDEV([.B308:.B327])" office:value-type="float" office:value="0.00370540146272978">
            <text:p>0.0037054015</text:p>
          </table:table-cell>
          <table:table-cell table:formula="of:=STDEV([.C308:.C327])" office:value-type="float" office:value="0.0136911189039503">
            <text:p>0.0136911189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85">
            <text:p>0.5185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897535">
            <text:p>0.897535</text:p>
          </table:table-cell>
          <table:table-cell table:formula="of:=AVERAGE([.C309:.C328])" office:value-type="float" office:value="0.519355">
            <text:p>0.519355</text:p>
          </table:table-cell>
          <table:table-cell table:formula="of:=STDEV([.B309:.B328])" office:value-type="float" office:value="0.00415417038395723">
            <text:p>0.0041541704</text:p>
          </table:table-cell>
          <table:table-cell table:formula="of:=STDEV([.C309:.C328])" office:value-type="float" office:value="0.0145462049671854">
            <text:p>0.014546205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1">
            <text:p>0.891</text:p>
          </table:table-cell>
          <table:table-cell office:value-type="float" office:value="0.4927">
            <text:p>0.4927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89757">
            <text:p>0.89757</text:p>
          </table:table-cell>
          <table:table-cell table:formula="of:=AVERAGE([.C310:.C329])" office:value-type="float" office:value="0.519565">
            <text:p>0.519565</text:p>
          </table:table-cell>
          <table:table-cell table:formula="of:=STDEV([.B310:.B329])" office:value-type="float" office:value="0.00416389240975316">
            <text:p>0.0041638924</text:p>
          </table:table-cell>
          <table:table-cell table:formula="of:=STDEV([.C310:.C329])" office:value-type="float" office:value="0.0145635187694241">
            <text:p>0.014563518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">
            <text:p>0.898</text:p>
          </table:table-cell>
          <table:table-cell office:value-type="float" office:value="0.5142">
            <text:p>0.5142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89762">
            <text:p>0.89762</text:p>
          </table:table-cell>
          <table:table-cell table:formula="of:=AVERAGE([.C311:.C330])" office:value-type="float" office:value="0.519665">
            <text:p>0.519665</text:p>
          </table:table-cell>
          <table:table-cell table:formula="of:=STDEV([.B311:.B330])" office:value-type="float" office:value="0.00408612543280692">
            <text:p>0.0040861254</text:p>
          </table:table-cell>
          <table:table-cell table:formula="of:=STDEV([.C311:.C330])" office:value-type="float" office:value="0.0143749883295147">
            <text:p>0.0143749883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7">
            <text:p>0.9027</text:p>
          </table:table-cell>
          <table:table-cell office:value-type="float" office:value="0.5349">
            <text:p>0.5349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897485">
            <text:p>0.897485</text:p>
          </table:table-cell>
          <table:table-cell table:formula="of:=AVERAGE([.C312:.C331])" office:value-type="float" office:value="0.51913">
            <text:p>0.51913</text:p>
          </table:table-cell>
          <table:table-cell table:formula="of:=STDEV([.B312:.B331])" office:value-type="float" office:value="0.00411739250650597">
            <text:p>0.0041173925</text:p>
          </table:table-cell>
          <table:table-cell table:formula="of:=STDEV([.C312:.C331])" office:value-type="float" office:value="0.014782425554122">
            <text:p>0.0147824256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">
            <text:p>0.894</text:p>
          </table:table-cell>
          <table:table-cell office:value-type="float" office:value="0.5123">
            <text:p>0.5123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897585">
            <text:p>0.897585</text:p>
          </table:table-cell>
          <table:table-cell table:formula="of:=AVERAGE([.C313:.C332])" office:value-type="float" office:value="0.519395">
            <text:p>0.519395</text:p>
          </table:table-cell>
          <table:table-cell table:formula="of:=STDEV([.B313:.B332])" office:value-type="float" office:value="0.00427209735252764">
            <text:p>0.0042720974</text:p>
          </table:table-cell>
          <table:table-cell table:formula="of:=STDEV([.C313:.C332])" office:value-type="float" office:value="0.0151235777930739">
            <text:p>0.015123577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7">
            <text:p>0.8987</text:p>
          </table:table-cell>
          <table:table-cell office:value-type="float" office:value="0.526">
            <text:p>0.526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8975">
            <text:p>0.8975</text:p>
          </table:table-cell>
          <table:table-cell table:formula="of:=AVERAGE([.C314:.C333])" office:value-type="float" office:value="0.5191">
            <text:p>0.5191</text:p>
          </table:table-cell>
          <table:table-cell table:formula="of:=STDEV([.B314:.B333])" office:value-type="float" office:value="0.00436312297617923">
            <text:p>0.004363123</text:p>
          </table:table-cell>
          <table:table-cell table:formula="of:=STDEV([.C314:.C333])" office:value-type="float" office:value="0.0153254518264295">
            <text:p>0.015325451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5">
            <text:p>0.895</text:p>
          </table:table-cell>
          <table:table-cell office:value-type="float" office:value="0.5084">
            <text:p>0.5084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8974">
            <text:p>0.8974</text:p>
          </table:table-cell>
          <table:table-cell table:formula="of:=AVERAGE([.C315:.C334])" office:value-type="float" office:value="0.51891">
            <text:p>0.51891</text:p>
          </table:table-cell>
          <table:table-cell table:formula="of:=STDEV([.B315:.B334])" office:value-type="float" office:value="0.00435708739025461">
            <text:p>0.0043570874</text:p>
          </table:table-cell>
          <table:table-cell table:formula="of:=STDEV([.C315:.C334])" office:value-type="float" office:value="0.01525881626091">
            <text:p>0.0152588163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07">
            <text:p>0.9007</text:p>
          </table:table-cell>
          <table:table-cell office:value-type="float" office:value="0.5343">
            <text:p>0.5343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897435">
            <text:p>0.897435</text:p>
          </table:table-cell>
          <table:table-cell table:formula="of:=AVERAGE([.C316:.C335])" office:value-type="float" office:value="0.51888">
            <text:p>0.51888</text:p>
          </table:table-cell>
          <table:table-cell table:formula="of:=STDEV([.B316:.B335])" office:value-type="float" office:value="0.00433957007329673">
            <text:p>0.0043395701</text:p>
          </table:table-cell>
          <table:table-cell table:formula="of:=STDEV([.C316:.C335])" office:value-type="float" office:value="0.0152811407675571">
            <text:p>0.0152811408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3">
            <text:p>0.8923</text:p>
          </table:table-cell>
          <table:table-cell office:value-type="float" office:value="0.4975">
            <text:p>0.4975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897385">
            <text:p>0.897385</text:p>
          </table:table-cell>
          <table:table-cell table:formula="of:=AVERAGE([.C317:.C336])" office:value-type="float" office:value="0.51869">
            <text:p>0.51869</text:p>
          </table:table-cell>
          <table:table-cell table:formula="of:=STDEV([.B317:.B336])" office:value-type="float" office:value="0.00430559916974702">
            <text:p>0.0043055992</text:p>
          </table:table-cell>
          <table:table-cell table:formula="of:=STDEV([.C317:.C336])" office:value-type="float" office:value="0.015101896012021">
            <text:p>0.015101896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73">
            <text:p>0.8973</text:p>
          </table:table-cell>
          <table:table-cell office:value-type="float" office:value="0.5251">
            <text:p>0.5251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897455">
            <text:p>0.897455</text:p>
          </table:table-cell>
          <table:table-cell table:formula="of:=AVERAGE([.C318:.C337])" office:value-type="float" office:value="0.51877">
            <text:p>0.51877</text:p>
          </table:table-cell>
          <table:table-cell table:formula="of:=STDEV([.B318:.B337])" office:value-type="float" office:value="0.00422928076503247">
            <text:p>0.0042292808</text:p>
          </table:table-cell>
          <table:table-cell table:formula="of:=STDEV([.C318:.C337])" office:value-type="float" office:value="0.014987542195191">
            <text:p>0.0149875422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5">
            <text:p>0.905</text:p>
          </table:table-cell>
          <table:table-cell office:value-type="float" office:value="0.5451">
            <text:p>0.5451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897525">
            <text:p>0.897525</text:p>
          </table:table-cell>
          <table:table-cell table:formula="of:=AVERAGE([.C319:.C338])" office:value-type="float" office:value="0.518845">
            <text:p>0.518845</text:p>
          </table:table-cell>
          <table:table-cell table:formula="of:=STDEV([.B319:.B338])" office:value-type="float" office:value="0.0042381568734782">
            <text:p>0.0042381569</text:p>
          </table:table-cell>
          <table:table-cell table:formula="of:=STDEV([.C319:.C338])" office:value-type="float" office:value="0.0150245929973774">
            <text:p>0.015024593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2">
            <text:p>0.902</text:p>
          </table:table-cell>
          <table:table-cell office:value-type="float" office:value="0.5341">
            <text:p>0.5341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897625">
            <text:p>0.897625</text:p>
          </table:table-cell>
          <table:table-cell table:formula="of:=AVERAGE([.C320:.C339])" office:value-type="float" office:value="0.519045">
            <text:p>0.519045</text:p>
          </table:table-cell>
          <table:table-cell table:formula="of:=STDEV([.B320:.B339])" office:value-type="float" office:value="0.00444248330269645">
            <text:p>0.0044424833</text:p>
          </table:table-cell>
          <table:table-cell table:formula="of:=STDEV([.C320:.C339])" office:value-type="float" office:value="0.0154140562986823">
            <text:p>0.0154140563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">
            <text:p>0.9</text:p>
          </table:table-cell>
          <table:table-cell office:value-type="float" office:value="0.5219">
            <text:p>0.5219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89759">
            <text:p>0.89759</text:p>
          </table:table-cell>
          <table:table-cell table:formula="of:=AVERAGE([.C321:.C340])" office:value-type="float" office:value="0.51899">
            <text:p>0.51899</text:p>
          </table:table-cell>
          <table:table-cell table:formula="of:=STDEV([.B321:.B340])" office:value-type="float" office:value="0.00440883085110828">
            <text:p>0.0044088309</text:p>
          </table:table-cell>
          <table:table-cell table:formula="of:=STDEV([.C321:.C340])" office:value-type="float" office:value="0.0153593756726187">
            <text:p>0.0153593757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3">
            <text:p>0.8993</text:p>
          </table:table-cell>
          <table:table-cell office:value-type="float" office:value="0.5297">
            <text:p>0.5297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89754">
            <text:p>0.89754</text:p>
          </table:table-cell>
          <table:table-cell table:formula="of:=AVERAGE([.C322:.C341])" office:value-type="float" office:value="0.51898">
            <text:p>0.51898</text:p>
          </table:table-cell>
          <table:table-cell table:formula="of:=STDEV([.B322:.B341])" office:value-type="float" office:value="0.00438567044625538">
            <text:p>0.0043856704</text:p>
          </table:table-cell>
          <table:table-cell table:formula="of:=STDEV([.C322:.C341])" office:value-type="float" office:value="0.0153574463337736">
            <text:p>0.015357446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305">
            <text:p>0.5305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89756">
            <text:p>0.89756</text:p>
          </table:table-cell>
          <table:table-cell table:formula="of:=AVERAGE([.C323:.C342])" office:value-type="float" office:value="0.51865">
            <text:p>0.51865</text:p>
          </table:table-cell>
          <table:table-cell table:formula="of:=STDEV([.B323:.B342])" office:value-type="float" office:value="0.00439502110646988">
            <text:p>0.0043950211</text:p>
          </table:table-cell>
          <table:table-cell table:formula="of:=STDEV([.C323:.C342])" office:value-type="float" office:value="0.0151849128725643">
            <text:p>0.0151849129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6">
            <text:p>0.896</text:p>
          </table:table-cell>
          <table:table-cell office:value-type="float" office:value="0.5086">
            <text:p>0.5086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897725">
            <text:p>0.897725</text:p>
          </table:table-cell>
          <table:table-cell table:formula="of:=AVERAGE([.C324:.C343])" office:value-type="float" office:value="0.518965">
            <text:p>0.518965</text:p>
          </table:table-cell>
          <table:table-cell table:formula="of:=STDEV([.B324:.B343])" office:value-type="float" office:value="0.00451230773026746">
            <text:p>0.0045123077</text:p>
          </table:table-cell>
          <table:table-cell table:formula="of:=STDEV([.C324:.C343])" office:value-type="float" office:value="0.0155056280104999">
            <text:p>0.01550562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">
            <text:p>0.895</text:p>
          </table:table-cell>
          <table:table-cell office:value-type="float" office:value="0.5148">
            <text:p>0.5148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897575">
            <text:p>0.897575</text:p>
          </table:table-cell>
          <table:table-cell table:formula="of:=AVERAGE([.C325:.C344])" office:value-type="float" office:value="0.51853">
            <text:p>0.51853</text:p>
          </table:table-cell>
          <table:table-cell table:formula="of:=STDEV([.B325:.B344])" office:value-type="float" office:value="0.00462121822626207">
            <text:p>0.0046212182</text:p>
          </table:table-cell>
          <table:table-cell table:formula="of:=STDEV([.C325:.C344])" office:value-type="float" office:value="0.0159279991805229">
            <text:p>0.015927999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7">
            <text:p>0.8987</text:p>
          </table:table-cell>
          <table:table-cell office:value-type="float" office:value="0.5248">
            <text:p>0.5248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897525">
            <text:p>0.897525</text:p>
          </table:table-cell>
          <table:table-cell table:formula="of:=AVERAGE([.C326:.C345])" office:value-type="float" office:value="0.51834">
            <text:p>0.51834</text:p>
          </table:table-cell>
          <table:table-cell table:formula="of:=STDEV([.B326:.B345])" office:value-type="float" office:value="0.00465582543984584">
            <text:p>0.0046558254</text:p>
          </table:table-cell>
          <table:table-cell table:formula="of:=STDEV([.C326:.C345])" office:value-type="float" office:value="0.015997348464503">
            <text:p>0.015997348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">
            <text:p>0.9</text:p>
          </table:table-cell>
          <table:table-cell office:value-type="float" office:value="0.5226">
            <text:p>0.5226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897575">
            <text:p>0.897575</text:p>
          </table:table-cell>
          <table:table-cell table:formula="of:=AVERAGE([.C327:.C346])" office:value-type="float" office:value="0.51844">
            <text:p>0.51844</text:p>
          </table:table-cell>
          <table:table-cell table:formula="of:=STDEV([.B327:.B346])" office:value-type="float" office:value="0.00467444058009534">
            <text:p>0.0046744406</text:p>
          </table:table-cell>
          <table:table-cell table:formula="of:=STDEV([.C327:.C346])" office:value-type="float" office:value="0.0160460324658383">
            <text:p>0.016046032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77">
            <text:p>0.8877</text:p>
          </table:table-cell>
          <table:table-cell office:value-type="float" office:value="0.4911">
            <text:p>0.4911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897575">
            <text:p>0.897575</text:p>
          </table:table-cell>
          <table:table-cell table:formula="of:=AVERAGE([.C328:.C347])" office:value-type="float" office:value="0.518405">
            <text:p>0.518405</text:p>
          </table:table-cell>
          <table:table-cell table:formula="of:=STDEV([.B328:.B347])" office:value-type="float" office:value="0.00467444058009534">
            <text:p>0.0046744406</text:p>
          </table:table-cell>
          <table:table-cell table:formula="of:=STDEV([.C328:.C347])" office:value-type="float" office:value="0.0160372420190925">
            <text:p>0.01603724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227">
            <text:p>0.5227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897825">
            <text:p>0.897825</text:p>
          </table:table-cell>
          <table:table-cell table:formula="of:=AVERAGE([.C329:.C348])" office:value-type="float" office:value="0.51888">
            <text:p>0.51888</text:p>
          </table:table-cell>
          <table:table-cell table:formula="of:=STDEV([.B329:.B348])" office:value-type="float" office:value="0.00423119679473662">
            <text:p>0.0042311968</text:p>
          </table:table-cell>
          <table:table-cell table:formula="of:=STDEV([.C329:.C348])" office:value-type="float" office:value="0.0153101479933718">
            <text:p>0.01531014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">
            <text:p>0.892</text:p>
          </table:table-cell>
          <table:table-cell office:value-type="float" office:value="0.4947">
            <text:p>0.4947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897975">
            <text:p>0.897975</text:p>
          </table:table-cell>
          <table:table-cell table:formula="of:=AVERAGE([.C330:.C349])" office:value-type="float" office:value="0.51914">
            <text:p>0.51914</text:p>
          </table:table-cell>
          <table:table-cell table:formula="of:=STDEV([.B330:.B349])" office:value-type="float" office:value="0.0043271328784044">
            <text:p>0.0043271329</text:p>
          </table:table-cell>
          <table:table-cell table:formula="of:=STDEV([.C330:.C349])" office:value-type="float" office:value="0.015422178151849">
            <text:p>0.015422178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3">
            <text:p>0.8953</text:p>
          </table:table-cell>
          <table:table-cell office:value-type="float" office:value="0.5035">
            <text:p>0.5035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897925">
            <text:p>0.897925</text:p>
          </table:table-cell>
          <table:table-cell table:formula="of:=AVERAGE([.C331:.C350])" office:value-type="float" office:value="0.518935">
            <text:p>0.518935</text:p>
          </table:table-cell>
          <table:table-cell table:formula="of:=STDEV([.B331:.B350])" office:value-type="float" office:value="0.00440488664051521">
            <text:p>0.0044048866</text:p>
          </table:table-cell>
          <table:table-cell table:formula="of:=STDEV([.C331:.C350])" office:value-type="float" office:value="0.0157870791605367">
            <text:p>0.015787079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7">
            <text:p>0.9047</text:p>
          </table:table-cell>
          <table:table-cell office:value-type="float" office:value="0.5402">
            <text:p>0.5402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897945">
            <text:p>0.897945</text:p>
          </table:table-cell>
          <table:table-cell table:formula="of:=AVERAGE([.C332:.C351])" office:value-type="float" office:value="0.519145">
            <text:p>0.519145</text:p>
          </table:table-cell>
          <table:table-cell table:formula="of:=STDEV([.B332:.B351])" office:value-type="float" office:value="0.0043932334333609">
            <text:p>0.0043932334</text:p>
          </table:table-cell>
          <table:table-cell table:formula="of:=STDEV([.C332:.C351])" office:value-type="float" office:value="0.0155977554053207">
            <text:p>0.015597755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3">
            <text:p>0.8923</text:p>
          </table:table-cell>
          <table:table-cell office:value-type="float" office:value="0.5064">
            <text:p>0.5064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897875">
            <text:p>0.897875</text:p>
          </table:table-cell>
          <table:table-cell table:formula="of:=AVERAGE([.C333:.C352])" office:value-type="float" office:value="0.51894">
            <text:p>0.51894</text:p>
          </table:table-cell>
          <table:table-cell table:formula="of:=STDEV([.B333:.B352])" office:value-type="float" office:value="0.00428987486015494">
            <text:p>0.0042898749</text:p>
          </table:table-cell>
          <table:table-cell table:formula="of:=STDEV([.C333:.C352])" office:value-type="float" office:value="0.0153311310394037">
            <text:p>0.01533113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67">
            <text:p>0.8967</text:p>
          </table:table-cell>
          <table:table-cell office:value-type="float" office:value="0.5222">
            <text:p>0.5222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89796">
            <text:p>0.89796</text:p>
          </table:table-cell>
          <table:table-cell table:formula="of:=AVERAGE([.C334:.C353])" office:value-type="float" office:value="0.519065">
            <text:p>0.519065</text:p>
          </table:table-cell>
          <table:table-cell table:formula="of:=STDEV([.B334:.B353])" office:value-type="float" office:value="0.004189259449693">
            <text:p>0.0041892594</text:p>
          </table:table-cell>
          <table:table-cell table:formula="of:=STDEV([.C334:.C353])" office:value-type="float" office:value="0.0152333869821313">
            <text:p>0.015233387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5078">
            <text:p>0.5078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897875">
            <text:p>0.897875</text:p>
          </table:table-cell>
          <table:table-cell table:formula="of:=AVERAGE([.C335:.C354])" office:value-type="float" office:value="0.518825">
            <text:p>0.518825</text:p>
          </table:table-cell>
          <table:table-cell table:formula="of:=STDEV([.B335:.B354])" office:value-type="float" office:value="0.00423318655637247">
            <text:p>0.0042331866</text:p>
          </table:table-cell>
          <table:table-cell table:formula="of:=STDEV([.C335:.C354])" office:value-type="float" office:value="0.0152192009956952">
            <text:p>0.01521920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7">
            <text:p>0.8997</text:p>
          </table:table-cell>
          <table:table-cell office:value-type="float" office:value="0.5305">
            <text:p>0.5305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897905">
            <text:p>0.897905</text:p>
          </table:table-cell>
          <table:table-cell table:formula="of:=AVERAGE([.C336:.C355])" office:value-type="float" office:value="0.518965">
            <text:p>0.518965</text:p>
          </table:table-cell>
          <table:table-cell table:formula="of:=STDEV([.B336:.B355])" office:value-type="float" office:value="0.00421906387721257">
            <text:p>0.0042190639</text:p>
          </table:table-cell>
          <table:table-cell table:formula="of:=STDEV([.C336:.C355])" office:value-type="float" office:value="0.0151250324053589">
            <text:p>0.015125032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37">
            <text:p>0.8937</text:p>
          </table:table-cell>
          <table:table-cell office:value-type="float" office:value="0.4991">
            <text:p>0.4991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897885">
            <text:p>0.897885</text:p>
          </table:table-cell>
          <table:table-cell table:formula="of:=AVERAGE([.C337:.C356])" office:value-type="float" office:value="0.518825">
            <text:p>0.518825</text:p>
          </table:table-cell>
          <table:table-cell table:formula="of:=STDEV([.B337:.B356])" office:value-type="float" office:value="0.00421104750063823">
            <text:p>0.0042110475</text:p>
          </table:table-cell>
          <table:table-cell table:formula="of:=STDEV([.C337:.C356])" office:value-type="float" office:value="0.0150252725695567">
            <text:p>0.015025272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7">
            <text:p>0.8987</text:p>
          </table:table-cell>
          <table:table-cell office:value-type="float" office:value="0.5266">
            <text:p>0.5266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897885">
            <text:p>0.897885</text:p>
          </table:table-cell>
          <table:table-cell table:formula="of:=AVERAGE([.C338:.C357])" office:value-type="float" office:value="0.51894">
            <text:p>0.51894</text:p>
          </table:table-cell>
          <table:table-cell table:formula="of:=STDEV([.B338:.B357])" office:value-type="float" office:value="0.00421104750063823">
            <text:p>0.0042110475</text:p>
          </table:table-cell>
          <table:table-cell table:formula="of:=STDEV([.C338:.C357])" office:value-type="float" office:value="0.0148744004744287">
            <text:p>0.014874400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7">
            <text:p>0.907</text:p>
          </table:table-cell>
          <table:table-cell office:value-type="float" office:value="0.5491">
            <text:p>0.5491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897865">
            <text:p>0.897865</text:p>
          </table:table-cell>
          <table:table-cell table:formula="of:=AVERAGE([.C339:.C358])" office:value-type="float" office:value="0.51884">
            <text:p>0.51884</text:p>
          </table:table-cell>
          <table:table-cell table:formula="of:=STDEV([.B339:.B358])" office:value-type="float" office:value="0.00420792172730884">
            <text:p>0.0042079217</text:p>
          </table:table-cell>
          <table:table-cell table:formula="of:=STDEV([.C339:.C358])" office:value-type="float" office:value="0.0148268391066585">
            <text:p>0.014826839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13">
            <text:p>0.9013</text:p>
          </table:table-cell>
          <table:table-cell office:value-type="float" office:value="0.533">
            <text:p>0.533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897915">
            <text:p>0.897915</text:p>
          </table:table-cell>
          <table:table-cell table:formula="of:=AVERAGE([.C340:.C359])" office:value-type="float" office:value="0.518975">
            <text:p>0.518975</text:p>
          </table:table-cell>
          <table:table-cell table:formula="of:=STDEV([.B340:.B359])" office:value-type="float" office:value="0.00432645168822284">
            <text:p>0.0043264517</text:p>
          </table:table-cell>
          <table:table-cell table:formula="of:=STDEV([.C340:.C359])" office:value-type="float" office:value="0.0151261319715601">
            <text:p>0.01512613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">
            <text:p>0.899</text:p>
          </table:table-cell>
          <table:table-cell office:value-type="float" office:value="0.5217">
            <text:p>0.5217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898015">
            <text:p>0.898015</text:p>
          </table:table-cell>
          <table:table-cell table:formula="of:=AVERAGE([.C341:.C360])" office:value-type="float" office:value="0.519265">
            <text:p>0.519265</text:p>
          </table:table-cell>
          <table:table-cell table:formula="of:=STDEV([.B341:.B360])" office:value-type="float" office:value="0.00443066764601833">
            <text:p>0.0044306676</text:p>
          </table:table-cell>
          <table:table-cell table:formula="of:=STDEV([.C341:.C360])" office:value-type="float" office:value="0.0154610639996088">
            <text:p>0.01546106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7">
            <text:p>0.8997</text:p>
          </table:table-cell>
          <table:table-cell office:value-type="float" office:value="0.5231">
            <text:p>0.5231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89795">
            <text:p>0.89795</text:p>
          </table:table-cell>
          <table:table-cell table:formula="of:=AVERAGE([.C342:.C361])" office:value-type="float" office:value="0.519095">
            <text:p>0.519095</text:p>
          </table:table-cell>
          <table:table-cell table:formula="of:=STDEV([.B342:.B361])" office:value-type="float" office:value="0.00442498884922769">
            <text:p>0.0044249888</text:p>
          </table:table-cell>
          <table:table-cell table:formula="of:=STDEV([.C342:.C361])" office:value-type="float" office:value="0.0154515703511258">
            <text:p>0.015451570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3">
            <text:p>0.9023</text:p>
          </table:table-cell>
          <table:table-cell office:value-type="float" office:value="0.5368">
            <text:p>0.5368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89798">
            <text:p>0.89798</text:p>
          </table:table-cell>
          <table:table-cell table:formula="of:=AVERAGE([.C343:.C362])" office:value-type="float" office:value="0.51918">
            <text:p>0.51918</text:p>
          </table:table-cell>
          <table:table-cell table:formula="of:=STDEV([.B343:.B362])" office:value-type="float" office:value="0.00443948787942696">
            <text:p>0.0044394879</text:p>
          </table:table-cell>
          <table:table-cell table:formula="of:=STDEV([.C343:.C362])" office:value-type="float" office:value="0.0154794124735507">
            <text:p>0.015479412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">
            <text:p>0.893</text:p>
          </table:table-cell>
          <table:table-cell office:value-type="float" office:value="0.4999">
            <text:p>0.4999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898">
            <text:p>0.898</text:p>
          </table:table-cell>
          <table:table-cell table:formula="of:=AVERAGE([.C344:.C363])" office:value-type="float" office:value="0.519325">
            <text:p>0.519325</text:p>
          </table:table-cell>
          <table:table-cell table:formula="of:=STDEV([.B344:.B363])" office:value-type="float" office:value="0.00446082361996313">
            <text:p>0.0044608236</text:p>
          </table:table-cell>
          <table:table-cell table:formula="of:=STDEV([.C344:.C363])" office:value-type="float" office:value="0.0156656135330992">
            <text:p>0.015665613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4">
            <text:p>0.894</text:p>
          </table:table-cell>
          <table:table-cell office:value-type="float" office:value="0.511">
            <text:p>0.511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898135">
            <text:p>0.898135</text:p>
          </table:table-cell>
          <table:table-cell table:formula="of:=AVERAGE([.C345:.C364])" office:value-type="float" office:value="0.51963">
            <text:p>0.51963</text:p>
          </table:table-cell>
          <table:table-cell table:formula="of:=STDEV([.B345:.B364])" office:value-type="float" office:value="0.0043407827331994">
            <text:p>0.0043407827</text:p>
          </table:table-cell>
          <table:table-cell table:formula="of:=STDEV([.C345:.C364])" office:value-type="float" office:value="0.0153231541345631">
            <text:p>0.015323154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7">
            <text:p>0.8997</text:p>
          </table:table-cell>
          <table:table-cell office:value-type="float" office:value="0.5268">
            <text:p>0.5268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898285">
            <text:p>0.898285</text:p>
          </table:table-cell>
          <table:table-cell table:formula="of:=AVERAGE([.C346:.C365])" office:value-type="float" office:value="0.520065">
            <text:p>0.520065</text:p>
          </table:table-cell>
          <table:table-cell table:formula="of:=STDEV([.B346:.B365])" office:value-type="float" office:value="0.00424106180845762">
            <text:p>0.0042410618</text:p>
          </table:table-cell>
          <table:table-cell table:formula="of:=STDEV([.C346:.C365])" office:value-type="float" office:value="0.0151881628077159">
            <text:p>0.015188162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">
            <text:p>0.9</text:p>
          </table:table-cell>
          <table:table-cell office:value-type="float" office:value="0.5219">
            <text:p>0.5219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898265">
            <text:p>0.898265</text:p>
          </table:table-cell>
          <table:table-cell table:formula="of:=AVERAGE([.C347:.C366])" office:value-type="float" office:value="0.52005">
            <text:p>0.52005</text:p>
          </table:table-cell>
          <table:table-cell table:formula="of:=STDEV([.B347:.B366])" office:value-type="float" office:value="0.00423497654253119">
            <text:p>0.0042349765</text:p>
          </table:table-cell>
          <table:table-cell table:formula="of:=STDEV([.C347:.C366])" office:value-type="float" office:value="0.0151813077586603">
            <text:p>0.015181307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5006">
            <text:p>0.5006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898215">
            <text:p>0.898215</text:p>
          </table:table-cell>
          <table:table-cell table:formula="of:=AVERAGE([.C348:.C367])" office:value-type="float" office:value="0.519895">
            <text:p>0.519895</text:p>
          </table:table-cell>
          <table:table-cell table:formula="of:=STDEV([.B348:.B367])" office:value-type="float" office:value="0.00421928841593485">
            <text:p>0.0042192884</text:p>
          </table:table-cell>
          <table:table-cell table:formula="of:=STDEV([.C348:.C367])" office:value-type="float" office:value="0.0151772501149791">
            <text:p>0.015177250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279">
            <text:p>0.5279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898345">
            <text:p>0.898345</text:p>
          </table:table-cell>
          <table:table-cell table:formula="of:=AVERAGE([.C349:.C368])" office:value-type="float" office:value="0.52023">
            <text:p>0.52023</text:p>
          </table:table-cell>
          <table:table-cell table:formula="of:=STDEV([.B349:.B368])" office:value-type="float" office:value="0.00407811553487507">
            <text:p>0.0040781155</text:p>
          </table:table-cell>
          <table:table-cell table:formula="of:=STDEV([.C349:.C368])" office:value-type="float" office:value="0.0147981542234514">
            <text:p>0.0147981542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">
            <text:p>0.891</text:p>
          </table:table-cell>
          <table:table-cell office:value-type="float" office:value="0.4906">
            <text:p>0.4906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89826">
            <text:p>0.89826</text:p>
          </table:table-cell>
          <table:table-cell table:formula="of:=AVERAGE([.C350:.C369])" office:value-type="float" office:value="0.519835">
            <text:p>0.519835</text:p>
          </table:table-cell>
          <table:table-cell table:formula="of:=STDEV([.B350:.B369])" office:value-type="float" office:value="0.00401515549938112">
            <text:p>0.0040151555</text:p>
          </table:table-cell>
          <table:table-cell table:formula="of:=STDEV([.C350:.C369])" office:value-type="float" office:value="0.0146876702677701">
            <text:p>0.014687670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7">
            <text:p>0.8957</text:p>
          </table:table-cell>
          <table:table-cell office:value-type="float" office:value="0.5077">
            <text:p>0.5077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898245">
            <text:p>0.898245</text:p>
          </table:table-cell>
          <table:table-cell table:formula="of:=AVERAGE([.C351:.C370])" office:value-type="float" office:value="0.519925">
            <text:p>0.519925</text:p>
          </table:table-cell>
          <table:table-cell table:formula="of:=STDEV([.B351:.B370])" office:value-type="float" office:value="0.00404416083286819">
            <text:p>0.0040441608</text:p>
          </table:table-cell>
          <table:table-cell table:formula="of:=STDEV([.C351:.C370])" office:value-type="float" office:value="0.0145034614743117">
            <text:p>0.014503461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361">
            <text:p>0.5361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898245">
            <text:p>0.898245</text:p>
          </table:table-cell>
          <table:table-cell table:formula="of:=AVERAGE([.C352:.C371])" office:value-type="float" office:value="0.519785">
            <text:p>0.519785</text:p>
          </table:table-cell>
          <table:table-cell table:formula="of:=STDEV([.B352:.B371])" office:value-type="float" office:value="0.00404416083286819">
            <text:p>0.0040441608</text:p>
          </table:table-cell>
          <table:table-cell table:formula="of:=STDEV([.C352:.C371])" office:value-type="float" office:value="0.0146405448201759">
            <text:p>0.014640544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4">
            <text:p>0.894</text:p>
          </table:table-cell>
          <table:table-cell office:value-type="float" office:value="0.5089">
            <text:p>0.5089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898265">
            <text:p>0.898265</text:p>
          </table:table-cell>
          <table:table-cell table:formula="of:=AVERAGE([.C353:.C372])" office:value-type="float" office:value="0.519745">
            <text:p>0.519745</text:p>
          </table:table-cell>
          <table:table-cell table:formula="of:=STDEV([.B353:.B372])" office:value-type="float" office:value="0.00407137310343431">
            <text:p>0.0040713731</text:p>
          </table:table-cell>
          <table:table-cell table:formula="of:=STDEV([.C353:.C372])" office:value-type="float" office:value="0.0145946448361972">
            <text:p>0.014594644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">
            <text:p>0.895</text:p>
          </table:table-cell>
          <table:table-cell office:value-type="float" office:value="0.5174">
            <text:p>0.5174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898415">
            <text:p>0.898415</text:p>
          </table:table-cell>
          <table:table-cell table:formula="of:=AVERAGE([.C354:.C373])" office:value-type="float" office:value="0.520435">
            <text:p>0.520435</text:p>
          </table:table-cell>
          <table:table-cell table:formula="of:=STDEV([.B354:.B373])" office:value-type="float" office:value="0.00395970161023595">
            <text:p>0.0039597016</text:p>
          </table:table-cell>
          <table:table-cell table:formula="of:=STDEV([.C354:.C373])" office:value-type="float" office:value="0.0143795642639495">
            <text:p>0.014379564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898615">
            <text:p>0.898615</text:p>
          </table:table-cell>
          <table:table-cell table:formula="of:=AVERAGE([.C355:.C374])" office:value-type="float" office:value="0.520905">
            <text:p>0.520905</text:p>
          </table:table-cell>
          <table:table-cell table:formula="of:=STDEV([.B355:.B374])" office:value-type="float" office:value="0.0038783169165584">
            <text:p>0.0038783169</text:p>
          </table:table-cell>
          <table:table-cell table:formula="of:=STDEV([.C355:.C374])" office:value-type="float" office:value="0.0144286803204407">
            <text:p>0.014428680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93">
            <text:p>0.8993</text:p>
          </table:table-cell>
          <table:table-cell office:value-type="float" office:value="0.5277">
            <text:p>0.5277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8987">
            <text:p>0.8987</text:p>
          </table:table-cell>
          <table:table-cell table:formula="of:=AVERAGE([.C356:.C375])" office:value-type="float" office:value="0.521115">
            <text:p>0.521115</text:p>
          </table:table-cell>
          <table:table-cell table:formula="of:=STDEV([.B356:.B375])" office:value-type="float" office:value="0.00384338118684165">
            <text:p>0.0038433812</text:p>
          </table:table-cell>
          <table:table-cell table:formula="of:=STDEV([.C356:.C375])" office:value-type="float" office:value="0.01430080141295">
            <text:p>0.014300801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7">
            <text:p>0.8937</text:p>
          </table:table-cell>
          <table:table-cell office:value-type="float" office:value="0.5014">
            <text:p>0.5014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89872">
            <text:p>0.89872</text:p>
          </table:table-cell>
          <table:table-cell table:formula="of:=AVERAGE([.C357:.C376])" office:value-type="float" office:value="0.52119">
            <text:p>0.52119</text:p>
          </table:table-cell>
          <table:table-cell table:formula="of:=STDEV([.B357:.B376])" office:value-type="float" office:value="0.00384770608353381">
            <text:p>0.0038477061</text:p>
          </table:table-cell>
          <table:table-cell table:formula="of:=STDEV([.C357:.C376])" office:value-type="float" office:value="0.0143410305729657">
            <text:p>0.0143410306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3">
            <text:p>0.8983</text:p>
          </table:table-cell>
          <table:table-cell office:value-type="float" office:value="0.5246">
            <text:p>0.5246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898635">
            <text:p>0.898635</text:p>
          </table:table-cell>
          <table:table-cell table:formula="of:=AVERAGE([.C358:.C377])" office:value-type="float" office:value="0.520985">
            <text:p>0.520985</text:p>
          </table:table-cell>
          <table:table-cell table:formula="of:=STDEV([.B358:.B377])" office:value-type="float" office:value="0.00398091169140145">
            <text:p>0.0039809117</text:p>
          </table:table-cell>
          <table:table-cell table:formula="of:=STDEV([.C358:.C377])" office:value-type="float" office:value="0.0146644674387841">
            <text:p>0.014664467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8">
            <text:p>0.908</text:p>
          </table:table-cell>
          <table:table-cell office:value-type="float" office:value="0.5518">
            <text:p>0.5518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898785">
            <text:p>0.898785</text:p>
          </table:table-cell>
          <table:table-cell table:formula="of:=AVERAGE([.C359:.C378])" office:value-type="float" office:value="0.52146">
            <text:p>0.52146</text:p>
          </table:table-cell>
          <table:table-cell table:formula="of:=STDEV([.B359:.B378])" office:value-type="float" office:value="0.00402391207919017">
            <text:p>0.0040239121</text:p>
          </table:table-cell>
          <table:table-cell table:formula="of:=STDEV([.C359:.C378])" office:value-type="float" office:value="0.0149390128610681">
            <text:p>0.0149390129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388">
            <text:p>0.5388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89872">
            <text:p>0.89872</text:p>
          </table:table-cell>
          <table:table-cell table:formula="of:=AVERAGE([.C360:.C379])" office:value-type="float" office:value="0.52122">
            <text:p>0.52122</text:p>
          </table:table-cell>
          <table:table-cell table:formula="of:=STDEV([.B360:.B379])" office:value-type="float" office:value="0.00387496689289762">
            <text:p>0.0038749669</text:p>
          </table:table-cell>
          <table:table-cell table:formula="of:=STDEV([.C360:.C379])" office:value-type="float" office:value="0.0144567085137881">
            <text:p>0.014456708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77">
            <text:p>0.8977</text:p>
          </table:table-cell>
          <table:table-cell office:value-type="float" office:value="0.5183">
            <text:p>0.5183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89859">
            <text:p>0.89859</text:p>
          </table:table-cell>
          <table:table-cell table:formula="of:=AVERAGE([.C361:.C380])" office:value-type="float" office:value="0.520815">
            <text:p>0.520815</text:p>
          </table:table-cell>
          <table:table-cell table:formula="of:=STDEV([.B361:.B380])" office:value-type="float" office:value="0.00375498265466594">
            <text:p>0.0037549827</text:p>
          </table:table-cell>
          <table:table-cell table:formula="of:=STDEV([.C361:.C380])" office:value-type="float" office:value="0.0140459124977602">
            <text:p>0.014045912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3">
            <text:p>0.9003</text:p>
          </table:table-cell>
          <table:table-cell office:value-type="float" office:value="0.5248">
            <text:p>0.5248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898655">
            <text:p>0.898655</text:p>
          </table:table-cell>
          <table:table-cell table:formula="of:=AVERAGE([.C362:.C381])" office:value-type="float" office:value="0.520985">
            <text:p>0.520985</text:p>
          </table:table-cell>
          <table:table-cell table:formula="of:=STDEV([.B362:.B381])" office:value-type="float" office:value="0.00375001403506145">
            <text:p>0.003750014</text:p>
          </table:table-cell>
          <table:table-cell table:formula="of:=STDEV([.C362:.C381])" office:value-type="float" office:value="0.0140344416572794">
            <text:p>0.014034441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397">
            <text:p>0.5397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89864">
            <text:p>0.89864</text:p>
          </table:table-cell>
          <table:table-cell table:formula="of:=AVERAGE([.C363:.C382])" office:value-type="float" office:value="0.52107">
            <text:p>0.52107</text:p>
          </table:table-cell>
          <table:table-cell table:formula="of:=STDEV([.B363:.B382])" office:value-type="float" office:value="0.00374368239768504">
            <text:p>0.0037436824</text:p>
          </table:table-cell>
          <table:table-cell table:formula="of:=STDEV([.C363:.C382])" office:value-type="float" office:value="0.0140638805755064">
            <text:p>0.014063880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7">
            <text:p>0.8957</text:p>
          </table:table-cell>
          <table:table-cell office:value-type="float" office:value="0.506">
            <text:p>0.506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89864">
            <text:p>0.89864</text:p>
          </table:table-cell>
          <table:table-cell table:formula="of:=AVERAGE([.C364:.C383])" office:value-type="float" office:value="0.521035">
            <text:p>0.521035</text:p>
          </table:table-cell>
          <table:table-cell table:formula="of:=STDEV([.B364:.B383])" office:value-type="float" office:value="0.00374368239768504">
            <text:p>0.0037436824</text:p>
          </table:table-cell>
          <table:table-cell table:formula="of:=STDEV([.C364:.C383])" office:value-type="float" office:value="0.0140158660096335">
            <text:p>0.01401586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7">
            <text:p>0.897</text:p>
          </table:table-cell>
          <table:table-cell office:value-type="float" office:value="0.5197">
            <text:p>0.5197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898505">
            <text:p>0.898505</text:p>
          </table:table-cell>
          <table:table-cell table:formula="of:=AVERAGE([.C365:.C384])" office:value-type="float" office:value="0.52076">
            <text:p>0.52076</text:p>
          </table:table-cell>
          <table:table-cell table:formula="of:=STDEV([.B365:.B384])" office:value-type="float" office:value="0.00390067133223312">
            <text:p>0.0039006713</text:p>
          </table:table-cell>
          <table:table-cell table:formula="of:=STDEV([.C365:.C384])" office:value-type="float" office:value="0.0143757251533344">
            <text:p>0.014375725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3">
            <text:p>0.8993</text:p>
          </table:table-cell>
          <table:table-cell office:value-type="float" office:value="0.5265">
            <text:p>0.5265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89839">
            <text:p>0.89839</text:p>
          </table:table-cell>
          <table:table-cell table:formula="of:=AVERAGE([.C366:.C385])" office:value-type="float" office:value="0.520345">
            <text:p>0.520345</text:p>
          </table:table-cell>
          <table:table-cell table:formula="of:=STDEV([.B366:.B385])" office:value-type="float" office:value="0.00398046545810385">
            <text:p>0.0039804655</text:p>
          </table:table-cell>
          <table:table-cell table:formula="of:=STDEV([.C366:.C385])" office:value-type="float" office:value="0.0145269432072742">
            <text:p>0.014526943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188">
            <text:p>0.5188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89836">
            <text:p>0.89836</text:p>
          </table:table-cell>
          <table:table-cell table:formula="of:=AVERAGE([.C367:.C386])" office:value-type="float" office:value="0.52026">
            <text:p>0.52026</text:p>
          </table:table-cell>
          <table:table-cell table:formula="of:=STDEV([.B367:.B386])" office:value-type="float" office:value="0.00397550394025052">
            <text:p>0.0039755039</text:p>
          </table:table-cell>
          <table:table-cell table:formula="of:=STDEV([.C367:.C386])" office:value-type="float" office:value="0.0144939697079419">
            <text:p>0.014493969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3">
            <text:p>0.8953</text:p>
          </table:table-cell>
          <table:table-cell office:value-type="float" office:value="0.5073">
            <text:p>0.5073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89841">
            <text:p>0.89841</text:p>
          </table:table-cell>
          <table:table-cell table:formula="of:=AVERAGE([.C368:.C387])" office:value-type="float" office:value="0.52045">
            <text:p>0.52045</text:p>
          </table:table-cell>
          <table:table-cell table:formula="of:=STDEV([.B368:.B387])" office:value-type="float" office:value="0.00399023808813459">
            <text:p>0.0039902381</text:p>
          </table:table-cell>
          <table:table-cell table:formula="of:=STDEV([.C368:.C387])" office:value-type="float" office:value="0.0144987295269185">
            <text:p>0.014498729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3">
            <text:p>0.9003</text:p>
          </table:table-cell>
          <table:table-cell office:value-type="float" office:value="0.52">
            <text:p>0.52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898345">
            <text:p>0.898345</text:p>
          </table:table-cell>
          <table:table-cell table:formula="of:=AVERAGE([.C369:.C388])" office:value-type="float" office:value="0.52034">
            <text:p>0.52034</text:p>
          </table:table-cell>
          <table:table-cell table:formula="of:=STDEV([.B369:.B388])" office:value-type="float" office:value="0.00405365007707479">
            <text:p>0.0040536501</text:p>
          </table:table-cell>
          <table:table-cell table:formula="of:=STDEV([.C369:.C388])" office:value-type="float" office:value="0.0146116536043198">
            <text:p>0.014611653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07">
            <text:p>0.8907</text:p>
          </table:table-cell>
          <table:table-cell office:value-type="float" office:value="0.4924">
            <text:p>0.4924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898295">
            <text:p>0.898295</text:p>
          </table:table-cell>
          <table:table-cell table:formula="of:=AVERAGE([.C370:.C389])" office:value-type="float" office:value="0.520065">
            <text:p>0.520065</text:p>
          </table:table-cell>
          <table:table-cell table:formula="of:=STDEV([.B370:.B389])" office:value-type="float" office:value="0.00403438836426096">
            <text:p>0.0040343884</text:p>
          </table:table-cell>
          <table:table-cell table:formula="of:=STDEV([.C370:.C389])" office:value-type="float" office:value="0.0146700294191217">
            <text:p>0.0146700294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57">
            <text:p>0.8957</text:p>
          </table:table-cell>
          <table:table-cell office:value-type="float" office:value="0.5049">
            <text:p>0.5049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89836">
            <text:p>0.89836</text:p>
          </table:table-cell>
          <table:table-cell table:formula="of:=AVERAGE([.C371:.C390])" office:value-type="float" office:value="0.52018">
            <text:p>0.52018</text:p>
          </table:table-cell>
          <table:table-cell table:formula="of:=STDEV([.B371:.B390])" office:value-type="float" office:value="0.003914265407993">
            <text:p>0.0039142654</text:p>
          </table:table-cell>
          <table:table-cell table:formula="of:=STDEV([.C371:.C390])" office:value-type="float" office:value="0.0144490975860997">
            <text:p>0.014449097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7">
            <text:p>0.9037</text:p>
          </table:table-cell>
          <table:table-cell office:value-type="float" office:value="0.5353">
            <text:p>0.5353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898325">
            <text:p>0.898325</text:p>
          </table:table-cell>
          <table:table-cell table:formula="of:=AVERAGE([.C372:.C391])" office:value-type="float" office:value="0.520045">
            <text:p>0.520045</text:p>
          </table:table-cell>
          <table:table-cell table:formula="of:=STDEV([.B372:.B391])" office:value-type="float" office:value="0.00394233099627753">
            <text:p>0.003942331</text:p>
          </table:table-cell>
          <table:table-cell table:formula="of:=STDEV([.C372:.C391])" office:value-type="float" office:value="0.0146110799701712">
            <text:p>0.01461108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7">
            <text:p>0.897</text:p>
          </table:table-cell>
          <table:table-cell office:value-type="float" office:value="0.5227">
            <text:p>0.5227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898325">
            <text:p>0.898325</text:p>
          </table:table-cell>
          <table:table-cell table:formula="of:=AVERAGE([.C373:.C392])" office:value-type="float" office:value="0.52007">
            <text:p>0.52007</text:p>
          </table:table-cell>
          <table:table-cell table:formula="of:=STDEV([.B373:.B392])" office:value-type="float" office:value="0.00394233099627753">
            <text:p>0.003942331</text:p>
          </table:table-cell>
          <table:table-cell table:formula="of:=STDEV([.C373:.C392])" office:value-type="float" office:value="0.0146389566783832">
            <text:p>0.014638956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268">
            <text:p>0.5268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89829">
            <text:p>0.89829</text:p>
          </table:table-cell>
          <table:table-cell table:formula="of:=AVERAGE([.C374:.C393])" office:value-type="float" office:value="0.519955">
            <text:p>0.519955</text:p>
          </table:table-cell>
          <table:table-cell table:formula="of:=STDEV([.B374:.B393])" office:value-type="float" office:value="0.00395779045215357">
            <text:p>0.0039577905</text:p>
          </table:table-cell>
          <table:table-cell table:formula="of:=STDEV([.C374:.C393])" office:value-type="float" office:value="0.0146262372396141">
            <text:p>0.014626237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148">
            <text:p>0.5148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898205">
            <text:p>0.898205</text:p>
          </table:table-cell>
          <table:table-cell table:formula="of:=AVERAGE([.C375:.C394])" office:value-type="float" office:value="0.519805">
            <text:p>0.519805</text:p>
          </table:table-cell>
          <table:table-cell table:formula="of:=STDEV([.B375:.B394])" office:value-type="float" office:value="0.00395999401913425">
            <text:p>0.003959994</text:p>
          </table:table-cell>
          <table:table-cell table:formula="of:=STDEV([.C375:.C394])" office:value-type="float" office:value="0.0145676091669878">
            <text:p>0.014567609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7">
            <text:p>0.8997</text:p>
          </table:table-cell>
          <table:table-cell office:value-type="float" office:value="0.5292">
            <text:p>0.5292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89812">
            <text:p>0.89812</text:p>
          </table:table-cell>
          <table:table-cell table:formula="of:=AVERAGE([.C376:.C395])" office:value-type="float" office:value="0.51968">
            <text:p>0.51968</text:p>
          </table:table-cell>
          <table:table-cell table:formula="of:=STDEV([.B376:.B395])" office:value-type="float" office:value="0.00398280514739364">
            <text:p>0.0039828051</text:p>
          </table:table-cell>
          <table:table-cell table:formula="of:=STDEV([.C376:.C395])" office:value-type="float" office:value="0.0146234346890621">
            <text:p>0.014623434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2">
            <text:p>0.892</text:p>
          </table:table-cell>
          <table:table-cell office:value-type="float" office:value="0.4973">
            <text:p>0.4973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89805">
            <text:p>0.89805</text:p>
          </table:table-cell>
          <table:table-cell table:formula="of:=AVERAGE([.C377:.C396])" office:value-type="float" office:value="0.519445">
            <text:p>0.519445</text:p>
          </table:table-cell>
          <table:table-cell table:formula="of:=STDEV([.B377:.B396])" office:value-type="float" office:value="0.003965840987337">
            <text:p>0.003965841</text:p>
          </table:table-cell>
          <table:table-cell table:formula="of:=STDEV([.C377:.C396])" office:value-type="float" office:value="0.0144996361115864">
            <text:p>0.0144996361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13">
            <text:p>0.9013</text:p>
          </table:table-cell>
          <table:table-cell office:value-type="float" office:value="0.5341">
            <text:p>0.5341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89815">
            <text:p>0.89815</text:p>
          </table:table-cell>
          <table:table-cell table:formula="of:=AVERAGE([.C378:.C397])" office:value-type="float" office:value="0.51969">
            <text:p>0.51969</text:p>
          </table:table-cell>
          <table:table-cell table:formula="of:=STDEV([.B378:.B397])" office:value-type="float" office:value="0.00382808183380604">
            <text:p>0.0038280818</text:p>
          </table:table-cell>
          <table:table-cell table:formula="of:=STDEV([.C378:.C397])" office:value-type="float" office:value="0.0141427645626195">
            <text:p>0.014142764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67">
            <text:p>0.9067</text:p>
          </table:table-cell>
          <table:table-cell office:value-type="float" office:value="0.547">
            <text:p>0.547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8981">
            <text:p>0.8981</text:p>
          </table:table-cell>
          <table:table-cell table:formula="of:=AVERAGE([.C379:.C398])" office:value-type="float" office:value="0.51953">
            <text:p>0.51953</text:p>
          </table:table-cell>
          <table:table-cell table:formula="of:=STDEV([.B379:.B398])" office:value-type="float" office:value="0.00379112537104056">
            <text:p>0.0037911254</text:p>
          </table:table-cell>
          <table:table-cell table:formula="of:=STDEV([.C379:.C398])" office:value-type="float" office:value="0.0139884200228919">
            <text:p>0.0139884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07">
            <text:p>0.9007</text:p>
          </table:table-cell>
          <table:table-cell office:value-type="float" office:value="0.5307">
            <text:p>0.5307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89815">
            <text:p>0.89815</text:p>
          </table:table-cell>
          <table:table-cell table:formula="of:=AVERAGE([.C380:.C399])" office:value-type="float" office:value="0.519725">
            <text:p>0.519725</text:p>
          </table:table-cell>
          <table:table-cell table:formula="of:=STDEV([.B380:.B399])" office:value-type="float" office:value="0.00391508553378367">
            <text:p>0.0039150855</text:p>
          </table:table-cell>
          <table:table-cell table:formula="of:=STDEV([.C380:.C399])" office:value-type="float" office:value="0.0144122709047388">
            <text:p>0.0144122709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9">
            <text:p>0.899</text:p>
          </table:table-cell>
          <table:table-cell office:value-type="float" office:value="0.5217">
            <text:p>0.5217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898265">
            <text:p>0.898265</text:p>
          </table:table-cell>
          <table:table-cell table:formula="of:=AVERAGE([.C381:.C400])" office:value-type="float" office:value="0.520115">
            <text:p>0.520115</text:p>
          </table:table-cell>
          <table:table-cell table:formula="of:=STDEV([.B381:.B400])" office:value-type="float" office:value="0.00402613501486162">
            <text:p>0.004026135</text:p>
          </table:table-cell>
          <table:table-cell table:formula="of:=STDEV([.C381:.C400])" office:value-type="float" office:value="0.014824527151419">
            <text:p>0.014824527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 office:value-type="float" office:value="0.5265">
            <text:p>0.5265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89825">
            <text:p>0.89825</text:p>
          </table:table-cell>
          <table:table-cell table:formula="of:=AVERAGE([.C382:.C401])" office:value-type="float" office:value="0.520075">
            <text:p>0.520075</text:p>
          </table:table-cell>
          <table:table-cell table:formula="of:=STDEV([.B382:.B401])" office:value-type="float" office:value="0.0040238107102073">
            <text:p>0.0040238107</text:p>
          </table:table-cell>
          <table:table-cell table:formula="of:=STDEV([.C382:.C401])" office:value-type="float" office:value="0.0148211042631427">
            <text:p>0.014821104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7">
            <text:p>0.9027</text:p>
          </table:table-cell>
          <table:table-cell office:value-type="float" office:value="0.539">
            <text:p>0.539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898215">
            <text:p>0.898215</text:p>
          </table:table-cell>
          <table:table-cell table:formula="of:=AVERAGE([.C383:.C402])" office:value-type="float" office:value="0.519925">
            <text:p>0.519925</text:p>
          </table:table-cell>
          <table:table-cell table:formula="of:=STDEV([.B383:.B402])" office:value-type="float" office:value="0.00401081104804975">
            <text:p>0.004010811</text:p>
          </table:table-cell>
          <table:table-cell table:formula="of:=STDEV([.C383:.C402])" office:value-type="float" office:value="0.0147677413374736">
            <text:p>0.014767741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005">
            <text:p>0.5005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89823">
            <text:p>0.89823</text:p>
          </table:table-cell>
          <table:table-cell table:formula="of:=AVERAGE([.C384:.C403])" office:value-type="float" office:value="0.519935">
            <text:p>0.519935</text:p>
          </table:table-cell>
          <table:table-cell table:formula="of:=STDEV([.B384:.B403])" office:value-type="float" office:value="0.00402898707395609">
            <text:p>0.0040289871</text:p>
          </table:table-cell>
          <table:table-cell table:formula="of:=STDEV([.C384:.C403])" office:value-type="float" office:value="0.0147813992286892">
            <text:p>0.014781399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5114">
            <text:p>0.5114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898345">
            <text:p>0.898345</text:p>
          </table:table-cell>
          <table:table-cell table:formula="of:=AVERAGE([.C385:.C404])" office:value-type="float" office:value="0.52014">
            <text:p>0.52014</text:p>
          </table:table-cell>
          <table:table-cell table:formula="of:=STDEV([.B385:.B404])" office:value-type="float" office:value="0.0039026947505268">
            <text:p>0.0039026948</text:p>
          </table:table-cell>
          <table:table-cell table:formula="of:=STDEV([.C385:.C404])" office:value-type="float" office:value="0.0145238605858012">
            <text:p>0.014523860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7">
            <text:p>0.8987</text:p>
          </table:table-cell>
          <table:table-cell office:value-type="float" office:value="0.5248">
            <text:p>0.5248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898375">
            <text:p>0.898375</text:p>
          </table:table-cell>
          <table:table-cell table:formula="of:=AVERAGE([.C386:.C405])" office:value-type="float" office:value="0.52022">
            <text:p>0.52022</text:p>
          </table:table-cell>
          <table:table-cell table:formula="of:=STDEV([.B386:.B405])" office:value-type="float" office:value="0.00387541169290098">
            <text:p>0.0038754117</text:p>
          </table:table-cell>
          <table:table-cell table:formula="of:=STDEV([.C386:.C405])" office:value-type="float" office:value="0.0144775179611627">
            <text:p>0.0144775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 office:value-type="float" office:value="0.5226">
            <text:p>0.5226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898405">
            <text:p>0.898405</text:p>
          </table:table-cell>
          <table:table-cell table:formula="of:=AVERAGE([.C387:.C406])" office:value-type="float" office:value="0.520275">
            <text:p>0.520275</text:p>
          </table:table-cell>
          <table:table-cell table:formula="of:=STDEV([.B387:.B406])" office:value-type="float" office:value="0.00388037911875414">
            <text:p>0.0038803791</text:p>
          </table:table-cell>
          <table:table-cell table:formula="of:=STDEV([.C387:.C406])" office:value-type="float" office:value="0.0144979081975733">
            <text:p>0.014497908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">
            <text:p>0.894</text:p>
          </table:table-cell>
          <table:table-cell office:value-type="float" office:value="0.5051">
            <text:p>0.5051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89837">
            <text:p>0.89837</text:p>
          </table:table-cell>
          <table:table-cell table:formula="of:=AVERAGE([.C388:.C407])" office:value-type="float" office:value="0.520125">
            <text:p>0.520125</text:p>
          </table:table-cell>
          <table:table-cell table:formula="of:=STDEV([.B388:.B407])" office:value-type="float" office:value="0.00386837379133321">
            <text:p>0.0038683738</text:p>
          </table:table-cell>
          <table:table-cell table:formula="of:=STDEV([.C388:.C407])" office:value-type="float" office:value="0.0144881031049254">
            <text:p>0.014488103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93">
            <text:p>0.8993</text:p>
          </table:table-cell>
          <table:table-cell office:value-type="float" office:value="0.5145">
            <text:p>0.5145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898335">
            <text:p>0.898335</text:p>
          </table:table-cell>
          <table:table-cell table:formula="of:=AVERAGE([.C389:.C408])" office:value-type="float" office:value="0.520075">
            <text:p>0.520075</text:p>
          </table:table-cell>
          <table:table-cell table:formula="of:=STDEV([.B389:.B408])" office:value-type="float" office:value="0.0039129037541797">
            <text:p>0.0039129038</text:p>
          </table:table-cell>
          <table:table-cell table:formula="of:=STDEV([.C389:.C408])" office:value-type="float" office:value="0.0145443016513793">
            <text:p>0.0145443017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2">
            <text:p>0.892</text:p>
          </table:table-cell>
          <table:table-cell office:value-type="float" office:value="0.4947">
            <text:p>0.4947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898405">
            <text:p>0.898405</text:p>
          </table:table-cell>
          <table:table-cell table:formula="of:=AVERAGE([.C390:.C409])" office:value-type="float" office:value="0.52048">
            <text:p>0.52048</text:p>
          </table:table-cell>
          <table:table-cell table:formula="of:=STDEV([.B390:.B409])" office:value-type="float" office:value="0.00394347896099236">
            <text:p>0.003943479</text:p>
          </table:table-cell>
          <table:table-cell table:formula="of:=STDEV([.C390:.C409])" office:value-type="float" office:value="0.0144935775250172">
            <text:p>0.014493577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">
            <text:p>0.895</text:p>
          </table:table-cell>
          <table:table-cell office:value-type="float" office:value="0.5022">
            <text:p>0.5022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89839">
            <text:p>0.89839</text:p>
          </table:table-cell>
          <table:table-cell table:formula="of:=AVERAGE([.C391:.C410])" office:value-type="float" office:value="0.52052">
            <text:p>0.52052</text:p>
          </table:table-cell>
          <table:table-cell table:formula="of:=STDEV([.B391:.B410])" office:value-type="float" office:value="0.00396960822672517">
            <text:p>0.0039696082</text:p>
          </table:table-cell>
          <table:table-cell table:formula="of:=STDEV([.C391:.C410])" office:value-type="float" office:value="0.0144195992352514">
            <text:p>0.014419599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7">
            <text:p>0.9037</text:p>
          </table:table-cell>
          <table:table-cell office:value-type="float" office:value="0.5358">
            <text:p>0.5358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89844">
            <text:p>0.89844</text:p>
          </table:table-cell>
          <table:table-cell table:formula="of:=AVERAGE([.C392:.C411])" office:value-type="float" office:value="0.52087">
            <text:p>0.52087</text:p>
          </table:table-cell>
          <table:table-cell table:formula="of:=STDEV([.B392:.B411])" office:value-type="float" office:value="0.00393076930999785">
            <text:p>0.0039307693</text:p>
          </table:table-cell>
          <table:table-cell table:formula="of:=STDEV([.C392:.C411])" office:value-type="float" office:value="0.0140312470841633">
            <text:p>0.014031247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3">
            <text:p>0.8963</text:p>
          </table:table-cell>
          <table:table-cell office:value-type="float" office:value="0.5204">
            <text:p>0.5204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89844">
            <text:p>0.89844</text:p>
          </table:table-cell>
          <table:table-cell table:formula="of:=AVERAGE([.C393:.C412])" office:value-type="float" office:value="0.520925">
            <text:p>0.520925</text:p>
          </table:table-cell>
          <table:table-cell table:formula="of:=STDEV([.B393:.B412])" office:value-type="float" office:value="0.00393076930999785">
            <text:p>0.0039307693</text:p>
          </table:table-cell>
          <table:table-cell table:formula="of:=STDEV([.C393:.C412])" office:value-type="float" office:value="0.0140948618857706">
            <text:p>0.0140948619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3">
            <text:p>0.8973</text:p>
          </table:table-cell>
          <table:table-cell office:value-type="float" office:value="0.5238">
            <text:p>0.5238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89841">
            <text:p>0.89841</text:p>
          </table:table-cell>
          <table:table-cell table:formula="of:=AVERAGE([.C394:.C413])" office:value-type="float" office:value="0.520785">
            <text:p>0.520785</text:p>
          </table:table-cell>
          <table:table-cell table:formula="of:=STDEV([.B394:.B413])" office:value-type="float" office:value="0.00395020319264184">
            <text:p>0.0039502032</text:p>
          </table:table-cell>
          <table:table-cell table:formula="of:=STDEV([.C394:.C413])" office:value-type="float" office:value="0.01411424345904">
            <text:p>0.014114243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3">
            <text:p>0.8963</text:p>
          </table:table-cell>
          <table:table-cell office:value-type="float" office:value="0.5123">
            <text:p>0.512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89848">
            <text:p>0.89848</text:p>
          </table:table-cell>
          <table:table-cell table:formula="of:=AVERAGE([.C395:.C414])" office:value-type="float" office:value="0.520955">
            <text:p>0.520955</text:p>
          </table:table-cell>
          <table:table-cell table:formula="of:=STDEV([.B395:.B414])" office:value-type="float" office:value="0.00394189374739977">
            <text:p>0.0039418937</text:p>
          </table:table-cell>
          <table:table-cell table:formula="of:=STDEV([.C395:.C414])" office:value-type="float" office:value="0.0141728233267981">
            <text:p>0.014172823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3">
            <text:p>0.8983</text:p>
          </table:table-cell>
          <table:table-cell office:value-type="float" office:value="0.5245">
            <text:p>0.5245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898565">
            <text:p>0.898565</text:p>
          </table:table-cell>
          <table:table-cell table:formula="of:=AVERAGE([.C396:.C415])" office:value-type="float" office:value="0.521195">
            <text:p>0.521195</text:p>
          </table:table-cell>
          <table:table-cell table:formula="of:=STDEV([.B396:.B415])" office:value-type="float" office:value="0.00391061645429867">
            <text:p>0.0039106165</text:p>
          </table:table-cell>
          <table:table-cell table:formula="of:=STDEV([.C396:.C415])" office:value-type="float" office:value="0.0140587292605361">
            <text:p>0.014058729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">
            <text:p>0.894</text:p>
          </table:table-cell>
          <table:table-cell office:value-type="float" office:value="0.5022">
            <text:p>0.5022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8986">
            <text:p>0.8986</text:p>
          </table:table-cell>
          <table:table-cell table:formula="of:=AVERAGE([.C397:.C416])" office:value-type="float" office:value="0.52128">
            <text:p>0.52128</text:p>
          </table:table-cell>
          <table:table-cell table:formula="of:=STDEV([.B397:.B416])" office:value-type="float" office:value="0.00391125232334121">
            <text:p>0.0039112523</text:p>
          </table:table-cell>
          <table:table-cell table:formula="of:=STDEV([.C397:.C416])" office:value-type="float" office:value="0.0140848780425563">
            <text:p>0.01408487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03">
            <text:p>0.9003</text:p>
          </table:table-cell>
          <table:table-cell office:value-type="float" office:value="0.5309">
            <text:p>0.5309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8985">
            <text:p>0.8985</text:p>
          </table:table-cell>
          <table:table-cell table:formula="of:=AVERAGE([.C398:.C417])" office:value-type="float" office:value="0.52086">
            <text:p>0.52086</text:p>
          </table:table-cell>
          <table:table-cell table:formula="of:=STDEV([.B398:.B417])" office:value-type="float" office:value="0.0040578708443559">
            <text:p>0.0040578708</text:p>
          </table:table-cell>
          <table:table-cell table:formula="of:=STDEV([.C398:.C417])" office:value-type="float" office:value="0.0147912990070443">
            <text:p>0.014791299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77">
            <text:p>0.9077</text:p>
          </table:table-cell>
          <table:table-cell office:value-type="float" office:value="0.5509">
            <text:p>0.5509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898485">
            <text:p>0.898485</text:p>
          </table:table-cell>
          <table:table-cell table:formula="of:=AVERAGE([.C399:.C418])" office:value-type="float" office:value="0.5207">
            <text:p>0.5207</text:p>
          </table:table-cell>
          <table:table-cell table:formula="of:=STDEV([.B399:.B418])" office:value-type="float" office:value="0.00405141625659602">
            <text:p>0.0040514163</text:p>
          </table:table-cell>
          <table:table-cell table:formula="of:=STDEV([.C399:.C418])" office:value-type="float" office:value="0.0146939658220287">
            <text:p>0.014693965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385">
            <text:p>0.5385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89845">
            <text:p>0.89845</text:p>
          </table:table-cell>
          <table:table-cell table:formula="of:=AVERAGE([.C400:.C419])" office:value-type="float" office:value="0.52061">
            <text:p>0.52061</text:p>
          </table:table-cell>
          <table:table-cell table:formula="of:=STDEV([.B400:.B419])" office:value-type="float" office:value="0.00396982035918635">
            <text:p>0.0039698204</text:p>
          </table:table-cell>
          <table:table-cell table:formula="of:=STDEV([.C400:.C419])" office:value-type="float" office:value="0.0145035349593053">
            <text:p>0.01450353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7">
            <text:p>0.8987</text:p>
          </table:table-cell>
          <table:table-cell office:value-type="float" office:value="0.5209">
            <text:p>0.5209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89835">
            <text:p>0.89835</text:p>
          </table:table-cell>
          <table:table-cell table:formula="of:=AVERAGE([.C401:.C420])" office:value-type="float" office:value="0.52023">
            <text:p>0.52023</text:p>
          </table:table-cell>
          <table:table-cell table:formula="of:=STDEV([.B401:.B420])" office:value-type="float" office:value="0.00387318718207219">
            <text:p>0.0038731872</text:p>
          </table:table-cell>
          <table:table-cell table:formula="of:=STDEV([.C401:.C420])" office:value-type="float" office:value="0.0141042024345863">
            <text:p>0.014104202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35">
            <text:p>0.5235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89838">
            <text:p>0.89838</text:p>
          </table:table-cell>
          <table:table-cell table:formula="of:=AVERAGE([.C402:.C421])" office:value-type="float" office:value="0.520345">
            <text:p>0.520345</text:p>
          </table:table-cell>
          <table:table-cell table:formula="of:=STDEV([.B402:.B421])" office:value-type="float" office:value="0.00387836102116941">
            <text:p>0.003878361</text:p>
          </table:table-cell>
          <table:table-cell table:formula="of:=STDEV([.C402:.C421])" office:value-type="float" office:value="0.0141193214016151">
            <text:p>0.014119321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">
            <text:p>0.903</text:p>
          </table:table-cell>
          <table:table-cell office:value-type="float" office:value="0.5392">
            <text:p>0.5392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898331578947368">
            <text:p>0.8983315789</text:p>
          </table:table-cell>
          <table:table-cell table:formula="of:=AVERAGE([.C403:.C422])" office:value-type="float" office:value="0.520178947368421">
            <text:p>0.5201789474</text:p>
          </table:table-cell>
          <table:table-cell table:formula="of:=STDEV([.B403:.B422])" office:value-type="float" office:value="0.00397842132727416">
            <text:p>0.0039784213</text:p>
          </table:table-cell>
          <table:table-cell table:formula="of:=STDEV([.C403:.C422])" office:value-type="float" office:value="0.0144861458315396">
            <text:p>0.014486145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3">
            <text:p>0.8953</text:p>
          </table:table-cell>
          <table:table-cell office:value-type="float" office:value="0.5046">
            <text:p>0.5046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898072222222222">
            <text:p>0.8980722222</text:p>
          </table:table-cell>
          <table:table-cell table:formula="of:=AVERAGE([.C404:.C423])" office:value-type="float" office:value="0.519122222222222">
            <text:p>0.5191222222</text:p>
          </table:table-cell>
          <table:table-cell table:formula="of:=STDEV([.B404:.B423])" office:value-type="float" office:value="0.00392500364264432">
            <text:p>0.0039250036</text:p>
          </table:table-cell>
          <table:table-cell table:formula="of:=STDEV([.C404:.C423])" office:value-type="float" office:value="0.0141325055251467">
            <text:p>0.014132505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3">
            <text:p>0.8953</text:p>
          </table:table-cell>
          <table:table-cell office:value-type="float" office:value="0.513">
            <text:p>0.513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898235294117647">
            <text:p>0.8982352941</text:p>
          </table:table-cell>
          <table:table-cell table:formula="of:=AVERAGE([.C405:.C424])" office:value-type="float" office:value="0.519976470588235">
            <text:p>0.5199764706</text:p>
          </table:table-cell>
          <table:table-cell table:formula="of:=STDEV([.B405:.B424])" office:value-type="float" office:value="0.00398245231868357">
            <text:p>0.0039824523</text:p>
          </table:table-cell>
          <table:table-cell table:formula="of:=STDEV([.C405:.C424])" office:value-type="float" office:value="0.0140802845058154">
            <text:p>0.014080284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59">
            <text:p>0.5259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89841875">
            <text:p>0.89841875</text:p>
          </table:table-cell>
          <table:table-cell table:formula="of:=AVERAGE([.C406:.C425])" office:value-type="float" office:value="0.5204125">
            <text:p>0.5204125</text:p>
          </table:table-cell>
          <table:table-cell table:formula="of:=STDEV([.B406:.B425])" office:value-type="float" office:value="0.00403818750596518">
            <text:p>0.0040381875</text:p>
          </table:table-cell>
          <table:table-cell table:formula="of:=STDEV([.C406:.C425])" office:value-type="float" office:value="0.0144230313503554">
            <text:p>0.014423031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196">
            <text:p>0.5196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89836">
            <text:p>0.89836</text:p>
          </table:table-cell>
          <table:table-cell table:formula="of:=AVERAGE([.C407:.C426])" office:value-type="float" office:value="0.520046666666667">
            <text:p>0.5200466667</text:p>
          </table:table-cell>
          <table:table-cell table:formula="of:=STDEV([.B407:.B426])" office:value-type="float" office:value="0.00417283733550343">
            <text:p>0.0041728373</text:p>
          </table:table-cell>
          <table:table-cell table:formula="of:=STDEV([.C407:.C426])" office:value-type="float" office:value="0.0148522180482371">
            <text:p>0.01485221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33">
            <text:p>0.8933</text:p>
          </table:table-cell>
          <table:table-cell office:value-type="float" office:value="0.5041">
            <text:p>0.5041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898292857142857">
            <text:p>0.8982928571</text:p>
          </table:table-cell>
          <table:table-cell table:formula="of:=AVERAGE([.C408:.C427])" office:value-type="float" office:value="0.520078571428572">
            <text:p>0.5200785714</text:p>
          </table:table-cell>
          <table:table-cell table:formula="of:=STDEV([.B408:.B427])" office:value-type="float" office:value="0.00432194121017117">
            <text:p>0.0043219412</text:p>
          </table:table-cell>
          <table:table-cell table:formula="of:=STDEV([.C408:.C427])" office:value-type="float" office:value="0.0154123416366649">
            <text:p>0.0154123416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07">
            <text:p>0.9007</text:p>
          </table:table-cell>
          <table:table-cell office:value-type="float" office:value="0.5226">
            <text:p>0.5226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898676923076923">
            <text:p>0.8986769231</text:p>
          </table:table-cell>
          <table:table-cell table:formula="of:=AVERAGE([.C409:.C428])" office:value-type="float" office:value="0.521307692307692">
            <text:p>0.5213076923</text:p>
          </table:table-cell>
          <table:table-cell table:formula="of:=STDEV([.B409:.B428])" office:value-type="float" office:value="0.00424247448355199">
            <text:p>0.0042424745</text:p>
          </table:table-cell>
          <table:table-cell table:formula="of:=STDEV([.C409:.C428])" office:value-type="float" office:value="0.0153108600639362">
            <text:p>0.0153108601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17">
            <text:p>0.8917</text:p>
          </table:table-cell>
          <table:table-cell office:value-type="float" office:value="0.4955">
            <text:p>0.4955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898508333333333">
            <text:p>0.8985083333</text:p>
          </table:table-cell>
          <table:table-cell table:formula="of:=AVERAGE([.C410:.C429])" office:value-type="float" office:value="0.5212">
            <text:p>0.5212</text:p>
          </table:table-cell>
          <table:table-cell table:formula="of:=STDEV([.B410:.B429])" office:value-type="float" office:value="0.00438540105625956">
            <text:p>0.0043854011</text:p>
          </table:table-cell>
          <table:table-cell table:formula="of:=STDEV([.C410:.C429])" office:value-type="float" office:value="0.0159865284195504">
            <text:p>0.015986528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6">
            <text:p>0.896</text:p>
          </table:table-cell>
          <table:table-cell office:value-type="float" office:value="0.5092">
            <text:p>0.5092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899127272727273">
            <text:p>0.8991272727</text:p>
          </table:table-cell>
          <table:table-cell table:formula="of:=AVERAGE([.C411:.C430])" office:value-type="float" office:value="0.523536363636364">
            <text:p>0.5235363636</text:p>
          </table:table-cell>
          <table:table-cell table:formula="of:=STDEV([.B411:.B430])" office:value-type="float" office:value="0.00401225395733892">
            <text:p>0.004012254</text:p>
          </table:table-cell>
          <table:table-cell table:formula="of:=STDEV([.C411:.C430])" office:value-type="float" office:value="0.0144593411141222">
            <text:p>0.0144593411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7">
            <text:p>0.9037</text:p>
          </table:table-cell>
          <table:table-cell office:value-type="float" office:value="0.5369">
            <text:p>0.5369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89944">
            <text:p>0.89944</text:p>
          </table:table-cell>
          <table:table-cell table:formula="of:=AVERAGE([.C412:.C431])" office:value-type="float" office:value="0.52497">
            <text:p>0.52497</text:p>
          </table:table-cell>
          <table:table-cell table:formula="of:=STDEV([.B412:.B431])" office:value-type="float" office:value="0.0040855300213749">
            <text:p>0.00408553</text:p>
          </table:table-cell>
          <table:table-cell table:formula="of:=STDEV([.C412:.C431])" office:value-type="float" office:value="0.0143938296965517">
            <text:p>0.0143938297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7">
            <text:p>0.8957</text:p>
          </table:table-cell>
          <table:table-cell office:value-type="float" office:value="0.5176">
            <text:p>0.5176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898966666666667">
            <text:p>0.8989666667</text:p>
          </table:table-cell>
          <table:table-cell table:formula="of:=AVERAGE([.C413:.C432])" office:value-type="float" office:value="0.523644444444444">
            <text:p>0.5236444444</text:p>
          </table:table-cell>
          <table:table-cell table:formula="of:=STDEV([.B413:.B432])" office:value-type="float" office:value="0.0040320590273457">
            <text:p>0.004032059</text:p>
          </table:table-cell>
          <table:table-cell table:formula="of:=STDEV([.C413:.C432])" office:value-type="float" office:value="0.014605231178512">
            <text:p>0.0146052312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7">
            <text:p>0.8987</text:p>
          </table:table-cell>
          <table:table-cell office:value-type="float" office:value="0.5272">
            <text:p>0.5272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899375">
            <text:p>0.899375</text:p>
          </table:table-cell>
          <table:table-cell table:formula="of:=AVERAGE([.C414:.C433])" office:value-type="float" office:value="0.5244">
            <text:p>0.5244</text:p>
          </table:table-cell>
          <table:table-cell table:formula="of:=STDEV([.B414:.B433])" office:value-type="float" office:value="0.00410670183967622">
            <text:p>0.0041067018</text:p>
          </table:table-cell>
          <table:table-cell table:formula="of:=STDEV([.C414:.C433])" office:value-type="float" office:value="0.0154244703544169">
            <text:p>0.015424470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">
            <text:p>0.898</text:p>
          </table:table-cell>
          <table:table-cell office:value-type="float" office:value="0.5171">
            <text:p>0.5171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899471428571428">
            <text:p>0.8994714286</text:p>
          </table:table-cell>
          <table:table-cell table:formula="of:=AVERAGE([.C415:.C434])" office:value-type="float" office:value="0.524">
            <text:p>0.524</text:p>
          </table:table-cell>
          <table:table-cell table:formula="of:=STDEV([.B415:.B434])" office:value-type="float" office:value="0.00442595160604447">
            <text:p>0.0044259516</text:p>
          </table:table-cell>
          <table:table-cell table:formula="of:=STDEV([.C415:.C434])" office:value-type="float" office:value="0.0166154546532237">
            <text:p>0.0166154547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">
            <text:p>0.899</text:p>
          </table:table-cell>
          <table:table-cell office:value-type="float" office:value="0.5262">
            <text:p>0.5262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899716666666667">
            <text:p>0.8997166667</text:p>
          </table:table-cell>
          <table:table-cell table:formula="of:=AVERAGE([.C416:.C435])" office:value-type="float" office:value="0.52515">
            <text:p>0.52515</text:p>
          </table:table-cell>
          <table:table-cell table:formula="of:=STDEV([.B416:.B435])" office:value-type="float" office:value="0.00479600528217669">
            <text:p>0.0047960053</text:p>
          </table:table-cell>
          <table:table-cell table:formula="of:=STDEV([.C416:.C435])" office:value-type="float" office:value="0.0178935463226271">
            <text:p>0.017893546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2">
            <text:p>0.892</text:p>
          </table:table-cell>
          <table:table-cell office:value-type="float" office:value="0.4938">
            <text:p>0.4938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89986">
            <text:p>0.89986</text:p>
          </table:table-cell>
          <table:table-cell table:formula="of:=AVERAGE([.C417:.C436])" office:value-type="float" office:value="0.52494">
            <text:p>0.52494</text:p>
          </table:table-cell>
          <table:table-cell table:formula="of:=STDEV([.B417:.B436])" office:value-type="float" office:value="0.00534770979018122">
            <text:p>0.0053477098</text:p>
          </table:table-cell>
          <table:table-cell table:formula="of:=STDEV([.C417:.C436])" office:value-type="float" office:value="0.0199973248210855">
            <text:p>0.019997324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">
            <text:p>0.9</text:p>
          </table:table-cell>
          <table:table-cell office:value-type="float" office:value="0.5277">
            <text:p>0.5277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1825">
            <text:p>0.901825</text:p>
          </table:table-cell>
          <table:table-cell table:formula="of:=AVERAGE([.C418:.C437])" office:value-type="float" office:value="0.532725">
            <text:p>0.532725</text:p>
          </table:table-cell>
          <table:table-cell table:formula="of:=STDEV([.B418:.B437])" office:value-type="float" office:value="0.00351982480624629">
            <text:p>0.0035198248</text:p>
          </table:table-cell>
          <table:table-cell table:formula="of:=STDEV([.C418:.C437])" office:value-type="float" office:value="0.0113643814907221">
            <text:p>0.011364381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7">
            <text:p>0.907</text:p>
          </table:table-cell>
          <table:table-cell office:value-type="float" office:value="0.5491">
            <text:p>0.5491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2433333333333">
            <text:p>0.9024333333</text:p>
          </table:table-cell>
          <table:table-cell table:formula="of:=AVERAGE([.C419:.C438])" office:value-type="float" office:value="0.5344">
            <text:p>0.5344</text:p>
          </table:table-cell>
          <table:table-cell table:formula="of:=STDEV([.B419:.B438])" office:value-type="float" office:value="0.00404516171905815">
            <text:p>0.0040451617</text:p>
          </table:table-cell>
          <table:table-cell table:formula="of:=STDEV([.C419:.C438])" office:value-type="float" office:value="0.0133">
            <text:p>0.013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">
            <text:p>0.901</text:p>
          </table:table-cell>
          <table:table-cell office:value-type="float" office:value="0.5309">
            <text:p>0.5309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015">
            <text:p>0.90015</text:p>
          </table:table-cell>
          <table:table-cell table:formula="of:=AVERAGE([.C420:.C439])" office:value-type="float" office:value="0.52705">
            <text:p>0.52705</text:p>
          </table:table-cell>
          <table:table-cell table:formula="of:=STDEV([.B420:.B439])" office:value-type="float" office:value="0.00120208152801716">
            <text:p>0.0012020815</text:p>
          </table:table-cell>
          <table:table-cell table:formula="of:=STDEV([.C420:.C439])" office:value-type="float" office:value="0.00544472221513644">
            <text:p>0.0054447222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232">
            <text:p>0.5232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8993">
            <text:p>0.8993</text:p>
          </table:table-cell>
          <table:table-cell table:formula="of:=AVERAGE([.C421:.C440])" office:value-type="float" office:value="0.5232">
            <text:p>0.5232</text:p>
          </table:table-cell>
          <table:table-cell table:formula="of:=STDEV([.B421:.B440])" office:value-type="float" office:value="0">
            <text:p>#DIV/0!</text:p>
          </table:table-cell>
          <table:table-cell table:formula="of:=STDEV([.C421:.C440])" office:value-type="float" office:value="0">
            <text:p>#DIV/0!</text:p>
          </table:table-cell>
          <table:table-cell table:number-columns-repeated="8"/>
        </table:table-row>
      </table:table>
      <table:table table:name="Sheet1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9"/>
          <table:table-cell office:value-type="string">
            <text:p>n</text:p>
          </table:table-cell>
          <table:table-cell office:value-type="string">
            <text:p>SVM Accuracy</text:p>
          </table:table-cell>
          <table:table-cell office:value-type="string">
            <text:p>SVM U.C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57">
            <text:p>0.6257</text:p>
          </table:table-cell>
          <table:table-cell office:value-type="float" office:value="0.1822">
            <text:p>0.1822</text:p>
          </table:table-cell>
          <table:table-cell/>
          <table:table-cell table:formula="of:=AVERAGE([.A2:.A21])" office:value-type="float" office:value="1">
            <text:p>1</text:p>
          </table:table-cell>
          <table:table-cell table:formula="of:=AVERAGE([.B2:.B21])" office:value-type="float" office:value="0.572165">
            <text:p>0.572165</text:p>
          </table:table-cell>
          <table:table-cell table:formula="of:=AVERAGE([.C2:.C21])" office:value-type="float" office:value="0.14091">
            <text:p>0.14091</text:p>
          </table:table-cell>
          <table:table-cell table:number-columns-repeated="2"/>
          <table:table-cell table:formula="of:=1" office:value-type="float" office:value="1">
            <text:p>1</text:p>
          </table:table-cell>
          <table:table-cell table:formula="of:=VLOOKUP([.J2];[.$E$2:.$G$421];2;0)" office:value-type="float" office:value="0.572165">
            <text:p>0.572165</text:p>
          </table:table-cell>
          <table:table-cell table:formula="of:=VLOOKUP([.J2];[.$E$2:.$G$421];3;0)" office:value-type="float" office:value="0.14091">
            <text:p>0.140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23">
            <text:p>0.6223</text:p>
          </table:table-cell>
          <table:table-cell office:value-type="float" office:value="0.1847">
            <text:p>0.1847</text:p>
          </table:table-cell>
          <table:table-cell/>
          <table:table-cell table:formula="of:=AVERAGE([.A3:.A22])" office:value-type="float" office:value="1.05">
            <text:p>1.05</text:p>
          </table:table-cell>
          <table:table-cell table:formula="of:=AVERAGE([.B3:.B22])" office:value-type="float" office:value="0.574915">
            <text:p>0.574915</text:p>
          </table:table-cell>
          <table:table-cell table:formula="of:=AVERAGE([.C3:.C22])" office:value-type="float" office:value="0.141815">
            <text:p>0.141815</text:p>
          </table:table-cell>
          <table:table-cell table:number-columns-repeated="2"/>
          <table:table-cell table:formula="of:=2" office:value-type="float" office:value="2">
            <text:p>2</text:p>
          </table:table-cell>
          <table:table-cell table:formula="of:=VLOOKUP([.J3];[.$E$2:.$G$421];2;0)" office:value-type="float" office:value="0.705535">
            <text:p>0.705535</text:p>
          </table:table-cell>
          <table:table-cell table:formula="of:=VLOOKUP([.J3];[.$E$2:.$G$421];3;0)" office:value-type="float" office:value="0.265185">
            <text:p>0.2651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67">
            <text:p>0.5667</text:p>
          </table:table-cell>
          <table:table-cell office:value-type="float" office:value="0.1238">
            <text:p>0.1238</text:p>
          </table:table-cell>
          <table:table-cell/>
          <table:table-cell table:formula="of:=AVERAGE([.A4:.A23])" office:value-type="float" office:value="1.1">
            <text:p>1.1</text:p>
          </table:table-cell>
          <table:table-cell table:formula="of:=AVERAGE([.B4:.B23])" office:value-type="float" office:value="0.573035">
            <text:p>0.573035</text:p>
          </table:table-cell>
          <table:table-cell table:formula="of:=AVERAGE([.C4:.C23])" office:value-type="float" office:value="0.13992">
            <text:p>0.1399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VLOOKUP([.J4];[.$E$2:.$G$421];2;0)" office:value-type="float" office:value="0.79947">
            <text:p>0.79947</text:p>
          </table:table-cell>
          <table:table-cell table:formula="of:=VLOOKUP([.J4];[.$E$2:.$G$421];3;0)" office:value-type="float" office:value="0.36736">
            <text:p>0.367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37">
            <text:p>0.4737</text:p>
          </table:table-cell>
          <table:table-cell office:value-type="float" office:value="0.074">
            <text:p>0.074</text:p>
          </table:table-cell>
          <table:table-cell/>
          <table:table-cell table:formula="of:=AVERAGE([.A5:.A24])" office:value-type="float" office:value="1.15">
            <text:p>1.15</text:p>
          </table:table-cell>
          <table:table-cell table:formula="of:=AVERAGE([.B5:.B24])" office:value-type="float" office:value="0.585585">
            <text:p>0.585585</text:p>
          </table:table-cell>
          <table:table-cell table:formula="of:=AVERAGE([.C5:.C24])" office:value-type="float" office:value="0.15357">
            <text:p>0.15357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VLOOKUP([.J5];[.$E$2:.$G$421];2;0)" office:value-type="float" office:value="0.82924">
            <text:p>0.82924</text:p>
          </table:table-cell>
          <table:table-cell table:formula="of:=VLOOKUP([.J5];[.$E$2:.$G$421];3;0)" office:value-type="float" office:value="0.397675">
            <text:p>0.3976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73">
            <text:p>0.6273</text:p>
          </table:table-cell>
          <table:table-cell office:value-type="float" office:value="0.1745">
            <text:p>0.1745</text:p>
          </table:table-cell>
          <table:table-cell/>
          <table:table-cell table:formula="of:=AVERAGE([.A6:.A25])" office:value-type="float" office:value="1.2">
            <text:p>1.2</text:p>
          </table:table-cell>
          <table:table-cell table:formula="of:=AVERAGE([.B6:.B25])" office:value-type="float" office:value="0.586915">
            <text:p>0.586915</text:p>
          </table:table-cell>
          <table:table-cell table:formula="of:=AVERAGE([.C6:.C25])" office:value-type="float" office:value="0.154755">
            <text:p>0.15475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VLOOKUP([.J6];[.$E$2:.$G$421];2;0)" office:value-type="float" office:value="0.85389">
            <text:p>0.85389</text:p>
          </table:table-cell>
          <table:table-cell table:formula="of:=VLOOKUP([.J6];[.$E$2:.$G$421];3;0)" office:value-type="float" office:value="0.442595">
            <text:p>0.442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8">
            <text:p>0.598</text:p>
          </table:table-cell>
          <table:table-cell office:value-type="float" office:value="0.1508">
            <text:p>0.1508</text:p>
          </table:table-cell>
          <table:table-cell/>
          <table:table-cell table:formula="of:=AVERAGE([.A7:.A26])" office:value-type="float" office:value="1.25">
            <text:p>1.25</text:p>
          </table:table-cell>
          <table:table-cell table:formula="of:=AVERAGE([.B7:.B26])" office:value-type="float" office:value="0.596265">
            <text:p>0.596265</text:p>
          </table:table-cell>
          <table:table-cell table:formula="of:=AVERAGE([.C7:.C26])" office:value-type="float" office:value="0.165325">
            <text:p>0.16532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VLOOKUP([.J7];[.$E$2:.$G$421];2;0)" office:value-type="float" office:value="0.8711">
            <text:p>0.8711</text:p>
          </table:table-cell>
          <table:table-cell table:formula="of:=VLOOKUP([.J7];[.$E$2:.$G$421];3;0)" office:value-type="float" office:value="0.46975">
            <text:p>0.469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7">
            <text:p>0.547</text:p>
          </table:table-cell>
          <table:table-cell office:value-type="float" office:value="0.0978">
            <text:p>0.0978</text:p>
          </table:table-cell>
          <table:table-cell/>
          <table:table-cell table:formula="of:=AVERAGE([.A8:.A27])" office:value-type="float" office:value="1.3">
            <text:p>1.3</text:p>
          </table:table-cell>
          <table:table-cell table:formula="of:=AVERAGE([.B8:.B27])" office:value-type="float" office:value="0.60308">
            <text:p>0.60308</text:p>
          </table:table-cell>
          <table:table-cell table:formula="of:=AVERAGE([.C8:.C27])" office:value-type="float" office:value="0.1713">
            <text:p>0.1713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VLOOKUP([.J8];[.$E$2:.$G$421];2;0)" office:value-type="float" office:value="0.8773">
            <text:p>0.8773</text:p>
          </table:table-cell>
          <table:table-cell table:formula="of:=VLOOKUP([.J8];[.$E$2:.$G$421];3;0)" office:value-type="float" office:value="0.479705">
            <text:p>0.4797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47">
            <text:p>0.4647</text:p>
          </table:table-cell>
          <table:table-cell office:value-type="float" office:value="0.0604">
            <text:p>0.0604</text:p>
          </table:table-cell>
          <table:table-cell/>
          <table:table-cell table:formula="of:=AVERAGE([.A9:.A28])" office:value-type="float" office:value="1.35">
            <text:p>1.35</text:p>
          </table:table-cell>
          <table:table-cell table:formula="of:=AVERAGE([.B9:.B28])" office:value-type="float" office:value="0.617165">
            <text:p>0.617165</text:p>
          </table:table-cell>
          <table:table-cell table:formula="of:=AVERAGE([.C9:.C28])" office:value-type="float" office:value="0.186595">
            <text:p>0.186595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VLOOKUP([.J9];[.$E$2:.$G$421];2;0)" office:value-type="float" office:value="0.89109">
            <text:p>0.89109</text:p>
          </table:table-cell>
          <table:table-cell table:formula="of:=VLOOKUP([.J9];[.$E$2:.$G$421];3;0)" office:value-type="float" office:value="0.502605">
            <text:p>0.5026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461">
            <text:p>0.1461</text:p>
          </table:table-cell>
          <table:table-cell/>
          <table:table-cell table:formula="of:=AVERAGE([.A10:.A29])" office:value-type="float" office:value="1.4">
            <text:p>1.4</text:p>
          </table:table-cell>
          <table:table-cell table:formula="of:=AVERAGE([.B10:.B29])" office:value-type="float" office:value="0.631465">
            <text:p>0.631465</text:p>
          </table:table-cell>
          <table:table-cell table:formula="of:=AVERAGE([.C10:.C29])" office:value-type="float" office:value="0.19795">
            <text:p>0.19795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VLOOKUP([.J10];[.$E$2:.$G$421];2;0)" office:value-type="float" office:value="0.892435">
            <text:p>0.892435</text:p>
          </table:table-cell>
          <table:table-cell table:formula="of:=VLOOKUP([.J10];[.$E$2:.$G$421];3;0)" office:value-type="float" office:value="0.507515">
            <text:p>0.5075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0.1509">
            <text:p>0.1509</text:p>
          </table:table-cell>
          <table:table-cell/>
          <table:table-cell table:formula="of:=AVERAGE([.A11:.A30])" office:value-type="float" office:value="1.45">
            <text:p>1.45</text:p>
          </table:table-cell>
          <table:table-cell table:formula="of:=AVERAGE([.B11:.B30])" office:value-type="float" office:value="0.63898">
            <text:p>0.63898</text:p>
          </table:table-cell>
          <table:table-cell table:formula="of:=AVERAGE([.C11:.C30])" office:value-type="float" office:value="0.205505">
            <text:p>0.205505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VLOOKUP([.J11];[.$E$2:.$G$421];2;0)" office:value-type="float" office:value="0.8925">
            <text:p>0.8925</text:p>
          </table:table-cell>
          <table:table-cell table:formula="of:=VLOOKUP([.J11];[.$E$2:.$G$421];3;0)" office:value-type="float" office:value="0.506095">
            <text:p>0.506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37">
            <text:p>0.6337</text:p>
          </table:table-cell>
          <table:table-cell office:value-type="float" office:value="0.1985">
            <text:p>0.1985</text:p>
          </table:table-cell>
          <table:table-cell/>
          <table:table-cell table:formula="of:=AVERAGE([.A12:.A31])" office:value-type="float" office:value="1.5">
            <text:p>1.5</text:p>
          </table:table-cell>
          <table:table-cell table:formula="of:=AVERAGE([.B12:.B31])" office:value-type="float" office:value="0.641865">
            <text:p>0.641865</text:p>
          </table:table-cell>
          <table:table-cell table:formula="of:=AVERAGE([.C12:.C31])" office:value-type="float" office:value="0.20699">
            <text:p>0.20699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VLOOKUP([.J12];[.$E$2:.$G$421];2;0)" office:value-type="float" office:value="0.89254">
            <text:p>0.89254</text:p>
          </table:table-cell>
          <table:table-cell table:formula="of:=VLOOKUP([.J12];[.$E$2:.$G$421];3;0)" office:value-type="float" office:value="0.506565">
            <text:p>0.506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3">
            <text:p>0.533</text:p>
          </table:table-cell>
          <table:table-cell office:value-type="float" office:value="0.1303">
            <text:p>0.1303</text:p>
          </table:table-cell>
          <table:table-cell/>
          <table:table-cell table:formula="of:=AVERAGE([.A13:.A32])" office:value-type="float" office:value="1.55">
            <text:p>1.55</text:p>
          </table:table-cell>
          <table:table-cell table:formula="of:=AVERAGE([.B13:.B32])" office:value-type="float" office:value="0.64098">
            <text:p>0.64098</text:p>
          </table:table-cell>
          <table:table-cell table:formula="of:=AVERAGE([.C13:.C32])" office:value-type="float" office:value="0.204785">
            <text:p>0.204785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VLOOKUP([.J13];[.$E$2:.$G$421];2;0)" office:value-type="float" office:value="0.90113">
            <text:p>0.90113</text:p>
          </table:table-cell>
          <table:table-cell table:formula="of:=VLOOKUP([.J13];[.$E$2:.$G$421];3;0)" office:value-type="float" office:value="0.522385">
            <text:p>0.522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7">
            <text:p>0.577</text:p>
          </table:table-cell>
          <table:table-cell office:value-type="float" office:value="0.1516">
            <text:p>0.1516</text:p>
          </table:table-cell>
          <table:table-cell/>
          <table:table-cell table:formula="of:=AVERAGE([.A14:.A33])" office:value-type="float" office:value="1.6">
            <text:p>1.6</text:p>
          </table:table-cell>
          <table:table-cell table:formula="of:=AVERAGE([.B14:.B33])" office:value-type="float" office:value="0.656365">
            <text:p>0.656365</text:p>
          </table:table-cell>
          <table:table-cell table:formula="of:=AVERAGE([.C14:.C33])" office:value-type="float" office:value="0.22115">
            <text:p>0.22115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VLOOKUP([.J14];[.$E$2:.$G$421];2;0)" office:value-type="float" office:value="0.903425">
            <text:p>0.903425</text:p>
          </table:table-cell>
          <table:table-cell table:formula="of:=VLOOKUP([.J14];[.$E$2:.$G$421];3;0)" office:value-type="float" office:value="0.52581">
            <text:p>0.525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1">
            <text:p>0.541</text:p>
          </table:table-cell>
          <table:table-cell office:value-type="float" office:value="0.1296">
            <text:p>0.1296</text:p>
          </table:table-cell>
          <table:table-cell/>
          <table:table-cell table:formula="of:=AVERAGE([.A15:.A34])" office:value-type="float" office:value="1.65">
            <text:p>1.65</text:p>
          </table:table-cell>
          <table:table-cell table:formula="of:=AVERAGE([.B15:.B34])" office:value-type="float" office:value="0.6531">
            <text:p>0.6531</text:p>
          </table:table-cell>
          <table:table-cell table:formula="of:=AVERAGE([.C15:.C34])" office:value-type="float" office:value="0.2188">
            <text:p>0.2188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VLOOKUP([.J15];[.$E$2:.$G$421];2;0)" office:value-type="float" office:value="0.904095">
            <text:p>0.904095</text:p>
          </table:table-cell>
          <table:table-cell table:formula="of:=VLOOKUP([.J15];[.$E$2:.$G$421];3;0)" office:value-type="float" office:value="0.52616">
            <text:p>0.52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63">
            <text:p>0.5863</text:p>
          </table:table-cell>
          <table:table-cell office:value-type="float" office:value="0.1409">
            <text:p>0.1409</text:p>
          </table:table-cell>
          <table:table-cell/>
          <table:table-cell table:formula="of:=AVERAGE([.A16:.A35])" office:value-type="float" office:value="1.7">
            <text:p>1.7</text:p>
          </table:table-cell>
          <table:table-cell table:formula="of:=AVERAGE([.B16:.B35])" office:value-type="float" office:value="0.666265">
            <text:p>0.666265</text:p>
          </table:table-cell>
          <table:table-cell table:formula="of:=AVERAGE([.C16:.C35])" office:value-type="float" office:value="0.23111">
            <text:p>0.23111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VLOOKUP([.J16];[.$E$2:.$G$421];2;0)" office:value-type="float" office:value="0.90382">
            <text:p>0.90382</text:p>
          </table:table-cell>
          <table:table-cell table:formula="of:=VLOOKUP([.J16];[.$E$2:.$G$421];3;0)" office:value-type="float" office:value="0.5254">
            <text:p>0.5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13">
            <text:p>0.5613</text:p>
          </table:table-cell>
          <table:table-cell office:value-type="float" office:value="0.1527">
            <text:p>0.1527</text:p>
          </table:table-cell>
          <table:table-cell/>
          <table:table-cell table:formula="of:=AVERAGE([.A17:.A36])" office:value-type="float" office:value="1.75">
            <text:p>1.75</text:p>
          </table:table-cell>
          <table:table-cell table:formula="of:=AVERAGE([.B17:.B36])" office:value-type="float" office:value="0.675915">
            <text:p>0.675915</text:p>
          </table:table-cell>
          <table:table-cell table:formula="of:=AVERAGE([.C17:.C36])" office:value-type="float" office:value="0.241235">
            <text:p>0.24123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VLOOKUP([.J17];[.$E$2:.$G$421];2;0)" office:value-type="float" office:value="0.904155">
            <text:p>0.904155</text:p>
          </table:table-cell>
          <table:table-cell table:formula="of:=VLOOKUP([.J17];[.$E$2:.$G$421];3;0)" office:value-type="float" office:value="0.52663">
            <text:p>0.526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53">
            <text:p>0.4953</text:p>
          </table:table-cell>
          <table:table-cell office:value-type="float" office:value="0.0759">
            <text:p>0.0759</text:p>
          </table:table-cell>
          <table:table-cell/>
          <table:table-cell table:formula="of:=AVERAGE([.A18:.A37])" office:value-type="float" office:value="1.8">
            <text:p>1.8</text:p>
          </table:table-cell>
          <table:table-cell table:formula="of:=AVERAGE([.B18:.B37])" office:value-type="float" office:value="0.681515">
            <text:p>0.681515</text:p>
          </table:table-cell>
          <table:table-cell table:formula="of:=AVERAGE([.C18:.C37])" office:value-type="float" office:value="0.243365">
            <text:p>0.243365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VLOOKUP([.J18];[.$E$2:.$G$421];2;0)" office:value-type="float" office:value="0.90486">
            <text:p>0.90486</text:p>
          </table:table-cell>
          <table:table-cell table:formula="of:=VLOOKUP([.J18];[.$E$2:.$G$421];3;0)" office:value-type="float" office:value="0.527635">
            <text:p>0.527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093">
            <text:p>0.6093</text:p>
          </table:table-cell>
          <table:table-cell office:value-type="float" office:value="0.161">
            <text:p>0.161</text:p>
          </table:table-cell>
          <table:table-cell/>
          <table:table-cell table:formula="of:=AVERAGE([.A19:.A38])" office:value-type="float" office:value="1.85">
            <text:p>1.85</text:p>
          </table:table-cell>
          <table:table-cell table:formula="of:=AVERAGE([.B19:.B38])" office:value-type="float" office:value="0.6961">
            <text:p>0.6961</text:p>
          </table:table-cell>
          <table:table-cell table:formula="of:=AVERAGE([.C19:.C38])" office:value-type="float" office:value="0.257525">
            <text:p>0.257525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VLOOKUP([.J19];[.$E$2:.$G$421];2;0)" office:value-type="float" office:value="0.904795">
            <text:p>0.904795</text:p>
          </table:table-cell>
          <table:table-cell table:formula="of:=VLOOKUP([.J19];[.$E$2:.$G$421];3;0)" office:value-type="float" office:value="0.52736">
            <text:p>0.527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18">
            <text:p>0.618</text:p>
          </table:table-cell>
          <table:table-cell office:value-type="float" office:value="0.1821">
            <text:p>0.1821</text:p>
          </table:table-cell>
          <table:table-cell/>
          <table:table-cell table:formula="of:=AVERAGE([.A20:.A39])" office:value-type="float" office:value="1.9">
            <text:p>1.9</text:p>
          </table:table-cell>
          <table:table-cell table:formula="of:=AVERAGE([.B20:.B39])" office:value-type="float" office:value="0.69735">
            <text:p>0.69735</text:p>
          </table:table-cell>
          <table:table-cell table:formula="of:=AVERAGE([.C20:.C39])" office:value-type="float" office:value="0.25851">
            <text:p>0.25851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VLOOKUP([.J20];[.$E$2:.$G$421];2;0)" office:value-type="float" office:value="0.90465">
            <text:p>0.90465</text:p>
          </table:table-cell>
          <table:table-cell table:formula="of:=VLOOKUP([.J20];[.$E$2:.$G$421];3;0)" office:value-type="float" office:value="0.52654">
            <text:p>0.526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4">
            <text:p>0.594</text:p>
          </table:table-cell>
          <table:table-cell office:value-type="float" office:value="0.1504">
            <text:p>0.1504</text:p>
          </table:table-cell>
          <table:table-cell/>
          <table:table-cell table:formula="of:=AVERAGE([.A21:.A40])" office:value-type="float" office:value="1.95">
            <text:p>1.95</text:p>
          </table:table-cell>
          <table:table-cell table:formula="of:=AVERAGE([.B21:.B40])" office:value-type="float" office:value="0.703735">
            <text:p>0.703735</text:p>
          </table:table-cell>
          <table:table-cell table:formula="of:=AVERAGE([.C21:.C40])" office:value-type="float" office:value="0.26414">
            <text:p>0.26414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VLOOKUP([.J21];[.$E$2:.$G$421];2;0)" office:value-type="float" office:value="0.905105">
            <text:p>0.905105</text:p>
          </table:table-cell>
          <table:table-cell table:formula="of:=VLOOKUP([.J21];[.$E$2:.$G$421];3;0)" office:value-type="float" office:value="0.52792">
            <text:p>0.52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07">
            <text:p>0.6807</text:p>
          </table:table-cell>
          <table:table-cell office:value-type="float" office:value="0.2003">
            <text:p>0.2003</text:p>
          </table:table-cell>
          <table:table-cell/>
          <table:table-cell table:formula="of:=AVERAGE([.A22:.A41])" office:value-type="float" office:value="2">
            <text:p>2</text:p>
          </table:table-cell>
          <table:table-cell table:formula="of:=AVERAGE([.B22:.B41])" office:value-type="float" office:value="0.705535">
            <text:p>0.705535</text:p>
          </table:table-cell>
          <table:table-cell table:formula="of:=AVERAGE([.C22:.C41])" office:value-type="float" office:value="0.265185">
            <text:p>0.265185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VLOOKUP([.J22];[.$E$2:.$G$421];2;0)" office:value-type="float" office:value="0.905035">
            <text:p>0.905035</text:p>
          </table:table-cell>
          <table:table-cell table:formula="of:=VLOOKUP([.J22];[.$E$2:.$G$421];3;0)" office:value-type="float" office:value="0.5278">
            <text:p>0.5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847">
            <text:p>0.5847</text:p>
          </table:table-cell>
          <table:table-cell office:value-type="float" office:value="0.1468">
            <text:p>0.1468</text:p>
          </table:table-cell>
          <table:table-cell/>
          <table:table-cell table:formula="of:=AVERAGE([.A23:.A42])" office:value-type="float" office:value="2.05">
            <text:p>2.05</text:p>
          </table:table-cell>
          <table:table-cell table:formula="of:=AVERAGE([.B23:.B42])" office:value-type="float" office:value="0.7139">
            <text:p>0.7139</text:p>
          </table:table-cell>
          <table:table-cell table:formula="of:=AVERAGE([.C23:.C42])" office:value-type="float" office:value="0.276535">
            <text:p>0.2765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77">
            <text:p>0.8177</text:p>
          </table:table-cell>
          <table:table-cell office:value-type="float" office:value="0.3968">
            <text:p>0.3968</text:p>
          </table:table-cell>
          <table:table-cell/>
          <table:table-cell table:formula="of:=AVERAGE([.A24:.A43])" office:value-type="float" office:value="2.1">
            <text:p>2.1</text:p>
          </table:table-cell>
          <table:table-cell table:formula="of:=AVERAGE([.B24:.B43])" office:value-type="float" office:value="0.7276">
            <text:p>0.7276</text:p>
          </table:table-cell>
          <table:table-cell table:formula="of:=AVERAGE([.C24:.C43])" office:value-type="float" office:value="0.29222">
            <text:p>0.2922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03">
            <text:p>0.5003</text:p>
          </table:table-cell>
          <table:table-cell office:value-type="float" office:value="0.0977">
            <text:p>0.0977</text:p>
          </table:table-cell>
          <table:table-cell/>
          <table:table-cell table:formula="of:=AVERAGE([.A25:.A44])" office:value-type="float" office:value="2.15">
            <text:p>2.15</text:p>
          </table:table-cell>
          <table:table-cell table:formula="of:=AVERAGE([.B25:.B44])" office:value-type="float" office:value="0.724615">
            <text:p>0.724615</text:p>
          </table:table-cell>
          <table:table-cell table:formula="of:=AVERAGE([.C25:.C44])" office:value-type="float" office:value="0.287415">
            <text:p>0.2874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143">
            <text:p>0.8143</text:p>
          </table:table-cell>
          <table:table-cell office:value-type="float" office:value="0.3859">
            <text:p>0.3859</text:p>
          </table:table-cell>
          <table:table-cell/>
          <table:table-cell table:formula="of:=AVERAGE([.A26:.A45])" office:value-type="float" office:value="2.2">
            <text:p>2.2</text:p>
          </table:table-cell>
          <table:table-cell table:formula="of:=AVERAGE([.B26:.B45])" office:value-type="float" office:value="0.742035">
            <text:p>0.742035</text:p>
          </table:table-cell>
          <table:table-cell table:formula="of:=AVERAGE([.C26:.C45])" office:value-type="float" office:value="0.30541">
            <text:p>0.3054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43">
            <text:p>0.7343</text:p>
          </table:table-cell>
          <table:table-cell office:value-type="float" office:value="0.2703">
            <text:p>0.2703</text:p>
          </table:table-cell>
          <table:table-cell/>
          <table:table-cell table:formula="of:=AVERAGE([.A27:.A46])" office:value-type="float" office:value="2.25">
            <text:p>2.25</text:p>
          </table:table-cell>
          <table:table-cell table:formula="of:=AVERAGE([.B27:.B46])" office:value-type="float" office:value="0.744605">
            <text:p>0.744605</text:p>
          </table:table-cell>
          <table:table-cell table:formula="of:=AVERAGE([.C27:.C46])" office:value-type="float" office:value="0.309795">
            <text:p>0.30979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287">
            <text:p>0.8287</text:p>
          </table:table-cell>
          <table:table-cell office:value-type="float" office:value="0.4037">
            <text:p>0.4037</text:p>
          </table:table-cell>
          <table:table-cell/>
          <table:table-cell table:formula="of:=AVERAGE([.A28:.A47])" office:value-type="float" office:value="2.3">
            <text:p>2.3</text:p>
          </table:table-cell>
          <table:table-cell table:formula="of:=AVERAGE([.B28:.B47])" office:value-type="float" office:value="0.74134">
            <text:p>0.74134</text:p>
          </table:table-cell>
          <table:table-cell table:formula="of:=AVERAGE([.C28:.C47])" office:value-type="float" office:value="0.306345">
            <text:p>0.30634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07">
            <text:p>0.7507</text:p>
          </table:table-cell>
          <table:table-cell office:value-type="float" office:value="0.2875">
            <text:p>0.2875</text:p>
          </table:table-cell>
          <table:table-cell/>
          <table:table-cell table:formula="of:=AVERAGE([.A29:.A48])" office:value-type="float" office:value="2.35">
            <text:p>2.35</text:p>
          </table:table-cell>
          <table:table-cell table:formula="of:=AVERAGE([.B29:.B48])" office:value-type="float" office:value="0.739655">
            <text:p>0.739655</text:p>
          </table:table-cell>
          <table:table-cell table:formula="of:=AVERAGE([.C29:.C48])" office:value-type="float" office:value="0.302565">
            <text:p>0.30256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43">
            <text:p>0.7443</text:p>
          </table:table-cell>
          <table:table-cell office:value-type="float" office:value="0.2972">
            <text:p>0.2972</text:p>
          </table:table-cell>
          <table:table-cell/>
          <table:table-cell table:formula="of:=AVERAGE([.A30:.A49])" office:value-type="float" office:value="2.4">
            <text:p>2.4</text:p>
          </table:table-cell>
          <table:table-cell table:formula="of:=AVERAGE([.B30:.B49])" office:value-type="float" office:value="0.741185">
            <text:p>0.741185</text:p>
          </table:table-cell>
          <table:table-cell table:formula="of:=AVERAGE([.C30:.C49])" office:value-type="float" office:value="0.30553">
            <text:p>0.3055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27">
            <text:p>0.6327</text:p>
          </table:table-cell>
          <table:table-cell office:value-type="float" office:value="0.1806">
            <text:p>0.1806</text:p>
          </table:table-cell>
          <table:table-cell/>
          <table:table-cell table:formula="of:=AVERAGE([.A31:.A50])" office:value-type="float" office:value="2.45">
            <text:p>2.45</text:p>
          </table:table-cell>
          <table:table-cell table:formula="of:=AVERAGE([.B31:.B50])" office:value-type="float" office:value="0.747955">
            <text:p>0.747955</text:p>
          </table:table-cell>
          <table:table-cell table:formula="of:=AVERAGE([.C31:.C50])" office:value-type="float" office:value="0.31506">
            <text:p>0.315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6">
            <text:p>0.616</text:p>
          </table:table-cell>
          <table:table-cell office:value-type="float" office:value="0.1544">
            <text:p>0.1544</text:p>
          </table:table-cell>
          <table:table-cell/>
          <table:table-cell table:formula="of:=AVERAGE([.A32:.A51])" office:value-type="float" office:value="2.5">
            <text:p>2.5</text:p>
          </table:table-cell>
          <table:table-cell table:formula="of:=AVERAGE([.B32:.B51])" office:value-type="float" office:value="0.755155">
            <text:p>0.755155</text:p>
          </table:table-cell>
          <table:table-cell table:formula="of:=AVERAGE([.C32:.C51])" office:value-type="float" office:value="0.32246">
            <text:p>0.3224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07">
            <text:p>0.8407</text:p>
          </table:table-cell>
          <table:table-cell office:value-type="float" office:value="0.4576">
            <text:p>0.4576</text:p>
          </table:table-cell>
          <table:table-cell/>
          <table:table-cell table:formula="of:=AVERAGE([.A33:.A52])" office:value-type="float" office:value="2.55">
            <text:p>2.55</text:p>
          </table:table-cell>
          <table:table-cell table:formula="of:=AVERAGE([.B33:.B52])" office:value-type="float" office:value="0.76567">
            <text:p>0.76567</text:p>
          </table:table-cell>
          <table:table-cell table:formula="of:=AVERAGE([.C33:.C52])" office:value-type="float" office:value="0.33536">
            <text:p>0.3353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117">
            <text:p>0.5117</text:p>
          </table:table-cell>
          <table:table-cell office:value-type="float" office:value="0.1046">
            <text:p>0.1046</text:p>
          </table:table-cell>
          <table:table-cell/>
          <table:table-cell table:formula="of:=AVERAGE([.A34:.A53])" office:value-type="float" office:value="2.6">
            <text:p>2.6</text:p>
          </table:table-cell>
          <table:table-cell table:formula="of:=AVERAGE([.B34:.B53])" office:value-type="float" office:value="0.765835">
            <text:p>0.765835</text:p>
          </table:table-cell>
          <table:table-cell table:formula="of:=AVERAGE([.C34:.C53])" office:value-type="float" office:value="0.33495">
            <text:p>0.3349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043">
            <text:p>0.8043</text:p>
          </table:table-cell>
          <table:table-cell office:value-type="float" office:value="0.3758">
            <text:p>0.3758</text:p>
          </table:table-cell>
          <table:table-cell/>
          <table:table-cell table:formula="of:=AVERAGE([.A35:.A54])" office:value-type="float" office:value="2.65">
            <text:p>2.65</text:p>
          </table:table-cell>
          <table:table-cell table:formula="of:=AVERAGE([.B35:.B54])" office:value-type="float" office:value="0.78525">
            <text:p>0.78525</text:p>
          </table:table-cell>
          <table:table-cell table:formula="of:=AVERAGE([.C35:.C54])" office:value-type="float" office:value="0.35636">
            <text:p>0.3563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93">
            <text:p>0.7793</text:p>
          </table:table-cell>
          <table:table-cell office:value-type="float" office:value="0.3434">
            <text:p>0.3434</text:p>
          </table:table-cell>
          <table:table-cell/>
          <table:table-cell table:formula="of:=AVERAGE([.A36:.A55])" office:value-type="float" office:value="2.7">
            <text:p>2.7</text:p>
          </table:table-cell>
          <table:table-cell table:formula="of:=AVERAGE([.B36:.B55])" office:value-type="float" office:value="0.7865">
            <text:p>0.7865</text:p>
          </table:table-cell>
          <table:table-cell table:formula="of:=AVERAGE([.C36:.C55])" office:value-type="float" office:value="0.35855">
            <text:p>0.3585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733">
            <text:p>0.6733</text:p>
          </table:table-cell>
          <table:table-cell office:value-type="float" office:value="0.1953">
            <text:p>0.1953</text:p>
          </table:table-cell>
          <table:table-cell/>
          <table:table-cell table:formula="of:=AVERAGE([.A37:.A56])" office:value-type="float" office:value="2.75">
            <text:p>2.75</text:p>
          </table:table-cell>
          <table:table-cell table:formula="of:=AVERAGE([.B37:.B56])" office:value-type="float" office:value="0.78472">
            <text:p>0.78472</text:p>
          </table:table-cell>
          <table:table-cell table:formula="of:=AVERAGE([.C37:.C56])" office:value-type="float" office:value="0.35507">
            <text:p>0.355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7">
            <text:p>0.787</text:p>
          </table:table-cell>
          <table:table-cell office:value-type="float" office:value="0.3591">
            <text:p>0.3591</text:p>
          </table:table-cell>
          <table:table-cell/>
          <table:table-cell table:formula="of:=AVERAGE([.A38:.A57])" office:value-type="float" office:value="2.8">
            <text:p>2.8</text:p>
          </table:table-cell>
          <table:table-cell table:formula="of:=AVERAGE([.B38:.B57])" office:value-type="float" office:value="0.79152">
            <text:p>0.79152</text:p>
          </table:table-cell>
          <table:table-cell table:formula="of:=AVERAGE([.C38:.C57])" office:value-type="float" office:value="0.36304">
            <text:p>0.363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43">
            <text:p>0.6343</text:p>
          </table:table-cell>
          <table:table-cell office:value-type="float" office:value="0.1807">
            <text:p>0.1807</text:p>
          </table:table-cell>
          <table:table-cell/>
          <table:table-cell table:formula="of:=AVERAGE([.A39:.A58])" office:value-type="float" office:value="2.85">
            <text:p>2.85</text:p>
          </table:table-cell>
          <table:table-cell table:formula="of:=AVERAGE([.B39:.B58])" office:value-type="float" office:value="0.78637">
            <text:p>0.78637</text:p>
          </table:table-cell>
          <table:table-cell table:formula="of:=AVERAGE([.C39:.C58])" office:value-type="float" office:value="0.35598">
            <text:p>0.3559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57">
            <text:p>0.7457</text:p>
          </table:table-cell>
          <table:table-cell office:value-type="float" office:value="0.2947">
            <text:p>0.2947</text:p>
          </table:table-cell>
          <table:table-cell/>
          <table:table-cell table:formula="of:=AVERAGE([.A40:.A59])" office:value-type="float" office:value="2.9">
            <text:p>2.9</text:p>
          </table:table-cell>
          <table:table-cell table:formula="of:=AVERAGE([.B40:.B59])" office:value-type="float" office:value="0.79437">
            <text:p>0.79437</text:p>
          </table:table-cell>
          <table:table-cell table:formula="of:=AVERAGE([.C40:.C59])" office:value-type="float" office:value="0.36444">
            <text:p>0.3644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">
            <text:p>0.63</text:p>
          </table:table-cell>
          <table:table-cell office:value-type="float" office:value="0.1713">
            <text:p>0.1713</text:p>
          </table:table-cell>
          <table:table-cell/>
          <table:table-cell table:formula="of:=AVERAGE([.A41:.A60])" office:value-type="float" office:value="2.95">
            <text:p>2.95</text:p>
          </table:table-cell>
          <table:table-cell table:formula="of:=AVERAGE([.B41:.B60])" office:value-type="float" office:value="0.790935">
            <text:p>0.790935</text:p>
          </table:table-cell>
          <table:table-cell table:formula="of:=AVERAGE([.C41:.C60])" office:value-type="float" office:value="0.359965">
            <text:p>0.35996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8">
            <text:p>0.848</text:p>
          </table:table-cell>
          <table:table-cell office:value-type="float" office:value="0.4273">
            <text:p>0.4273</text:p>
          </table:table-cell>
          <table:table-cell/>
          <table:table-cell table:formula="of:=AVERAGE([.A42:.A61])" office:value-type="float" office:value="3">
            <text:p>3</text:p>
          </table:table-cell>
          <table:table-cell table:formula="of:=AVERAGE([.B42:.B61])" office:value-type="float" office:value="0.79947">
            <text:p>0.79947</text:p>
          </table:table-cell>
          <table:table-cell table:formula="of:=AVERAGE([.C42:.C61])" office:value-type="float" office:value="0.36736">
            <text:p>0.3673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587">
            <text:p>0.8587</text:p>
          </table:table-cell>
          <table:table-cell office:value-type="float" office:value="0.4605">
            <text:p>0.4605</text:p>
          </table:table-cell>
          <table:table-cell/>
          <table:table-cell table:formula="of:=AVERAGE([.A43:.A62])" office:value-type="float" office:value="3.05">
            <text:p>3.05</text:p>
          </table:table-cell>
          <table:table-cell table:formula="of:=AVERAGE([.B43:.B62])" office:value-type="float" office:value="0.798405">
            <text:p>0.798405</text:p>
          </table:table-cell>
          <table:table-cell table:formula="of:=AVERAGE([.C43:.C62])" office:value-type="float" office:value="0.365175">
            <text:p>0.3651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8">
            <text:p>0.758</text:p>
          </table:table-cell>
          <table:table-cell office:value-type="float" office:value="0.3007">
            <text:p>0.3007</text:p>
          </table:table-cell>
          <table:table-cell/>
          <table:table-cell table:formula="of:=AVERAGE([.A44:.A63])" office:value-type="float" office:value="3.1">
            <text:p>3.1</text:p>
          </table:table-cell>
          <table:table-cell table:formula="of:=AVERAGE([.B44:.B63])" office:value-type="float" office:value="0.794685">
            <text:p>0.794685</text:p>
          </table:table-cell>
          <table:table-cell table:formula="of:=AVERAGE([.C44:.C63])" office:value-type="float" office:value="0.359125">
            <text:p>0.35912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87">
            <text:p>0.8487</text:p>
          </table:table-cell>
          <table:table-cell office:value-type="float" office:value="0.4576">
            <text:p>0.4576</text:p>
          </table:table-cell>
          <table:table-cell/>
          <table:table-cell table:formula="of:=AVERAGE([.A45:.A64])" office:value-type="float" office:value="3.15">
            <text:p>3.15</text:p>
          </table:table-cell>
          <table:table-cell table:formula="of:=AVERAGE([.B45:.B64])" office:value-type="float" office:value="0.797585">
            <text:p>0.797585</text:p>
          </table:table-cell>
          <table:table-cell table:formula="of:=AVERAGE([.C45:.C64])" office:value-type="float" office:value="0.36188">
            <text:p>0.36188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57">
            <text:p>0.8657</text:p>
          </table:table-cell>
          <table:table-cell office:value-type="float" office:value="0.4736">
            <text:p>0.4736</text:p>
          </table:table-cell>
          <table:table-cell/>
          <table:table-cell table:formula="of:=AVERAGE([.A46:.A65])" office:value-type="float" office:value="3.2">
            <text:p>3.2</text:p>
          </table:table-cell>
          <table:table-cell table:formula="of:=AVERAGE([.B46:.B65])" office:value-type="float" office:value="0.797365">
            <text:p>0.797365</text:p>
          </table:table-cell>
          <table:table-cell table:formula="of:=AVERAGE([.C46:.C65])" office:value-type="float" office:value="0.360855">
            <text:p>0.36085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9">
            <text:p>0.669</text:p>
          </table:table-cell>
          <table:table-cell office:value-type="float" office:value="0.2013">
            <text:p>0.2013</text:p>
          </table:table-cell>
          <table:table-cell/>
          <table:table-cell table:formula="of:=AVERAGE([.A47:.A66])" office:value-type="float" office:value="3.25">
            <text:p>3.25</text:p>
          </table:table-cell>
          <table:table-cell table:formula="of:=AVERAGE([.B47:.B66])" office:value-type="float" office:value="0.796845">
            <text:p>0.796845</text:p>
          </table:table-cell>
          <table:table-cell table:formula="of:=AVERAGE([.C47:.C66])" office:value-type="float" office:value="0.35913">
            <text:p>0.3591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5">
            <text:p>0.795</text:p>
          </table:table-cell>
          <table:table-cell office:value-type="float" office:value="0.3281">
            <text:p>0.3281</text:p>
          </table:table-cell>
          <table:table-cell/>
          <table:table-cell table:formula="of:=AVERAGE([.A48:.A67])" office:value-type="float" office:value="3.3">
            <text:p>3.3</text:p>
          </table:table-cell>
          <table:table-cell table:formula="of:=AVERAGE([.B48:.B67])" office:value-type="float" office:value="0.80383">
            <text:p>0.80383</text:p>
          </table:table-cell>
          <table:table-cell table:formula="of:=AVERAGE([.C48:.C67])" office:value-type="float" office:value="0.365705">
            <text:p>0.36570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813">
            <text:p>0.7813</text:p>
          </table:table-cell>
          <table:table-cell office:value-type="float" office:value="0.3468">
            <text:p>0.3468</text:p>
          </table:table-cell>
          <table:table-cell/>
          <table:table-cell table:formula="of:=AVERAGE([.A49:.A68])" office:value-type="float" office:value="3.35">
            <text:p>3.35</text:p>
          </table:table-cell>
          <table:table-cell table:formula="of:=AVERAGE([.B49:.B68])" office:value-type="float" office:value="0.800415">
            <text:p>0.800415</text:p>
          </table:table-cell>
          <table:table-cell table:formula="of:=AVERAGE([.C49:.C68])" office:value-type="float" office:value="0.362055">
            <text:p>0.36205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97">
            <text:p>0.8797</text:p>
          </table:table-cell>
          <table:table-cell office:value-type="float" office:value="0.4878">
            <text:p>0.4878</text:p>
          </table:table-cell>
          <table:table-cell/>
          <table:table-cell table:formula="of:=AVERAGE([.A50:.A69])" office:value-type="float" office:value="3.4">
            <text:p>3.4</text:p>
          </table:table-cell>
          <table:table-cell table:formula="of:=AVERAGE([.B50:.B69])" office:value-type="float" office:value="0.802585">
            <text:p>0.802585</text:p>
          </table:table-cell>
          <table:table-cell table:formula="of:=AVERAGE([.C50:.C69])" office:value-type="float" office:value="0.36362">
            <text:p>0.3636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67">
            <text:p>0.7767</text:p>
          </table:table-cell>
          <table:table-cell office:value-type="float" office:value="0.3286">
            <text:p>0.3286</text:p>
          </table:table-cell>
          <table:table-cell/>
          <table:table-cell table:formula="of:=AVERAGE([.A51:.A70])" office:value-type="float" office:value="3.45">
            <text:p>3.45</text:p>
          </table:table-cell>
          <table:table-cell table:formula="of:=AVERAGE([.B51:.B70])" office:value-type="float" office:value="0.79585">
            <text:p>0.79585</text:p>
          </table:table-cell>
          <table:table-cell table:formula="of:=AVERAGE([.C51:.C70])" office:value-type="float" office:value="0.351775">
            <text:p>0.3517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63">
            <text:p>0.8263</text:p>
          </table:table-cell>
          <table:table-cell office:value-type="float" office:value="0.4124">
            <text:p>0.4124</text:p>
          </table:table-cell>
          <table:table-cell/>
          <table:table-cell table:formula="of:=AVERAGE([.A52:.A71])" office:value-type="float" office:value="3.5">
            <text:p>3.5</text:p>
          </table:table-cell>
          <table:table-cell table:formula="of:=AVERAGE([.B52:.B71])" office:value-type="float" office:value="0.7983">
            <text:p>0.7983</text:p>
          </table:table-cell>
          <table:table-cell table:formula="of:=AVERAGE([.C52:.C71])" office:value-type="float" office:value="0.35454">
            <text:p>0.3545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4">
            <text:p>0.844</text:p>
          </table:table-cell>
          <table:table-cell office:value-type="float" office:value="0.4494">
            <text:p>0.4494</text:p>
          </table:table-cell>
          <table:table-cell/>
          <table:table-cell table:formula="of:=AVERAGE([.A53:.A72])" office:value-type="float" office:value="3.55">
            <text:p>3.55</text:p>
          </table:table-cell>
          <table:table-cell table:formula="of:=AVERAGE([.B53:.B72])" office:value-type="float" office:value="0.79922">
            <text:p>0.79922</text:p>
          </table:table-cell>
          <table:table-cell table:formula="of:=AVERAGE([.C53:.C72])" office:value-type="float" office:value="0.35561">
            <text:p>0.3556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328">
            <text:p>0.5328</text:p>
          </table:table-cell>
          <table:table-cell/>
          <table:table-cell table:formula="of:=AVERAGE([.A54:.A73])" office:value-type="float" office:value="3.6">
            <text:p>3.6</text:p>
          </table:table-cell>
          <table:table-cell table:formula="of:=AVERAGE([.B54:.B73])" office:value-type="float" office:value="0.798535">
            <text:p>0.798535</text:p>
          </table:table-cell>
          <table:table-cell table:formula="of:=AVERAGE([.C54:.C73])" office:value-type="float" office:value="0.35403">
            <text:p>0.3540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93">
            <text:p>0.8293</text:p>
          </table:table-cell>
          <table:table-cell office:value-type="float" office:value="0.4196">
            <text:p>0.4196</text:p>
          </table:table-cell>
          <table:table-cell/>
          <table:table-cell table:formula="of:=AVERAGE([.A55:.A74])" office:value-type="float" office:value="3.65">
            <text:p>3.65</text:p>
          </table:table-cell>
          <table:table-cell table:formula="of:=AVERAGE([.B55:.B74])" office:value-type="float" office:value="0.79572">
            <text:p>0.79572</text:p>
          </table:table-cell>
          <table:table-cell table:formula="of:=AVERAGE([.C55:.C74])" office:value-type="float" office:value="0.348695">
            <text:p>0.34869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37">
            <text:p>0.7437</text:p>
          </table:table-cell>
          <table:table-cell office:value-type="float" office:value="0.2738">
            <text:p>0.2738</text:p>
          </table:table-cell>
          <table:table-cell/>
          <table:table-cell table:formula="of:=AVERAGE([.A56:.A75])" office:value-type="float" office:value="3.7">
            <text:p>3.7</text:p>
          </table:table-cell>
          <table:table-cell table:formula="of:=AVERAGE([.B56:.B75])" office:value-type="float" office:value="0.797155">
            <text:p>0.797155</text:p>
          </table:table-cell>
          <table:table-cell table:formula="of:=AVERAGE([.C56:.C75])" office:value-type="float" office:value="0.349795">
            <text:p>0.34979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93">
            <text:p>0.8093</text:p>
          </table:table-cell>
          <table:table-cell office:value-type="float" office:value="0.3547">
            <text:p>0.3547</text:p>
          </table:table-cell>
          <table:table-cell/>
          <table:table-cell table:formula="of:=AVERAGE([.A57:.A76])" office:value-type="float" office:value="3.75">
            <text:p>3.75</text:p>
          </table:table-cell>
          <table:table-cell table:formula="of:=AVERAGE([.B57:.B76])" office:value-type="float" office:value="0.80252">
            <text:p>0.80252</text:p>
          </table:table-cell>
          <table:table-cell table:formula="of:=AVERAGE([.C57:.C76])" office:value-type="float" office:value="0.3576">
            <text:p>0.357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84">
            <text:p>0.684</text:p>
          </table:table-cell>
          <table:table-cell office:value-type="float" office:value="0.2179">
            <text:p>0.2179</text:p>
          </table:table-cell>
          <table:table-cell/>
          <table:table-cell table:formula="of:=AVERAGE([.A58:.A77])" office:value-type="float" office:value="3.8">
            <text:p>3.8</text:p>
          </table:table-cell>
          <table:table-cell table:formula="of:=AVERAGE([.B58:.B77])" office:value-type="float" office:value="0.805355">
            <text:p>0.805355</text:p>
          </table:table-cell>
          <table:table-cell table:formula="of:=AVERAGE([.C58:.C77])" office:value-type="float" office:value="0.36267">
            <text:p>0.3626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43">
            <text:p>0.7943</text:p>
          </table:table-cell>
          <table:table-cell office:value-type="float" office:value="0.3499">
            <text:p>0.3499</text:p>
          </table:table-cell>
          <table:table-cell/>
          <table:table-cell table:formula="of:=AVERAGE([.A59:.A78])" office:value-type="float" office:value="3.85">
            <text:p>3.85</text:p>
          </table:table-cell>
          <table:table-cell table:formula="of:=AVERAGE([.B59:.B78])" office:value-type="float" office:value="0.814705">
            <text:p>0.814705</text:p>
          </table:table-cell>
          <table:table-cell table:formula="of:=AVERAGE([.C59:.C78])" office:value-type="float" office:value="0.375675">
            <text:p>0.3756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7">
            <text:p>0.677</text:p>
          </table:table-cell>
          <table:table-cell office:value-type="float" office:value="0.2052">
            <text:p>0.2052</text:p>
          </table:table-cell>
          <table:table-cell/>
          <table:table-cell table:formula="of:=AVERAGE([.A60:.A79])" office:value-type="float" office:value="3.9">
            <text:p>3.9</text:p>
          </table:table-cell>
          <table:table-cell table:formula="of:=AVERAGE([.B60:.B79])" office:value-type="float" office:value="0.818025">
            <text:p>0.818025</text:p>
          </table:table-cell>
          <table:table-cell table:formula="of:=AVERAGE([.C60:.C79])" office:value-type="float" office:value="0.38065">
            <text:p>0.3806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07">
            <text:p>0.8007</text:p>
          </table:table-cell>
          <table:table-cell office:value-type="float" office:value="0.3192">
            <text:p>0.3192</text:p>
          </table:table-cell>
          <table:table-cell/>
          <table:table-cell table:formula="of:=AVERAGE([.A61:.A80])" office:value-type="float" office:value="3.95">
            <text:p>3.95</text:p>
          </table:table-cell>
          <table:table-cell table:formula="of:=AVERAGE([.B61:.B80])" office:value-type="float" office:value="0.82804">
            <text:p>0.82804</text:p>
          </table:table-cell>
          <table:table-cell table:formula="of:=AVERAGE([.C61:.C80])" office:value-type="float" office:value="0.39472">
            <text:p>0.3947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67">
            <text:p>0.8267</text:p>
          </table:table-cell>
          <table:table-cell office:value-type="float" office:value="0.3836">
            <text:p>0.3836</text:p>
          </table:table-cell>
          <table:table-cell/>
          <table:table-cell table:formula="of:=AVERAGE([.A62:.A81])" office:value-type="float" office:value="4">
            <text:p>4</text:p>
          </table:table-cell>
          <table:table-cell table:formula="of:=AVERAGE([.B62:.B81])" office:value-type="float" office:value="0.82924">
            <text:p>0.82924</text:p>
          </table:table-cell>
          <table:table-cell table:formula="of:=AVERAGE([.C62:.C81])" office:value-type="float" office:value="0.397675">
            <text:p>0.3976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843">
            <text:p>0.7843</text:p>
          </table:table-cell>
          <table:table-cell office:value-type="float" office:value="0.3395">
            <text:p>0.3395</text:p>
          </table:table-cell>
          <table:table-cell/>
          <table:table-cell table:formula="of:=AVERAGE([.A63:.A82])" office:value-type="float" office:value="4.05">
            <text:p>4.05</text:p>
          </table:table-cell>
          <table:table-cell table:formula="of:=AVERAGE([.B63:.B82])" office:value-type="float" office:value="0.82999">
            <text:p>0.82999</text:p>
          </table:table-cell>
          <table:table-cell table:formula="of:=AVERAGE([.C63:.C82])" office:value-type="float" office:value="0.399195">
            <text:p>0.39919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6">
            <text:p>0.816</text:p>
          </table:table-cell>
          <table:table-cell office:value-type="float" office:value="0.3558">
            <text:p>0.3558</text:p>
          </table:table-cell>
          <table:table-cell/>
          <table:table-cell table:formula="of:=AVERAGE([.A64:.A83])" office:value-type="float" office:value="4.1">
            <text:p>4.1</text:p>
          </table:table-cell>
          <table:table-cell table:formula="of:=AVERAGE([.B64:.B83])" office:value-type="float" office:value="0.834225">
            <text:p>0.834225</text:p>
          </table:table-cell>
          <table:table-cell table:formula="of:=AVERAGE([.C64:.C83])" office:value-type="float" office:value="0.40519">
            <text:p>0.4051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3">
            <text:p>0.8443</text:p>
          </table:table-cell>
          <table:table-cell office:value-type="float" office:value="0.4371">
            <text:p>0.4371</text:p>
          </table:table-cell>
          <table:table-cell/>
          <table:table-cell table:formula="of:=AVERAGE([.A65:.A84])" office:value-type="float" office:value="4.15">
            <text:p>4.15</text:p>
          </table:table-cell>
          <table:table-cell table:formula="of:=AVERAGE([.B65:.B84])" office:value-type="float" office:value="0.835325">
            <text:p>0.835325</text:p>
          </table:table-cell>
          <table:table-cell table:formula="of:=AVERAGE([.C65:.C84])" office:value-type="float" office:value="0.408105">
            <text:p>0.40810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53">
            <text:p>0.8553</text:p>
          </table:table-cell>
          <table:table-cell office:value-type="float" office:value="0.4391">
            <text:p>0.4391</text:p>
          </table:table-cell>
          <table:table-cell/>
          <table:table-cell table:formula="of:=AVERAGE([.A66:.A85])" office:value-type="float" office:value="4.2">
            <text:p>4.2</text:p>
          </table:table-cell>
          <table:table-cell table:formula="of:=AVERAGE([.B66:.B85])" office:value-type="float" office:value="0.83861">
            <text:p>0.83861</text:p>
          </table:table-cell>
          <table:table-cell table:formula="of:=AVERAGE([.C66:.C85])" office:value-type="float" office:value="0.414115">
            <text:p>0.41411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87">
            <text:p>0.8087</text:p>
          </table:table-cell>
          <table:table-cell office:value-type="float" office:value="0.3328">
            <text:p>0.3328</text:p>
          </table:table-cell>
          <table:table-cell/>
          <table:table-cell table:formula="of:=AVERAGE([.A67:.A86])" office:value-type="float" office:value="4.25">
            <text:p>4.25</text:p>
          </table:table-cell>
          <table:table-cell table:formula="of:=AVERAGE([.B67:.B86])" office:value-type="float" office:value="0.83971">
            <text:p>0.83971</text:p>
          </table:table-cell>
          <table:table-cell table:formula="of:=AVERAGE([.C67:.C86])" office:value-type="float" office:value="0.416075">
            <text:p>0.4160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67">
            <text:p>0.7267</text:p>
          </table:table-cell>
          <table:table-cell office:value-type="float" office:value="0.2551">
            <text:p>0.2551</text:p>
          </table:table-cell>
          <table:table-cell/>
          <table:table-cell table:formula="of:=AVERAGE([.A68:.A87])" office:value-type="float" office:value="4.3">
            <text:p>4.3</text:p>
          </table:table-cell>
          <table:table-cell table:formula="of:=AVERAGE([.B68:.B87])" office:value-type="float" office:value="0.83691">
            <text:p>0.83691</text:p>
          </table:table-cell>
          <table:table-cell table:formula="of:=AVERAGE([.C68:.C87])" office:value-type="float" office:value="0.413505">
            <text:p>0.41350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47">
            <text:p>0.8247</text:p>
          </table:table-cell>
          <table:table-cell office:value-type="float" office:value="0.3781">
            <text:p>0.3781</text:p>
          </table:table-cell>
          <table:table-cell/>
          <table:table-cell table:formula="of:=AVERAGE([.A69:.A88])" office:value-type="float" office:value="4.35">
            <text:p>4.35</text:p>
          </table:table-cell>
          <table:table-cell table:formula="of:=AVERAGE([.B69:.B88])" office:value-type="float" office:value="0.838275">
            <text:p>0.838275</text:p>
          </table:table-cell>
          <table:table-cell table:formula="of:=AVERAGE([.C69:.C88])" office:value-type="float" office:value="0.41451">
            <text:p>0.4145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5">
            <text:p>0.745</text:p>
          </table:table-cell>
          <table:table-cell office:value-type="float" office:value="0.2509">
            <text:p>0.2509</text:p>
          </table:table-cell>
          <table:table-cell/>
          <table:table-cell table:formula="of:=AVERAGE([.A70:.A89])" office:value-type="float" office:value="4.4">
            <text:p>4.4</text:p>
          </table:table-cell>
          <table:table-cell table:formula="of:=AVERAGE([.B70:.B89])" office:value-type="float" office:value="0.838725">
            <text:p>0.838725</text:p>
          </table:table-cell>
          <table:table-cell table:formula="of:=AVERAGE([.C70:.C89])" office:value-type="float" office:value="0.414845">
            <text:p>0.41484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57">
            <text:p>0.8257</text:p>
          </table:table-cell>
          <table:table-cell office:value-type="float" office:value="0.3839">
            <text:p>0.3839</text:p>
          </table:table-cell>
          <table:table-cell/>
          <table:table-cell table:formula="of:=AVERAGE([.A71:.A90])" office:value-type="float" office:value="4.45">
            <text:p>4.45</text:p>
          </table:table-cell>
          <table:table-cell table:formula="of:=AVERAGE([.B71:.B90])" office:value-type="float" office:value="0.843675">
            <text:p>0.843675</text:p>
          </table:table-cell>
          <table:table-cell table:formula="of:=AVERAGE([.C71:.C90])" office:value-type="float" office:value="0.423885">
            <text:p>0.42388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7">
            <text:p>0.8447</text:p>
          </table:table-cell>
          <table:table-cell office:value-type="float" office:value="0.4338">
            <text:p>0.4338</text:p>
          </table:table-cell>
          <table:table-cell/>
          <table:table-cell table:formula="of:=AVERAGE([.A72:.A91])" office:value-type="float" office:value="4.5">
            <text:p>4.5</text:p>
          </table:table-cell>
          <table:table-cell table:formula="of:=AVERAGE([.B72:.B91])" office:value-type="float" office:value="0.846975">
            <text:p>0.846975</text:p>
          </table:table-cell>
          <table:table-cell table:formula="of:=AVERAGE([.C72:.C91])" office:value-type="float" office:value="0.42962">
            <text:p>0.4296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03">
            <text:p>0.8303</text:p>
          </table:table-cell>
          <table:table-cell office:value-type="float" office:value="0.4178">
            <text:p>0.4178</text:p>
          </table:table-cell>
          <table:table-cell/>
          <table:table-cell table:formula="of:=AVERAGE([.A73:.A92])" office:value-type="float" office:value="4.55">
            <text:p>4.55</text:p>
          </table:table-cell>
          <table:table-cell table:formula="of:=AVERAGE([.B73:.B92])" office:value-type="float" office:value="0.848325">
            <text:p>0.848325</text:p>
          </table:table-cell>
          <table:table-cell table:formula="of:=AVERAGE([.C73:.C92])" office:value-type="float" office:value="0.43199">
            <text:p>0.4319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37">
            <text:p>0.8437</text:p>
          </table:table-cell>
          <table:table-cell office:value-type="float" office:value="0.4261">
            <text:p>0.4261</text:p>
          </table:table-cell>
          <table:table-cell/>
          <table:table-cell table:formula="of:=AVERAGE([.A74:.A93])" office:value-type="float" office:value="4.6">
            <text:p>4.6</text:p>
          </table:table-cell>
          <table:table-cell table:formula="of:=AVERAGE([.B74:.B93])" office:value-type="float" office:value="0.851975">
            <text:p>0.851975</text:p>
          </table:table-cell>
          <table:table-cell table:formula="of:=AVERAGE([.C74:.C93])" office:value-type="float" office:value="0.4389">
            <text:p>0.438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8">
            <text:p>0.858</text:p>
          </table:table-cell>
          <table:table-cell office:value-type="float" office:value="0.4416">
            <text:p>0.4416</text:p>
          </table:table-cell>
          <table:table-cell/>
          <table:table-cell table:formula="of:=AVERAGE([.A75:.A94])" office:value-type="float" office:value="4.65">
            <text:p>4.65</text:p>
          </table:table-cell>
          <table:table-cell table:formula="of:=AVERAGE([.B75:.B94])" office:value-type="float" office:value="0.851975">
            <text:p>0.851975</text:p>
          </table:table-cell>
          <table:table-cell table:formula="of:=AVERAGE([.C75:.C94])" office:value-type="float" office:value="0.43863">
            <text:p>0.4386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51">
            <text:p>0.851</text:p>
          </table:table-cell>
          <table:table-cell office:value-type="float" office:value="0.4299">
            <text:p>0.4299</text:p>
          </table:table-cell>
          <table:table-cell/>
          <table:table-cell table:formula="of:=AVERAGE([.A76:.A95])" office:value-type="float" office:value="4.7">
            <text:p>4.7</text:p>
          </table:table-cell>
          <table:table-cell table:formula="of:=AVERAGE([.B76:.B95])" office:value-type="float" office:value="0.853525">
            <text:p>0.853525</text:p>
          </table:table-cell>
          <table:table-cell table:formula="of:=AVERAGE([.C76:.C95])" office:value-type="float" office:value="0.441925">
            <text:p>0.4419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6">
            <text:p>0.866</text:p>
          </table:table-cell>
          <table:table-cell office:value-type="float" office:value="0.4561">
            <text:p>0.4561</text:p>
          </table:table-cell>
          <table:table-cell/>
          <table:table-cell table:formula="of:=AVERAGE([.A77:.A96])" office:value-type="float" office:value="4.75">
            <text:p>4.75</text:p>
          </table:table-cell>
          <table:table-cell table:formula="of:=AVERAGE([.B77:.B96])" office:value-type="float" office:value="0.854725">
            <text:p>0.854725</text:p>
          </table:table-cell>
          <table:table-cell table:formula="of:=AVERAGE([.C77:.C96])" office:value-type="float" office:value="0.443765">
            <text:p>0.44376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1">
            <text:p>0.871</text:p>
          </table:table-cell>
          <table:table-cell office:value-type="float" office:value="0.478">
            <text:p>0.478</text:p>
          </table:table-cell>
          <table:table-cell/>
          <table:table-cell table:formula="of:=AVERAGE([.A78:.A97])" office:value-type="float" office:value="4.8">
            <text:p>4.8</text:p>
          </table:table-cell>
          <table:table-cell table:formula="of:=AVERAGE([.B78:.B97])" office:value-type="float" office:value="0.85544">
            <text:p>0.85544</text:p>
          </table:table-cell>
          <table:table-cell table:formula="of:=AVERAGE([.C78:.C97])" office:value-type="float" office:value="0.4452">
            <text:p>0.445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607">
            <text:p>0.8607</text:p>
          </table:table-cell>
          <table:table-cell office:value-type="float" office:value="0.4494">
            <text:p>0.4494</text:p>
          </table:table-cell>
          <table:table-cell/>
          <table:table-cell table:formula="of:=AVERAGE([.A79:.A98])" office:value-type="float" office:value="4.85">
            <text:p>4.85</text:p>
          </table:table-cell>
          <table:table-cell table:formula="of:=AVERAGE([.B79:.B98])" office:value-type="float" office:value="0.850025">
            <text:p>0.850025</text:p>
          </table:table-cell>
          <table:table-cell table:formula="of:=AVERAGE([.C79:.C98])" office:value-type="float" office:value="0.435785">
            <text:p>0.43578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73">
            <text:p>0.8773</text:p>
          </table:table-cell>
          <table:table-cell office:value-type="float" office:value="0.4866">
            <text:p>0.4866</text:p>
          </table:table-cell>
          <table:table-cell/>
          <table:table-cell table:formula="of:=AVERAGE([.A80:.A99])" office:value-type="float" office:value="4.9">
            <text:p>4.9</text:p>
          </table:table-cell>
          <table:table-cell table:formula="of:=AVERAGE([.B80:.B99])" office:value-type="float" office:value="0.851105">
            <text:p>0.851105</text:p>
          </table:table-cell>
          <table:table-cell table:formula="of:=AVERAGE([.C80:.C99])" office:value-type="float" office:value="0.43722">
            <text:p>0.4372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47">
            <text:p>0.8247</text:p>
          </table:table-cell>
          <table:table-cell office:value-type="float" office:value="0.3783">
            <text:p>0.3783</text:p>
          </table:table-cell>
          <table:table-cell/>
          <table:table-cell table:formula="of:=AVERAGE([.A81:.A100])" office:value-type="float" office:value="4.95">
            <text:p>4.95</text:p>
          </table:table-cell>
          <table:table-cell table:formula="of:=AVERAGE([.B81:.B100])" office:value-type="float" office:value="0.852525">
            <text:p>0.852525</text:p>
          </table:table-cell>
          <table:table-cell table:formula="of:=AVERAGE([.C81:.C100])" office:value-type="float" office:value="0.44004">
            <text:p>0.4400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17">
            <text:p>0.8417</text:p>
          </table:table-cell>
          <table:table-cell office:value-type="float" office:value="0.414">
            <text:p>0.414</text:p>
          </table:table-cell>
          <table:table-cell/>
          <table:table-cell table:formula="of:=AVERAGE([.A82:.A101])" office:value-type="float" office:value="5">
            <text:p>5</text:p>
          </table:table-cell>
          <table:table-cell table:formula="of:=AVERAGE([.B82:.B101])" office:value-type="float" office:value="0.85389">
            <text:p>0.85389</text:p>
          </table:table-cell>
          <table:table-cell table:formula="of:=AVERAGE([.C82:.C101])" office:value-type="float" office:value="0.442595">
            <text:p>0.44259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9">
            <text:p>0.869</text:p>
          </table:table-cell>
          <table:table-cell office:value-type="float" office:value="0.4594">
            <text:p>0.4594</text:p>
          </table:table-cell>
          <table:table-cell/>
          <table:table-cell table:formula="of:=AVERAGE([.A83:.A102])" office:value-type="float" office:value="5.05">
            <text:p>5.05</text:p>
          </table:table-cell>
          <table:table-cell table:formula="of:=AVERAGE([.B83:.B102])" office:value-type="float" office:value="0.85392">
            <text:p>0.85392</text:p>
          </table:table-cell>
          <table:table-cell table:formula="of:=AVERAGE([.C83:.C102])" office:value-type="float" office:value="0.441675">
            <text:p>0.44167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8">
            <text:p>0.838</text:p>
          </table:table-cell>
          <table:table-cell office:value-type="float" office:value="0.4141">
            <text:p>0.4141</text:p>
          </table:table-cell>
          <table:table-cell/>
          <table:table-cell table:formula="of:=AVERAGE([.A84:.A103])" office:value-type="float" office:value="5.1">
            <text:p>5.1</text:p>
          </table:table-cell>
          <table:table-cell table:formula="of:=AVERAGE([.B84:.B103])" office:value-type="float" office:value="0.853655">
            <text:p>0.853655</text:p>
          </table:table-cell>
          <table:table-cell table:formula="of:=AVERAGE([.C84:.C103])" office:value-type="float" office:value="0.44121">
            <text:p>0.4412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">
            <text:p>0.91</text:p>
          </table:table-cell>
          <table:table-cell office:value-type="float" office:value="0.5573">
            <text:p>0.5573</text:p>
          </table:table-cell>
          <table:table-cell/>
          <table:table-cell table:formula="of:=AVERAGE([.A85:.A104])" office:value-type="float" office:value="5.15">
            <text:p>5.15</text:p>
          </table:table-cell>
          <table:table-cell table:formula="of:=AVERAGE([.B85:.B104])" office:value-type="float" office:value="0.85612">
            <text:p>0.85612</text:p>
          </table:table-cell>
          <table:table-cell table:formula="of:=AVERAGE([.C85:.C104])" office:value-type="float" office:value="0.444815">
            <text:p>0.44481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73">
            <text:p>0.8773</text:p>
          </table:table-cell>
          <table:table-cell office:value-type="float" office:value="0.4783">
            <text:p>0.4783</text:p>
          </table:table-cell>
          <table:table-cell/>
          <table:table-cell table:formula="of:=AVERAGE([.A86:.A105])" office:value-type="float" office:value="5.2">
            <text:p>5.2</text:p>
          </table:table-cell>
          <table:table-cell table:formula="of:=AVERAGE([.B86:.B105])" office:value-type="float" office:value="0.85412">
            <text:p>0.85412</text:p>
          </table:table-cell>
          <table:table-cell table:formula="of:=AVERAGE([.C86:.C105])" office:value-type="float" office:value="0.440305">
            <text:p>0.44030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27">
            <text:p>0.7527</text:p>
          </table:table-cell>
          <table:table-cell office:value-type="float" office:value="0.2814">
            <text:p>0.2814</text:p>
          </table:table-cell>
          <table:table-cell/>
          <table:table-cell table:formula="of:=AVERAGE([.A87:.A106])" office:value-type="float" office:value="5.25">
            <text:p>5.25</text:p>
          </table:table-cell>
          <table:table-cell table:formula="of:=AVERAGE([.B87:.B106])" office:value-type="float" office:value="0.854505">
            <text:p>0.854505</text:p>
          </table:table-cell>
          <table:table-cell table:formula="of:=AVERAGE([.C87:.C106])" office:value-type="float" office:value="0.440545">
            <text:p>0.44054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4">
            <text:p>0.754</text:p>
          </table:table-cell>
          <table:table-cell office:value-type="float" office:value="0.2752">
            <text:p>0.2752</text:p>
          </table:table-cell>
          <table:table-cell/>
          <table:table-cell table:formula="of:=AVERAGE([.A88:.A107])" office:value-type="float" office:value="5.3">
            <text:p>5.3</text:p>
          </table:table-cell>
          <table:table-cell table:formula="of:=AVERAGE([.B88:.B107])" office:value-type="float" office:value="0.85557">
            <text:p>0.85557</text:p>
          </table:table-cell>
          <table:table-cell table:formula="of:=AVERAGE([.C88:.C107])" office:value-type="float" office:value="0.44259">
            <text:p>0.4425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337">
            <text:p>0.8337</text:p>
          </table:table-cell>
          <table:table-cell office:value-type="float" office:value="0.3848">
            <text:p>0.3848</text:p>
          </table:table-cell>
          <table:table-cell/>
          <table:table-cell table:formula="of:=AVERAGE([.A89:.A108])" office:value-type="float" office:value="5.35">
            <text:p>5.35</text:p>
          </table:table-cell>
          <table:table-cell table:formula="of:=AVERAGE([.B89:.B108])" office:value-type="float" office:value="0.861135">
            <text:p>0.861135</text:p>
          </table:table-cell>
          <table:table-cell table:formula="of:=AVERAGE([.C89:.C108])" office:value-type="float" office:value="0.451165">
            <text:p>0.45116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4">
            <text:p>0.844</text:p>
          </table:table-cell>
          <table:table-cell office:value-type="float" office:value="0.4317">
            <text:p>0.4317</text:p>
          </table:table-cell>
          <table:table-cell/>
          <table:table-cell table:formula="of:=AVERAGE([.A90:.A109])" office:value-type="float" office:value="5.4">
            <text:p>5.4</text:p>
          </table:table-cell>
          <table:table-cell table:formula="of:=AVERAGE([.B90:.B109])" office:value-type="float" office:value="0.861985">
            <text:p>0.861985</text:p>
          </table:table-cell>
          <table:table-cell table:formula="of:=AVERAGE([.C90:.C109])" office:value-type="float" office:value="0.45351">
            <text:p>0.4535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17">
            <text:p>0.8917</text:p>
          </table:table-cell>
          <table:table-cell office:value-type="float" office:value="0.4986">
            <text:p>0.4986</text:p>
          </table:table-cell>
          <table:table-cell/>
          <table:table-cell table:formula="of:=AVERAGE([.A91:.A110])" office:value-type="float" office:value="5.45">
            <text:p>5.45</text:p>
          </table:table-cell>
          <table:table-cell table:formula="of:=AVERAGE([.B91:.B110])" office:value-type="float" office:value="0.86502">
            <text:p>0.86502</text:p>
          </table:table-cell>
          <table:table-cell table:formula="of:=AVERAGE([.C91:.C110])" office:value-type="float" office:value="0.45895">
            <text:p>0.4589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17">
            <text:p>0.8717</text:p>
          </table:table-cell>
          <table:table-cell office:value-type="float" office:value="0.4812">
            <text:p>0.4812</text:p>
          </table:table-cell>
          <table:table-cell/>
          <table:table-cell table:formula="of:=AVERAGE([.A92:.A111])" office:value-type="float" office:value="5.5">
            <text:p>5.5</text:p>
          </table:table-cell>
          <table:table-cell table:formula="of:=AVERAGE([.B92:.B111])" office:value-type="float" office:value="0.8635">
            <text:p>0.8635</text:p>
          </table:table-cell>
          <table:table-cell table:formula="of:=AVERAGE([.C92:.C111])" office:value-type="float" office:value="0.45666">
            <text:p>0.4566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33">
            <text:p>0.9033</text:p>
          </table:table-cell>
          <table:table-cell office:value-type="float" office:value="0.556">
            <text:p>0.556</text:p>
          </table:table-cell>
          <table:table-cell/>
          <table:table-cell table:formula="of:=AVERAGE([.A93:.A112])" office:value-type="float" office:value="5.55">
            <text:p>5.55</text:p>
          </table:table-cell>
          <table:table-cell table:formula="of:=AVERAGE([.B93:.B112])" office:value-type="float" office:value="0.8651">
            <text:p>0.8651</text:p>
          </table:table-cell>
          <table:table-cell table:formula="of:=AVERAGE([.C93:.C112])" office:value-type="float" office:value="0.45956">
            <text:p>0.4595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37">
            <text:p>0.8437</text:p>
          </table:table-cell>
          <table:table-cell office:value-type="float" office:value="0.4207">
            <text:p>0.4207</text:p>
          </table:table-cell>
          <table:table-cell/>
          <table:table-cell table:formula="of:=AVERAGE([.A94:.A113])" office:value-type="float" office:value="5.6">
            <text:p>5.6</text:p>
          </table:table-cell>
          <table:table-cell table:formula="of:=AVERAGE([.B94:.B113])" office:value-type="float" office:value="0.865685">
            <text:p>0.865685</text:p>
          </table:table-cell>
          <table:table-cell table:formula="of:=AVERAGE([.C94:.C113])" office:value-type="float" office:value="0.460715">
            <text:p>0.46071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9">
            <text:p>0.889</text:p>
          </table:table-cell>
          <table:table-cell office:value-type="float" office:value="0.5075">
            <text:p>0.5075</text:p>
          </table:table-cell>
          <table:table-cell/>
          <table:table-cell table:formula="of:=AVERAGE([.A95:.A114])" office:value-type="float" office:value="5.65">
            <text:p>5.65</text:p>
          </table:table-cell>
          <table:table-cell table:formula="of:=AVERAGE([.B95:.B114])" office:value-type="float" office:value="0.867815">
            <text:p>0.867815</text:p>
          </table:table-cell>
          <table:table-cell table:formula="of:=AVERAGE([.C95:.C114])" office:value-type="float" office:value="0.464185">
            <text:p>0.46418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75">
            <text:p>0.875</text:p>
          </table:table-cell>
          <table:table-cell office:value-type="float" office:value="0.4667">
            <text:p>0.4667</text:p>
          </table:table-cell>
          <table:table-cell/>
          <table:table-cell table:formula="of:=AVERAGE([.A96:.A115])" office:value-type="float" office:value="5.7">
            <text:p>5.7</text:p>
          </table:table-cell>
          <table:table-cell table:formula="of:=AVERAGE([.B96:.B115])" office:value-type="float" office:value="0.866065">
            <text:p>0.866065</text:p>
          </table:table-cell>
          <table:table-cell table:formula="of:=AVERAGE([.C96:.C115])" office:value-type="float" office:value="0.4612">
            <text:p>0.461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03">
            <text:p>0.8803</text:p>
          </table:table-cell>
          <table:table-cell office:value-type="float" office:value="0.4848">
            <text:p>0.4848</text:p>
          </table:table-cell>
          <table:table-cell/>
          <table:table-cell table:formula="of:=AVERAGE([.A97:.A116])" office:value-type="float" office:value="5.75">
            <text:p>5.75</text:p>
          </table:table-cell>
          <table:table-cell table:formula="of:=AVERAGE([.B97:.B116])" office:value-type="float" office:value="0.86653">
            <text:p>0.86653</text:p>
          </table:table-cell>
          <table:table-cell table:formula="of:=AVERAGE([.C97:.C116])" office:value-type="float" office:value="0.462445">
            <text:p>0.46244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627">
            <text:p>0.7627</text:p>
          </table:table-cell>
          <table:table-cell office:value-type="float" office:value="0.2897">
            <text:p>0.2897</text:p>
          </table:table-cell>
          <table:table-cell/>
          <table:table-cell table:formula="of:=AVERAGE([.A98:.A117])" office:value-type="float" office:value="5.8">
            <text:p>5.8</text:p>
          </table:table-cell>
          <table:table-cell table:formula="of:=AVERAGE([.B98:.B117])" office:value-type="float" office:value="0.867565">
            <text:p>0.867565</text:p>
          </table:table-cell>
          <table:table-cell table:formula="of:=AVERAGE([.C98:.C117])" office:value-type="float" office:value="0.46432">
            <text:p>0.4643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23">
            <text:p>0.8823</text:p>
          </table:table-cell>
          <table:table-cell office:value-type="float" office:value="0.4781">
            <text:p>0.4781</text:p>
          </table:table-cell>
          <table:table-cell/>
          <table:table-cell table:formula="of:=AVERAGE([.A99:.A118])" office:value-type="float" office:value="5.85">
            <text:p>5.85</text:p>
          </table:table-cell>
          <table:table-cell table:formula="of:=AVERAGE([.B99:.B118])" office:value-type="float" office:value="0.874965">
            <text:p>0.874965</text:p>
          </table:table-cell>
          <table:table-cell table:formula="of:=AVERAGE([.C99:.C118])" office:value-type="float" office:value="0.477755">
            <text:p>0.47775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57">
            <text:p>0.9057</text:p>
          </table:table-cell>
          <table:table-cell office:value-type="float" office:value="0.543">
            <text:p>0.543</text:p>
          </table:table-cell>
          <table:table-cell/>
          <table:table-cell table:formula="of:=AVERAGE([.A100:.A119])" office:value-type="float" office:value="5.9">
            <text:p>5.9</text:p>
          </table:table-cell>
          <table:table-cell table:formula="of:=AVERAGE([.B100:.B119])" office:value-type="float" office:value="0.875185">
            <text:p>0.875185</text:p>
          </table:table-cell>
          <table:table-cell table:formula="of:=AVERAGE([.C100:.C119])" office:value-type="float" office:value="0.478715">
            <text:p>0.47871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2">
            <text:p>0.852</text:p>
          </table:table-cell>
          <table:table-cell office:value-type="float" office:value="0.4294">
            <text:p>0.4294</text:p>
          </table:table-cell>
          <table:table-cell/>
          <table:table-cell table:formula="of:=AVERAGE([.A101:.A120])" office:value-type="float" office:value="5.95">
            <text:p>5.95</text:p>
          </table:table-cell>
          <table:table-cell table:formula="of:=AVERAGE([.B101:.B120])" office:value-type="float" office:value="0.873">
            <text:p>0.873</text:p>
          </table:table-cell>
          <table:table-cell table:formula="of:=AVERAGE([.C101:.C120])" office:value-type="float" office:value="0.474395">
            <text:p>0.47439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23">
            <text:p>0.8423</text:p>
          </table:table-cell>
          <table:table-cell office:value-type="float" office:value="0.3956">
            <text:p>0.3956</text:p>
          </table:table-cell>
          <table:table-cell/>
          <table:table-cell table:formula="of:=AVERAGE([.A102:.A121])" office:value-type="float" office:value="6">
            <text:p>6</text:p>
          </table:table-cell>
          <table:table-cell table:formula="of:=AVERAGE([.B102:.B121])" office:value-type="float" office:value="0.8711">
            <text:p>0.8711</text:p>
          </table:table-cell>
          <table:table-cell table:formula="of:=AVERAGE([.C102:.C121])" office:value-type="float" office:value="0.46975">
            <text:p>0.4697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37">
            <text:p>0.8637</text:p>
          </table:table-cell>
          <table:table-cell office:value-type="float" office:value="0.4501">
            <text:p>0.4501</text:p>
          </table:table-cell>
          <table:table-cell/>
          <table:table-cell table:formula="of:=AVERAGE([.A103:.A122])" office:value-type="float" office:value="6.05">
            <text:p>6.05</text:p>
          </table:table-cell>
          <table:table-cell table:formula="of:=AVERAGE([.B103:.B122])" office:value-type="float" office:value="0.872735">
            <text:p>0.872735</text:p>
          </table:table-cell>
          <table:table-cell table:formula="of:=AVERAGE([.C103:.C122])" office:value-type="float" office:value="0.472965">
            <text:p>0.47296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73">
            <text:p>0.8873</text:p>
          </table:table-cell>
          <table:table-cell office:value-type="float" office:value="0.4862">
            <text:p>0.4862</text:p>
          </table:table-cell>
          <table:table-cell/>
          <table:table-cell table:formula="of:=AVERAGE([.A104:.A123])" office:value-type="float" office:value="6.1">
            <text:p>6.1</text:p>
          </table:table-cell>
          <table:table-cell table:formula="of:=AVERAGE([.B104:.B123])" office:value-type="float" office:value="0.8728">
            <text:p>0.8728</text:p>
          </table:table-cell>
          <table:table-cell table:formula="of:=AVERAGE([.C104:.C123])" office:value-type="float" office:value="0.472755">
            <text:p>0.47275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7">
            <text:p>0.87</text:p>
          </table:table-cell>
          <table:table-cell office:value-type="float" office:value="0.4671">
            <text:p>0.4671</text:p>
          </table:table-cell>
          <table:table-cell/>
          <table:table-cell table:formula="of:=AVERAGE([.A105:.A124])" office:value-type="float" office:value="6.15">
            <text:p>6.15</text:p>
          </table:table-cell>
          <table:table-cell table:formula="of:=AVERAGE([.B105:.B124])" office:value-type="float" office:value="0.870685">
            <text:p>0.870685</text:p>
          </table:table-cell>
          <table:table-cell table:formula="of:=AVERAGE([.C105:.C124])" office:value-type="float" office:value="0.46843">
            <text:p>0.4684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5">
            <text:p>0.885</text:p>
          </table:table-cell>
          <table:table-cell office:value-type="float" office:value="0.4831">
            <text:p>0.4831</text:p>
          </table:table-cell>
          <table:table-cell/>
          <table:table-cell table:formula="of:=AVERAGE([.A106:.A125])" office:value-type="float" office:value="6.2">
            <text:p>6.2</text:p>
          </table:table-cell>
          <table:table-cell table:formula="of:=AVERAGE([.B106:.B125])" office:value-type="float" office:value="0.87155">
            <text:p>0.87155</text:p>
          </table:table-cell>
          <table:table-cell table:formula="of:=AVERAGE([.C106:.C125])" office:value-type="float" office:value="0.47117">
            <text:p>0.4711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74">
            <text:p>0.774</text:p>
          </table:table-cell>
          <table:table-cell office:value-type="float" office:value="0.3223">
            <text:p>0.3223</text:p>
          </table:table-cell>
          <table:table-cell/>
          <table:table-cell table:formula="of:=AVERAGE([.A107:.A126])" office:value-type="float" office:value="6.25">
            <text:p>6.25</text:p>
          </table:table-cell>
          <table:table-cell table:formula="of:=AVERAGE([.B107:.B126])" office:value-type="float" office:value="0.867935">
            <text:p>0.867935</text:p>
          </table:table-cell>
          <table:table-cell table:formula="of:=AVERAGE([.C107:.C126])" office:value-type="float" office:value="0.4648">
            <text:p>0.464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53">
            <text:p>0.8653</text:p>
          </table:table-cell>
          <table:table-cell office:value-type="float" office:value="0.4467">
            <text:p>0.4467</text:p>
          </table:table-cell>
          <table:table-cell/>
          <table:table-cell table:formula="of:=AVERAGE([.A108:.A127])" office:value-type="float" office:value="6.3">
            <text:p>6.3</text:p>
          </table:table-cell>
          <table:table-cell table:formula="of:=AVERAGE([.B108:.B127])" office:value-type="float" office:value="0.8742">
            <text:p>0.8742</text:p>
          </table:table-cell>
          <table:table-cell table:formula="of:=AVERAGE([.C108:.C127])" office:value-type="float" office:value="0.475735">
            <text:p>0.47573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07">
            <text:p>0.8507</text:p>
          </table:table-cell>
          <table:table-cell office:value-type="float" office:value="0.4317">
            <text:p>0.4317</text:p>
          </table:table-cell>
          <table:table-cell/>
          <table:table-cell table:formula="of:=AVERAGE([.A109:.A128])" office:value-type="float" office:value="6.35">
            <text:p>6.35</text:p>
          </table:table-cell>
          <table:table-cell table:formula="of:=AVERAGE([.B109:.B128])" office:value-type="float" office:value="0.8752">
            <text:p>0.8752</text:p>
          </table:table-cell>
          <table:table-cell table:formula="of:=AVERAGE([.C109:.C128])" office:value-type="float" office:value="0.47745">
            <text:p>0.4774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47">
            <text:p>0.9047</text:p>
          </table:table-cell>
          <table:table-cell office:value-type="float" office:value="0.5405">
            <text:p>0.5405</text:p>
          </table:table-cell>
          <table:table-cell/>
          <table:table-cell table:formula="of:=AVERAGE([.A110:.A129])" office:value-type="float" office:value="6.4">
            <text:p>6.4</text:p>
          </table:table-cell>
          <table:table-cell table:formula="of:=AVERAGE([.B110:.B129])" office:value-type="float" office:value="0.87703">
            <text:p>0.87703</text:p>
          </table:table-cell>
          <table:table-cell table:formula="of:=AVERAGE([.C110:.C129])" office:value-type="float" office:value="0.480115">
            <text:p>0.48011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13">
            <text:p>0.8613</text:p>
          </table:table-cell>
          <table:table-cell office:value-type="float" office:value="0.4528">
            <text:p>0.4528</text:p>
          </table:table-cell>
          <table:table-cell/>
          <table:table-cell table:formula="of:=AVERAGE([.A111:.A130])" office:value-type="float" office:value="6.45">
            <text:p>6.45</text:p>
          </table:table-cell>
          <table:table-cell table:formula="of:=AVERAGE([.B111:.B130])" office:value-type="float" office:value="0.87328">
            <text:p>0.87328</text:p>
          </table:table-cell>
          <table:table-cell table:formula="of:=AVERAGE([.C111:.C130])" office:value-type="float" office:value="0.473045">
            <text:p>0.47304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37">
            <text:p>0.9037</text:p>
          </table:table-cell>
          <table:table-cell office:value-type="float" office:value="0.5392">
            <text:p>0.5392</text:p>
          </table:table-cell>
          <table:table-cell/>
          <table:table-cell table:formula="of:=AVERAGE([.A112:.A131])" office:value-type="float" office:value="6.5">
            <text:p>6.5</text:p>
          </table:table-cell>
          <table:table-cell table:formula="of:=AVERAGE([.B112:.B131])" office:value-type="float" office:value="0.87503">
            <text:p>0.87503</text:p>
          </table:table-cell>
          <table:table-cell table:formula="of:=AVERAGE([.C112:.C131])" office:value-type="float" office:value="0.476805">
            <text:p>0.47680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5">
            <text:p>0.915</text:p>
          </table:table-cell>
          <table:table-cell office:value-type="float" office:value="0.5791">
            <text:p>0.5791</text:p>
          </table:table-cell>
          <table:table-cell/>
          <table:table-cell table:formula="of:=AVERAGE([.A113:.A132])" office:value-type="float" office:value="6.55">
            <text:p>6.55</text:p>
          </table:table-cell>
          <table:table-cell table:formula="of:=AVERAGE([.B113:.B132])" office:value-type="float" office:value="0.87508">
            <text:p>0.87508</text:p>
          </table:table-cell>
          <table:table-cell table:formula="of:=AVERAGE([.C113:.C132])" office:value-type="float" office:value="0.477375">
            <text:p>0.47737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3">
            <text:p>0.8863</text:p>
          </table:table-cell>
          <table:table-cell office:value-type="float" office:value="0.4901">
            <text:p>0.4901</text:p>
          </table:table-cell>
          <table:table-cell/>
          <table:table-cell table:formula="of:=AVERAGE([.A114:.A133])" office:value-type="float" office:value="6.6">
            <text:p>6.6</text:p>
          </table:table-cell>
          <table:table-cell table:formula="of:=AVERAGE([.B114:.B133])" office:value-type="float" office:value="0.87478">
            <text:p>0.87478</text:p>
          </table:table-cell>
          <table:table-cell table:formula="of:=AVERAGE([.C114:.C133])" office:value-type="float" office:value="0.47707">
            <text:p>0.4770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4">
            <text:p>0.854</text:p>
          </table:table-cell>
          <table:table-cell office:value-type="float" office:value="0.4478">
            <text:p>0.4478</text:p>
          </table:table-cell>
          <table:table-cell/>
          <table:table-cell table:formula="of:=AVERAGE([.A115:.A134])" office:value-type="float" office:value="6.65">
            <text:p>6.65</text:p>
          </table:table-cell>
          <table:table-cell table:formula="of:=AVERAGE([.B115:.B134])" office:value-type="float" office:value="0.8737">
            <text:p>0.8737</text:p>
          </table:table-cell>
          <table:table-cell table:formula="of:=AVERAGE([.C115:.C134])" office:value-type="float" office:value="0.4746">
            <text:p>0.474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43">
            <text:p>0.8843</text:p>
          </table:table-cell>
          <table:table-cell office:value-type="float" office:value="0.4916">
            <text:p>0.4916</text:p>
          </table:table-cell>
          <table:table-cell/>
          <table:table-cell table:formula="of:=AVERAGE([.A116:.A135])" office:value-type="float" office:value="6.7">
            <text:p>6.7</text:p>
          </table:table-cell>
          <table:table-cell table:formula="of:=AVERAGE([.B116:.B135])" office:value-type="float" office:value="0.875885">
            <text:p>0.875885</text:p>
          </table:table-cell>
          <table:table-cell table:formula="of:=AVERAGE([.C116:.C135])" office:value-type="float" office:value="0.47825">
            <text:p>0.4782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01">
            <text:p>0.901</text:p>
          </table:table-cell>
          <table:table-cell office:value-type="float" office:value="0.5223">
            <text:p>0.5223</text:p>
          </table:table-cell>
          <table:table-cell/>
          <table:table-cell table:formula="of:=AVERAGE([.A117:.A136])" office:value-type="float" office:value="6.75">
            <text:p>6.75</text:p>
          </table:table-cell>
          <table:table-cell table:formula="of:=AVERAGE([.B117:.B136])" office:value-type="float" office:value="0.87337">
            <text:p>0.87337</text:p>
          </table:table-cell>
          <table:table-cell table:formula="of:=AVERAGE([.C117:.C136])" office:value-type="float" office:value="0.472945">
            <text:p>0.47294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107">
            <text:p>0.9107</text:p>
          </table:table-cell>
          <table:table-cell office:value-type="float" office:value="0.5584">
            <text:p>0.5584</text:p>
          </table:table-cell>
          <table:table-cell/>
          <table:table-cell table:formula="of:=AVERAGE([.A118:.A137])" office:value-type="float" office:value="6.8">
            <text:p>6.8</text:p>
          </table:table-cell>
          <table:table-cell table:formula="of:=AVERAGE([.B118:.B137])" office:value-type="float" office:value="0.873185">
            <text:p>0.873185</text:p>
          </table:table-cell>
          <table:table-cell table:formula="of:=AVERAGE([.C118:.C137])" office:value-type="float" office:value="0.472805">
            <text:p>0.47280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867">
            <text:p>0.8867</text:p>
          </table:table-cell>
          <table:table-cell office:value-type="float" office:value="0.4973">
            <text:p>0.4973</text:p>
          </table:table-cell>
          <table:table-cell/>
          <table:table-cell table:formula="of:=AVERAGE([.A119:.A138])" office:value-type="float" office:value="6.85">
            <text:p>6.85</text:p>
          </table:table-cell>
          <table:table-cell table:formula="of:=AVERAGE([.B119:.B138])" office:value-type="float" office:value="0.873115">
            <text:p>0.873115</text:p>
          </table:table-cell>
          <table:table-cell table:formula="of:=AVERAGE([.C119:.C138])" office:value-type="float" office:value="0.472325">
            <text:p>0.47232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62">
            <text:p>0.862</text:p>
          </table:table-cell>
          <table:table-cell office:value-type="float" office:value="0.4566">
            <text:p>0.4566</text:p>
          </table:table-cell>
          <table:table-cell/>
          <table:table-cell table:formula="of:=AVERAGE([.A120:.A139])" office:value-type="float" office:value="6.9">
            <text:p>6.9</text:p>
          </table:table-cell>
          <table:table-cell table:formula="of:=AVERAGE([.B120:.B139])" office:value-type="float" office:value="0.872615">
            <text:p>0.872615</text:p>
          </table:table-cell>
          <table:table-cell table:formula="of:=AVERAGE([.C120:.C139])" office:value-type="float" office:value="0.47018">
            <text:p>0.4701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14">
            <text:p>0.814</text:p>
          </table:table-cell>
          <table:table-cell office:value-type="float" office:value="0.3365">
            <text:p>0.3365</text:p>
          </table:table-cell>
          <table:table-cell/>
          <table:table-cell table:formula="of:=AVERAGE([.A121:.A140])" office:value-type="float" office:value="6.95">
            <text:p>6.95</text:p>
          </table:table-cell>
          <table:table-cell table:formula="of:=AVERAGE([.B121:.B140])" office:value-type="float" office:value="0.8728">
            <text:p>0.8728</text:p>
          </table:table-cell>
          <table:table-cell table:formula="of:=AVERAGE([.C121:.C140])" office:value-type="float" office:value="0.47034">
            <text:p>0.4703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  <table:table-cell office:value-type="float" office:value="0.4599">
            <text:p>0.4599</text:p>
          </table:table-cell>
          <table:table-cell/>
          <table:table-cell table:formula="of:=AVERAGE([.A122:.A141])" office:value-type="float" office:value="7">
            <text:p>7</text:p>
          </table:table-cell>
          <table:table-cell table:formula="of:=AVERAGE([.B122:.B141])" office:value-type="float" office:value="0.8773">
            <text:p>0.8773</text:p>
          </table:table-cell>
          <table:table-cell table:formula="of:=AVERAGE([.C122:.C141])" office:value-type="float" office:value="0.479705">
            <text:p>0.47970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5">
            <text:p>0.865</text:p>
          </table:table-cell>
          <table:table-cell office:value-type="float" office:value="0.4459">
            <text:p>0.4459</text:p>
          </table:table-cell>
          <table:table-cell/>
          <table:table-cell table:formula="of:=AVERAGE([.A123:.A142])" office:value-type="float" office:value="7.05">
            <text:p>7.05</text:p>
          </table:table-cell>
          <table:table-cell table:formula="of:=AVERAGE([.B123:.B142])" office:value-type="float" office:value="0.877985">
            <text:p>0.877985</text:p>
          </table:table-cell>
          <table:table-cell table:formula="of:=AVERAGE([.C123:.C142])" office:value-type="float" office:value="0.48055">
            <text:p>0.4805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office:value-type="float" office:value="0.3997">
            <text:p>0.3997</text:p>
          </table:table-cell>
          <table:table-cell/>
          <table:table-cell table:formula="of:=AVERAGE([.A124:.A143])" office:value-type="float" office:value="7.1">
            <text:p>7.1</text:p>
          </table:table-cell>
          <table:table-cell table:formula="of:=AVERAGE([.B124:.B143])" office:value-type="float" office:value="0.87807">
            <text:p>0.87807</text:p>
          </table:table-cell>
          <table:table-cell table:formula="of:=AVERAGE([.C124:.C143])" office:value-type="float" office:value="0.481025">
            <text:p>0.48102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3">
            <text:p>0.8873</text:p>
          </table:table-cell>
          <table:table-cell office:value-type="float" office:value="0.5219">
            <text:p>0.5219</text:p>
          </table:table-cell>
          <table:table-cell/>
          <table:table-cell table:formula="of:=AVERAGE([.A125:.A144])" office:value-type="float" office:value="7.15">
            <text:p>7.15</text:p>
          </table:table-cell>
          <table:table-cell table:formula="of:=AVERAGE([.B125:.B144])" office:value-type="float" office:value="0.880185">
            <text:p>0.880185</text:p>
          </table:table-cell>
          <table:table-cell table:formula="of:=AVERAGE([.C125:.C144])" office:value-type="float" office:value="0.48553">
            <text:p>0.485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127">
            <text:p>0.8127</text:p>
          </table:table-cell>
          <table:table-cell office:value-type="float" office:value="0.3557">
            <text:p>0.3557</text:p>
          </table:table-cell>
          <table:table-cell/>
          <table:table-cell table:formula="of:=AVERAGE([.A126:.A145])" office:value-type="float" office:value="7.2">
            <text:p>7.2</text:p>
          </table:table-cell>
          <table:table-cell table:formula="of:=AVERAGE([.B126:.B145])" office:value-type="float" office:value="0.881255">
            <text:p>0.881255</text:p>
          </table:table-cell>
          <table:table-cell table:formula="of:=AVERAGE([.C126:.C145])" office:value-type="float" office:value="0.48739">
            <text:p>0.4873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3">
            <text:p>0.8993</text:p>
          </table:table-cell>
          <table:table-cell office:value-type="float" office:value="0.541">
            <text:p>0.541</text:p>
          </table:table-cell>
          <table:table-cell/>
          <table:table-cell table:formula="of:=AVERAGE([.A127:.A146])" office:value-type="float" office:value="7.25">
            <text:p>7.25</text:p>
          </table:table-cell>
          <table:table-cell table:formula="of:=AVERAGE([.B127:.B146])" office:value-type="float" office:value="0.885735">
            <text:p>0.885735</text:p>
          </table:table-cell>
          <table:table-cell table:formula="of:=AVERAGE([.C127:.C146])" office:value-type="float" office:value="0.49571">
            <text:p>0.4957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53">
            <text:p>0.8853</text:p>
          </table:table-cell>
          <table:table-cell office:value-type="float" office:value="0.481">
            <text:p>0.481</text:p>
          </table:table-cell>
          <table:table-cell/>
          <table:table-cell table:formula="of:=AVERAGE([.A128:.A147])" office:value-type="float" office:value="7.3">
            <text:p>7.3</text:p>
          </table:table-cell>
          <table:table-cell table:formula="of:=AVERAGE([.B128:.B147])" office:value-type="float" office:value="0.886005">
            <text:p>0.886005</text:p>
          </table:table-cell>
          <table:table-cell table:formula="of:=AVERAGE([.C128:.C147])" office:value-type="float" office:value="0.49512">
            <text:p>0.4951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73">
            <text:p>0.8873</text:p>
          </table:table-cell>
          <table:table-cell office:value-type="float" office:value="0.485">
            <text:p>0.485</text:p>
          </table:table-cell>
          <table:table-cell/>
          <table:table-cell table:formula="of:=AVERAGE([.A129:.A148])" office:value-type="float" office:value="7.35">
            <text:p>7.35</text:p>
          </table:table-cell>
          <table:table-cell table:formula="of:=AVERAGE([.B129:.B148])" office:value-type="float" office:value="0.886605">
            <text:p>0.886605</text:p>
          </table:table-cell>
          <table:table-cell table:formula="of:=AVERAGE([.C129:.C148])" office:value-type="float" office:value="0.496205">
            <text:p>0.49620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97">
            <text:p>0.8297</text:p>
          </table:table-cell>
          <table:table-cell office:value-type="float" office:value="0.3991">
            <text:p>0.3991</text:p>
          </table:table-cell>
          <table:table-cell/>
          <table:table-cell table:formula="of:=AVERAGE([.A130:.A149])" office:value-type="float" office:value="7.4">
            <text:p>7.4</text:p>
          </table:table-cell>
          <table:table-cell table:formula="of:=AVERAGE([.B130:.B149])" office:value-type="float" office:value="0.886755">
            <text:p>0.886755</text:p>
          </table:table-cell>
          <table:table-cell table:formula="of:=AVERAGE([.C130:.C149])" office:value-type="float" office:value="0.496225">
            <text:p>0.49622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3">
            <text:p>0.8963</text:p>
          </table:table-cell>
          <table:table-cell office:value-type="float" office:value="0.528">
            <text:p>0.528</text:p>
          </table:table-cell>
          <table:table-cell/>
          <table:table-cell table:formula="of:=AVERAGE([.A131:.A150])" office:value-type="float" office:value="7.45">
            <text:p>7.45</text:p>
          </table:table-cell>
          <table:table-cell table:formula="of:=AVERAGE([.B131:.B150])" office:value-type="float" office:value="0.89042">
            <text:p>0.89042</text:p>
          </table:table-cell>
          <table:table-cell table:formula="of:=AVERAGE([.C131:.C150])" office:value-type="float" office:value="0.502545">
            <text:p>0.50254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47">
            <text:p>0.9047</text:p>
          </table:table-cell>
          <table:table-cell office:value-type="float" office:value="0.5506">
            <text:p>0.5506</text:p>
          </table:table-cell>
          <table:table-cell/>
          <table:table-cell table:formula="of:=AVERAGE([.A132:.A151])" office:value-type="float" office:value="7.5">
            <text:p>7.5</text:p>
          </table:table-cell>
          <table:table-cell table:formula="of:=AVERAGE([.B132:.B151])" office:value-type="float" office:value="0.887305">
            <text:p>0.887305</text:p>
          </table:table-cell>
          <table:table-cell table:formula="of:=AVERAGE([.C132:.C151])" office:value-type="float" office:value="0.49567">
            <text:p>0.49567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9">
            <text:p>0.909</text:p>
          </table:table-cell>
          <table:table-cell office:value-type="float" office:value="0.573">
            <text:p>0.573</text:p>
          </table:table-cell>
          <table:table-cell/>
          <table:table-cell table:formula="of:=AVERAGE([.A133:.A152])" office:value-type="float" office:value="7.55">
            <text:p>7.55</text:p>
          </table:table-cell>
          <table:table-cell table:formula="of:=AVERAGE([.B133:.B152])" office:value-type="float" office:value="0.88737">
            <text:p>0.88737</text:p>
          </table:table-cell>
          <table:table-cell table:formula="of:=AVERAGE([.C133:.C152])" office:value-type="float" office:value="0.4952">
            <text:p>0.495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47">
            <text:p>0.8647</text:p>
          </table:table-cell>
          <table:table-cell office:value-type="float" office:value="0.4407">
            <text:p>0.4407</text:p>
          </table:table-cell>
          <table:table-cell/>
          <table:table-cell table:formula="of:=AVERAGE([.A134:.A153])" office:value-type="float" office:value="7.6">
            <text:p>7.6</text:p>
          </table:table-cell>
          <table:table-cell table:formula="of:=AVERAGE([.B134:.B153])" office:value-type="float" office:value="0.885155">
            <text:p>0.885155</text:p>
          </table:table-cell>
          <table:table-cell table:formula="of:=AVERAGE([.C134:.C153])" office:value-type="float" office:value="0.490455">
            <text:p>0.49045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7">
            <text:p>0.8977</text:p>
          </table:table-cell>
          <table:table-cell office:value-type="float" office:value="0.5208">
            <text:p>0.5208</text:p>
          </table:table-cell>
          <table:table-cell/>
          <table:table-cell table:formula="of:=AVERAGE([.A135:.A154])" office:value-type="float" office:value="7.65">
            <text:p>7.65</text:p>
          </table:table-cell>
          <table:table-cell table:formula="of:=AVERAGE([.B135:.B154])" office:value-type="float" office:value="0.88732">
            <text:p>0.88732</text:p>
          </table:table-cell>
          <table:table-cell table:formula="of:=AVERAGE([.C135:.C154])" office:value-type="float" office:value="0.49537">
            <text:p>0.49537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34">
            <text:p>0.834</text:p>
          </table:table-cell>
          <table:table-cell office:value-type="float" office:value="0.3855">
            <text:p>0.3855</text:p>
          </table:table-cell>
          <table:table-cell/>
          <table:table-cell table:formula="of:=AVERAGE([.A136:.A155])" office:value-type="float" office:value="7.7">
            <text:p>7.7</text:p>
          </table:table-cell>
          <table:table-cell table:formula="of:=AVERAGE([.B136:.B155])" office:value-type="float" office:value="0.886785">
            <text:p>0.886785</text:p>
          </table:table-cell>
          <table:table-cell table:formula="of:=AVERAGE([.C136:.C155])" office:value-type="float" office:value="0.494165">
            <text:p>0.49416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73">
            <text:p>0.8973</text:p>
          </table:table-cell>
          <table:table-cell office:value-type="float" office:value="0.5195">
            <text:p>0.5195</text:p>
          </table:table-cell>
          <table:table-cell/>
          <table:table-cell table:formula="of:=AVERAGE([.A137:.A156])" office:value-type="float" office:value="7.75">
            <text:p>7.75</text:p>
          </table:table-cell>
          <table:table-cell table:formula="of:=AVERAGE([.B137:.B156])" office:value-type="float" office:value="0.88737">
            <text:p>0.88737</text:p>
          </table:table-cell>
          <table:table-cell table:formula="of:=AVERAGE([.C137:.C156])" office:value-type="float" office:value="0.495035">
            <text:p>0.49503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93">
            <text:p>0.9093</text:p>
          </table:table-cell>
          <table:table-cell office:value-type="float" office:value="0.5488">
            <text:p>0.5488</text:p>
          </table:table-cell>
          <table:table-cell/>
          <table:table-cell table:formula="of:=AVERAGE([.A138:.A157])" office:value-type="float" office:value="7.8">
            <text:p>7.8</text:p>
          </table:table-cell>
          <table:table-cell table:formula="of:=AVERAGE([.B138:.B157])" office:value-type="float" office:value="0.88769">
            <text:p>0.88769</text:p>
          </table:table-cell>
          <table:table-cell table:formula="of:=AVERAGE([.C138:.C157])" office:value-type="float" office:value="0.495245">
            <text:p>0.49524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67">
            <text:p>0.8767</text:p>
          </table:table-cell>
          <table:table-cell office:value-type="float" office:value="0.4544">
            <text:p>0.4544</text:p>
          </table:table-cell>
          <table:table-cell/>
          <table:table-cell table:formula="of:=AVERAGE([.A139:.A158])" office:value-type="float" office:value="7.85">
            <text:p>7.85</text:p>
          </table:table-cell>
          <table:table-cell table:formula="of:=AVERAGE([.B139:.B158])" office:value-type="float" office:value="0.88791">
            <text:p>0.88791</text:p>
          </table:table-cell>
          <table:table-cell table:formula="of:=AVERAGE([.C139:.C158])" office:value-type="float" office:value="0.49582">
            <text:p>0.4958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57">
            <text:p>0.8657</text:p>
          </table:table-cell>
          <table:table-cell office:value-type="float" office:value="0.4598">
            <text:p>0.4598</text:p>
          </table:table-cell>
          <table:table-cell/>
          <table:table-cell table:formula="of:=AVERAGE([.A140:.A159])" office:value-type="float" office:value="7.9">
            <text:p>7.9</text:p>
          </table:table-cell>
          <table:table-cell table:formula="of:=AVERAGE([.B140:.B159])" office:value-type="float" office:value="0.88909">
            <text:p>0.88909</text:p>
          </table:table-cell>
          <table:table-cell table:formula="of:=AVERAGE([.C140:.C159])" office:value-type="float" office:value="0.498995">
            <text:p>0.49899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04">
            <text:p>0.904</text:p>
          </table:table-cell>
          <table:table-cell office:value-type="float" office:value="0.5238">
            <text:p>0.5238</text:p>
          </table:table-cell>
          <table:table-cell/>
          <table:table-cell table:formula="of:=AVERAGE([.A141:.A160])" office:value-type="float" office:value="7.95">
            <text:p>7.95</text:p>
          </table:table-cell>
          <table:table-cell table:formula="of:=AVERAGE([.B141:.B160])" office:value-type="float" office:value="0.89134">
            <text:p>0.89134</text:p>
          </table:table-cell>
          <table:table-cell table:formula="of:=AVERAGE([.C141:.C160])" office:value-type="float" office:value="0.50343">
            <text:p>0.5034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87">
            <text:p>0.8887</text:p>
          </table:table-cell>
          <table:table-cell office:value-type="float" office:value="0.4768">
            <text:p>0.4768</text:p>
          </table:table-cell>
          <table:table-cell/>
          <table:table-cell table:formula="of:=AVERAGE([.A142:.A161])" office:value-type="float" office:value="8">
            <text:p>8</text:p>
          </table:table-cell>
          <table:table-cell table:formula="of:=AVERAGE([.B142:.B161])" office:value-type="float" office:value="0.89109">
            <text:p>0.89109</text:p>
          </table:table-cell>
          <table:table-cell table:formula="of:=AVERAGE([.C142:.C161])" office:value-type="float" office:value="0.502605">
            <text:p>0.50260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67">
            <text:p>0.8667</text:p>
          </table:table-cell>
          <table:table-cell office:value-type="float" office:value="0.4554">
            <text:p>0.4554</text:p>
          </table:table-cell>
          <table:table-cell/>
          <table:table-cell table:formula="of:=AVERAGE([.A143:.A162])" office:value-type="float" office:value="8.05">
            <text:p>8.05</text:p>
          </table:table-cell>
          <table:table-cell table:formula="of:=AVERAGE([.B143:.B162])" office:value-type="float" office:value="0.885455">
            <text:p>0.885455</text:p>
          </table:table-cell>
          <table:table-cell table:formula="of:=AVERAGE([.C143:.C162])" office:value-type="float" office:value="0.494565">
            <text:p>0.49456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73">
            <text:p>0.8873</text:p>
          </table:table-cell>
          <table:table-cell office:value-type="float" office:value="0.4898">
            <text:p>0.4898</text:p>
          </table:table-cell>
          <table:table-cell/>
          <table:table-cell table:formula="of:=AVERAGE([.A144:.A163])" office:value-type="float" office:value="8.1">
            <text:p>8.1</text:p>
          </table:table-cell>
          <table:table-cell table:formula="of:=AVERAGE([.B144:.B163])" office:value-type="float" office:value="0.88687">
            <text:p>0.88687</text:p>
          </table:table-cell>
          <table:table-cell table:formula="of:=AVERAGE([.C144:.C163])" office:value-type="float" office:value="0.496935">
            <text:p>0.4969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7">
            <text:p>0.9087</text:p>
          </table:table-cell>
          <table:table-cell office:value-type="float" office:value="0.5591">
            <text:p>0.5591</text:p>
          </table:table-cell>
          <table:table-cell/>
          <table:table-cell table:formula="of:=AVERAGE([.A145:.A164])" office:value-type="float" office:value="8.15">
            <text:p>8.15</text:p>
          </table:table-cell>
          <table:table-cell table:formula="of:=AVERAGE([.B145:.B164])" office:value-type="float" office:value="0.88722">
            <text:p>0.88722</text:p>
          </table:table-cell>
          <table:table-cell table:formula="of:=AVERAGE([.C145:.C164])" office:value-type="float" office:value="0.497585">
            <text:p>0.49758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23">
            <text:p>0.9023</text:p>
          </table:table-cell>
          <table:table-cell office:value-type="float" office:value="0.5221">
            <text:p>0.5221</text:p>
          </table:table-cell>
          <table:table-cell/>
          <table:table-cell table:formula="of:=AVERAGE([.A146:.A165])" office:value-type="float" office:value="8.2">
            <text:p>8.2</text:p>
          </table:table-cell>
          <table:table-cell table:formula="of:=AVERAGE([.B146:.B165])" office:value-type="float" office:value="0.88737">
            <text:p>0.88737</text:p>
          </table:table-cell>
          <table:table-cell table:formula="of:=AVERAGE([.C146:.C165])" office:value-type="float" office:value="0.497335">
            <text:p>0.4973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47">
            <text:p>0.9047</text:p>
          </table:table-cell>
          <table:table-cell office:value-type="float" office:value="0.5292">
            <text:p>0.5292</text:p>
          </table:table-cell>
          <table:table-cell/>
          <table:table-cell table:formula="of:=AVERAGE([.A147:.A166])" office:value-type="float" office:value="8.25">
            <text:p>8.25</text:p>
          </table:table-cell>
          <table:table-cell table:formula="of:=AVERAGE([.B147:.B166])" office:value-type="float" office:value="0.886955">
            <text:p>0.886955</text:p>
          </table:table-cell>
          <table:table-cell table:formula="of:=AVERAGE([.C147:.C166])" office:value-type="float" office:value="0.496735">
            <text:p>0.4967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73">
            <text:p>0.8973</text:p>
          </table:table-cell>
          <table:table-cell office:value-type="float" office:value="0.5027">
            <text:p>0.5027</text:p>
          </table:table-cell>
          <table:table-cell/>
          <table:table-cell table:formula="of:=AVERAGE([.A148:.A167])" office:value-type="float" office:value="8.3">
            <text:p>8.3</text:p>
          </table:table-cell>
          <table:table-cell table:formula="of:=AVERAGE([.B148:.B167])" office:value-type="float" office:value="0.88702">
            <text:p>0.88702</text:p>
          </table:table-cell>
          <table:table-cell table:formula="of:=AVERAGE([.C148:.C167])" office:value-type="float" office:value="0.49736">
            <text:p>0.4973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03">
            <text:p>0.8903</text:p>
          </table:table-cell>
          <table:table-cell office:value-type="float" office:value="0.4854">
            <text:p>0.4854</text:p>
          </table:table-cell>
          <table:table-cell/>
          <table:table-cell table:formula="of:=AVERAGE([.A149:.A168])" office:value-type="float" office:value="8.35">
            <text:p>8.35</text:p>
          </table:table-cell>
          <table:table-cell table:formula="of:=AVERAGE([.B149:.B168])" office:value-type="float" office:value="0.886955">
            <text:p>0.886955</text:p>
          </table:table-cell>
          <table:table-cell table:formula="of:=AVERAGE([.C149:.C168])" office:value-type="float" office:value="0.49725">
            <text:p>0.4972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3">
            <text:p>0.903</text:p>
          </table:table-cell>
          <table:table-cell office:value-type="float" office:value="0.5255">
            <text:p>0.5255</text:p>
          </table:table-cell>
          <table:table-cell/>
          <table:table-cell table:formula="of:=AVERAGE([.A150:.A169])" office:value-type="float" office:value="8.4">
            <text:p>8.4</text:p>
          </table:table-cell>
          <table:table-cell table:formula="of:=AVERAGE([.B150:.B169])" office:value-type="float" office:value="0.887055">
            <text:p>0.887055</text:p>
          </table:table-cell>
          <table:table-cell table:formula="of:=AVERAGE([.C150:.C169])" office:value-type="float" office:value="0.49739">
            <text:p>0.4973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4">
            <text:p>0.834</text:p>
          </table:table-cell>
          <table:table-cell office:value-type="float" office:value="0.3905">
            <text:p>0.3905</text:p>
          </table:table-cell>
          <table:table-cell/>
          <table:table-cell table:formula="of:=AVERAGE([.A151:.A170])" office:value-type="float" office:value="8.45">
            <text:p>8.45</text:p>
          </table:table-cell>
          <table:table-cell table:formula="of:=AVERAGE([.B151:.B170])" office:value-type="float" office:value="0.88684">
            <text:p>0.88684</text:p>
          </table:table-cell>
          <table:table-cell table:formula="of:=AVERAGE([.C151:.C170])" office:value-type="float" office:value="0.496765">
            <text:p>0.49676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6">
            <text:p>0.906</text:p>
          </table:table-cell>
          <table:table-cell office:value-type="float" office:value="0.5412">
            <text:p>0.5412</text:p>
          </table:table-cell>
          <table:table-cell/>
          <table:table-cell table:formula="of:=AVERAGE([.A152:.A171])" office:value-type="float" office:value="8.5">
            <text:p>8.5</text:p>
          </table:table-cell>
          <table:table-cell table:formula="of:=AVERAGE([.B152:.B171])" office:value-type="float" office:value="0.890155">
            <text:p>0.890155</text:p>
          </table:table-cell>
          <table:table-cell table:formula="of:=AVERAGE([.C152:.C171])" office:value-type="float" office:value="0.503185">
            <text:p>0.50318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47">
            <text:p>0.8647</text:p>
          </table:table-cell>
          <table:table-cell office:value-type="float" office:value="0.4781">
            <text:p>0.4781</text:p>
          </table:table-cell>
          <table:table-cell/>
          <table:table-cell table:formula="of:=AVERAGE([.A153:.A172])" office:value-type="float" office:value="8.55">
            <text:p>8.55</text:p>
          </table:table-cell>
          <table:table-cell table:formula="of:=AVERAGE([.B153:.B172])" office:value-type="float" office:value="0.88959">
            <text:p>0.88959</text:p>
          </table:table-cell>
          <table:table-cell table:formula="of:=AVERAGE([.C153:.C172])" office:value-type="float" office:value="0.502595">
            <text:p>0.50259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8">
            <text:p>0.908</text:p>
          </table:table-cell>
          <table:table-cell office:value-type="float" office:value="0.539">
            <text:p>0.539</text:p>
          </table:table-cell>
          <table:table-cell/>
          <table:table-cell table:formula="of:=AVERAGE([.A154:.A173])" office:value-type="float" office:value="8.6">
            <text:p>8.6</text:p>
          </table:table-cell>
          <table:table-cell table:formula="of:=AVERAGE([.B154:.B173])" office:value-type="float" office:value="0.89212">
            <text:p>0.89212</text:p>
          </table:table-cell>
          <table:table-cell table:formula="of:=AVERAGE([.C154:.C173])" office:value-type="float" office:value="0.507335">
            <text:p>0.5073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87">
            <text:p>0.887</text:p>
          </table:table-cell>
          <table:table-cell office:value-type="float" office:value="0.4967">
            <text:p>0.4967</text:p>
          </table:table-cell>
          <table:table-cell/>
          <table:table-cell table:formula="of:=AVERAGE([.A155:.A174])" office:value-type="float" office:value="8.65">
            <text:p>8.65</text:p>
          </table:table-cell>
          <table:table-cell table:formula="of:=AVERAGE([.B155:.B174])" office:value-type="float" office:value="0.89157">
            <text:p>0.89157</text:p>
          </table:table-cell>
          <table:table-cell table:formula="of:=AVERAGE([.C155:.C174])" office:value-type="float" office:value="0.505935">
            <text:p>0.5059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57">
            <text:p>0.8457</text:p>
          </table:table-cell>
          <table:table-cell office:value-type="float" office:value="0.4029">
            <text:p>0.4029</text:p>
          </table:table-cell>
          <table:table-cell/>
          <table:table-cell table:formula="of:=AVERAGE([.A156:.A175])" office:value-type="float" office:value="8.7">
            <text:p>8.7</text:p>
          </table:table-cell>
          <table:table-cell table:formula="of:=AVERAGE([.B156:.B175])" office:value-type="float" office:value="0.89237">
            <text:p>0.89237</text:p>
          </table:table-cell>
          <table:table-cell table:formula="of:=AVERAGE([.C156:.C175])" office:value-type="float" office:value="0.50758">
            <text:p>0.5075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37">
            <text:p>0.9037</text:p>
          </table:table-cell>
          <table:table-cell office:value-type="float" office:value="0.5237">
            <text:p>0.5237</text:p>
          </table:table-cell>
          <table:table-cell/>
          <table:table-cell table:formula="of:=AVERAGE([.A157:.A176])" office:value-type="float" office:value="8.75">
            <text:p>8.75</text:p>
          </table:table-cell>
          <table:table-cell table:formula="of:=AVERAGE([.B157:.B176])" office:value-type="float" office:value="0.894735">
            <text:p>0.894735</text:p>
          </table:table-cell>
          <table:table-cell table:formula="of:=AVERAGE([.C157:.C176])" office:value-type="float" office:value="0.512255">
            <text:p>0.51225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37">
            <text:p>0.9137</text:p>
          </table:table-cell>
          <table:table-cell office:value-type="float" office:value="0.5603">
            <text:p>0.5603</text:p>
          </table:table-cell>
          <table:table-cell/>
          <table:table-cell table:formula="of:=AVERAGE([.A158:.A177])" office:value-type="float" office:value="8.8">
            <text:p>8.8</text:p>
          </table:table-cell>
          <table:table-cell table:formula="of:=AVERAGE([.B158:.B177])" office:value-type="float" office:value="0.894415">
            <text:p>0.894415</text:p>
          </table:table-cell>
          <table:table-cell table:formula="of:=AVERAGE([.C158:.C177])" office:value-type="float" office:value="0.511685">
            <text:p>0.51168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03">
            <text:p>0.9003</text:p>
          </table:table-cell>
          <table:table-cell office:value-type="float" office:value="0.5179">
            <text:p>0.5179</text:p>
          </table:table-cell>
          <table:table-cell/>
          <table:table-cell table:formula="of:=AVERAGE([.A159:.A178])" office:value-type="float" office:value="8.85">
            <text:p>8.85</text:p>
          </table:table-cell>
          <table:table-cell table:formula="of:=AVERAGE([.B159:.B178])" office:value-type="float" office:value="0.892265">
            <text:p>0.892265</text:p>
          </table:table-cell>
          <table:table-cell table:formula="of:=AVERAGE([.C159:.C178])" office:value-type="float" office:value="0.507415">
            <text:p>0.50741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7">
            <text:p>0.9107</text:p>
          </table:table-cell>
          <table:table-cell office:value-type="float" office:value="0.5485">
            <text:p>0.5485</text:p>
          </table:table-cell>
          <table:table-cell/>
          <table:table-cell table:formula="of:=AVERAGE([.A160:.A179])" office:value-type="float" office:value="8.9">
            <text:p>8.9</text:p>
          </table:table-cell>
          <table:table-cell table:formula="of:=AVERAGE([.B160:.B179])" office:value-type="float" office:value="0.892335">
            <text:p>0.892335</text:p>
          </table:table-cell>
          <table:table-cell table:formula="of:=AVERAGE([.C160:.C179])" office:value-type="float" office:value="0.507185">
            <text:p>0.50718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99">
            <text:p>0.899</text:p>
          </table:table-cell>
          <table:table-cell office:value-type="float" office:value="0.5073">
            <text:p>0.5073</text:p>
          </table:table-cell>
          <table:table-cell/>
          <table:table-cell table:formula="of:=AVERAGE([.A161:.A180])" office:value-type="float" office:value="8.95">
            <text:p>8.95</text:p>
          </table:table-cell>
          <table:table-cell table:formula="of:=AVERAGE([.B161:.B180])" office:value-type="float" office:value="0.8924">
            <text:p>0.8924</text:p>
          </table:table-cell>
          <table:table-cell table:formula="of:=AVERAGE([.C161:.C180])" office:value-type="float" office:value="0.5074">
            <text:p>0.507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76">
            <text:p>0.776</text:p>
          </table:table-cell>
          <table:table-cell office:value-type="float" office:value="0.316">
            <text:p>0.316</text:p>
          </table:table-cell>
          <table:table-cell/>
          <table:table-cell table:formula="of:=AVERAGE([.A162:.A181])" office:value-type="float" office:value="9">
            <text:p>9</text:p>
          </table:table-cell>
          <table:table-cell table:formula="of:=AVERAGE([.B162:.B181])" office:value-type="float" office:value="0.892435">
            <text:p>0.892435</text:p>
          </table:table-cell>
          <table:table-cell table:formula="of:=AVERAGE([.C162:.C181])" office:value-type="float" office:value="0.507515">
            <text:p>0.50751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5">
            <text:p>0.895</text:p>
          </table:table-cell>
          <table:table-cell office:value-type="float" office:value="0.5028">
            <text:p>0.5028</text:p>
          </table:table-cell>
          <table:table-cell/>
          <table:table-cell table:formula="of:=AVERAGE([.A163:.A182])" office:value-type="float" office:value="9.05">
            <text:p>9.05</text:p>
          </table:table-cell>
          <table:table-cell table:formula="of:=AVERAGE([.B163:.B182])" office:value-type="float" office:value="0.8974">
            <text:p>0.8974</text:p>
          </table:table-cell>
          <table:table-cell table:formula="of:=AVERAGE([.C163:.C182])" office:value-type="float" office:value="0.515005">
            <text:p>0.51500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3">
            <text:p>0.8943</text:p>
          </table:table-cell>
          <table:table-cell office:value-type="float" office:value="0.5028">
            <text:p>0.5028</text:p>
          </table:table-cell>
          <table:table-cell/>
          <table:table-cell table:formula="of:=AVERAGE([.A164:.A183])" office:value-type="float" office:value="9.1">
            <text:p>9.1</text:p>
          </table:table-cell>
          <table:table-cell table:formula="of:=AVERAGE([.B164:.B183])" office:value-type="float" office:value="0.8967">
            <text:p>0.8967</text:p>
          </table:table-cell>
          <table:table-cell table:formula="of:=AVERAGE([.C164:.C183])" office:value-type="float" office:value="0.513725">
            <text:p>0.51372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17">
            <text:p>0.9117</text:p>
          </table:table-cell>
          <table:table-cell office:value-type="float" office:value="0.5541">
            <text:p>0.5541</text:p>
          </table:table-cell>
          <table:table-cell/>
          <table:table-cell table:formula="of:=AVERAGE([.A165:.A184])" office:value-type="float" office:value="9.15">
            <text:p>9.15</text:p>
          </table:table-cell>
          <table:table-cell table:formula="of:=AVERAGE([.B165:.B184])" office:value-type="float" office:value="0.89685">
            <text:p>0.89685</text:p>
          </table:table-cell>
          <table:table-cell table:formula="of:=AVERAGE([.C165:.C184])" office:value-type="float" office:value="0.5139">
            <text:p>0.513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">
            <text:p>0.894</text:p>
          </table:table-cell>
          <table:table-cell office:value-type="float" office:value="0.5101">
            <text:p>0.5101</text:p>
          </table:table-cell>
          <table:table-cell/>
          <table:table-cell table:formula="of:=AVERAGE([.A166:.A185])" office:value-type="float" office:value="9.2">
            <text:p>9.2</text:p>
          </table:table-cell>
          <table:table-cell table:formula="of:=AVERAGE([.B166:.B185])" office:value-type="float" office:value="0.89655">
            <text:p>0.89655</text:p>
          </table:table-cell>
          <table:table-cell table:formula="of:=AVERAGE([.C166:.C185])" office:value-type="float" office:value="0.51365">
            <text:p>0.5136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6">
            <text:p>0.906</text:p>
          </table:table-cell>
          <table:table-cell office:value-type="float" office:value="0.5417">
            <text:p>0.5417</text:p>
          </table:table-cell>
          <table:table-cell/>
          <table:table-cell table:formula="of:=AVERAGE([.A167:.A186])" office:value-type="float" office:value="9.25">
            <text:p>9.25</text:p>
          </table:table-cell>
          <table:table-cell table:formula="of:=AVERAGE([.B167:.B186])" office:value-type="float" office:value="0.897285">
            <text:p>0.897285</text:p>
          </table:table-cell>
          <table:table-cell table:formula="of:=AVERAGE([.C167:.C186])" office:value-type="float" office:value="0.51542">
            <text:p>0.5154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6">
            <text:p>0.896</text:p>
          </table:table-cell>
          <table:table-cell office:value-type="float" office:value="0.5005">
            <text:p>0.5005</text:p>
          </table:table-cell>
          <table:table-cell/>
          <table:table-cell table:formula="of:=AVERAGE([.A168:.A187])" office:value-type="float" office:value="9.3">
            <text:p>9.3</text:p>
          </table:table-cell>
          <table:table-cell table:formula="of:=AVERAGE([.B168:.B187])" office:value-type="float" office:value="0.8975">
            <text:p>0.8975</text:p>
          </table:table-cell>
          <table:table-cell table:formula="of:=AVERAGE([.C168:.C187])" office:value-type="float" office:value="0.51589">
            <text:p>0.515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23">
            <text:p>0.8923</text:p>
          </table:table-cell>
          <table:table-cell office:value-type="float" office:value="0.4882">
            <text:p>0.4882</text:p>
          </table:table-cell>
          <table:table-cell/>
          <table:table-cell table:formula="of:=AVERAGE([.A169:.A188])" office:value-type="float" office:value="9.35">
            <text:p>9.35</text:p>
          </table:table-cell>
          <table:table-cell table:formula="of:=AVERAGE([.B169:.B188])" office:value-type="float" office:value="0.897435">
            <text:p>0.897435</text:p>
          </table:table-cell>
          <table:table-cell table:formula="of:=AVERAGE([.C169:.C188])" office:value-type="float" office:value="0.516035">
            <text:p>0.51603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87">
            <text:p>0.8987</text:p>
          </table:table-cell>
          <table:table-cell office:value-type="float" office:value="0.513">
            <text:p>0.513</text:p>
          </table:table-cell>
          <table:table-cell/>
          <table:table-cell table:formula="of:=AVERAGE([.A170:.A189])" office:value-type="float" office:value="9.4">
            <text:p>9.4</text:p>
          </table:table-cell>
          <table:table-cell table:formula="of:=AVERAGE([.B170:.B189])" office:value-type="float" office:value="0.897235">
            <text:p>0.897235</text:p>
          </table:table-cell>
          <table:table-cell table:formula="of:=AVERAGE([.C170:.C189])" office:value-type="float" office:value="0.51576">
            <text:p>0.5157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3">
            <text:p>0.9003</text:p>
          </table:table-cell>
          <table:table-cell office:value-type="float" office:value="0.5189">
            <text:p>0.5189</text:p>
          </table:table-cell>
          <table:table-cell/>
          <table:table-cell table:formula="of:=AVERAGE([.A171:.A190])" office:value-type="float" office:value="9.45">
            <text:p>9.45</text:p>
          </table:table-cell>
          <table:table-cell table:formula="of:=AVERAGE([.B171:.B190])" office:value-type="float" office:value="0.897535">
            <text:p>0.897535</text:p>
          </table:table-cell>
          <table:table-cell table:formula="of:=AVERAGE([.C171:.C190])" office:value-type="float" office:value="0.516665">
            <text:p>0.51666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47">
            <text:p>0.8947</text:p>
          </table:table-cell>
          <table:table-cell office:value-type="float" office:value="0.5294">
            <text:p>0.5294</text:p>
          </table:table-cell>
          <table:table-cell/>
          <table:table-cell table:formula="of:=AVERAGE([.A172:.A191])" office:value-type="float" office:value="9.5">
            <text:p>9.5</text:p>
          </table:table-cell>
          <table:table-cell table:formula="of:=AVERAGE([.B172:.B191])" office:value-type="float" office:value="0.895085">
            <text:p>0.895085</text:p>
          </table:table-cell>
          <table:table-cell table:formula="of:=AVERAGE([.C172:.C191])" office:value-type="float" office:value="0.512015">
            <text:p>0.51201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53">
            <text:p>0.9153</text:p>
          </table:table-cell>
          <table:table-cell office:value-type="float" office:value="0.5729">
            <text:p>0.5729</text:p>
          </table:table-cell>
          <table:table-cell/>
          <table:table-cell table:formula="of:=AVERAGE([.A173:.A192])" office:value-type="float" office:value="9.55">
            <text:p>9.55</text:p>
          </table:table-cell>
          <table:table-cell table:formula="of:=AVERAGE([.B173:.B192])" office:value-type="float" office:value="0.8956">
            <text:p>0.8956</text:p>
          </table:table-cell>
          <table:table-cell table:formula="of:=AVERAGE([.C173:.C192])" office:value-type="float" office:value="0.5132">
            <text:p>0.513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">
            <text:p>0.897</text:p>
          </table:table-cell>
          <table:table-cell office:value-type="float" office:value="0.511">
            <text:p>0.511</text:p>
          </table:table-cell>
          <table:table-cell/>
          <table:table-cell table:formula="of:=AVERAGE([.A174:.A193])" office:value-type="float" office:value="9.6">
            <text:p>9.6</text:p>
          </table:table-cell>
          <table:table-cell table:formula="of:=AVERAGE([.B174:.B193])" office:value-type="float" office:value="0.89542">
            <text:p>0.89542</text:p>
          </table:table-cell>
          <table:table-cell table:formula="of:=AVERAGE([.C174:.C193])" office:value-type="float" office:value="0.51272">
            <text:p>0.5127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3">
            <text:p>0.903</text:p>
          </table:table-cell>
          <table:table-cell office:value-type="float" office:value="0.5296">
            <text:p>0.5296</text:p>
          </table:table-cell>
          <table:table-cell/>
          <table:table-cell table:formula="of:=AVERAGE([.A175:.A194])" office:value-type="float" office:value="9.65">
            <text:p>9.65</text:p>
          </table:table-cell>
          <table:table-cell table:formula="of:=AVERAGE([.B175:.B194])" office:value-type="float" office:value="0.896235">
            <text:p>0.896235</text:p>
          </table:table-cell>
          <table:table-cell table:formula="of:=AVERAGE([.C175:.C194])" office:value-type="float" office:value="0.51471">
            <text:p>0.5147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3">
            <text:p>0.893</text:p>
          </table:table-cell>
          <table:table-cell office:value-type="float" office:value="0.4964">
            <text:p>0.4964</text:p>
          </table:table-cell>
          <table:table-cell/>
          <table:table-cell table:formula="of:=AVERAGE([.A176:.A195])" office:value-type="float" office:value="9.7">
            <text:p>9.7</text:p>
          </table:table-cell>
          <table:table-cell table:formula="of:=AVERAGE([.B176:.B195])" office:value-type="float" office:value="0.896035">
            <text:p>0.896035</text:p>
          </table:table-cell>
          <table:table-cell table:formula="of:=AVERAGE([.C176:.C195])" office:value-type="float" office:value="0.514185">
            <text:p>0.51418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73">
            <text:p>0.8973</text:p>
          </table:table-cell>
          <table:table-cell office:value-type="float" office:value="0.5123">
            <text:p>0.5123</text:p>
          </table:table-cell>
          <table:table-cell/>
          <table:table-cell table:formula="of:=AVERAGE([.A177:.A196])" office:value-type="float" office:value="9.75">
            <text:p>9.75</text:p>
          </table:table-cell>
          <table:table-cell table:formula="of:=AVERAGE([.B177:.B196])" office:value-type="float" office:value="0.89605">
            <text:p>0.89605</text:p>
          </table:table-cell>
          <table:table-cell table:formula="of:=AVERAGE([.C177:.C196])" office:value-type="float" office:value="0.51432">
            <text:p>0.5143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707">
            <text:p>0.8707</text:p>
          </table:table-cell>
          <table:table-cell office:value-type="float" office:value="0.4749">
            <text:p>0.4749</text:p>
          </table:table-cell>
          <table:table-cell/>
          <table:table-cell table:formula="of:=AVERAGE([.A178:.A197])" office:value-type="float" office:value="9.8">
            <text:p>9.8</text:p>
          </table:table-cell>
          <table:table-cell table:formula="of:=AVERAGE([.B178:.B197])" office:value-type="float" office:value="0.89545">
            <text:p>0.89545</text:p>
          </table:table-cell>
          <table:table-cell table:formula="of:=AVERAGE([.C178:.C197])" office:value-type="float" office:value="0.513245">
            <text:p>0.51324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17">
            <text:p>0.9017</text:p>
          </table:table-cell>
          <table:table-cell office:value-type="float" office:value="0.5133">
            <text:p>0.5133</text:p>
          </table:table-cell>
          <table:table-cell/>
          <table:table-cell table:formula="of:=AVERAGE([.A179:.A198])" office:value-type="float" office:value="9.85">
            <text:p>9.85</text:p>
          </table:table-cell>
          <table:table-cell table:formula="of:=AVERAGE([.B179:.B198])" office:value-type="float" office:value="0.893815">
            <text:p>0.893815</text:p>
          </table:table-cell>
          <table:table-cell table:formula="of:=AVERAGE([.C179:.C198])" office:value-type="float" office:value="0.50913">
            <text:p>0.509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12">
            <text:p>0.912</text:p>
          </table:table-cell>
          <table:table-cell office:value-type="float" office:value="0.5528">
            <text:p>0.5528</text:p>
          </table:table-cell>
          <table:table-cell/>
          <table:table-cell table:formula="of:=AVERAGE([.A180:.A199])" office:value-type="float" office:value="9.9">
            <text:p>9.9</text:p>
          </table:table-cell>
          <table:table-cell table:formula="of:=AVERAGE([.B180:.B199])" office:value-type="float" office:value="0.893665">
            <text:p>0.893665</text:p>
          </table:table-cell>
          <table:table-cell table:formula="of:=AVERAGE([.C180:.C199])" office:value-type="float" office:value="0.508505">
            <text:p>0.50850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97">
            <text:p>0.8997</text:p>
          </table:table-cell>
          <table:table-cell office:value-type="float" office:value="0.5096">
            <text:p>0.5096</text:p>
          </table:table-cell>
          <table:table-cell/>
          <table:table-cell table:formula="of:=AVERAGE([.A181:.A200])" office:value-type="float" office:value="9.95">
            <text:p>9.95</text:p>
          </table:table-cell>
          <table:table-cell table:formula="of:=AVERAGE([.B181:.B200])" office:value-type="float" office:value="0.89275">
            <text:p>0.89275</text:p>
          </table:table-cell>
          <table:table-cell table:formula="of:=AVERAGE([.C181:.C200])" office:value-type="float" office:value="0.506295">
            <text:p>0.50629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53">
            <text:p>0.8753</text:p>
          </table:table-cell>
          <table:table-cell office:value-type="float" office:value="0.4658">
            <text:p>0.4658</text:p>
          </table:table-cell>
          <table:table-cell/>
          <table:table-cell table:formula="of:=AVERAGE([.A182:.A201])" office:value-type="float" office:value="10">
            <text:p>10</text:p>
          </table:table-cell>
          <table:table-cell table:formula="of:=AVERAGE([.B182:.B201])" office:value-type="float" office:value="0.8925">
            <text:p>0.8925</text:p>
          </table:table-cell>
          <table:table-cell table:formula="of:=AVERAGE([.C182:.C201])" office:value-type="float" office:value="0.506095">
            <text:p>0.50609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1">
            <text:p>0.881</text:p>
          </table:table-cell>
          <table:table-cell office:value-type="float" office:value="0.4772">
            <text:p>0.4772</text:p>
          </table:table-cell>
          <table:table-cell/>
          <table:table-cell table:formula="of:=AVERAGE([.A183:.A202])" office:value-type="float" office:value="10.1">
            <text:p>10.1</text:p>
          </table:table-cell>
          <table:table-cell table:formula="of:=AVERAGE([.B183:.B202])" office:value-type="float" office:value="0.893085">
            <text:p>0.893085</text:p>
          </table:table-cell>
          <table:table-cell table:formula="of:=AVERAGE([.C183:.C202])" office:value-type="float" office:value="0.507295">
            <text:p>0.50729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73">
            <text:p>0.8973</text:p>
          </table:table-cell>
          <table:table-cell office:value-type="float" office:value="0.5063">
            <text:p>0.5063</text:p>
          </table:table-cell>
          <table:table-cell/>
          <table:table-cell table:formula="of:=AVERAGE([.A184:.A203])" office:value-type="float" office:value="10.2">
            <text:p>10.2</text:p>
          </table:table-cell>
          <table:table-cell table:formula="of:=AVERAGE([.B184:.B203])" office:value-type="float" office:value="0.892285">
            <text:p>0.892285</text:p>
          </table:table-cell>
          <table:table-cell table:formula="of:=AVERAGE([.C184:.C203])" office:value-type="float" office:value="0.50573">
            <text:p>0.5057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7">
            <text:p>0.9057</text:p>
          </table:table-cell>
          <table:table-cell office:value-type="float" office:value="0.5491">
            <text:p>0.5491</text:p>
          </table:table-cell>
          <table:table-cell/>
          <table:table-cell table:formula="of:=AVERAGE([.A185:.A204])" office:value-type="float" office:value="10.3">
            <text:p>10.3</text:p>
          </table:table-cell>
          <table:table-cell table:formula="of:=AVERAGE([.B185:.B204])" office:value-type="float" office:value="0.89237">
            <text:p>0.89237</text:p>
          </table:table-cell>
          <table:table-cell table:formula="of:=AVERAGE([.C185:.C204])" office:value-type="float" office:value="0.505975">
            <text:p>0.50597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87">
            <text:p>0.9087</text:p>
          </table:table-cell>
          <table:table-cell office:value-type="float" office:value="0.5455">
            <text:p>0.5455</text:p>
          </table:table-cell>
          <table:table-cell/>
          <table:table-cell table:formula="of:=AVERAGE([.A186:.A205])" office:value-type="float" office:value="10.4">
            <text:p>10.4</text:p>
          </table:table-cell>
          <table:table-cell table:formula="of:=AVERAGE([.B186:.B205])" office:value-type="float" office:value="0.892485">
            <text:p>0.892485</text:p>
          </table:table-cell>
          <table:table-cell table:formula="of:=AVERAGE([.C186:.C205])" office:value-type="float" office:value="0.506215">
            <text:p>0.50621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03">
            <text:p>0.9103</text:p>
          </table:table-cell>
          <table:table-cell office:value-type="float" office:value="0.5511">
            <text:p>0.5511</text:p>
          </table:table-cell>
          <table:table-cell/>
          <table:table-cell table:formula="of:=AVERAGE([.A187:.A206])" office:value-type="float" office:value="10.5">
            <text:p>10.5</text:p>
          </table:table-cell>
          <table:table-cell table:formula="of:=AVERAGE([.B187:.B206])" office:value-type="float" office:value="0.892685">
            <text:p>0.892685</text:p>
          </table:table-cell>
          <table:table-cell table:formula="of:=AVERAGE([.C187:.C206])" office:value-type="float" office:value="0.506645">
            <text:p>0.50664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47">
            <text:p>0.8947</text:p>
          </table:table-cell>
          <table:table-cell office:value-type="float" office:value="0.5034">
            <text:p>0.5034</text:p>
          </table:table-cell>
          <table:table-cell/>
          <table:table-cell table:formula="of:=AVERAGE([.A188:.A207])" office:value-type="float" office:value="10.6">
            <text:p>10.6</text:p>
          </table:table-cell>
          <table:table-cell table:formula="of:=AVERAGE([.B188:.B207])" office:value-type="float" office:value="0.89262">
            <text:p>0.89262</text:p>
          </table:table-cell>
          <table:table-cell table:formula="of:=AVERAGE([.C188:.C207])" office:value-type="float" office:value="0.50612">
            <text:p>0.5061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83">
            <text:p>0.8883</text:p>
          </table:table-cell>
          <table:table-cell office:value-type="float" office:value="0.4827">
            <text:p>0.4827</text:p>
          </table:table-cell>
          <table:table-cell/>
          <table:table-cell table:formula="of:=AVERAGE([.A189:.A208])" office:value-type="float" office:value="10.7">
            <text:p>10.7</text:p>
          </table:table-cell>
          <table:table-cell table:formula="of:=AVERAGE([.B189:.B208])" office:value-type="float" office:value="0.891135">
            <text:p>0.891135</text:p>
          </table:table-cell>
          <table:table-cell table:formula="of:=AVERAGE([.C189:.C208])" office:value-type="float" office:value="0.503185">
            <text:p>0.50318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47">
            <text:p>0.9047</text:p>
          </table:table-cell>
          <table:table-cell office:value-type="float" office:value="0.5311">
            <text:p>0.5311</text:p>
          </table:table-cell>
          <table:table-cell/>
          <table:table-cell table:formula="of:=AVERAGE([.A190:.A209])" office:value-type="float" office:value="10.8">
            <text:p>10.8</text:p>
          </table:table-cell>
          <table:table-cell table:formula="of:=AVERAGE([.B190:.B209])" office:value-type="float" office:value="0.889935">
            <text:p>0.889935</text:p>
          </table:table-cell>
          <table:table-cell table:formula="of:=AVERAGE([.C190:.C209])" office:value-type="float" office:value="0.50114">
            <text:p>0.5011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259">
            <text:p>0.4259</text:p>
          </table:table-cell>
          <table:table-cell/>
          <table:table-cell table:formula="of:=AVERAGE([.A191:.A210])" office:value-type="float" office:value="10.9">
            <text:p>10.9</text:p>
          </table:table-cell>
          <table:table-cell table:formula="of:=AVERAGE([.B191:.B210])" office:value-type="float" office:value="0.889865">
            <text:p>0.889865</text:p>
          </table:table-cell>
          <table:table-cell table:formula="of:=AVERAGE([.C191:.C210])" office:value-type="float" office:value="0.50093">
            <text:p>0.5009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05">
            <text:p>0.905</text:p>
          </table:table-cell>
          <table:table-cell office:value-type="float" office:value="0.5531">
            <text:p>0.5531</text:p>
          </table:table-cell>
          <table:table-cell/>
          <table:table-cell table:formula="of:=AVERAGE([.A192:.A211])" office:value-type="float" office:value="11">
            <text:p>11</text:p>
          </table:table-cell>
          <table:table-cell table:formula="of:=AVERAGE([.B192:.B211])" office:value-type="float" office:value="0.89225">
            <text:p>0.89225</text:p>
          </table:table-cell>
          <table:table-cell table:formula="of:=AVERAGE([.C192:.C211])" office:value-type="float" office:value="0.50544">
            <text:p>0.5054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17">
            <text:p>0.9117</text:p>
          </table:table-cell>
          <table:table-cell office:value-type="float" office:value="0.5633">
            <text:p>0.5633</text:p>
          </table:table-cell>
          <table:table-cell/>
          <table:table-cell table:formula="of:=AVERAGE([.A193:.A212])" office:value-type="float" office:value="11.1">
            <text:p>11.1</text:p>
          </table:table-cell>
          <table:table-cell table:formula="of:=AVERAGE([.B193:.B212])" office:value-type="float" office:value="0.8925">
            <text:p>0.8925</text:p>
          </table:table-cell>
          <table:table-cell table:formula="of:=AVERAGE([.C193:.C212])" office:value-type="float" office:value="0.50523">
            <text:p>0.5052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133">
            <text:p>0.9133</text:p>
          </table:table-cell>
          <table:table-cell office:value-type="float" office:value="0.5508">
            <text:p>0.5508</text:p>
          </table:table-cell>
          <table:table-cell/>
          <table:table-cell table:formula="of:=AVERAGE([.A194:.A213])" office:value-type="float" office:value="11.2">
            <text:p>11.2</text:p>
          </table:table-cell>
          <table:table-cell table:formula="of:=AVERAGE([.B194:.B213])" office:value-type="float" office:value="0.8919">
            <text:p>0.8919</text:p>
          </table:table-cell>
          <table:table-cell table:formula="of:=AVERAGE([.C194:.C213])" office:value-type="float" office:value="0.50379">
            <text:p>0.5037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9">
            <text:p>0.899</text:p>
          </table:table-cell>
          <table:table-cell office:value-type="float" office:value="0.5191">
            <text:p>0.5191</text:p>
          </table:table-cell>
          <table:table-cell/>
          <table:table-cell table:formula="of:=AVERAGE([.A195:.A214])" office:value-type="float" office:value="11.3">
            <text:p>11.3</text:p>
          </table:table-cell>
          <table:table-cell table:formula="of:=AVERAGE([.B195:.B214])" office:value-type="float" office:value="0.8919">
            <text:p>0.8919</text:p>
          </table:table-cell>
          <table:table-cell table:formula="of:=AVERAGE([.C195:.C214])" office:value-type="float" office:value="0.50377">
            <text:p>0.5037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3">
            <text:p>0.8933</text:p>
          </table:table-cell>
          <table:table-cell office:value-type="float" office:value="0.4991">
            <text:p>0.4991</text:p>
          </table:table-cell>
          <table:table-cell/>
          <table:table-cell table:formula="of:=AVERAGE([.A196:.A215])" office:value-type="float" office:value="11.4">
            <text:p>11.4</text:p>
          </table:table-cell>
          <table:table-cell table:formula="of:=AVERAGE([.B196:.B215])" office:value-type="float" office:value="0.891265">
            <text:p>0.891265</text:p>
          </table:table-cell>
          <table:table-cell table:formula="of:=AVERAGE([.C196:.C215])" office:value-type="float" office:value="0.50274">
            <text:p>0.5027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853">
            <text:p>0.8853</text:p>
          </table:table-cell>
          <table:table-cell office:value-type="float" office:value="0.4908">
            <text:p>0.4908</text:p>
          </table:table-cell>
          <table:table-cell/>
          <table:table-cell table:formula="of:=AVERAGE([.A197:.A216])" office:value-type="float" office:value="11.5">
            <text:p>11.5</text:p>
          </table:table-cell>
          <table:table-cell table:formula="of:=AVERAGE([.B197:.B216])" office:value-type="float" office:value="0.890865">
            <text:p>0.890865</text:p>
          </table:table-cell>
          <table:table-cell table:formula="of:=AVERAGE([.C197:.C216])" office:value-type="float" office:value="0.501875">
            <text:p>0.50187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38">
            <text:p>0.838</text:p>
          </table:table-cell>
          <table:table-cell office:value-type="float" office:value="0.3926">
            <text:p>0.3926</text:p>
          </table:table-cell>
          <table:table-cell/>
          <table:table-cell table:formula="of:=AVERAGE([.A198:.A217])" office:value-type="float" office:value="11.6">
            <text:p>11.6</text:p>
          </table:table-cell>
          <table:table-cell table:formula="of:=AVERAGE([.B198:.B217])" office:value-type="float" office:value="0.889515">
            <text:p>0.889515</text:p>
          </table:table-cell>
          <table:table-cell table:formula="of:=AVERAGE([.C198:.C217])" office:value-type="float" office:value="0.49898">
            <text:p>0.49898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87">
            <text:p>0.8987</text:p>
          </table:table-cell>
          <table:table-cell office:value-type="float" office:value="0.5008">
            <text:p>0.5008</text:p>
          </table:table-cell>
          <table:table-cell/>
          <table:table-cell table:formula="of:=AVERAGE([.A199:.A218])" office:value-type="float" office:value="11.7">
            <text:p>11.7</text:p>
          </table:table-cell>
          <table:table-cell table:formula="of:=AVERAGE([.B199:.B218])" office:value-type="float" office:value="0.89115">
            <text:p>0.89115</text:p>
          </table:table-cell>
          <table:table-cell table:formula="of:=AVERAGE([.C199:.C218])" office:value-type="float" office:value="0.502785">
            <text:p>0.50278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37">
            <text:p>0.8937</text:p>
          </table:table-cell>
          <table:table-cell office:value-type="float" office:value="0.5086">
            <text:p>0.5086</text:p>
          </table:table-cell>
          <table:table-cell/>
          <table:table-cell table:formula="of:=AVERAGE([.A200:.A219])" office:value-type="float" office:value="11.8">
            <text:p>11.8</text:p>
          </table:table-cell>
          <table:table-cell table:formula="of:=AVERAGE([.B200:.B219])" office:value-type="float" office:value="0.89133">
            <text:p>0.89133</text:p>
          </table:table-cell>
          <table:table-cell table:formula="of:=AVERAGE([.C200:.C219])" office:value-type="float" office:value="0.50355">
            <text:p>0.5035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47">
            <text:p>0.8947</text:p>
          </table:table-cell>
          <table:table-cell office:value-type="float" office:value="0.5056">
            <text:p>0.5056</text:p>
          </table:table-cell>
          <table:table-cell/>
          <table:table-cell table:formula="of:=AVERAGE([.A201:.A220])" office:value-type="float" office:value="11.9">
            <text:p>11.9</text:p>
          </table:table-cell>
          <table:table-cell table:formula="of:=AVERAGE([.B201:.B220])" office:value-type="float" office:value="0.89201">
            <text:p>0.89201</text:p>
          </table:table-cell>
          <table:table-cell table:formula="of:=AVERAGE([.C201:.C220])" office:value-type="float" office:value="0.505525">
            <text:p>0.50552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7">
            <text:p>0.887</text:p>
          </table:table-cell>
          <table:table-cell office:value-type="float" office:value="0.4898">
            <text:p>0.4898</text:p>
          </table:table-cell>
          <table:table-cell/>
          <table:table-cell table:formula="of:=AVERAGE([.A202:.A221])" office:value-type="float" office:value="12">
            <text:p>12</text:p>
          </table:table-cell>
          <table:table-cell table:formula="of:=AVERAGE([.B202:.B221])" office:value-type="float" office:value="0.89254">
            <text:p>0.89254</text:p>
          </table:table-cell>
          <table:table-cell table:formula="of:=AVERAGE([.C202:.C221])" office:value-type="float" office:value="0.506565">
            <text:p>0.50656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5">
            <text:p>0.865</text:p>
          </table:table-cell>
          <table:table-cell office:value-type="float" office:value="0.4459">
            <text:p>0.4459</text:p>
          </table:table-cell>
          <table:table-cell/>
          <table:table-cell table:formula="of:=AVERAGE([.A203:.A222])" office:value-type="float" office:value="12.1">
            <text:p>12.1</text:p>
          </table:table-cell>
          <table:table-cell table:formula="of:=AVERAGE([.B203:.B222])" office:value-type="float" office:value="0.89334">
            <text:p>0.89334</text:p>
          </table:table-cell>
          <table:table-cell table:formula="of:=AVERAGE([.C203:.C222])" office:value-type="float" office:value="0.50794">
            <text:p>0.5079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">
            <text:p>0.899</text:p>
          </table:table-cell>
          <table:table-cell office:value-type="float" office:value="0.5112">
            <text:p>0.5112</text:p>
          </table:table-cell>
          <table:table-cell/>
          <table:table-cell table:formula="of:=AVERAGE([.A204:.A223])" office:value-type="float" office:value="12.2">
            <text:p>12.2</text:p>
          </table:table-cell>
          <table:table-cell table:formula="of:=AVERAGE([.B204:.B223])" office:value-type="float" office:value="0.89479">
            <text:p>0.89479</text:p>
          </table:table-cell>
          <table:table-cell table:formula="of:=AVERAGE([.C204:.C223])" office:value-type="float" office:value="0.51066">
            <text:p>0.5106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8">
            <text:p>0.908</text:p>
          </table:table-cell>
          <table:table-cell office:value-type="float" office:value="0.5539">
            <text:p>0.5539</text:p>
          </table:table-cell>
          <table:table-cell/>
          <table:table-cell table:formula="of:=AVERAGE([.A205:.A224])" office:value-type="float" office:value="12.3">
            <text:p>12.3</text:p>
          </table:table-cell>
          <table:table-cell table:formula="of:=AVERAGE([.B205:.B224])" office:value-type="float" office:value="0.894605">
            <text:p>0.894605</text:p>
          </table:table-cell>
          <table:table-cell table:formula="of:=AVERAGE([.C205:.C224])" office:value-type="float" office:value="0.509985">
            <text:p>0.50998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27">
            <text:p>0.9127</text:p>
          </table:table-cell>
          <table:table-cell office:value-type="float" office:value="0.5541">
            <text:p>0.5541</text:p>
          </table:table-cell>
          <table:table-cell/>
          <table:table-cell table:formula="of:=AVERAGE([.A206:.A225])" office:value-type="float" office:value="12.4">
            <text:p>12.4</text:p>
          </table:table-cell>
          <table:table-cell table:formula="of:=AVERAGE([.B206:.B225])" office:value-type="float" office:value="0.894855">
            <text:p>0.894855</text:p>
          </table:table-cell>
          <table:table-cell table:formula="of:=AVERAGE([.C206:.C225])" office:value-type="float" office:value="0.510325">
            <text:p>0.51032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9">
            <text:p>0.909</text:p>
          </table:table-cell>
          <table:table-cell office:value-type="float" office:value="0.5406">
            <text:p>0.5406</text:p>
          </table:table-cell>
          <table:table-cell/>
          <table:table-cell table:formula="of:=AVERAGE([.A207:.A226])" office:value-type="float" office:value="12.5">
            <text:p>12.5</text:p>
          </table:table-cell>
          <table:table-cell table:formula="of:=AVERAGE([.B207:.B226])" office:value-type="float" office:value="0.894835">
            <text:p>0.894835</text:p>
          </table:table-cell>
          <table:table-cell table:formula="of:=AVERAGE([.C207:.C226])" office:value-type="float" office:value="0.510355">
            <text:p>0.51035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5">
            <text:p>0.865</text:p>
          </table:table-cell>
          <table:table-cell office:value-type="float" office:value="0.4447">
            <text:p>0.4447</text:p>
          </table:table-cell>
          <table:table-cell/>
          <table:table-cell table:formula="of:=AVERAGE([.A208:.A227])" office:value-type="float" office:value="12.6">
            <text:p>12.6</text:p>
          </table:table-cell>
          <table:table-cell table:formula="of:=AVERAGE([.B208:.B227])" office:value-type="float" office:value="0.89492">
            <text:p>0.89492</text:p>
          </table:table-cell>
          <table:table-cell table:formula="of:=AVERAGE([.C208:.C227])" office:value-type="float" office:value="0.51068">
            <text:p>0.5106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43">
            <text:p>0.8643</text:p>
          </table:table-cell>
          <table:table-cell office:value-type="float" office:value="0.4418">
            <text:p>0.4418</text:p>
          </table:table-cell>
          <table:table-cell/>
          <table:table-cell table:formula="of:=AVERAGE([.A209:.A228])" office:value-type="float" office:value="12.7">
            <text:p>12.7</text:p>
          </table:table-cell>
          <table:table-cell table:formula="of:=AVERAGE([.B209:.B228])" office:value-type="float" office:value="0.89482">
            <text:p>0.89482</text:p>
          </table:table-cell>
          <table:table-cell table:formula="of:=AVERAGE([.C209:.C228])" office:value-type="float" office:value="0.510175">
            <text:p>0.51017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33">
            <text:p>0.9033</text:p>
          </table:table-cell>
          <table:table-cell office:value-type="float" office:value="0.5269">
            <text:p>0.5269</text:p>
          </table:table-cell>
          <table:table-cell/>
          <table:table-cell table:formula="of:=AVERAGE([.A210:.A229])" office:value-type="float" office:value="12.8">
            <text:p>12.8</text:p>
          </table:table-cell>
          <table:table-cell table:formula="of:=AVERAGE([.B210:.B229])" office:value-type="float" office:value="0.89632">
            <text:p>0.89632</text:p>
          </table:table-cell>
          <table:table-cell table:formula="of:=AVERAGE([.C210:.C229])" office:value-type="float" office:value="0.512775">
            <text:p>0.51277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">
            <text:p>0.899</text:p>
          </table:table-cell>
          <table:table-cell office:value-type="float" office:value="0.5161">
            <text:p>0.5161</text:p>
          </table:table-cell>
          <table:table-cell/>
          <table:table-cell table:formula="of:=AVERAGE([.A211:.A230])" office:value-type="float" office:value="12.9">
            <text:p>12.9</text:p>
          </table:table-cell>
          <table:table-cell table:formula="of:=AVERAGE([.B211:.B230])" office:value-type="float" office:value="0.89637">
            <text:p>0.89637</text:p>
          </table:table-cell>
          <table:table-cell table:formula="of:=AVERAGE([.C211:.C230])" office:value-type="float" office:value="0.51294">
            <text:p>0.5129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">
            <text:p>0.91</text:p>
          </table:table-cell>
          <table:table-cell office:value-type="float" office:value="0.5489">
            <text:p>0.5489</text:p>
          </table:table-cell>
          <table:table-cell/>
          <table:table-cell table:formula="of:=AVERAGE([.A212:.A231])" office:value-type="float" office:value="13">
            <text:p>13</text:p>
          </table:table-cell>
          <table:table-cell table:formula="of:=AVERAGE([.B212:.B231])" office:value-type="float" office:value="0.896435">
            <text:p>0.896435</text:p>
          </table:table-cell>
          <table:table-cell table:formula="of:=AVERAGE([.C212:.C231])" office:value-type="float" office:value="0.51293">
            <text:p>0.5129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997">
            <text:p>0.8997</text:p>
          </table:table-cell>
          <table:table-cell office:value-type="float" office:value="0.5345">
            <text:p>0.5345</text:p>
          </table:table-cell>
          <table:table-cell/>
          <table:table-cell table:formula="of:=AVERAGE([.A213:.A232])" office:value-type="float" office:value="13.1">
            <text:p>13.1</text:p>
          </table:table-cell>
          <table:table-cell table:formula="of:=AVERAGE([.B213:.B232])" office:value-type="float" office:value="0.896185">
            <text:p>0.896185</text:p>
          </table:table-cell>
          <table:table-cell table:formula="of:=AVERAGE([.C213:.C232])" office:value-type="float" office:value="0.51258">
            <text:p>0.5125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133">
            <text:p>0.9133</text:p>
          </table:table-cell>
          <table:table-cell office:value-type="float" office:value="0.5504">
            <text:p>0.5504</text:p>
          </table:table-cell>
          <table:table-cell/>
          <table:table-cell table:formula="of:=AVERAGE([.A214:.A233])" office:value-type="float" office:value="13.2">
            <text:p>13.2</text:p>
          </table:table-cell>
          <table:table-cell table:formula="of:=AVERAGE([.B214:.B233])" office:value-type="float" office:value="0.896915">
            <text:p>0.896915</text:p>
          </table:table-cell>
          <table:table-cell table:formula="of:=AVERAGE([.C214:.C233])" office:value-type="float" office:value="0.51418">
            <text:p>0.5141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63">
            <text:p>0.8863</text:p>
          </table:table-cell>
          <table:table-cell office:value-type="float" office:value="0.4985">
            <text:p>0.4985</text:p>
          </table:table-cell>
          <table:table-cell/>
          <table:table-cell table:formula="of:=AVERAGE([.A215:.A234])" office:value-type="float" office:value="13.3">
            <text:p>13.3</text:p>
          </table:table-cell>
          <table:table-cell table:formula="of:=AVERAGE([.B215:.B234])" office:value-type="float" office:value="0.8966">
            <text:p>0.8966</text:p>
          </table:table-cell>
          <table:table-cell table:formula="of:=AVERAGE([.C215:.C234])" office:value-type="float" office:value="0.51375">
            <text:p>0.5137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853">
            <text:p>0.8853</text:p>
          </table:table-cell>
          <table:table-cell office:value-type="float" office:value="0.4818">
            <text:p>0.4818</text:p>
          </table:table-cell>
          <table:table-cell/>
          <table:table-cell table:formula="of:=AVERAGE([.A216:.A235])" office:value-type="float" office:value="13.4">
            <text:p>13.4</text:p>
          </table:table-cell>
          <table:table-cell table:formula="of:=AVERAGE([.B216:.B235])" office:value-type="float" office:value="0.89737">
            <text:p>0.89737</text:p>
          </table:table-cell>
          <table:table-cell table:formula="of:=AVERAGE([.C216:.C235])" office:value-type="float" office:value="0.51541">
            <text:p>0.5154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83">
            <text:p>0.8583</text:p>
          </table:table-cell>
          <table:table-cell office:value-type="float" office:value="0.4329">
            <text:p>0.4329</text:p>
          </table:table-cell>
          <table:table-cell/>
          <table:table-cell table:formula="of:=AVERAGE([.A217:.A236])" office:value-type="float" office:value="13.5">
            <text:p>13.5</text:p>
          </table:table-cell>
          <table:table-cell table:formula="of:=AVERAGE([.B217:.B236])" office:value-type="float" office:value="0.89769">
            <text:p>0.89769</text:p>
          </table:table-cell>
          <table:table-cell table:formula="of:=AVERAGE([.C217:.C236])" office:value-type="float" office:value="0.51616">
            <text:p>0.5161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07">
            <text:p>0.8707</text:p>
          </table:table-cell>
          <table:table-cell office:value-type="float" office:value="0.4687">
            <text:p>0.4687</text:p>
          </table:table-cell>
          <table:table-cell/>
          <table:table-cell table:formula="of:=AVERAGE([.A218:.A237])" office:value-type="float" office:value="13.6">
            <text:p>13.6</text:p>
          </table:table-cell>
          <table:table-cell table:formula="of:=AVERAGE([.B218:.B237])" office:value-type="float" office:value="0.898975">
            <text:p>0.898975</text:p>
          </table:table-cell>
          <table:table-cell table:formula="of:=AVERAGE([.C218:.C237])" office:value-type="float" office:value="0.51843">
            <text:p>0.5184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23">
            <text:p>0.9023</text:p>
          </table:table-cell>
          <table:table-cell office:value-type="float" office:value="0.5161">
            <text:p>0.5161</text:p>
          </table:table-cell>
          <table:table-cell/>
          <table:table-cell table:formula="of:=AVERAGE([.A219:.A238])" office:value-type="float" office:value="13.7">
            <text:p>13.7</text:p>
          </table:table-cell>
          <table:table-cell table:formula="of:=AVERAGE([.B219:.B238])" office:value-type="float" office:value="0.90104">
            <text:p>0.90104</text:p>
          </table:table-cell>
          <table:table-cell table:formula="of:=AVERAGE([.C219:.C238])" office:value-type="float" office:value="0.52272">
            <text:p>0.5227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73">
            <text:p>0.9073</text:p>
          </table:table-cell>
          <table:table-cell office:value-type="float" office:value="0.5481">
            <text:p>0.5481</text:p>
          </table:table-cell>
          <table:table-cell/>
          <table:table-cell table:formula="of:=AVERAGE([.A220:.A239])" office:value-type="float" office:value="13.8">
            <text:p>13.8</text:p>
          </table:table-cell>
          <table:table-cell table:formula="of:=AVERAGE([.B220:.B239])" office:value-type="float" office:value="0.90109">
            <text:p>0.90109</text:p>
          </table:table-cell>
          <table:table-cell table:formula="of:=AVERAGE([.C220:.C239])" office:value-type="float" office:value="0.522705">
            <text:p>0.52270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053">
            <text:p>0.9053</text:p>
          </table:table-cell>
          <table:table-cell office:value-type="float" office:value="0.5264">
            <text:p>0.5264</text:p>
          </table:table-cell>
          <table:table-cell/>
          <table:table-cell table:formula="of:=AVERAGE([.A221:.A240])" office:value-type="float" office:value="13.9">
            <text:p>13.9</text:p>
          </table:table-cell>
          <table:table-cell table:formula="of:=AVERAGE([.B221:.B240])" office:value-type="float" office:value="0.90131">
            <text:p>0.90131</text:p>
          </table:table-cell>
          <table:table-cell table:formula="of:=AVERAGE([.C221:.C240])" office:value-type="float" office:value="0.523055">
            <text:p>0.52305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">
            <text:p>0.903</text:p>
          </table:table-cell>
          <table:table-cell office:value-type="float" office:value="0.5173">
            <text:p>0.5173</text:p>
          </table:table-cell>
          <table:table-cell/>
          <table:table-cell table:formula="of:=AVERAGE([.A222:.A241])" office:value-type="float" office:value="14">
            <text:p>14</text:p>
          </table:table-cell>
          <table:table-cell table:formula="of:=AVERAGE([.B222:.B241])" office:value-type="float" office:value="0.90113">
            <text:p>0.90113</text:p>
          </table:table-cell>
          <table:table-cell table:formula="of:=AVERAGE([.C222:.C241])" office:value-type="float" office:value="0.522385">
            <text:p>0.52238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">
            <text:p>0.894</text:p>
          </table:table-cell>
          <table:table-cell office:value-type="float" office:value="0.5003">
            <text:p>0.5003</text:p>
          </table:table-cell>
          <table:table-cell/>
          <table:table-cell table:formula="of:=AVERAGE([.A223:.A242])" office:value-type="float" office:value="14.1">
            <text:p>14.1</text:p>
          </table:table-cell>
          <table:table-cell table:formula="of:=AVERAGE([.B223:.B242])" office:value-type="float" office:value="0.901095">
            <text:p>0.901095</text:p>
          </table:table-cell>
          <table:table-cell table:formula="of:=AVERAGE([.C223:.C242])" office:value-type="float" office:value="0.52227">
            <text:p>0.5222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53">
            <text:p>0.8953</text:p>
          </table:table-cell>
          <table:table-cell office:value-type="float" office:value="0.4977">
            <text:p>0.4977</text:p>
          </table:table-cell>
          <table:table-cell/>
          <table:table-cell table:formula="of:=AVERAGE([.A224:.A243])" office:value-type="float" office:value="14.2">
            <text:p>14.2</text:p>
          </table:table-cell>
          <table:table-cell table:formula="of:=AVERAGE([.B224:.B243])" office:value-type="float" office:value="0.901445">
            <text:p>0.901445</text:p>
          </table:table-cell>
          <table:table-cell table:formula="of:=AVERAGE([.C224:.C243])" office:value-type="float" office:value="0.522805">
            <text:p>0.52280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3">
            <text:p>0.913</text:p>
          </table:table-cell>
          <table:table-cell office:value-type="float" office:value="0.5607">
            <text:p>0.5607</text:p>
          </table:table-cell>
          <table:table-cell/>
          <table:table-cell table:formula="of:=AVERAGE([.A225:.A244])" office:value-type="float" office:value="14.3">
            <text:p>14.3</text:p>
          </table:table-cell>
          <table:table-cell table:formula="of:=AVERAGE([.B225:.B244])" office:value-type="float" office:value="0.90158">
            <text:p>0.90158</text:p>
          </table:table-cell>
          <table:table-cell table:formula="of:=AVERAGE([.C225:.C244])" office:value-type="float" office:value="0.523325">
            <text:p>0.52332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23">
            <text:p>0.9123</text:p>
          </table:table-cell>
          <table:table-cell office:value-type="float" office:value="0.5547">
            <text:p>0.5547</text:p>
          </table:table-cell>
          <table:table-cell/>
          <table:table-cell table:formula="of:=AVERAGE([.A226:.A245])" office:value-type="float" office:value="14.4">
            <text:p>14.4</text:p>
          </table:table-cell>
          <table:table-cell table:formula="of:=AVERAGE([.B226:.B245])" office:value-type="float" office:value="0.901515">
            <text:p>0.901515</text:p>
          </table:table-cell>
          <table:table-cell table:formula="of:=AVERAGE([.C226:.C245])" office:value-type="float" office:value="0.522885">
            <text:p>0.52288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07">
            <text:p>0.9107</text:p>
          </table:table-cell>
          <table:table-cell office:value-type="float" office:value="0.5471">
            <text:p>0.5471</text:p>
          </table:table-cell>
          <table:table-cell/>
          <table:table-cell table:formula="of:=AVERAGE([.A227:.A246])" office:value-type="float" office:value="14.5">
            <text:p>14.5</text:p>
          </table:table-cell>
          <table:table-cell table:formula="of:=AVERAGE([.B227:.B246])" office:value-type="float" office:value="0.901535">
            <text:p>0.901535</text:p>
          </table:table-cell>
          <table:table-cell table:formula="of:=AVERAGE([.C227:.C246])" office:value-type="float" office:value="0.522815">
            <text:p>0.52281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3">
            <text:p>0.863</text:p>
          </table:table-cell>
          <table:table-cell office:value-type="float" office:value="0.4346">
            <text:p>0.4346</text:p>
          </table:table-cell>
          <table:table-cell/>
          <table:table-cell table:formula="of:=AVERAGE([.A228:.A247])" office:value-type="float" office:value="14.6">
            <text:p>14.6</text:p>
          </table:table-cell>
          <table:table-cell table:formula="of:=AVERAGE([.B228:.B247])" office:value-type="float" office:value="0.9015">
            <text:p>0.9015</text:p>
          </table:table-cell>
          <table:table-cell table:formula="of:=AVERAGE([.C228:.C247])" office:value-type="float" office:value="0.522675">
            <text:p>0.52267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43">
            <text:p>0.8943</text:p>
          </table:table-cell>
          <table:table-cell office:value-type="float" office:value="0.4938">
            <text:p>0.4938</text:p>
          </table:table-cell>
          <table:table-cell/>
          <table:table-cell table:formula="of:=AVERAGE([.A229:.A248])" office:value-type="float" office:value="14.7">
            <text:p>14.7</text:p>
          </table:table-cell>
          <table:table-cell table:formula="of:=AVERAGE([.B229:.B248])" office:value-type="float" office:value="0.901765">
            <text:p>0.901765</text:p>
          </table:table-cell>
          <table:table-cell table:formula="of:=AVERAGE([.C229:.C248])" office:value-type="float" office:value="0.52336">
            <text:p>0.5233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43">
            <text:p>0.9043</text:p>
          </table:table-cell>
          <table:table-cell office:value-type="float" office:value="0.5302">
            <text:p>0.5302</text:p>
          </table:table-cell>
          <table:table-cell/>
          <table:table-cell table:formula="of:=AVERAGE([.A230:.A249])" office:value-type="float" office:value="14.8">
            <text:p>14.8</text:p>
          </table:table-cell>
          <table:table-cell table:formula="of:=AVERAGE([.B230:.B249])" office:value-type="float" office:value="0.901815">
            <text:p>0.901815</text:p>
          </table:table-cell>
          <table:table-cell table:formula="of:=AVERAGE([.C230:.C249])" office:value-type="float" office:value="0.523345">
            <text:p>0.52334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03">
            <text:p>0.9003</text:p>
          </table:table-cell>
          <table:table-cell office:value-type="float" office:value="0.5159">
            <text:p>0.5159</text:p>
          </table:table-cell>
          <table:table-cell/>
          <table:table-cell table:formula="of:=AVERAGE([.A231:.A250])" office:value-type="float" office:value="14.9">
            <text:p>14.9</text:p>
          </table:table-cell>
          <table:table-cell table:formula="of:=AVERAGE([.B231:.B250])" office:value-type="float" office:value="0.901785">
            <text:p>0.901785</text:p>
          </table:table-cell>
          <table:table-cell table:formula="of:=AVERAGE([.C231:.C250])" office:value-type="float" office:value="0.523225">
            <text:p>0.52322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5">
            <text:p>0.905</text:p>
          </table:table-cell>
          <table:table-cell office:value-type="float" office:value="0.5419">
            <text:p>0.5419</text:p>
          </table:table-cell>
          <table:table-cell/>
          <table:table-cell table:formula="of:=AVERAGE([.A232:.A251])" office:value-type="float" office:value="15">
            <text:p>15</text:p>
          </table:table-cell>
          <table:table-cell table:formula="of:=AVERAGE([.B232:.B251])" office:value-type="float" office:value="0.901635">
            <text:p>0.901635</text:p>
          </table:table-cell>
          <table:table-cell table:formula="of:=AVERAGE([.C232:.C251])" office:value-type="float" office:value="0.5229">
            <text:p>0.522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43">
            <text:p>0.9143</text:p>
          </table:table-cell>
          <table:table-cell office:value-type="float" office:value="0.5665">
            <text:p>0.5665</text:p>
          </table:table-cell>
          <table:table-cell/>
          <table:table-cell table:formula="of:=AVERAGE([.A233:.A252])" office:value-type="float" office:value="15.1">
            <text:p>15.1</text:p>
          </table:table-cell>
          <table:table-cell table:formula="of:=AVERAGE([.B233:.B252])" office:value-type="float" office:value="0.901835">
            <text:p>0.901835</text:p>
          </table:table-cell>
          <table:table-cell table:formula="of:=AVERAGE([.C233:.C252])" office:value-type="float" office:value="0.523365">
            <text:p>0.52336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7">
            <text:p>0.907</text:p>
          </table:table-cell>
          <table:table-cell office:value-type="float" office:value="0.5418">
            <text:p>0.5418</text:p>
          </table:table-cell>
          <table:table-cell/>
          <table:table-cell table:formula="of:=AVERAGE([.A234:.A253])" office:value-type="float" office:value="15.2">
            <text:p>15.2</text:p>
          </table:table-cell>
          <table:table-cell table:formula="of:=AVERAGE([.B234:.B253])" office:value-type="float" office:value="0.90187">
            <text:p>0.90187</text:p>
          </table:table-cell>
          <table:table-cell table:formula="of:=AVERAGE([.C234:.C253])" office:value-type="float" office:value="0.523545">
            <text:p>0.52354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7">
            <text:p>0.9017</text:p>
          </table:table-cell>
          <table:table-cell office:value-type="float" office:value="0.5317">
            <text:p>0.5317</text:p>
          </table:table-cell>
          <table:table-cell/>
          <table:table-cell table:formula="of:=AVERAGE([.A235:.A254])" office:value-type="float" office:value="15.3">
            <text:p>15.3</text:p>
          </table:table-cell>
          <table:table-cell table:formula="of:=AVERAGE([.B235:.B254])" office:value-type="float" office:value="0.90207">
            <text:p>0.90207</text:p>
          </table:table-cell>
          <table:table-cell table:formula="of:=AVERAGE([.C235:.C254])" office:value-type="float" office:value="0.523585">
            <text:p>0.52358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917">
            <text:p>0.8917</text:p>
          </table:table-cell>
          <table:table-cell office:value-type="float" office:value="0.4968">
            <text:p>0.4968</text:p>
          </table:table-cell>
          <table:table-cell/>
          <table:table-cell table:formula="of:=AVERAGE([.A236:.A255])" office:value-type="float" office:value="15.4">
            <text:p>15.4</text:p>
          </table:table-cell>
          <table:table-cell table:formula="of:=AVERAGE([.B236:.B255])" office:value-type="float" office:value="0.902085">
            <text:p>0.902085</text:p>
          </table:table-cell>
          <table:table-cell table:formula="of:=AVERAGE([.C236:.C255])" office:value-type="float" office:value="0.523095">
            <text:p>0.52309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4">
            <text:p>0.884</text:p>
          </table:table-cell>
          <table:table-cell office:value-type="float" office:value="0.4783">
            <text:p>0.4783</text:p>
          </table:table-cell>
          <table:table-cell/>
          <table:table-cell table:formula="of:=AVERAGE([.A237:.A256])" office:value-type="float" office:value="15.5">
            <text:p>15.5</text:p>
          </table:table-cell>
          <table:table-cell table:formula="of:=AVERAGE([.B237:.B256])" office:value-type="float" office:value="0.902185">
            <text:p>0.902185</text:p>
          </table:table-cell>
          <table:table-cell table:formula="of:=AVERAGE([.C237:.C256])" office:value-type="float" office:value="0.52303">
            <text:p>0.5230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2">
            <text:p>0.912</text:p>
          </table:table-cell>
          <table:table-cell office:value-type="float" office:value="0.5545">
            <text:p>0.5545</text:p>
          </table:table-cell>
          <table:table-cell/>
          <table:table-cell table:formula="of:=AVERAGE([.A238:.A257])" office:value-type="float" office:value="15.6">
            <text:p>15.6</text:p>
          </table:table-cell>
          <table:table-cell table:formula="of:=AVERAGE([.B238:.B257])" office:value-type="float" office:value="0.90332">
            <text:p>0.90332</text:p>
          </table:table-cell>
          <table:table-cell table:formula="of:=AVERAGE([.C238:.C257])" office:value-type="float" office:value="0.52563">
            <text:p>0.5256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239:.A258])" office:value-type="float" office:value="15.7">
            <text:p>15.7</text:p>
          </table:table-cell>
          <table:table-cell table:formula="of:=AVERAGE([.B239:.B258])" office:value-type="float" office:value="0.903455">
            <text:p>0.903455</text:p>
          </table:table-cell>
          <table:table-cell table:formula="of:=AVERAGE([.C239:.C258])" office:value-type="float" office:value="0.526045">
            <text:p>0.52604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117">
            <text:p>0.9117</text:p>
          </table:table-cell>
          <table:table-cell office:value-type="float" office:value="0.5551">
            <text:p>0.5551</text:p>
          </table:table-cell>
          <table:table-cell/>
          <table:table-cell table:formula="of:=AVERAGE([.A240:.A259])" office:value-type="float" office:value="15.8">
            <text:p>15.8</text:p>
          </table:table-cell>
          <table:table-cell table:formula="of:=AVERAGE([.B240:.B259])" office:value-type="float" office:value="0.903475">
            <text:p>0.903475</text:p>
          </table:table-cell>
          <table:table-cell table:formula="of:=AVERAGE([.C240:.C259])" office:value-type="float" office:value="0.526025">
            <text:p>0.52602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017">
            <text:p>0.9017</text:p>
          </table:table-cell>
          <table:table-cell office:value-type="float" office:value="0.513">
            <text:p>0.513</text:p>
          </table:table-cell>
          <table:table-cell/>
          <table:table-cell table:formula="of:=AVERAGE([.A241:.A260])" office:value-type="float" office:value="15.9">
            <text:p>15.9</text:p>
          </table:table-cell>
          <table:table-cell table:formula="of:=AVERAGE([.B241:.B260])" office:value-type="float" office:value="0.903375">
            <text:p>0.903375</text:p>
          </table:table-cell>
          <table:table-cell table:formula="of:=AVERAGE([.C241:.C260])" office:value-type="float" office:value="0.525555">
            <text:p>0.52555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3">
            <text:p>0.9023</text:p>
          </table:table-cell>
          <table:table-cell office:value-type="float" office:value="0.515">
            <text:p>0.515</text:p>
          </table:table-cell>
          <table:table-cell/>
          <table:table-cell table:formula="of:=AVERAGE([.A242:.A261])" office:value-type="float" office:value="16">
            <text:p>16</text:p>
          </table:table-cell>
          <table:table-cell table:formula="of:=AVERAGE([.B242:.B261])" office:value-type="float" office:value="0.903425">
            <text:p>0.903425</text:p>
          </table:table-cell>
          <table:table-cell table:formula="of:=AVERAGE([.C242:.C261])" office:value-type="float" office:value="0.52581">
            <text:p>0.5258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1">
            <text:p>0.901</text:p>
          </table:table-cell>
          <table:table-cell office:value-type="float" office:value="0.511">
            <text:p>0.511</text:p>
          </table:table-cell>
          <table:table-cell/>
          <table:table-cell table:formula="of:=AVERAGE([.A243:.A262])" office:value-type="float" office:value="16.1">
            <text:p>16.1</text:p>
          </table:table-cell>
          <table:table-cell table:formula="of:=AVERAGE([.B243:.B262])" office:value-type="float" office:value="0.903575">
            <text:p>0.903575</text:p>
          </table:table-cell>
          <table:table-cell table:formula="of:=AVERAGE([.C243:.C262])" office:value-type="float" office:value="0.52642">
            <text:p>0.5264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8">
            <text:p>0.898</text:p>
          </table:table-cell>
          <table:table-cell office:value-type="float" office:value="0.5081">
            <text:p>0.5081</text:p>
          </table:table-cell>
          <table:table-cell/>
          <table:table-cell table:formula="of:=AVERAGE([.A244:.A263])" office:value-type="float" office:value="16.2">
            <text:p>16.2</text:p>
          </table:table-cell>
          <table:table-cell table:formula="of:=AVERAGE([.B244:.B263])" office:value-type="float" office:value="0.90349">
            <text:p>0.90349</text:p>
          </table:table-cell>
          <table:table-cell table:formula="of:=AVERAGE([.C244:.C263])" office:value-type="float" office:value="0.526145">
            <text:p>0.52614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7">
            <text:p>0.9117</text:p>
          </table:table-cell>
          <table:table-cell office:value-type="float" office:value="0.5519">
            <text:p>0.5519</text:p>
          </table:table-cell>
          <table:table-cell/>
          <table:table-cell table:formula="of:=AVERAGE([.A245:.A264])" office:value-type="float" office:value="16.3">
            <text:p>16.3</text:p>
          </table:table-cell>
          <table:table-cell table:formula="of:=AVERAGE([.B245:.B264])" office:value-type="float" office:value="0.90349">
            <text:p>0.90349</text:p>
          </table:table-cell>
          <table:table-cell table:formula="of:=AVERAGE([.C245:.C264])" office:value-type="float" office:value="0.52607">
            <text:p>0.5260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27">
            <text:p>0.9127</text:p>
          </table:table-cell>
          <table:table-cell office:value-type="float" office:value="0.5533">
            <text:p>0.5533</text:p>
          </table:table-cell>
          <table:table-cell/>
          <table:table-cell table:formula="of:=AVERAGE([.A246:.A265])" office:value-type="float" office:value="16.4">
            <text:p>16.4</text:p>
          </table:table-cell>
          <table:table-cell table:formula="of:=AVERAGE([.B246:.B265])" office:value-type="float" office:value="0.90362">
            <text:p>0.90362</text:p>
          </table:table-cell>
          <table:table-cell table:formula="of:=AVERAGE([.C246:.C265])" office:value-type="float" office:value="0.526695">
            <text:p>0.52669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">
            <text:p>0.91</text:p>
          </table:table-cell>
          <table:table-cell office:value-type="float" office:value="0.5443">
            <text:p>0.5443</text:p>
          </table:table-cell>
          <table:table-cell/>
          <table:table-cell table:formula="of:=AVERAGE([.A247:.A266])" office:value-type="float" office:value="16.5">
            <text:p>16.5</text:p>
          </table:table-cell>
          <table:table-cell table:formula="of:=AVERAGE([.B247:.B266])" office:value-type="float" office:value="0.90357">
            <text:p>0.90357</text:p>
          </table:table-cell>
          <table:table-cell table:formula="of:=AVERAGE([.C247:.C266])" office:value-type="float" office:value="0.52653">
            <text:p>0.5265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683">
            <text:p>0.8683</text:p>
          </table:table-cell>
          <table:table-cell office:value-type="float" office:value="0.4483">
            <text:p>0.4483</text:p>
          </table:table-cell>
          <table:table-cell/>
          <table:table-cell table:formula="of:=AVERAGE([.A248:.A267])" office:value-type="float" office:value="16.6">
            <text:p>16.6</text:p>
          </table:table-cell>
          <table:table-cell table:formula="of:=AVERAGE([.B248:.B267])" office:value-type="float" office:value="0.903605">
            <text:p>0.903605</text:p>
          </table:table-cell>
          <table:table-cell table:formula="of:=AVERAGE([.C248:.C267])" office:value-type="float" office:value="0.52655">
            <text:p>0.5265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53">
            <text:p>0.8953</text:p>
          </table:table-cell>
          <table:table-cell office:value-type="float" office:value="0.4935">
            <text:p>0.4935</text:p>
          </table:table-cell>
          <table:table-cell/>
          <table:table-cell table:formula="of:=AVERAGE([.A249:.A268])" office:value-type="float" office:value="16.7">
            <text:p>16.7</text:p>
          </table:table-cell>
          <table:table-cell table:formula="of:=AVERAGE([.B249:.B268])" office:value-type="float" office:value="0.904525">
            <text:p>0.904525</text:p>
          </table:table-cell>
          <table:table-cell table:formula="of:=AVERAGE([.C249:.C268])" office:value-type="float" office:value="0.528155">
            <text:p>0.52815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7">
            <text:p>0.9037</text:p>
          </table:table-cell>
          <table:table-cell office:value-type="float" office:value="0.5278">
            <text:p>0.5278</text:p>
          </table:table-cell>
          <table:table-cell/>
          <table:table-cell table:formula="of:=AVERAGE([.A250:.A269])" office:value-type="float" office:value="16.8">
            <text:p>16.8</text:p>
          </table:table-cell>
          <table:table-cell table:formula="of:=AVERAGE([.B250:.B269])" office:value-type="float" office:value="0.904325">
            <text:p>0.904325</text:p>
          </table:table-cell>
          <table:table-cell table:formula="of:=AVERAGE([.C250:.C269])" office:value-type="float" office:value="0.527475">
            <text:p>0.52747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73">
            <text:p>0.8973</text:p>
          </table:table-cell>
          <table:table-cell office:value-type="float" office:value="0.5094">
            <text:p>0.5094</text:p>
          </table:table-cell>
          <table:table-cell/>
          <table:table-cell table:formula="of:=AVERAGE([.A251:.A270])" office:value-type="float" office:value="16.9">
            <text:p>16.9</text:p>
          </table:table-cell>
          <table:table-cell table:formula="of:=AVERAGE([.B251:.B270])" office:value-type="float" office:value="0.904225">
            <text:p>0.904225</text:p>
          </table:table-cell>
          <table:table-cell table:formula="of:=AVERAGE([.C251:.C270])" office:value-type="float" office:value="0.52724">
            <text:p>0.5272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">
            <text:p>0.909</text:p>
          </table:table-cell>
          <table:table-cell office:value-type="float" office:value="0.5512">
            <text:p>0.5512</text:p>
          </table:table-cell>
          <table:table-cell/>
          <table:table-cell table:formula="of:=AVERAGE([.A252:.A271])" office:value-type="float" office:value="17">
            <text:p>17</text:p>
          </table:table-cell>
          <table:table-cell table:formula="of:=AVERAGE([.B252:.B271])" office:value-type="float" office:value="0.904345">
            <text:p>0.904345</text:p>
          </table:table-cell>
          <table:table-cell table:formula="of:=AVERAGE([.C252:.C271])" office:value-type="float" office:value="0.52748">
            <text:p>0.52748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5">
            <text:p>0.915</text:p>
          </table:table-cell>
          <table:table-cell office:value-type="float" office:value="0.5701">
            <text:p>0.5701</text:p>
          </table:table-cell>
          <table:table-cell/>
          <table:table-cell table:formula="of:=AVERAGE([.A253:.A272])" office:value-type="float" office:value="17.1">
            <text:p>17.1</text:p>
          </table:table-cell>
          <table:table-cell table:formula="of:=AVERAGE([.B253:.B272])" office:value-type="float" office:value="0.90441">
            <text:p>0.90441</text:p>
          </table:table-cell>
          <table:table-cell table:formula="of:=AVERAGE([.C253:.C272])" office:value-type="float" office:value="0.52735">
            <text:p>0.5273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1">
            <text:p>0.911</text:p>
          </table:table-cell>
          <table:table-cell office:value-type="float" office:value="0.5426">
            <text:p>0.5426</text:p>
          </table:table-cell>
          <table:table-cell/>
          <table:table-cell table:formula="of:=AVERAGE([.A254:.A273])" office:value-type="float" office:value="17.2">
            <text:p>17.2</text:p>
          </table:table-cell>
          <table:table-cell table:formula="of:=AVERAGE([.B254:.B273])" office:value-type="float" office:value="0.90441">
            <text:p>0.90441</text:p>
          </table:table-cell>
          <table:table-cell table:formula="of:=AVERAGE([.C254:.C273])" office:value-type="float" office:value="0.527265">
            <text:p>0.52726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">
            <text:p>0.902</text:p>
          </table:table-cell>
          <table:table-cell office:value-type="float" office:value="0.5219">
            <text:p>0.5219</text:p>
          </table:table-cell>
          <table:table-cell/>
          <table:table-cell table:formula="of:=AVERAGE([.A255:.A274])" office:value-type="float" office:value="17.3">
            <text:p>17.3</text:p>
          </table:table-cell>
          <table:table-cell table:formula="of:=AVERAGE([.B255:.B274])" office:value-type="float" office:value="0.904445">
            <text:p>0.904445</text:p>
          </table:table-cell>
          <table:table-cell table:formula="of:=AVERAGE([.C255:.C274])" office:value-type="float" office:value="0.52732">
            <text:p>0.5273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37">
            <text:p>0.8937</text:p>
          </table:table-cell>
          <table:table-cell office:value-type="float" office:value="0.4955">
            <text:p>0.4955</text:p>
          </table:table-cell>
          <table:table-cell/>
          <table:table-cell table:formula="of:=AVERAGE([.A256:.A275])" office:value-type="float" office:value="17.4">
            <text:p>17.4</text:p>
          </table:table-cell>
          <table:table-cell table:formula="of:=AVERAGE([.B256:.B275])" office:value-type="float" office:value="0.90448">
            <text:p>0.90448</text:p>
          </table:table-cell>
          <table:table-cell table:formula="of:=AVERAGE([.C256:.C275])" office:value-type="float" office:value="0.527555">
            <text:p>0.52755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67">
            <text:p>0.9067</text:p>
          </table:table-cell>
          <table:table-cell office:value-type="float" office:value="0.5303">
            <text:p>0.5303</text:p>
          </table:table-cell>
          <table:table-cell/>
          <table:table-cell table:formula="of:=AVERAGE([.A257:.A276])" office:value-type="float" office:value="17.5">
            <text:p>17.5</text:p>
          </table:table-cell>
          <table:table-cell table:formula="of:=AVERAGE([.B257:.B276])" office:value-type="float" office:value="0.90446">
            <text:p>0.90446</text:p>
          </table:table-cell>
          <table:table-cell table:formula="of:=AVERAGE([.C257:.C276])" office:value-type="float" office:value="0.527665">
            <text:p>0.52766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147">
            <text:p>0.9147</text:p>
          </table:table-cell>
          <table:table-cell office:value-type="float" office:value="0.5628">
            <text:p>0.5628</text:p>
          </table:table-cell>
          <table:table-cell/>
          <table:table-cell table:formula="of:=AVERAGE([.A258:.A277])" office:value-type="float" office:value="17.6">
            <text:p>17.6</text:p>
          </table:table-cell>
          <table:table-cell table:formula="of:=AVERAGE([.B258:.B277])" office:value-type="float" office:value="0.90424">
            <text:p>0.90424</text:p>
          </table:table-cell>
          <table:table-cell table:formula="of:=AVERAGE([.C258:.C277])" office:value-type="float" office:value="0.526825">
            <text:p>0.52682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37">
            <text:p>0.9037</text:p>
          </table:table-cell>
          <table:table-cell office:value-type="float" office:value="0.5154">
            <text:p>0.5154</text:p>
          </table:table-cell>
          <table:table-cell/>
          <table:table-cell table:formula="of:=AVERAGE([.A259:.A278])" office:value-type="float" office:value="17.7">
            <text:p>17.7</text:p>
          </table:table-cell>
          <table:table-cell table:formula="of:=AVERAGE([.B259:.B278])" office:value-type="float" office:value="0.90422">
            <text:p>0.90422</text:p>
          </table:table-cell>
          <table:table-cell table:formula="of:=AVERAGE([.C259:.C278])" office:value-type="float" office:value="0.526705">
            <text:p>0.52670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97">
            <text:p>0.9097</text:p>
          </table:table-cell>
          <table:table-cell office:value-type="float" office:value="0.5457">
            <text:p>0.5457</text:p>
          </table:table-cell>
          <table:table-cell/>
          <table:table-cell table:formula="of:=AVERAGE([.A260:.A279])" office:value-type="float" office:value="17.8">
            <text:p>17.8</text:p>
          </table:table-cell>
          <table:table-cell table:formula="of:=AVERAGE([.B260:.B279])" office:value-type="float" office:value="0.904235">
            <text:p>0.904235</text:p>
          </table:table-cell>
          <table:table-cell table:formula="of:=AVERAGE([.C260:.C279])" office:value-type="float" office:value="0.52682">
            <text:p>0.5268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027">
            <text:p>0.9027</text:p>
          </table:table-cell>
          <table:table-cell office:value-type="float" office:value="0.5181">
            <text:p>0.5181</text:p>
          </table:table-cell>
          <table:table-cell/>
          <table:table-cell table:formula="of:=AVERAGE([.A261:.A280])" office:value-type="float" office:value="17.9">
            <text:p>17.9</text:p>
          </table:table-cell>
          <table:table-cell table:formula="of:=AVERAGE([.B261:.B280])" office:value-type="float" office:value="0.904215">
            <text:p>0.904215</text:p>
          </table:table-cell>
          <table:table-cell table:formula="of:=AVERAGE([.C261:.C280])" office:value-type="float" office:value="0.526665">
            <text:p>0.52666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53">
            <text:p>0.9053</text:p>
          </table:table-cell>
          <table:table-cell office:value-type="float" office:value="0.5272">
            <text:p>0.5272</text:p>
          </table:table-cell>
          <table:table-cell/>
          <table:table-cell table:formula="of:=AVERAGE([.A262:.A281])" office:value-type="float" office:value="18">
            <text:p>18</text:p>
          </table:table-cell>
          <table:table-cell table:formula="of:=AVERAGE([.B262:.B281])" office:value-type="float" office:value="0.904095">
            <text:p>0.904095</text:p>
          </table:table-cell>
          <table:table-cell table:formula="of:=AVERAGE([.C262:.C281])" office:value-type="float" office:value="0.52616">
            <text:p>0.5261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3">
            <text:p>0.8993</text:p>
          </table:table-cell>
          <table:table-cell office:value-type="float" office:value="0.5055">
            <text:p>0.5055</text:p>
          </table:table-cell>
          <table:table-cell/>
          <table:table-cell table:formula="of:=AVERAGE([.A263:.A282])" office:value-type="float" office:value="18.1">
            <text:p>18.1</text:p>
          </table:table-cell>
          <table:table-cell table:formula="of:=AVERAGE([.B263:.B282])" office:value-type="float" office:value="0.904015">
            <text:p>0.904015</text:p>
          </table:table-cell>
          <table:table-cell table:formula="of:=AVERAGE([.C263:.C282])" office:value-type="float" office:value="0.52582">
            <text:p>0.5258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8">
            <text:p>0.898</text:p>
          </table:table-cell>
          <table:table-cell office:value-type="float" office:value="0.5066">
            <text:p>0.5066</text:p>
          </table:table-cell>
          <table:table-cell/>
          <table:table-cell table:formula="of:=AVERAGE([.A264:.A283])" office:value-type="float" office:value="18.2">
            <text:p>18.2</text:p>
          </table:table-cell>
          <table:table-cell table:formula="of:=AVERAGE([.B264:.B283])" office:value-type="float" office:value="0.904085">
            <text:p>0.904085</text:p>
          </table:table-cell>
          <table:table-cell table:formula="of:=AVERAGE([.C264:.C283])" office:value-type="float" office:value="0.5261">
            <text:p>0.526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43">
            <text:p>0.9143</text:p>
          </table:table-cell>
          <table:table-cell office:value-type="float" office:value="0.5644">
            <text:p>0.5644</text:p>
          </table:table-cell>
          <table:table-cell/>
          <table:table-cell table:formula="of:=AVERAGE([.A265:.A284])" office:value-type="float" office:value="18.3">
            <text:p>18.3</text:p>
          </table:table-cell>
          <table:table-cell table:formula="of:=AVERAGE([.B265:.B284])" office:value-type="float" office:value="0.9041">
            <text:p>0.9041</text:p>
          </table:table-cell>
          <table:table-cell table:formula="of:=AVERAGE([.C265:.C284])" office:value-type="float" office:value="0.526145">
            <text:p>0.52614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7">
            <text:p>0.9117</text:p>
          </table:table-cell>
          <table:table-cell office:value-type="float" office:value="0.55">
            <text:p>0.55</text:p>
          </table:table-cell>
          <table:table-cell/>
          <table:table-cell table:formula="of:=AVERAGE([.A266:.A285])" office:value-type="float" office:value="18.4">
            <text:p>18.4</text:p>
          </table:table-cell>
          <table:table-cell table:formula="of:=AVERAGE([.B266:.B285])" office:value-type="float" office:value="0.9039">
            <text:p>0.9039</text:p>
          </table:table-cell>
          <table:table-cell table:formula="of:=AVERAGE([.C266:.C285])" office:value-type="float" office:value="0.525615">
            <text:p>0.52561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07">
            <text:p>0.9107</text:p>
          </table:table-cell>
          <table:table-cell office:value-type="float" office:value="0.5447">
            <text:p>0.5447</text:p>
          </table:table-cell>
          <table:table-cell/>
          <table:table-cell table:formula="of:=AVERAGE([.A267:.A286])" office:value-type="float" office:value="18.5">
            <text:p>18.5</text:p>
          </table:table-cell>
          <table:table-cell table:formula="of:=AVERAGE([.B267:.B286])" office:value-type="float" office:value="0.9039">
            <text:p>0.9039</text:p>
          </table:table-cell>
          <table:table-cell table:formula="of:=AVERAGE([.C267:.C286])" office:value-type="float" office:value="0.525595">
            <text:p>0.52559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67">
            <text:p>0.8867</text:p>
          </table:table-cell>
          <table:table-cell office:value-type="float" office:value="0.4804">
            <text:p>0.4804</text:p>
          </table:table-cell>
          <table:table-cell/>
          <table:table-cell table:formula="of:=AVERAGE([.A268:.A287])" office:value-type="float" office:value="18.6">
            <text:p>18.6</text:p>
          </table:table-cell>
          <table:table-cell table:formula="of:=AVERAGE([.B268:.B287])" office:value-type="float" office:value="0.9039">
            <text:p>0.9039</text:p>
          </table:table-cell>
          <table:table-cell table:formula="of:=AVERAGE([.C268:.C287])" office:value-type="float" office:value="0.525635">
            <text:p>0.52563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13">
            <text:p>0.8913</text:p>
          </table:table-cell>
          <table:table-cell office:value-type="float" office:value="0.4799">
            <text:p>0.4799</text:p>
          </table:table-cell>
          <table:table-cell/>
          <table:table-cell table:formula="of:=AVERAGE([.A269:.A288])" office:value-type="float" office:value="18.7">
            <text:p>18.7</text:p>
          </table:table-cell>
          <table:table-cell table:formula="of:=AVERAGE([.B269:.B288])" office:value-type="float" office:value="0.90425">
            <text:p>0.90425</text:p>
          </table:table-cell>
          <table:table-cell table:formula="of:=AVERAGE([.C269:.C288])" office:value-type="float" office:value="0.526075">
            <text:p>0.52607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17">
            <text:p>0.9017</text:p>
          </table:table-cell>
          <table:table-cell office:value-type="float" office:value="0.5231">
            <text:p>0.5231</text:p>
          </table:table-cell>
          <table:table-cell/>
          <table:table-cell table:formula="of:=AVERAGE([.A270:.A289])" office:value-type="float" office:value="18.8">
            <text:p>18.8</text:p>
          </table:table-cell>
          <table:table-cell table:formula="of:=AVERAGE([.B270:.B289])" office:value-type="float" office:value="0.904435">
            <text:p>0.904435</text:p>
          </table:table-cell>
          <table:table-cell table:formula="of:=AVERAGE([.C270:.C289])" office:value-type="float" office:value="0.526595">
            <text:p>0.52659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97">
            <text:p>0.8997</text:p>
          </table:table-cell>
          <table:table-cell office:value-type="float" office:value="0.5142">
            <text:p>0.5142</text:p>
          </table:table-cell>
          <table:table-cell/>
          <table:table-cell table:formula="of:=AVERAGE([.A271:.A290])" office:value-type="float" office:value="18.9">
            <text:p>18.9</text:p>
          </table:table-cell>
          <table:table-cell table:formula="of:=AVERAGE([.B271:.B290])" office:value-type="float" office:value="0.9046">
            <text:p>0.9046</text:p>
          </table:table-cell>
          <table:table-cell table:formula="of:=AVERAGE([.C271:.C290])" office:value-type="float" office:value="0.52688">
            <text:p>0.5268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03">
            <text:p>0.9103</text:p>
          </table:table-cell>
          <table:table-cell office:value-type="float" office:value="0.5486">
            <text:p>0.5486</text:p>
          </table:table-cell>
          <table:table-cell/>
          <table:table-cell table:formula="of:=AVERAGE([.A272:.A291])" office:value-type="float" office:value="19">
            <text:p>19</text:p>
          </table:table-cell>
          <table:table-cell table:formula="of:=AVERAGE([.B272:.B291])" office:value-type="float" office:value="0.904565">
            <text:p>0.904565</text:p>
          </table:table-cell>
          <table:table-cell table:formula="of:=AVERAGE([.C272:.C291])" office:value-type="float" office:value="0.526735">
            <text:p>0.52673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5">
            <text:p>0.915</text:p>
          </table:table-cell>
          <table:table-cell office:value-type="float" office:value="0.5684">
            <text:p>0.5684</text:p>
          </table:table-cell>
          <table:table-cell/>
          <table:table-cell table:formula="of:=AVERAGE([.A273:.A292])" office:value-type="float" office:value="19.1">
            <text:p>19.1</text:p>
          </table:table-cell>
          <table:table-cell table:formula="of:=AVERAGE([.B273:.B292])" office:value-type="float" office:value="0.904485">
            <text:p>0.904485</text:p>
          </table:table-cell>
          <table:table-cell table:formula="of:=AVERAGE([.C273:.C292])" office:value-type="float" office:value="0.52642">
            <text:p>0.52642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17">
            <text:p>0.9117</text:p>
          </table:table-cell>
          <table:table-cell office:value-type="float" office:value="0.5437">
            <text:p>0.5437</text:p>
          </table:table-cell>
          <table:table-cell/>
          <table:table-cell table:formula="of:=AVERAGE([.A274:.A293])" office:value-type="float" office:value="19.2">
            <text:p>19.2</text:p>
          </table:table-cell>
          <table:table-cell table:formula="of:=AVERAGE([.B274:.B293])" office:value-type="float" office:value="0.904535">
            <text:p>0.904535</text:p>
          </table:table-cell>
          <table:table-cell table:formula="of:=AVERAGE([.C274:.C293])" office:value-type="float" office:value="0.52671">
            <text:p>0.5267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27">
            <text:p>0.9027</text:p>
          </table:table-cell>
          <table:table-cell office:value-type="float" office:value="0.5266">
            <text:p>0.5266</text:p>
          </table:table-cell>
          <table:table-cell/>
          <table:table-cell table:formula="of:=AVERAGE([.A275:.A294])" office:value-type="float" office:value="19.3">
            <text:p>19.3</text:p>
          </table:table-cell>
          <table:table-cell table:formula="of:=AVERAGE([.B275:.B294])" office:value-type="float" office:value="0.903765">
            <text:p>0.903765</text:p>
          </table:table-cell>
          <table:table-cell table:formula="of:=AVERAGE([.C275:.C294])" office:value-type="float" office:value="0.52493">
            <text:p>0.5249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33">
            <text:p>0.8933</text:p>
          </table:table-cell>
          <table:table-cell office:value-type="float" office:value="0.4977">
            <text:p>0.4977</text:p>
          </table:table-cell>
          <table:table-cell/>
          <table:table-cell table:formula="of:=AVERAGE([.A276:.A295])" office:value-type="float" office:value="19.4">
            <text:p>19.4</text:p>
          </table:table-cell>
          <table:table-cell table:formula="of:=AVERAGE([.B276:.B295])" office:value-type="float" office:value="0.90383">
            <text:p>0.90383</text:p>
          </table:table-cell>
          <table:table-cell table:formula="of:=AVERAGE([.C276:.C295])" office:value-type="float" office:value="0.525085">
            <text:p>0.52508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23">
            <text:p>0.9023</text:p>
          </table:table-cell>
          <table:table-cell office:value-type="float" office:value="0.5135">
            <text:p>0.5135</text:p>
          </table:table-cell>
          <table:table-cell/>
          <table:table-cell table:formula="of:=AVERAGE([.A277:.A296])" office:value-type="float" office:value="19.5">
            <text:p>19.5</text:p>
          </table:table-cell>
          <table:table-cell table:formula="of:=AVERAGE([.B277:.B296])" office:value-type="float" office:value="0.903865">
            <text:p>0.903865</text:p>
          </table:table-cell>
          <table:table-cell table:formula="of:=AVERAGE([.C277:.C296])" office:value-type="float" office:value="0.52508">
            <text:p>0.5250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143">
            <text:p>0.9143</text:p>
          </table:table-cell>
          <table:table-cell office:value-type="float" office:value="0.5604">
            <text:p>0.5604</text:p>
          </table:table-cell>
          <table:table-cell/>
          <table:table-cell table:formula="of:=AVERAGE([.A278:.A297])" office:value-type="float" office:value="19.6">
            <text:p>19.6</text:p>
          </table:table-cell>
          <table:table-cell table:formula="of:=AVERAGE([.B278:.B297])" office:value-type="float" office:value="0.9037">
            <text:p>0.9037</text:p>
          </table:table-cell>
          <table:table-cell table:formula="of:=AVERAGE([.C278:.C297])" office:value-type="float" office:value="0.524915">
            <text:p>0.52491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4">
            <text:p>0.904</text:p>
          </table:table-cell>
          <table:table-cell office:value-type="float" office:value="0.5177">
            <text:p>0.5177</text:p>
          </table:table-cell>
          <table:table-cell/>
          <table:table-cell table:formula="of:=AVERAGE([.A279:.A298])" office:value-type="float" office:value="19.7">
            <text:p>19.7</text:p>
          </table:table-cell>
          <table:table-cell table:formula="of:=AVERAGE([.B279:.B298])" office:value-type="float" office:value="0.90375">
            <text:p>0.90375</text:p>
          </table:table-cell>
          <table:table-cell table:formula="of:=AVERAGE([.C279:.C298])" office:value-type="float" office:value="0.52509">
            <text:p>0.5250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93">
            <text:p>0.9093</text:p>
          </table:table-cell>
          <table:table-cell office:value-type="float" office:value="0.5426">
            <text:p>0.5426</text:p>
          </table:table-cell>
          <table:table-cell/>
          <table:table-cell table:formula="of:=AVERAGE([.A280:.A299])" office:value-type="float" office:value="19.8">
            <text:p>19.8</text:p>
          </table:table-cell>
          <table:table-cell table:formula="of:=AVERAGE([.B280:.B299])" office:value-type="float" office:value="0.903685">
            <text:p>0.903685</text:p>
          </table:table-cell>
          <table:table-cell table:formula="of:=AVERAGE([.C280:.C299])" office:value-type="float" office:value="0.52498">
            <text:p>0.5249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003">
            <text:p>0.9003</text:p>
          </table:table-cell>
          <table:table-cell office:value-type="float" office:value="0.508">
            <text:p>0.508</text:p>
          </table:table-cell>
          <table:table-cell/>
          <table:table-cell table:formula="of:=AVERAGE([.A281:.A300])" office:value-type="float" office:value="19.9">
            <text:p>19.9</text:p>
          </table:table-cell>
          <table:table-cell table:formula="of:=AVERAGE([.B281:.B300])" office:value-type="float" office:value="0.903735">
            <text:p>0.903735</text:p>
          </table:table-cell>
          <table:table-cell table:formula="of:=AVERAGE([.C281:.C300])" office:value-type="float" office:value="0.525125">
            <text:p>0.52512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37">
            <text:p>0.9037</text:p>
          </table:table-cell>
          <table:table-cell office:value-type="float" office:value="0.5204">
            <text:p>0.5204</text:p>
          </table:table-cell>
          <table:table-cell/>
          <table:table-cell table:formula="of:=AVERAGE([.A282:.A301])" office:value-type="float" office:value="20">
            <text:p>20</text:p>
          </table:table-cell>
          <table:table-cell table:formula="of:=AVERAGE([.B282:.B301])" office:value-type="float" office:value="0.90382">
            <text:p>0.90382</text:p>
          </table:table-cell>
          <table:table-cell table:formula="of:=AVERAGE([.C282:.C301])" office:value-type="float" office:value="0.5254">
            <text:p>0.525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07">
            <text:p>0.9007</text:p>
          </table:table-cell>
          <table:table-cell office:value-type="float" office:value="0.5111">
            <text:p>0.5111</text:p>
          </table:table-cell>
          <table:table-cell/>
          <table:table-cell table:formula="of:=AVERAGE([.A283:.A302])" office:value-type="float" office:value="20.25">
            <text:p>20.25</text:p>
          </table:table-cell>
          <table:table-cell table:formula="of:=AVERAGE([.B283:.B302])" office:value-type="float" office:value="0.9038">
            <text:p>0.9038</text:p>
          </table:table-cell>
          <table:table-cell table:formula="of:=AVERAGE([.C283:.C302])" office:value-type="float" office:value="0.52517">
            <text:p>0.5251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83">
            <text:p>0.8983</text:p>
          </table:table-cell>
          <table:table-cell office:value-type="float" office:value="0.5075">
            <text:p>0.5075</text:p>
          </table:table-cell>
          <table:table-cell/>
          <table:table-cell table:formula="of:=AVERAGE([.A284:.A303])" office:value-type="float" office:value="20.5">
            <text:p>20.5</text:p>
          </table:table-cell>
          <table:table-cell table:formula="of:=AVERAGE([.B284:.B303])" office:value-type="float" office:value="0.903815">
            <text:p>0.903815</text:p>
          </table:table-cell>
          <table:table-cell table:formula="of:=AVERAGE([.C284:.C303])" office:value-type="float" office:value="0.525365">
            <text:p>0.52536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3">
            <text:p>0.9103</text:p>
          </table:table-cell>
          <table:table-cell office:value-type="float" office:value="0.5538">
            <text:p>0.5538</text:p>
          </table:table-cell>
          <table:table-cell/>
          <table:table-cell table:formula="of:=AVERAGE([.A285:.A304])" office:value-type="float" office:value="20.75">
            <text:p>20.75</text:p>
          </table:table-cell>
          <table:table-cell table:formula="of:=AVERAGE([.B285:.B304])" office:value-type="float" office:value="0.903785">
            <text:p>0.903785</text:p>
          </table:table-cell>
          <table:table-cell table:formula="of:=AVERAGE([.C285:.C304])" office:value-type="float" office:value="0.525275">
            <text:p>0.52527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17">
            <text:p>0.9117</text:p>
          </table:table-cell>
          <table:table-cell office:value-type="float" office:value="0.5496">
            <text:p>0.5496</text:p>
          </table:table-cell>
          <table:table-cell/>
          <table:table-cell table:formula="of:=AVERAGE([.A286:.A305])" office:value-type="float" office:value="21">
            <text:p>21</text:p>
          </table:table-cell>
          <table:table-cell table:formula="of:=AVERAGE([.B286:.B305])" office:value-type="float" office:value="0.90397">
            <text:p>0.90397</text:p>
          </table:table-cell>
          <table:table-cell table:formula="of:=AVERAGE([.C286:.C305])" office:value-type="float" office:value="0.52573">
            <text:p>0.5257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7">
            <text:p>0.9107</text:p>
          </table:table-cell>
          <table:table-cell office:value-type="float" office:value="0.5455">
            <text:p>0.5455</text:p>
          </table:table-cell>
          <table:table-cell/>
          <table:table-cell table:formula="of:=AVERAGE([.A287:.A306])" office:value-type="float" office:value="21.25">
            <text:p>21.25</text:p>
          </table:table-cell>
          <table:table-cell table:formula="of:=AVERAGE([.B287:.B306])" office:value-type="float" office:value="0.904">
            <text:p>0.904</text:p>
          </table:table-cell>
          <table:table-cell table:formula="of:=AVERAGE([.C287:.C306])" office:value-type="float" office:value="0.52583">
            <text:p>0.5258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7">
            <text:p>0.8937</text:p>
          </table:table-cell>
          <table:table-cell office:value-type="float" office:value="0.4892">
            <text:p>0.4892</text:p>
          </table:table-cell>
          <table:table-cell/>
          <table:table-cell table:formula="of:=AVERAGE([.A288:.A307])" office:value-type="float" office:value="21.5">
            <text:p>21.5</text:p>
          </table:table-cell>
          <table:table-cell table:formula="of:=AVERAGE([.B288:.B307])" office:value-type="float" office:value="0.90403">
            <text:p>0.90403</text:p>
          </table:table-cell>
          <table:table-cell table:formula="of:=AVERAGE([.C288:.C307])" office:value-type="float" office:value="0.525885">
            <text:p>0.52588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5">
            <text:p>0.895</text:p>
          </table:table-cell>
          <table:table-cell office:value-type="float" office:value="0.4903">
            <text:p>0.4903</text:p>
          </table:table-cell>
          <table:table-cell/>
          <table:table-cell table:formula="of:=AVERAGE([.A289:.A308])" office:value-type="float" office:value="21.75">
            <text:p>21.75</text:p>
          </table:table-cell>
          <table:table-cell table:formula="of:=AVERAGE([.B289:.B308])" office:value-type="float" office:value="0.90406">
            <text:p>0.90406</text:p>
          </table:table-cell>
          <table:table-cell table:formula="of:=AVERAGE([.C289:.C308])" office:value-type="float" office:value="0.52601">
            <text:p>0.5260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5">
            <text:p>0.905</text:p>
          </table:table-cell>
          <table:table-cell office:value-type="float" office:value="0.5288">
            <text:p>0.5288</text:p>
          </table:table-cell>
          <table:table-cell/>
          <table:table-cell table:formula="of:=AVERAGE([.A290:.A309])" office:value-type="float" office:value="22">
            <text:p>22</text:p>
          </table:table-cell>
          <table:table-cell table:formula="of:=AVERAGE([.B290:.B309])" office:value-type="float" office:value="0.90406">
            <text:p>0.90406</text:p>
          </table:table-cell>
          <table:table-cell table:formula="of:=AVERAGE([.C290:.C309])" office:value-type="float" office:value="0.526125">
            <text:p>0.52612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">
            <text:p>0.899</text:p>
          </table:table-cell>
          <table:table-cell office:value-type="float" office:value="0.5113">
            <text:p>0.5113</text:p>
          </table:table-cell>
          <table:table-cell/>
          <table:table-cell table:formula="of:=AVERAGE([.A291:.A310])" office:value-type="float" office:value="22.25">
            <text:p>22.25</text:p>
          </table:table-cell>
          <table:table-cell table:formula="of:=AVERAGE([.B291:.B310])" office:value-type="float" office:value="0.904045">
            <text:p>0.904045</text:p>
          </table:table-cell>
          <table:table-cell table:formula="of:=AVERAGE([.C291:.C310])" office:value-type="float" office:value="0.52613">
            <text:p>0.5261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87">
            <text:p>0.9087</text:p>
          </table:table-cell>
          <table:table-cell office:value-type="float" office:value="0.5423">
            <text:p>0.5423</text:p>
          </table:table-cell>
          <table:table-cell/>
          <table:table-cell table:formula="of:=AVERAGE([.A292:.A311])" office:value-type="float" office:value="22.5">
            <text:p>22.5</text:p>
          </table:table-cell>
          <table:table-cell table:formula="of:=AVERAGE([.B292:.B311])" office:value-type="float" office:value="0.90401">
            <text:p>0.90401</text:p>
          </table:table-cell>
          <table:table-cell table:formula="of:=AVERAGE([.C292:.C311])" office:value-type="float" office:value="0.526135">
            <text:p>0.52613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6">
            <text:p>0.916</text:p>
          </table:table-cell>
          <table:table-cell office:value-type="float" office:value="0.5742">
            <text:p>0.5742</text:p>
          </table:table-cell>
          <table:table-cell/>
          <table:table-cell table:formula="of:=AVERAGE([.A293:.A312])" office:value-type="float" office:value="22.75">
            <text:p>22.75</text:p>
          </table:table-cell>
          <table:table-cell table:formula="of:=AVERAGE([.B293:.B312])" office:value-type="float" office:value="0.904125">
            <text:p>0.904125</text:p>
          </table:table-cell>
          <table:table-cell table:formula="of:=AVERAGE([.C293:.C312])" office:value-type="float" office:value="0.52688">
            <text:p>0.52688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63">
            <text:p>0.8963</text:p>
          </table:table-cell>
          <table:table-cell office:value-type="float" office:value="0.5081">
            <text:p>0.5081</text:p>
          </table:table-cell>
          <table:table-cell/>
          <table:table-cell table:formula="of:=AVERAGE([.A294:.A313])" office:value-type="float" office:value="23">
            <text:p>23</text:p>
          </table:table-cell>
          <table:table-cell table:formula="of:=AVERAGE([.B294:.B313])" office:value-type="float" office:value="0.903625">
            <text:p>0.903625</text:p>
          </table:table-cell>
          <table:table-cell table:formula="of:=AVERAGE([.C294:.C313])" office:value-type="float" office:value="0.525885">
            <text:p>0.52588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4">
            <text:p>0.904</text:p>
          </table:table-cell>
          <table:table-cell office:value-type="float" office:value="0.5297">
            <text:p>0.5297</text:p>
          </table:table-cell>
          <table:table-cell/>
          <table:table-cell table:formula="of:=AVERAGE([.A295:.A314])" office:value-type="float" office:value="23.25">
            <text:p>23.25</text:p>
          </table:table-cell>
          <table:table-cell table:formula="of:=AVERAGE([.B295:.B314])" office:value-type="float" office:value="0.904425">
            <text:p>0.904425</text:p>
          </table:table-cell>
          <table:table-cell table:formula="of:=AVERAGE([.C295:.C314])" office:value-type="float" office:value="0.52774">
            <text:p>0.5277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4">
            <text:p>0.894</text:p>
          </table:table-cell>
          <table:table-cell office:value-type="float" office:value="0.4976">
            <text:p>0.4976</text:p>
          </table:table-cell>
          <table:table-cell/>
          <table:table-cell table:formula="of:=AVERAGE([.A296:.A315])" office:value-type="float" office:value="23.5">
            <text:p>23.5</text:p>
          </table:table-cell>
          <table:table-cell table:formula="of:=AVERAGE([.B296:.B315])" office:value-type="float" office:value="0.904275">
            <text:p>0.904275</text:p>
          </table:table-cell>
          <table:table-cell table:formula="of:=AVERAGE([.C296:.C315])" office:value-type="float" office:value="0.52729">
            <text:p>0.5272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9">
            <text:p>0.899</text:p>
          </table:table-cell>
          <table:table-cell office:value-type="float" office:value="0.5102">
            <text:p>0.5102</text:p>
          </table:table-cell>
          <table:table-cell/>
          <table:table-cell table:formula="of:=AVERAGE([.A297:.A316])" office:value-type="float" office:value="23.75">
            <text:p>23.75</text:p>
          </table:table-cell>
          <table:table-cell table:formula="of:=AVERAGE([.B297:.B316])" office:value-type="float" office:value="0.90419">
            <text:p>0.90419</text:p>
          </table:table-cell>
          <table:table-cell table:formula="of:=AVERAGE([.C297:.C316])" office:value-type="float" office:value="0.52697">
            <text:p>0.5269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53">
            <text:p>0.9153</text:p>
          </table:table-cell>
          <table:table-cell office:value-type="float" office:value="0.5639">
            <text:p>0.5639</text:p>
          </table:table-cell>
          <table:table-cell/>
          <table:table-cell table:formula="of:=AVERAGE([.A298:.A317])" office:value-type="float" office:value="24">
            <text:p>24</text:p>
          </table:table-cell>
          <table:table-cell table:formula="of:=AVERAGE([.B298:.B317])" office:value-type="float" office:value="0.90439">
            <text:p>0.90439</text:p>
          </table:table-cell>
          <table:table-cell table:formula="of:=AVERAGE([.C298:.C317])" office:value-type="float" office:value="0.52737">
            <text:p>0.5273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27">
            <text:p>0.9027</text:p>
          </table:table-cell>
          <table:table-cell office:value-type="float" office:value="0.5155">
            <text:p>0.5155</text:p>
          </table:table-cell>
          <table:table-cell/>
          <table:table-cell table:formula="of:=AVERAGE([.A299:.A318])" office:value-type="float" office:value="24.25">
            <text:p>24.25</text:p>
          </table:table-cell>
          <table:table-cell table:formula="of:=AVERAGE([.B299:.B318])" office:value-type="float" office:value="0.90426">
            <text:p>0.90426</text:p>
          </table:table-cell>
          <table:table-cell table:formula="of:=AVERAGE([.C299:.C318])" office:value-type="float" office:value="0.526975">
            <text:p>0.52697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103">
            <text:p>0.9103</text:p>
          </table:table-cell>
          <table:table-cell office:value-type="float" office:value="0.5455">
            <text:p>0.5455</text:p>
          </table:table-cell>
          <table:table-cell/>
          <table:table-cell table:formula="of:=AVERAGE([.A300:.A319])" office:value-type="float" office:value="24.5">
            <text:p>24.5</text:p>
          </table:table-cell>
          <table:table-cell table:formula="of:=AVERAGE([.B300:.B319])" office:value-type="float" office:value="0.90429">
            <text:p>0.90429</text:p>
          </table:table-cell>
          <table:table-cell table:formula="of:=AVERAGE([.C300:.C319])" office:value-type="float" office:value="0.526855">
            <text:p>0.52685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2">
            <text:p>0.902</text:p>
          </table:table-cell>
          <table:table-cell office:value-type="float" office:value="0.5135">
            <text:p>0.5135</text:p>
          </table:table-cell>
          <table:table-cell/>
          <table:table-cell table:formula="of:=AVERAGE([.A301:.A320])" office:value-type="float" office:value="24.75">
            <text:p>24.75</text:p>
          </table:table-cell>
          <table:table-cell table:formula="of:=AVERAGE([.B301:.B320])" office:value-type="float" office:value="0.90424">
            <text:p>0.90424</text:p>
          </table:table-cell>
          <table:table-cell table:formula="of:=AVERAGE([.C301:.C320])" office:value-type="float" office:value="0.526735">
            <text:p>0.52673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302:.A321])" office:value-type="float" office:value="25">
            <text:p>25</text:p>
          </table:table-cell>
          <table:table-cell table:formula="of:=AVERAGE([.B302:.B321])" office:value-type="float" office:value="0.904155">
            <text:p>0.904155</text:p>
          </table:table-cell>
          <table:table-cell table:formula="of:=AVERAGE([.C302:.C321])" office:value-type="float" office:value="0.52663">
            <text:p>0.5266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1">
            <text:p>0.901</text:p>
          </table:table-cell>
          <table:table-cell office:value-type="float" office:value="0.515">
            <text:p>0.515</text:p>
          </table:table-cell>
          <table:table-cell/>
          <table:table-cell table:formula="of:=AVERAGE([.A303:.A322])" office:value-type="float" office:value="25.25">
            <text:p>25.25</text:p>
          </table:table-cell>
          <table:table-cell table:formula="of:=AVERAGE([.B303:.B322])" office:value-type="float" office:value="0.904105">
            <text:p>0.904105</text:p>
          </table:table-cell>
          <table:table-cell table:formula="of:=AVERAGE([.C303:.C322])" office:value-type="float" office:value="0.52643">
            <text:p>0.5264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77">
            <text:p>0.8977</text:p>
          </table:table-cell>
          <table:table-cell office:value-type="float" office:value="0.5057">
            <text:p>0.5057</text:p>
          </table:table-cell>
          <table:table-cell/>
          <table:table-cell table:formula="of:=AVERAGE([.A304:.A323])" office:value-type="float" office:value="25.5">
            <text:p>25.5</text:p>
          </table:table-cell>
          <table:table-cell table:formula="of:=AVERAGE([.B304:.B323])" office:value-type="float" office:value="0.90414">
            <text:p>0.90414</text:p>
          </table:table-cell>
          <table:table-cell table:formula="of:=AVERAGE([.C304:.C323])" office:value-type="float" office:value="0.52625">
            <text:p>0.5262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4">
            <text:p>0.914</text:p>
          </table:table-cell>
          <table:table-cell office:value-type="float" office:value="0.5629">
            <text:p>0.5629</text:p>
          </table:table-cell>
          <table:table-cell/>
          <table:table-cell table:formula="of:=AVERAGE([.A305:.A324])" office:value-type="float" office:value="25.75">
            <text:p>25.75</text:p>
          </table:table-cell>
          <table:table-cell table:formula="of:=AVERAGE([.B305:.B324])" office:value-type="float" office:value="0.904105">
            <text:p>0.904105</text:p>
          </table:table-cell>
          <table:table-cell table:formula="of:=AVERAGE([.C305:.C324])" office:value-type="float" office:value="0.52619">
            <text:p>0.5261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3">
            <text:p>0.9123</text:p>
          </table:table-cell>
          <table:table-cell office:value-type="float" office:value="0.5516">
            <text:p>0.5516</text:p>
          </table:table-cell>
          <table:table-cell/>
          <table:table-cell table:formula="of:=AVERAGE([.A306:.A325])" office:value-type="float" office:value="26">
            <text:p>26</text:p>
          </table:table-cell>
          <table:table-cell table:formula="of:=AVERAGE([.B306:.B325])" office:value-type="float" office:value="0.904055">
            <text:p>0.904055</text:p>
          </table:table-cell>
          <table:table-cell table:formula="of:=AVERAGE([.C306:.C325])" office:value-type="float" office:value="0.52591">
            <text:p>0.52591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3">
            <text:p>0.9113</text:p>
          </table:table-cell>
          <table:table-cell office:value-type="float" office:value="0.5466">
            <text:p>0.5466</text:p>
          </table:table-cell>
          <table:table-cell/>
          <table:table-cell table:formula="of:=AVERAGE([.A307:.A326])" office:value-type="float" office:value="26.25">
            <text:p>26.25</text:p>
          </table:table-cell>
          <table:table-cell table:formula="of:=AVERAGE([.B307:.B326])" office:value-type="float" office:value="0.903975">
            <text:p>0.903975</text:p>
          </table:table-cell>
          <table:table-cell table:formula="of:=AVERAGE([.C307:.C326])" office:value-type="float" office:value="0.525935">
            <text:p>0.52593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43">
            <text:p>0.8943</text:p>
          </table:table-cell>
          <table:table-cell office:value-type="float" office:value="0.4917">
            <text:p>0.4917</text:p>
          </table:table-cell>
          <table:table-cell/>
          <table:table-cell table:formula="of:=AVERAGE([.A308:.A327])" office:value-type="float" office:value="26.5">
            <text:p>26.5</text:p>
          </table:table-cell>
          <table:table-cell table:formula="of:=AVERAGE([.B308:.B327])" office:value-type="float" office:value="0.90396">
            <text:p>0.90396</text:p>
          </table:table-cell>
          <table:table-cell table:formula="of:=AVERAGE([.C308:.C327])" office:value-type="float" office:value="0.525965">
            <text:p>0.52596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5">
            <text:p>0.895</text:p>
          </table:table-cell>
          <table:table-cell office:value-type="float" office:value="0.4926">
            <text:p>0.4926</text:p>
          </table:table-cell>
          <table:table-cell/>
          <table:table-cell table:formula="of:=AVERAGE([.A309:.A328])" office:value-type="float" office:value="26.75">
            <text:p>26.75</text:p>
          </table:table-cell>
          <table:table-cell table:formula="of:=AVERAGE([.B309:.B328])" office:value-type="float" office:value="0.90403">
            <text:p>0.90403</text:p>
          </table:table-cell>
          <table:table-cell table:formula="of:=AVERAGE([.C309:.C328])" office:value-type="float" office:value="0.52627">
            <text:p>0.52627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47">
            <text:p>0.9047</text:p>
          </table:table-cell>
          <table:table-cell office:value-type="float" office:value="0.5289">
            <text:p>0.5289</text:p>
          </table:table-cell>
          <table:table-cell/>
          <table:table-cell table:formula="of:=AVERAGE([.A310:.A329])" office:value-type="float" office:value="27">
            <text:p>27</text:p>
          </table:table-cell>
          <table:table-cell table:formula="of:=AVERAGE([.B310:.B329])" office:value-type="float" office:value="0.904045">
            <text:p>0.904045</text:p>
          </table:table-cell>
          <table:table-cell table:formula="of:=AVERAGE([.C310:.C329])" office:value-type="float" office:value="0.52622">
            <text:p>0.52622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83">
            <text:p>0.8983</text:p>
          </table:table-cell>
          <table:table-cell office:value-type="float" office:value="0.5114">
            <text:p>0.5114</text:p>
          </table:table-cell>
          <table:table-cell/>
          <table:table-cell table:formula="of:=AVERAGE([.A311:.A330])" office:value-type="float" office:value="27.25">
            <text:p>27.25</text:p>
          </table:table-cell>
          <table:table-cell table:formula="of:=AVERAGE([.B311:.B330])" office:value-type="float" office:value="0.904025">
            <text:p>0.904025</text:p>
          </table:table-cell>
          <table:table-cell table:formula="of:=AVERAGE([.C311:.C330])" office:value-type="float" office:value="0.526075">
            <text:p>0.52607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1">
            <text:p>0.911</text:p>
          </table:table-cell>
          <table:table-cell office:value-type="float" office:value="0.5572">
            <text:p>0.5572</text:p>
          </table:table-cell>
          <table:table-cell/>
          <table:table-cell table:formula="of:=AVERAGE([.A312:.A331])" office:value-type="float" office:value="27.5">
            <text:p>27.5</text:p>
          </table:table-cell>
          <table:table-cell table:formula="of:=AVERAGE([.B312:.B331])" office:value-type="float" office:value="0.904075">
            <text:p>0.904075</text:p>
          </table:table-cell>
          <table:table-cell table:formula="of:=AVERAGE([.C312:.C331])" office:value-type="float" office:value="0.52623">
            <text:p>0.5262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6">
            <text:p>0.906</text:p>
          </table:table-cell>
          <table:table-cell office:value-type="float" office:value="0.5543">
            <text:p>0.5543</text:p>
          </table:table-cell>
          <table:table-cell/>
          <table:table-cell table:formula="of:=AVERAGE([.A313:.A332])" office:value-type="float" office:value="27.75">
            <text:p>27.75</text:p>
          </table:table-cell>
          <table:table-cell table:formula="of:=AVERAGE([.B313:.B332])" office:value-type="float" office:value="0.90409">
            <text:p>0.90409</text:p>
          </table:table-cell>
          <table:table-cell table:formula="of:=AVERAGE([.C313:.C332])" office:value-type="float" office:value="0.52641">
            <text:p>0.52641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3">
            <text:p>0.9123</text:p>
          </table:table-cell>
          <table:table-cell office:value-type="float" office:value="0.5452">
            <text:p>0.5452</text:p>
          </table:table-cell>
          <table:table-cell/>
          <table:table-cell table:formula="of:=AVERAGE([.A314:.A333])" office:value-type="float" office:value="28">
            <text:p>28</text:p>
          </table:table-cell>
          <table:table-cell table:formula="of:=AVERAGE([.B314:.B333])" office:value-type="float" office:value="0.904575">
            <text:p>0.904575</text:p>
          </table:table-cell>
          <table:table-cell table:formula="of:=AVERAGE([.C314:.C333])" office:value-type="float" office:value="0.527155">
            <text:p>0.52715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1">
            <text:p>0.901</text:p>
          </table:table-cell>
          <table:table-cell office:value-type="float" office:value="0.5207">
            <text:p>0.5207</text:p>
          </table:table-cell>
          <table:table-cell/>
          <table:table-cell table:formula="of:=AVERAGE([.A315:.A334])" office:value-type="float" office:value="28.25">
            <text:p>28.25</text:p>
          </table:table-cell>
          <table:table-cell table:formula="of:=AVERAGE([.B315:.B334])" office:value-type="float" office:value="0.90456">
            <text:p>0.90456</text:p>
          </table:table-cell>
          <table:table-cell table:formula="of:=AVERAGE([.C315:.C334])" office:value-type="float" office:value="0.527085">
            <text:p>0.52708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23">
            <text:p>0.8923</text:p>
          </table:table-cell>
          <table:table-cell office:value-type="float" office:value="0.4912">
            <text:p>0.4912</text:p>
          </table:table-cell>
          <table:table-cell/>
          <table:table-cell table:formula="of:=AVERAGE([.A316:.A335])" office:value-type="float" office:value="28.5">
            <text:p>28.5</text:p>
          </table:table-cell>
          <table:table-cell table:formula="of:=AVERAGE([.B316:.B335])" office:value-type="float" office:value="0.904625">
            <text:p>0.904625</text:p>
          </table:table-cell>
          <table:table-cell table:formula="of:=AVERAGE([.C316:.C335])" office:value-type="float" office:value="0.527215">
            <text:p>0.52721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">
            <text:p>0.903</text:p>
          </table:table-cell>
          <table:table-cell office:value-type="float" office:value="0.5182">
            <text:p>0.5182</text:p>
          </table:table-cell>
          <table:table-cell/>
          <table:table-cell table:formula="of:=AVERAGE([.A317:.A336])" office:value-type="float" office:value="28.75">
            <text:p>28.75</text:p>
          </table:table-cell>
          <table:table-cell table:formula="of:=AVERAGE([.B317:.B336])" office:value-type="float" office:value="0.90461">
            <text:p>0.90461</text:p>
          </table:table-cell>
          <table:table-cell table:formula="of:=AVERAGE([.C317:.C336])" office:value-type="float" office:value="0.52715">
            <text:p>0.5271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127">
            <text:p>0.9127</text:p>
          </table:table-cell>
          <table:table-cell office:value-type="float" office:value="0.556">
            <text:p>0.556</text:p>
          </table:table-cell>
          <table:table-cell/>
          <table:table-cell table:formula="of:=AVERAGE([.A318:.A337])" office:value-type="float" office:value="29">
            <text:p>29</text:p>
          </table:table-cell>
          <table:table-cell table:formula="of:=AVERAGE([.B318:.B337])" office:value-type="float" office:value="0.90456">
            <text:p>0.90456</text:p>
          </table:table-cell>
          <table:table-cell table:formula="of:=AVERAGE([.C318:.C337])" office:value-type="float" office:value="0.526965">
            <text:p>0.52696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33">
            <text:p>0.9033</text:p>
          </table:table-cell>
          <table:table-cell office:value-type="float" office:value="0.5131">
            <text:p>0.5131</text:p>
          </table:table-cell>
          <table:table-cell/>
          <table:table-cell table:formula="of:=AVERAGE([.A319:.A338])" office:value-type="float" office:value="29.25">
            <text:p>29.25</text:p>
          </table:table-cell>
          <table:table-cell table:formula="of:=AVERAGE([.B319:.B338])" office:value-type="float" office:value="0.90464">
            <text:p>0.90464</text:p>
          </table:table-cell>
          <table:table-cell table:formula="of:=AVERAGE([.C319:.C338])" office:value-type="float" office:value="0.527065">
            <text:p>0.52706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93">
            <text:p>0.9093</text:p>
          </table:table-cell>
          <table:table-cell office:value-type="float" office:value="0.5431">
            <text:p>0.5431</text:p>
          </table:table-cell>
          <table:table-cell/>
          <table:table-cell table:formula="of:=AVERAGE([.A320:.A339])" office:value-type="float" office:value="29.5">
            <text:p>29.5</text:p>
          </table:table-cell>
          <table:table-cell table:formula="of:=AVERAGE([.B320:.B339])" office:value-type="float" office:value="0.904675">
            <text:p>0.904675</text:p>
          </table:table-cell>
          <table:table-cell table:formula="of:=AVERAGE([.C320:.C339])" office:value-type="float" office:value="0.527225">
            <text:p>0.52722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003">
            <text:p>0.9003</text:p>
          </table:table-cell>
          <table:table-cell office:value-type="float" office:value="0.5114">
            <text:p>0.5114</text:p>
          </table:table-cell>
          <table:table-cell/>
          <table:table-cell table:formula="of:=AVERAGE([.A321:.A340])" office:value-type="float" office:value="29.75">
            <text:p>29.75</text:p>
          </table:table-cell>
          <table:table-cell table:formula="of:=AVERAGE([.B321:.B340])" office:value-type="float" office:value="0.904675">
            <text:p>0.904675</text:p>
          </table:table-cell>
          <table:table-cell table:formula="of:=AVERAGE([.C321:.C340])" office:value-type="float" office:value="0.527255">
            <text:p>0.52725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3">
            <text:p>0.9023</text:p>
          </table:table-cell>
          <table:table-cell office:value-type="float" office:value="0.5118">
            <text:p>0.5118</text:p>
          </table:table-cell>
          <table:table-cell/>
          <table:table-cell table:formula="of:=AVERAGE([.A322:.A341])" office:value-type="float" office:value="30">
            <text:p>30</text:p>
          </table:table-cell>
          <table:table-cell table:formula="of:=AVERAGE([.B322:.B341])" office:value-type="float" office:value="0.90486">
            <text:p>0.90486</text:p>
          </table:table-cell>
          <table:table-cell table:formula="of:=AVERAGE([.C322:.C341])" office:value-type="float" office:value="0.527635">
            <text:p>0.52763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17">
            <text:p>0.9017</text:p>
          </table:table-cell>
          <table:table-cell office:value-type="float" office:value="0.5114">
            <text:p>0.5114</text:p>
          </table:table-cell>
          <table:table-cell/>
          <table:table-cell table:formula="of:=AVERAGE([.A323:.A342])" office:value-type="float" office:value="30.25">
            <text:p>30.25</text:p>
          </table:table-cell>
          <table:table-cell table:formula="of:=AVERAGE([.B323:.B342])" office:value-type="float" office:value="0.90498">
            <text:p>0.90498</text:p>
          </table:table-cell>
          <table:table-cell table:formula="of:=AVERAGE([.C323:.C342])" office:value-type="float" office:value="0.52827">
            <text:p>0.52827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7">
            <text:p>0.897</text:p>
          </table:table-cell>
          <table:table-cell office:value-type="float" office:value="0.5045">
            <text:p>0.5045</text:p>
          </table:table-cell>
          <table:table-cell/>
          <table:table-cell table:formula="of:=AVERAGE([.A324:.A343])" office:value-type="float" office:value="30.5">
            <text:p>30.5</text:p>
          </table:table-cell>
          <table:table-cell table:formula="of:=AVERAGE([.B324:.B343])" office:value-type="float" office:value="0.904995">
            <text:p>0.904995</text:p>
          </table:table-cell>
          <table:table-cell table:formula="of:=AVERAGE([.C324:.C343])" office:value-type="float" office:value="0.528315">
            <text:p>0.5283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3">
            <text:p>0.913</text:p>
          </table:table-cell>
          <table:table-cell office:value-type="float" office:value="0.5573">
            <text:p>0.5573</text:p>
          </table:table-cell>
          <table:table-cell/>
          <table:table-cell table:formula="of:=AVERAGE([.A325:.A344])" office:value-type="float" office:value="30.75">
            <text:p>30.75</text:p>
          </table:table-cell>
          <table:table-cell table:formula="of:=AVERAGE([.B325:.B344])" office:value-type="float" office:value="0.90508">
            <text:p>0.90508</text:p>
          </table:table-cell>
          <table:table-cell table:formula="of:=AVERAGE([.C325:.C344])" office:value-type="float" office:value="0.528415">
            <text:p>0.5284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07">
            <text:p>0.9107</text:p>
          </table:table-cell>
          <table:table-cell office:value-type="float" office:value="0.5521">
            <text:p>0.5521</text:p>
          </table:table-cell>
          <table:table-cell/>
          <table:table-cell table:formula="of:=AVERAGE([.A326:.A345])" office:value-type="float" office:value="31">
            <text:p>31</text:p>
          </table:table-cell>
          <table:table-cell table:formula="of:=AVERAGE([.B326:.B345])" office:value-type="float" office:value="0.90508">
            <text:p>0.90508</text:p>
          </table:table-cell>
          <table:table-cell table:formula="of:=AVERAGE([.C326:.C345])" office:value-type="float" office:value="0.528415">
            <text:p>0.5284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">
            <text:p>0.911</text:p>
          </table:table-cell>
          <table:table-cell office:value-type="float" office:value="0.5472">
            <text:p>0.5472</text:p>
          </table:table-cell>
          <table:table-cell/>
          <table:table-cell table:formula="of:=AVERAGE([.A327:.A346])" office:value-type="float" office:value="31.25">
            <text:p>31.25</text:p>
          </table:table-cell>
          <table:table-cell table:formula="of:=AVERAGE([.B327:.B346])" office:value-type="float" office:value="0.90511">
            <text:p>0.90511</text:p>
          </table:table-cell>
          <table:table-cell table:formula="of:=AVERAGE([.C327:.C346])" office:value-type="float" office:value="0.52824">
            <text:p>0.5282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4978">
            <text:p>0.4978</text:p>
          </table:table-cell>
          <table:table-cell/>
          <table:table-cell table:formula="of:=AVERAGE([.A328:.A347])" office:value-type="float" office:value="31.5">
            <text:p>31.5</text:p>
          </table:table-cell>
          <table:table-cell table:formula="of:=AVERAGE([.B328:.B347])" office:value-type="float" office:value="0.905045">
            <text:p>0.905045</text:p>
          </table:table-cell>
          <table:table-cell table:formula="of:=AVERAGE([.C328:.C347])" office:value-type="float" office:value="0.528025">
            <text:p>0.52802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3">
            <text:p>0.8953</text:p>
          </table:table-cell>
          <table:table-cell office:value-type="float" office:value="0.4916">
            <text:p>0.4916</text:p>
          </table:table-cell>
          <table:table-cell/>
          <table:table-cell table:formula="of:=AVERAGE([.A329:.A348])" office:value-type="float" office:value="31.75">
            <text:p>31.75</text:p>
          </table:table-cell>
          <table:table-cell table:formula="of:=AVERAGE([.B329:.B348])" office:value-type="float" office:value="0.905025">
            <text:p>0.905025</text:p>
          </table:table-cell>
          <table:table-cell table:formula="of:=AVERAGE([.C329:.C348])" office:value-type="float" office:value="0.528005">
            <text:p>0.52800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3">
            <text:p>0.9043</text:p>
          </table:table-cell>
          <table:table-cell office:value-type="float" office:value="0.526">
            <text:p>0.526</text:p>
          </table:table-cell>
          <table:table-cell/>
          <table:table-cell table:formula="of:=AVERAGE([.A330:.A349])" office:value-type="float" office:value="32">
            <text:p>32</text:p>
          </table:table-cell>
          <table:table-cell table:formula="of:=AVERAGE([.B330:.B349])" office:value-type="float" office:value="0.904925">
            <text:p>0.904925</text:p>
          </table:table-cell>
          <table:table-cell table:formula="of:=AVERAGE([.C330:.C349])" office:value-type="float" office:value="0.52777">
            <text:p>0.52777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93">
            <text:p>0.8993</text:p>
          </table:table-cell>
          <table:table-cell office:value-type="float" office:value="0.5145">
            <text:p>0.5145</text:p>
          </table:table-cell>
          <table:table-cell/>
          <table:table-cell table:formula="of:=AVERAGE([.A331:.A350])" office:value-type="float" office:value="32.25">
            <text:p>32.25</text:p>
          </table:table-cell>
          <table:table-cell table:formula="of:=AVERAGE([.B331:.B350])" office:value-type="float" office:value="0.90491">
            <text:p>0.90491</text:p>
          </table:table-cell>
          <table:table-cell table:formula="of:=AVERAGE([.C331:.C350])" office:value-type="float" office:value="0.527825">
            <text:p>0.52782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13">
            <text:p>0.9113</text:p>
          </table:table-cell>
          <table:table-cell office:value-type="float" office:value="0.5608">
            <text:p>0.5608</text:p>
          </table:table-cell>
          <table:table-cell/>
          <table:table-cell table:formula="of:=AVERAGE([.A332:.A351])" office:value-type="float" office:value="32.5">
            <text:p>32.5</text:p>
          </table:table-cell>
          <table:table-cell table:formula="of:=AVERAGE([.B332:.B351])" office:value-type="float" office:value="0.90488">
            <text:p>0.90488</text:p>
          </table:table-cell>
          <table:table-cell table:formula="of:=AVERAGE([.C332:.C351])" office:value-type="float" office:value="0.527625">
            <text:p>0.52762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57">
            <text:p>0.9157</text:p>
          </table:table-cell>
          <table:table-cell office:value-type="float" office:value="0.5692">
            <text:p>0.5692</text:p>
          </table:table-cell>
          <table:table-cell/>
          <table:table-cell table:formula="of:=AVERAGE([.A333:.A352])" office:value-type="float" office:value="32.75">
            <text:p>32.75</text:p>
          </table:table-cell>
          <table:table-cell table:formula="of:=AVERAGE([.B333:.B352])" office:value-type="float" office:value="0.904815">
            <text:p>0.904815</text:p>
          </table:table-cell>
          <table:table-cell table:formula="of:=AVERAGE([.C333:.C352])" office:value-type="float" office:value="0.527215">
            <text:p>0.5272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2">
            <text:p>0.912</text:p>
          </table:table-cell>
          <table:table-cell office:value-type="float" office:value="0.5438">
            <text:p>0.5438</text:p>
          </table:table-cell>
          <table:table-cell/>
          <table:table-cell table:formula="of:=AVERAGE([.A334:.A353])" office:value-type="float" office:value="33">
            <text:p>33</text:p>
          </table:table-cell>
          <table:table-cell table:formula="of:=AVERAGE([.B334:.B353])" office:value-type="float" office:value="0.904795">
            <text:p>0.904795</text:p>
          </table:table-cell>
          <table:table-cell table:formula="of:=AVERAGE([.C334:.C353])" office:value-type="float" office:value="0.527135">
            <text:p>0.52713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3">
            <text:p>0.9023</text:p>
          </table:table-cell>
          <table:table-cell office:value-type="float" office:value="0.5233">
            <text:p>0.5233</text:p>
          </table:table-cell>
          <table:table-cell/>
          <table:table-cell table:formula="of:=AVERAGE([.A335:.A354])" office:value-type="float" office:value="33.25">
            <text:p>33.25</text:p>
          </table:table-cell>
          <table:table-cell table:formula="of:=AVERAGE([.B335:.B354])" office:value-type="float" office:value="0.90476">
            <text:p>0.90476</text:p>
          </table:table-cell>
          <table:table-cell table:formula="of:=AVERAGE([.C335:.C354])" office:value-type="float" office:value="0.527015">
            <text:p>0.52701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2">
            <text:p>0.892</text:p>
          </table:table-cell>
          <table:table-cell office:value-type="float" office:value="0.4899">
            <text:p>0.4899</text:p>
          </table:table-cell>
          <table:table-cell/>
          <table:table-cell table:formula="of:=AVERAGE([.A336:.A355])" office:value-type="float" office:value="33.5">
            <text:p>33.5</text:p>
          </table:table-cell>
          <table:table-cell table:formula="of:=AVERAGE([.B336:.B355])" office:value-type="float" office:value="0.90478">
            <text:p>0.90478</text:p>
          </table:table-cell>
          <table:table-cell table:formula="of:=AVERAGE([.C336:.C355])" office:value-type="float" office:value="0.52708">
            <text:p>0.5270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2">
            <text:p>0.902</text:p>
          </table:table-cell>
          <table:table-cell office:value-type="float" office:value="0.5145">
            <text:p>0.5145</text:p>
          </table:table-cell>
          <table:table-cell/>
          <table:table-cell table:formula="of:=AVERAGE([.A337:.A356])" office:value-type="float" office:value="33.75">
            <text:p>33.75</text:p>
          </table:table-cell>
          <table:table-cell table:formula="of:=AVERAGE([.B337:.B356])" office:value-type="float" office:value="0.904815">
            <text:p>0.904815</text:p>
          </table:table-cell>
          <table:table-cell table:formula="of:=AVERAGE([.C337:.C356])" office:value-type="float" office:value="0.527185">
            <text:p>0.52718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43">
            <text:p>0.9143</text:p>
          </table:table-cell>
          <table:table-cell office:value-type="float" office:value="0.558">
            <text:p>0.558</text:p>
          </table:table-cell>
          <table:table-cell/>
          <table:table-cell table:formula="of:=AVERAGE([.A338:.A357])" office:value-type="float" office:value="34">
            <text:p>34</text:p>
          </table:table-cell>
          <table:table-cell table:formula="of:=AVERAGE([.B338:.B357])" office:value-type="float" office:value="0.90483">
            <text:p>0.90483</text:p>
          </table:table-cell>
          <table:table-cell table:formula="of:=AVERAGE([.C338:.C357])" office:value-type="float" office:value="0.52736">
            <text:p>0.5273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163">
            <text:p>0.5163</text:p>
          </table:table-cell>
          <table:table-cell/>
          <table:table-cell table:formula="of:=AVERAGE([.A339:.A358])" office:value-type="float" office:value="34.25">
            <text:p>34.25</text:p>
          </table:table-cell>
          <table:table-cell table:formula="of:=AVERAGE([.B339:.B358])" office:value-type="float" office:value="0.90483">
            <text:p>0.90483</text:p>
          </table:table-cell>
          <table:table-cell table:formula="of:=AVERAGE([.C339:.C358])" office:value-type="float" office:value="0.52736">
            <text:p>0.5273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93">
            <text:p>0.9093</text:p>
          </table:table-cell>
          <table:table-cell office:value-type="float" office:value="0.5437">
            <text:p>0.5437</text:p>
          </table:table-cell>
          <table:table-cell/>
          <table:table-cell table:formula="of:=AVERAGE([.A340:.A359])" office:value-type="float" office:value="34.5">
            <text:p>34.5</text:p>
          </table:table-cell>
          <table:table-cell table:formula="of:=AVERAGE([.B340:.B359])" office:value-type="float" office:value="0.90483">
            <text:p>0.90483</text:p>
          </table:table-cell>
          <table:table-cell table:formula="of:=AVERAGE([.C340:.C359])" office:value-type="float" office:value="0.527475">
            <text:p>0.52747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04">
            <text:p>0.904</text:p>
          </table:table-cell>
          <table:table-cell office:value-type="float" office:value="0.519">
            <text:p>0.519</text:p>
          </table:table-cell>
          <table:table-cell/>
          <table:table-cell table:formula="of:=AVERAGE([.A341:.A360])" office:value-type="float" office:value="34.75">
            <text:p>34.75</text:p>
          </table:table-cell>
          <table:table-cell table:formula="of:=AVERAGE([.B341:.B360])" office:value-type="float" office:value="0.90483">
            <text:p>0.90483</text:p>
          </table:table-cell>
          <table:table-cell table:formula="of:=AVERAGE([.C341:.C360])" office:value-type="float" office:value="0.527475">
            <text:p>0.52747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7">
            <text:p>0.9047</text:p>
          </table:table-cell>
          <table:table-cell office:value-type="float" office:value="0.5245">
            <text:p>0.5245</text:p>
          </table:table-cell>
          <table:table-cell/>
          <table:table-cell table:formula="of:=AVERAGE([.A342:.A361])" office:value-type="float" office:value="35">
            <text:p>35</text:p>
          </table:table-cell>
          <table:table-cell table:formula="of:=AVERAGE([.B342:.B361])" office:value-type="float" office:value="0.904795">
            <text:p>0.904795</text:p>
          </table:table-cell>
          <table:table-cell table:formula="of:=AVERAGE([.C342:.C361])" office:value-type="float" office:value="0.52736">
            <text:p>0.5273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123">
            <text:p>0.5123</text:p>
          </table:table-cell>
          <table:table-cell/>
          <table:table-cell table:formula="of:=AVERAGE([.A343:.A362])" office:value-type="float" office:value="35.25">
            <text:p>35.25</text:p>
          </table:table-cell>
          <table:table-cell table:formula="of:=AVERAGE([.B343:.B362])" office:value-type="float" office:value="0.904725">
            <text:p>0.904725</text:p>
          </table:table-cell>
          <table:table-cell table:formula="of:=AVERAGE([.C343:.C362])" office:value-type="float" office:value="0.526925">
            <text:p>0.52692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7">
            <text:p>0.8987</text:p>
          </table:table-cell>
          <table:table-cell office:value-type="float" office:value="0.5065">
            <text:p>0.5065</text:p>
          </table:table-cell>
          <table:table-cell/>
          <table:table-cell table:formula="of:=AVERAGE([.A344:.A363])" office:value-type="float" office:value="35.5">
            <text:p>35.5</text:p>
          </table:table-cell>
          <table:table-cell table:formula="of:=AVERAGE([.B344:.B363])" office:value-type="float" office:value="0.90474">
            <text:p>0.90474</text:p>
          </table:table-cell>
          <table:table-cell table:formula="of:=AVERAGE([.C344:.C363])" office:value-type="float" office:value="0.527085">
            <text:p>0.52708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3">
            <text:p>0.913</text:p>
          </table:table-cell>
          <table:table-cell office:value-type="float" office:value="0.5573">
            <text:p>0.5573</text:p>
          </table:table-cell>
          <table:table-cell/>
          <table:table-cell table:formula="of:=AVERAGE([.A345:.A364])" office:value-type="float" office:value="35.75">
            <text:p>35.75</text:p>
          </table:table-cell>
          <table:table-cell table:formula="of:=AVERAGE([.B345:.B364])" office:value-type="float" office:value="0.904705">
            <text:p>0.904705</text:p>
          </table:table-cell>
          <table:table-cell table:formula="of:=AVERAGE([.C345:.C364])" office:value-type="float" office:value="0.52702">
            <text:p>0.52702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86">
            <text:p>0.5486</text:p>
          </table:table-cell>
          <table:table-cell/>
          <table:table-cell table:formula="of:=AVERAGE([.A346:.A365])" office:value-type="float" office:value="36">
            <text:p>36</text:p>
          </table:table-cell>
          <table:table-cell table:formula="of:=AVERAGE([.B346:.B365])" office:value-type="float" office:value="0.90474">
            <text:p>0.90474</text:p>
          </table:table-cell>
          <table:table-cell table:formula="of:=AVERAGE([.C346:.C365])" office:value-type="float" office:value="0.527115">
            <text:p>0.52711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7">
            <text:p>0.9097</text:p>
          </table:table-cell>
          <table:table-cell office:value-type="float" office:value="0.5429">
            <text:p>0.5429</text:p>
          </table:table-cell>
          <table:table-cell/>
          <table:table-cell table:formula="of:=AVERAGE([.A347:.A366])" office:value-type="float" office:value="36.25">
            <text:p>36.25</text:p>
          </table:table-cell>
          <table:table-cell table:formula="of:=AVERAGE([.B347:.B366])" office:value-type="float" office:value="0.90476">
            <text:p>0.90476</text:p>
          </table:table-cell>
          <table:table-cell table:formula="of:=AVERAGE([.C347:.C366])" office:value-type="float" office:value="0.527185">
            <text:p>0.52718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3">
            <text:p>0.8953</text:p>
          </table:table-cell>
          <table:table-cell office:value-type="float" office:value="0.4974">
            <text:p>0.4974</text:p>
          </table:table-cell>
          <table:table-cell/>
          <table:table-cell table:formula="of:=AVERAGE([.A348:.A367])" office:value-type="float" office:value="36.5">
            <text:p>36.5</text:p>
          </table:table-cell>
          <table:table-cell table:formula="of:=AVERAGE([.B348:.B367])" office:value-type="float" office:value="0.90484">
            <text:p>0.90484</text:p>
          </table:table-cell>
          <table:table-cell table:formula="of:=AVERAGE([.C348:.C367])" office:value-type="float" office:value="0.52745">
            <text:p>0.5274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3">
            <text:p>0.8933</text:p>
          </table:table-cell>
          <table:table-cell office:value-type="float" office:value="0.4869">
            <text:p>0.4869</text:p>
          </table:table-cell>
          <table:table-cell/>
          <table:table-cell table:formula="of:=AVERAGE([.A349:.A368])" office:value-type="float" office:value="36.75">
            <text:p>36.75</text:p>
          </table:table-cell>
          <table:table-cell table:formula="of:=AVERAGE([.B349:.B368])" office:value-type="float" office:value="0.90479">
            <text:p>0.90479</text:p>
          </table:table-cell>
          <table:table-cell table:formula="of:=AVERAGE([.C349:.C368])" office:value-type="float" office:value="0.52721">
            <text:p>0.5272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271">
            <text:p>0.5271</text:p>
          </table:table-cell>
          <table:table-cell/>
          <table:table-cell table:formula="of:=AVERAGE([.A350:.A369])" office:value-type="float" office:value="37">
            <text:p>37</text:p>
          </table:table-cell>
          <table:table-cell table:formula="of:=AVERAGE([.B350:.B369])" office:value-type="float" office:value="0.90481">
            <text:p>0.90481</text:p>
          </table:table-cell>
          <table:table-cell table:formula="of:=AVERAGE([.C350:.C369])" office:value-type="float" office:value="0.52725">
            <text:p>0.5272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87">
            <text:p>0.8987</text:p>
          </table:table-cell>
          <table:table-cell office:value-type="float" office:value="0.5105">
            <text:p>0.5105</text:p>
          </table:table-cell>
          <table:table-cell/>
          <table:table-cell table:formula="of:=AVERAGE([.A351:.A370])" office:value-type="float" office:value="37.25">
            <text:p>37.25</text:p>
          </table:table-cell>
          <table:table-cell table:formula="of:=AVERAGE([.B351:.B370])" office:value-type="float" office:value="0.90481">
            <text:p>0.90481</text:p>
          </table:table-cell>
          <table:table-cell table:formula="of:=AVERAGE([.C351:.C370])" office:value-type="float" office:value="0.527305">
            <text:p>0.52730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">
            <text:p>0.91</text:p>
          </table:table-cell>
          <table:table-cell office:value-type="float" office:value="0.5526">
            <text:p>0.5526</text:p>
          </table:table-cell>
          <table:table-cell/>
          <table:table-cell table:formula="of:=AVERAGE([.A352:.A371])" office:value-type="float" office:value="37.5">
            <text:p>37.5</text:p>
          </table:table-cell>
          <table:table-cell table:formula="of:=AVERAGE([.B352:.B371])" office:value-type="float" office:value="0.90481">
            <text:p>0.90481</text:p>
          </table:table-cell>
          <table:table-cell table:formula="of:=AVERAGE([.C352:.C371])" office:value-type="float" office:value="0.52736">
            <text:p>0.5273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53">
            <text:p>0.9153</text:p>
          </table:table-cell>
          <table:table-cell office:value-type="float" office:value="0.5676">
            <text:p>0.5676</text:p>
          </table:table-cell>
          <table:table-cell/>
          <table:table-cell table:formula="of:=AVERAGE([.A353:.A372])" office:value-type="float" office:value="37.75">
            <text:p>37.75</text:p>
          </table:table-cell>
          <table:table-cell table:formula="of:=AVERAGE([.B353:.B372])" office:value-type="float" office:value="0.904675">
            <text:p>0.904675</text:p>
          </table:table-cell>
          <table:table-cell table:formula="of:=AVERAGE([.C353:.C372])" office:value-type="float" office:value="0.526605">
            <text:p>0.52660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13">
            <text:p>0.9113</text:p>
          </table:table-cell>
          <table:table-cell office:value-type="float" office:value="0.5414">
            <text:p>0.5414</text:p>
          </table:table-cell>
          <table:table-cell/>
          <table:table-cell table:formula="of:=AVERAGE([.A354:.A373])" office:value-type="float" office:value="38">
            <text:p>38</text:p>
          </table:table-cell>
          <table:table-cell table:formula="of:=AVERAGE([.B354:.B373])" office:value-type="float" office:value="0.90466">
            <text:p>0.90466</text:p>
          </table:table-cell>
          <table:table-cell table:formula="of:=AVERAGE([.C354:.C373])" office:value-type="float" office:value="0.52673">
            <text:p>0.52673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7">
            <text:p>0.9027</text:p>
          </table:table-cell>
          <table:table-cell office:value-type="float" office:value="0.5246">
            <text:p>0.5246</text:p>
          </table:table-cell>
          <table:table-cell/>
          <table:table-cell table:formula="of:=AVERAGE([.A355:.A374])" office:value-type="float" office:value="38.25">
            <text:p>38.25</text:p>
          </table:table-cell>
          <table:table-cell table:formula="of:=AVERAGE([.B355:.B374])" office:value-type="float" office:value="0.90471">
            <text:p>0.90471</text:p>
          </table:table-cell>
          <table:table-cell table:formula="of:=AVERAGE([.C355:.C374])" office:value-type="float" office:value="0.52694">
            <text:p>0.5269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492">
            <text:p>0.492</text:p>
          </table:table-cell>
          <table:table-cell/>
          <table:table-cell table:formula="of:=AVERAGE([.A356:.A375])" office:value-type="float" office:value="38.5">
            <text:p>38.5</text:p>
          </table:table-cell>
          <table:table-cell table:formula="of:=AVERAGE([.B356:.B375])" office:value-type="float" office:value="0.904725">
            <text:p>0.904725</text:p>
          </table:table-cell>
          <table:table-cell table:formula="of:=AVERAGE([.C356:.C375])" office:value-type="float" office:value="0.527165">
            <text:p>0.52716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3">
            <text:p>0.9023</text:p>
          </table:table-cell>
          <table:table-cell office:value-type="float" office:value="0.518">
            <text:p>0.518</text:p>
          </table:table-cell>
          <table:table-cell/>
          <table:table-cell table:formula="of:=AVERAGE([.A357:.A376])" office:value-type="float" office:value="38.75">
            <text:p>38.75</text:p>
          </table:table-cell>
          <table:table-cell table:formula="of:=AVERAGE([.B357:.B376])" office:value-type="float" office:value="0.90474">
            <text:p>0.90474</text:p>
          </table:table-cell>
          <table:table-cell table:formula="of:=AVERAGE([.C357:.C376])" office:value-type="float" office:value="0.52719">
            <text:p>0.5271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43">
            <text:p>0.9143</text:p>
          </table:table-cell>
          <table:table-cell office:value-type="float" office:value="0.558">
            <text:p>0.558</text:p>
          </table:table-cell>
          <table:table-cell/>
          <table:table-cell table:formula="of:=AVERAGE([.A358:.A377])" office:value-type="float" office:value="39">
            <text:p>39</text:p>
          </table:table-cell>
          <table:table-cell table:formula="of:=AVERAGE([.B358:.B377])" office:value-type="float" office:value="0.90476">
            <text:p>0.90476</text:p>
          </table:table-cell>
          <table:table-cell table:formula="of:=AVERAGE([.C358:.C377])" office:value-type="float" office:value="0.52706">
            <text:p>0.5270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4">
            <text:p>0.904</text:p>
          </table:table-cell>
          <table:table-cell office:value-type="float" office:value="0.5186">
            <text:p>0.5186</text:p>
          </table:table-cell>
          <table:table-cell/>
          <table:table-cell table:formula="of:=AVERAGE([.A359:.A378])" office:value-type="float" office:value="39.25">
            <text:p>39.25</text:p>
          </table:table-cell>
          <table:table-cell table:formula="of:=AVERAGE([.B359:.B378])" office:value-type="float" office:value="0.90471">
            <text:p>0.90471</text:p>
          </table:table-cell>
          <table:table-cell table:formula="of:=AVERAGE([.C359:.C378])" office:value-type="float" office:value="0.52691">
            <text:p>0.5269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93">
            <text:p>0.9093</text:p>
          </table:table-cell>
          <table:table-cell office:value-type="float" office:value="0.5437">
            <text:p>0.5437</text:p>
          </table:table-cell>
          <table:table-cell/>
          <table:table-cell table:formula="of:=AVERAGE([.A360:.A379])" office:value-type="float" office:value="39.5">
            <text:p>39.5</text:p>
          </table:table-cell>
          <table:table-cell table:formula="of:=AVERAGE([.B360:.B379])" office:value-type="float" office:value="0.90466">
            <text:p>0.90466</text:p>
          </table:table-cell>
          <table:table-cell table:formula="of:=AVERAGE([.C360:.C379])" office:value-type="float" office:value="0.52675">
            <text:p>0.5267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33">
            <text:p>0.9033</text:p>
          </table:table-cell>
          <table:table-cell office:value-type="float" office:value="0.5167">
            <text:p>0.5167</text:p>
          </table:table-cell>
          <table:table-cell/>
          <table:table-cell table:formula="of:=AVERAGE([.A361:.A380])" office:value-type="float" office:value="39.75">
            <text:p>39.75</text:p>
          </table:table-cell>
          <table:table-cell table:formula="of:=AVERAGE([.B361:.B380])" office:value-type="float" office:value="0.90468">
            <text:p>0.90468</text:p>
          </table:table-cell>
          <table:table-cell table:formula="of:=AVERAGE([.C361:.C380])" office:value-type="float" office:value="0.52672">
            <text:p>0.5267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3">
            <text:p>0.9033</text:p>
          </table:table-cell>
          <table:table-cell office:value-type="float" office:value="0.5158">
            <text:p>0.5158</text:p>
          </table:table-cell>
          <table:table-cell/>
          <table:table-cell table:formula="of:=AVERAGE([.A362:.A381])" office:value-type="float" office:value="40">
            <text:p>40</text:p>
          </table:table-cell>
          <table:table-cell table:formula="of:=AVERAGE([.B362:.B381])" office:value-type="float" office:value="0.90465">
            <text:p>0.90465</text:p>
          </table:table-cell>
          <table:table-cell table:formula="of:=AVERAGE([.C362:.C381])" office:value-type="float" office:value="0.52654">
            <text:p>0.5265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3">
            <text:p>0.9023</text:p>
          </table:table-cell>
          <table:table-cell office:value-type="float" office:value="0.5155">
            <text:p>0.5155</text:p>
          </table:table-cell>
          <table:table-cell/>
          <table:table-cell table:formula="of:=AVERAGE([.A363:.A382])" office:value-type="float" office:value="40.25">
            <text:p>40.25</text:p>
          </table:table-cell>
          <table:table-cell table:formula="of:=AVERAGE([.B363:.B382])" office:value-type="float" office:value="0.90472">
            <text:p>0.90472</text:p>
          </table:table-cell>
          <table:table-cell table:formula="of:=AVERAGE([.C363:.C382])" office:value-type="float" office:value="0.52695">
            <text:p>0.5269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052">
            <text:p>0.5052</text:p>
          </table:table-cell>
          <table:table-cell/>
          <table:table-cell table:formula="of:=AVERAGE([.A364:.A383])" office:value-type="float" office:value="40.5">
            <text:p>40.5</text:p>
          </table:table-cell>
          <table:table-cell table:formula="of:=AVERAGE([.B364:.B383])" office:value-type="float" office:value="0.904705">
            <text:p>0.904705</text:p>
          </table:table-cell>
          <table:table-cell table:formula="of:=AVERAGE([.C364:.C383])" office:value-type="float" office:value="0.52686">
            <text:p>0.5268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7">
            <text:p>0.9137</text:p>
          </table:table-cell>
          <table:table-cell office:value-type="float" office:value="0.5592">
            <text:p>0.5592</text:p>
          </table:table-cell>
          <table:table-cell/>
          <table:table-cell table:formula="of:=AVERAGE([.A365:.A384])" office:value-type="float" office:value="40.75">
            <text:p>40.75</text:p>
          </table:table-cell>
          <table:table-cell table:formula="of:=AVERAGE([.B365:.B384])" office:value-type="float" office:value="0.90469">
            <text:p>0.90469</text:p>
          </table:table-cell>
          <table:table-cell table:formula="of:=AVERAGE([.C365:.C384])" office:value-type="float" office:value="0.52684">
            <text:p>0.5268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7">
            <text:p>0.9117</text:p>
          </table:table-cell>
          <table:table-cell office:value-type="float" office:value="0.55">
            <text:p>0.55</text:p>
          </table:table-cell>
          <table:table-cell/>
          <table:table-cell table:formula="of:=AVERAGE([.A366:.A385])" office:value-type="float" office:value="41">
            <text:p>41</text:p>
          </table:table-cell>
          <table:table-cell table:formula="of:=AVERAGE([.B366:.B385])" office:value-type="float" office:value="0.90462">
            <text:p>0.90462</text:p>
          </table:table-cell>
          <table:table-cell table:formula="of:=AVERAGE([.C366:.C385])" office:value-type="float" office:value="0.526545">
            <text:p>0.52654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13">
            <text:p>0.9113</text:p>
          </table:table-cell>
          <table:table-cell office:value-type="float" office:value="0.5482">
            <text:p>0.5482</text:p>
          </table:table-cell>
          <table:table-cell/>
          <table:table-cell table:formula="of:=AVERAGE([.A367:.A386])" office:value-type="float" office:value="41.25">
            <text:p>41.25</text:p>
          </table:table-cell>
          <table:table-cell table:formula="of:=AVERAGE([.B367:.B386])" office:value-type="float" office:value="0.90467">
            <text:p>0.90467</text:p>
          </table:table-cell>
          <table:table-cell table:formula="of:=AVERAGE([.C367:.C386])" office:value-type="float" office:value="0.52673">
            <text:p>0.5267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43">
            <text:p>0.8943</text:p>
          </table:table-cell>
          <table:table-cell office:value-type="float" office:value="0.4926">
            <text:p>0.4926</text:p>
          </table:table-cell>
          <table:table-cell/>
          <table:table-cell table:formula="of:=AVERAGE([.A368:.A387])" office:value-type="float" office:value="41.5">
            <text:p>41.5</text:p>
          </table:table-cell>
          <table:table-cell table:formula="of:=AVERAGE([.B368:.B387])" office:value-type="float" office:value="0.90464">
            <text:p>0.90464</text:p>
          </table:table-cell>
          <table:table-cell table:formula="of:=AVERAGE([.C368:.C387])" office:value-type="float" office:value="0.526555">
            <text:p>0.52655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7">
            <text:p>0.8937</text:p>
          </table:table-cell>
          <table:table-cell office:value-type="float" office:value="0.4877">
            <text:p>0.4877</text:p>
          </table:table-cell>
          <table:table-cell/>
          <table:table-cell table:formula="of:=AVERAGE([.A369:.A388])" office:value-type="float" office:value="41.75">
            <text:p>41.75</text:p>
          </table:table-cell>
          <table:table-cell table:formula="of:=AVERAGE([.B369:.B388])" office:value-type="float" office:value="0.90471">
            <text:p>0.90471</text:p>
          </table:table-cell>
          <table:table-cell table:formula="of:=AVERAGE([.C369:.C388])" office:value-type="float" office:value="0.526795">
            <text:p>0.52679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4">
            <text:p>0.904</text:p>
          </table:table-cell>
          <table:table-cell office:value-type="float" office:value="0.5282">
            <text:p>0.5282</text:p>
          </table:table-cell>
          <table:table-cell/>
          <table:table-cell table:formula="of:=AVERAGE([.A370:.A389])" office:value-type="float" office:value="42">
            <text:p>42</text:p>
          </table:table-cell>
          <table:table-cell table:formula="of:=AVERAGE([.B370:.B389])" office:value-type="float" office:value="0.904775">
            <text:p>0.904775</text:p>
          </table:table-cell>
          <table:table-cell table:formula="of:=AVERAGE([.C370:.C389])" office:value-type="float" office:value="0.52699">
            <text:p>0.5269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7">
            <text:p>0.8987</text:p>
          </table:table-cell>
          <table:table-cell office:value-type="float" office:value="0.5116">
            <text:p>0.5116</text:p>
          </table:table-cell>
          <table:table-cell/>
          <table:table-cell table:formula="of:=AVERAGE([.A371:.A390])" office:value-type="float" office:value="42.25">
            <text:p>42.25</text:p>
          </table:table-cell>
          <table:table-cell table:formula="of:=AVERAGE([.B371:.B390])" office:value-type="float" office:value="0.904725">
            <text:p>0.904725</text:p>
          </table:table-cell>
          <table:table-cell table:formula="of:=AVERAGE([.C371:.C390])" office:value-type="float" office:value="0.52683">
            <text:p>0.5268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73">
            <text:p>0.9073</text:p>
          </table:table-cell>
          <table:table-cell office:value-type="float" office:value="0.5375">
            <text:p>0.5375</text:p>
          </table:table-cell>
          <table:table-cell/>
          <table:table-cell table:formula="of:=AVERAGE([.A372:.A391])" office:value-type="float" office:value="42.5">
            <text:p>42.5</text:p>
          </table:table-cell>
          <table:table-cell table:formula="of:=AVERAGE([.B372:.B391])" office:value-type="float" office:value="0.904705">
            <text:p>0.904705</text:p>
          </table:table-cell>
          <table:table-cell table:formula="of:=AVERAGE([.C372:.C391])" office:value-type="float" office:value="0.52679">
            <text:p>0.5267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5">
            <text:p>0.915</text:p>
          </table:table-cell>
          <table:table-cell office:value-type="float" office:value="0.5701">
            <text:p>0.5701</text:p>
          </table:table-cell>
          <table:table-cell/>
          <table:table-cell table:formula="of:=AVERAGE([.A373:.A392])" office:value-type="float" office:value="42.75">
            <text:p>42.75</text:p>
          </table:table-cell>
          <table:table-cell table:formula="of:=AVERAGE([.B373:.B392])" office:value-type="float" office:value="0.904805">
            <text:p>0.904805</text:p>
          </table:table-cell>
          <table:table-cell table:formula="of:=AVERAGE([.C373:.C392])" office:value-type="float" office:value="0.52718">
            <text:p>0.5271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23">
            <text:p>0.9123</text:p>
          </table:table-cell>
          <table:table-cell office:value-type="float" office:value="0.5456">
            <text:p>0.5456</text:p>
          </table:table-cell>
          <table:table-cell/>
          <table:table-cell table:formula="of:=AVERAGE([.A374:.A393])" office:value-type="float" office:value="43">
            <text:p>43</text:p>
          </table:table-cell>
          <table:table-cell table:formula="of:=AVERAGE([.B374:.B393])" office:value-type="float" office:value="0.90482">
            <text:p>0.90482</text:p>
          </table:table-cell>
          <table:table-cell table:formula="of:=AVERAGE([.C374:.C393])" office:value-type="float" office:value="0.52703">
            <text:p>0.5270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">
            <text:p>0.903</text:p>
          </table:table-cell>
          <table:table-cell office:value-type="float" office:value="0.5291">
            <text:p>0.5291</text:p>
          </table:table-cell>
          <table:table-cell/>
          <table:table-cell table:formula="of:=AVERAGE([.A375:.A394])" office:value-type="float" office:value="43.25">
            <text:p>43.25</text:p>
          </table:table-cell>
          <table:table-cell table:formula="of:=AVERAGE([.B375:.B394])" office:value-type="float" office:value="0.90482">
            <text:p>0.90482</text:p>
          </table:table-cell>
          <table:table-cell table:formula="of:=AVERAGE([.C375:.C394])" office:value-type="float" office:value="0.52701">
            <text:p>0.5270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">
            <text:p>0.893</text:p>
          </table:table-cell>
          <table:table-cell office:value-type="float" office:value="0.4925">
            <text:p>0.4925</text:p>
          </table:table-cell>
          <table:table-cell/>
          <table:table-cell table:formula="of:=AVERAGE([.A376:.A395])" office:value-type="float" office:value="43.5">
            <text:p>43.5</text:p>
          </table:table-cell>
          <table:table-cell table:formula="of:=AVERAGE([.B376:.B395])" office:value-type="float" office:value="0.90477">
            <text:p>0.90477</text:p>
          </table:table-cell>
          <table:table-cell table:formula="of:=AVERAGE([.C376:.C395])" office:value-type="float" office:value="0.52672">
            <text:p>0.5267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154">
            <text:p>0.5154</text:p>
          </table:table-cell>
          <table:table-cell/>
          <table:table-cell table:formula="of:=AVERAGE([.A377:.A396])" office:value-type="float" office:value="43.75">
            <text:p>43.75</text:p>
          </table:table-cell>
          <table:table-cell table:formula="of:=AVERAGE([.B377:.B396])" office:value-type="float" office:value="0.904855">
            <text:p>0.904855</text:p>
          </table:table-cell>
          <table:table-cell table:formula="of:=AVERAGE([.C377:.C396])" office:value-type="float" office:value="0.52698">
            <text:p>0.5269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33">
            <text:p>0.9133</text:p>
          </table:table-cell>
          <table:table-cell office:value-type="float" office:value="0.555">
            <text:p>0.555</text:p>
          </table:table-cell>
          <table:table-cell/>
          <table:table-cell table:formula="of:=AVERAGE([.A378:.A397])" office:value-type="float" office:value="44">
            <text:p>44</text:p>
          </table:table-cell>
          <table:table-cell table:formula="of:=AVERAGE([.B378:.B397])" office:value-type="float" office:value="0.90497">
            <text:p>0.90497</text:p>
          </table:table-cell>
          <table:table-cell table:formula="of:=AVERAGE([.C378:.C397])" office:value-type="float" office:value="0.527325">
            <text:p>0.52732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3">
            <text:p>0.903</text:p>
          </table:table-cell>
          <table:table-cell office:value-type="float" office:value="0.5154">
            <text:p>0.5154</text:p>
          </table:table-cell>
          <table:table-cell/>
          <table:table-cell table:formula="of:=AVERAGE([.A379:.A398])" office:value-type="float" office:value="44.25">
            <text:p>44.25</text:p>
          </table:table-cell>
          <table:table-cell table:formula="of:=AVERAGE([.B379:.B398])" office:value-type="float" office:value="0.90509">
            <text:p>0.90509</text:p>
          </table:table-cell>
          <table:table-cell table:formula="of:=AVERAGE([.C379:.C398])" office:value-type="float" office:value="0.52784">
            <text:p>0.5278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97">
            <text:p>0.9097</text:p>
          </table:table-cell>
          <table:table-cell office:value-type="float" office:value="0.5431">
            <text:p>0.5431</text:p>
          </table:table-cell>
          <table:table-cell/>
          <table:table-cell table:formula="of:=AVERAGE([.A380:.A399])" office:value-type="float" office:value="44.5">
            <text:p>44.5</text:p>
          </table:table-cell>
          <table:table-cell table:formula="of:=AVERAGE([.B380:.B399])" office:value-type="float" office:value="0.905125">
            <text:p>0.905125</text:p>
          </table:table-cell>
          <table:table-cell table:formula="of:=AVERAGE([.C380:.C399])" office:value-type="float" office:value="0.527885">
            <text:p>0.52788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131">
            <text:p>0.5131</text:p>
          </table:table-cell>
          <table:table-cell/>
          <table:table-cell table:formula="of:=AVERAGE([.A381:.A400])" office:value-type="float" office:value="44.75">
            <text:p>44.75</text:p>
          </table:table-cell>
          <table:table-cell table:formula="of:=AVERAGE([.B381:.B400])" office:value-type="float" office:value="0.90509">
            <text:p>0.90509</text:p>
          </table:table-cell>
          <table:table-cell table:formula="of:=AVERAGE([.C381:.C400])" office:value-type="float" office:value="0.52774">
            <text:p>0.5277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47">
            <text:p>0.9047</text:p>
          </table:table-cell>
          <table:table-cell office:value-type="float" office:value="0.524">
            <text:p>0.524</text:p>
          </table:table-cell>
          <table:table-cell/>
          <table:table-cell table:formula="of:=AVERAGE([.A382:.A401])" office:value-type="float" office:value="45">
            <text:p>45</text:p>
          </table:table-cell>
          <table:table-cell table:formula="of:=AVERAGE([.B382:.B401])" office:value-type="float" office:value="0.905105">
            <text:p>0.905105</text:p>
          </table:table-cell>
          <table:table-cell table:formula="of:=AVERAGE([.C382:.C401])" office:value-type="float" office:value="0.52792">
            <text:p>0.5279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137">
            <text:p>0.5137</text:p>
          </table:table-cell>
          <table:table-cell/>
          <table:table-cell table:formula="of:=AVERAGE([.A383:.A402])" office:value-type="float" office:value="45.25">
            <text:p>45.25</text:p>
          </table:table-cell>
          <table:table-cell table:formula="of:=AVERAGE([.B383:.B402])" office:value-type="float" office:value="0.905105">
            <text:p>0.905105</text:p>
          </table:table-cell>
          <table:table-cell table:formula="of:=AVERAGE([.C383:.C402])" office:value-type="float" office:value="0.5279">
            <text:p>0.527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7">
            <text:p>0.8977</text:p>
          </table:table-cell>
          <table:table-cell office:value-type="float" office:value="0.5048">
            <text:p>0.5048</text:p>
          </table:table-cell>
          <table:table-cell/>
          <table:table-cell table:formula="of:=AVERAGE([.A384:.A403])" office:value-type="float" office:value="45.5">
            <text:p>45.5</text:p>
          </table:table-cell>
          <table:table-cell table:formula="of:=AVERAGE([.B384:.B403])" office:value-type="float" office:value="0.90507">
            <text:p>0.90507</text:p>
          </table:table-cell>
          <table:table-cell table:formula="of:=AVERAGE([.C384:.C403])" office:value-type="float" office:value="0.527835">
            <text:p>0.52783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3">
            <text:p>0.9123</text:p>
          </table:table-cell>
          <table:table-cell office:value-type="float" office:value="0.5533">
            <text:p>0.5533</text:p>
          </table:table-cell>
          <table:table-cell/>
          <table:table-cell table:formula="of:=AVERAGE([.A385:.A404])" office:value-type="float" office:value="45.75">
            <text:p>45.75</text:p>
          </table:table-cell>
          <table:table-cell table:formula="of:=AVERAGE([.B385:.B404])" office:value-type="float" office:value="0.905135">
            <text:p>0.905135</text:p>
          </table:table-cell>
          <table:table-cell table:formula="of:=AVERAGE([.C385:.C404])" office:value-type="float" office:value="0.52801">
            <text:p>0.5280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7">
            <text:p>0.9127</text:p>
          </table:table-cell>
          <table:table-cell office:value-type="float" office:value="0.5537">
            <text:p>0.5537</text:p>
          </table:table-cell>
          <table:table-cell/>
          <table:table-cell table:formula="of:=AVERAGE([.A386:.A405])" office:value-type="float" office:value="46">
            <text:p>46</text:p>
          </table:table-cell>
          <table:table-cell table:formula="of:=AVERAGE([.B386:.B405])" office:value-type="float" office:value="0.905135">
            <text:p>0.905135</text:p>
          </table:table-cell>
          <table:table-cell table:formula="of:=AVERAGE([.C386:.C405])" office:value-type="float" office:value="0.52817">
            <text:p>0.5281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07">
            <text:p>0.9107</text:p>
          </table:table-cell>
          <table:table-cell office:value-type="float" office:value="0.5447">
            <text:p>0.5447</text:p>
          </table:table-cell>
          <table:table-cell/>
          <table:table-cell table:formula="of:=AVERAGE([.A387:.A406])" office:value-type="float" office:value="46.25">
            <text:p>46.25</text:p>
          </table:table-cell>
          <table:table-cell table:formula="of:=AVERAGE([.B387:.B406])" office:value-type="float" office:value="0.905115">
            <text:p>0.905115</text:p>
          </table:table-cell>
          <table:table-cell table:formula="of:=AVERAGE([.C387:.C406])" office:value-type="float" office:value="0.528105">
            <text:p>0.52810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7">
            <text:p>0.8957</text:p>
          </table:table-cell>
          <table:table-cell office:value-type="float" office:value="0.4974">
            <text:p>0.4974</text:p>
          </table:table-cell>
          <table:table-cell/>
          <table:table-cell table:formula="of:=AVERAGE([.A388:.A407])" office:value-type="float" office:value="46.5">
            <text:p>46.5</text:p>
          </table:table-cell>
          <table:table-cell table:formula="of:=AVERAGE([.B388:.B407])" office:value-type="float" office:value="0.90503">
            <text:p>0.90503</text:p>
          </table:table-cell>
          <table:table-cell table:formula="of:=AVERAGE([.C388:.C407])" office:value-type="float" office:value="0.5279">
            <text:p>0.527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5">
            <text:p>0.895</text:p>
          </table:table-cell>
          <table:table-cell office:value-type="float" office:value="0.4916">
            <text:p>0.4916</text:p>
          </table:table-cell>
          <table:table-cell/>
          <table:table-cell table:formula="of:=AVERAGE([.A389:.A408])" office:value-type="float" office:value="46.75">
            <text:p>46.75</text:p>
          </table:table-cell>
          <table:table-cell table:formula="of:=AVERAGE([.B389:.B408])" office:value-type="float" office:value="0.904995">
            <text:p>0.904995</text:p>
          </table:table-cell>
          <table:table-cell table:formula="of:=AVERAGE([.C389:.C408])" office:value-type="float" office:value="0.52779">
            <text:p>0.5277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25">
            <text:p>0.525</text:p>
          </table:table-cell>
          <table:table-cell/>
          <table:table-cell table:formula="of:=AVERAGE([.A390:.A409])" office:value-type="float" office:value="47">
            <text:p>47</text:p>
          </table:table-cell>
          <table:table-cell table:formula="of:=AVERAGE([.B390:.B409])" office:value-type="float" office:value="0.90496">
            <text:p>0.90496</text:p>
          </table:table-cell>
          <table:table-cell table:formula="of:=AVERAGE([.C390:.C409])" office:value-type="float" office:value="0.52766">
            <text:p>0.5276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3">
            <text:p>0.8983</text:p>
          </table:table-cell>
          <table:table-cell office:value-type="float" office:value="0.5108">
            <text:p>0.5108</text:p>
          </table:table-cell>
          <table:table-cell/>
          <table:table-cell table:formula="of:=AVERAGE([.A391:.A410])" office:value-type="float" office:value="47.25">
            <text:p>47.25</text:p>
          </table:table-cell>
          <table:table-cell table:formula="of:=AVERAGE([.B391:.B410])" office:value-type="float" office:value="0.90501">
            <text:p>0.90501</text:p>
          </table:table-cell>
          <table:table-cell table:formula="of:=AVERAGE([.C391:.C410])" office:value-type="float" office:value="0.527715">
            <text:p>0.52771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93">
            <text:p>0.9093</text:p>
          </table:table-cell>
          <table:table-cell office:value-type="float" office:value="0.5453">
            <text:p>0.5453</text:p>
          </table:table-cell>
          <table:table-cell/>
          <table:table-cell table:formula="of:=AVERAGE([.A392:.A411])" office:value-type="float" office:value="47.5">
            <text:p>47.5</text:p>
          </table:table-cell>
          <table:table-cell table:formula="of:=AVERAGE([.B392:.B411])" office:value-type="float" office:value="0.90501">
            <text:p>0.90501</text:p>
          </table:table-cell>
          <table:table-cell table:formula="of:=AVERAGE([.C392:.C411])" office:value-type="float" office:value="0.527685">
            <text:p>0.52768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53">
            <text:p>0.9153</text:p>
          </table:table-cell>
          <table:table-cell office:value-type="float" office:value="0.5671">
            <text:p>0.5671</text:p>
          </table:table-cell>
          <table:table-cell/>
          <table:table-cell table:formula="of:=AVERAGE([.A393:.A412])" office:value-type="float" office:value="47.75">
            <text:p>47.75</text:p>
          </table:table-cell>
          <table:table-cell table:formula="of:=AVERAGE([.B393:.B412])" office:value-type="float" office:value="0.90511">
            <text:p>0.90511</text:p>
          </table:table-cell>
          <table:table-cell table:formula="of:=AVERAGE([.C393:.C412])" office:value-type="float" office:value="0.52814">
            <text:p>0.5281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23">
            <text:p>0.9123</text:p>
          </table:table-cell>
          <table:table-cell office:value-type="float" office:value="0.5452">
            <text:p>0.5452</text:p>
          </table:table-cell>
          <table:table-cell/>
          <table:table-cell table:formula="of:=AVERAGE([.A394:.A413])" office:value-type="float" office:value="48">
            <text:p>48</text:p>
          </table:table-cell>
          <table:table-cell table:formula="of:=AVERAGE([.B394:.B413])" office:value-type="float" office:value="0.905095">
            <text:p>0.905095</text:p>
          </table:table-cell>
          <table:table-cell table:formula="of:=AVERAGE([.C394:.C413])" office:value-type="float" office:value="0.528145">
            <text:p>0.52814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233">
            <text:p>0.5233</text:p>
          </table:table-cell>
          <table:table-cell/>
          <table:table-cell table:formula="of:=AVERAGE([.A395:.A414])" office:value-type="float" office:value="48.25">
            <text:p>48.25</text:p>
          </table:table-cell>
          <table:table-cell table:formula="of:=AVERAGE([.B395:.B414])" office:value-type="float" office:value="0.90508">
            <text:p>0.90508</text:p>
          </table:table-cell>
          <table:table-cell table:formula="of:=AVERAGE([.C395:.C414])" office:value-type="float" office:value="0.528015">
            <text:p>0.52801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4977">
            <text:p>0.4977</text:p>
          </table:table-cell>
          <table:table-cell/>
          <table:table-cell table:formula="of:=AVERAGE([.A396:.A415])" office:value-type="float" office:value="48.5">
            <text:p>48.5</text:p>
          </table:table-cell>
          <table:table-cell table:formula="of:=AVERAGE([.B396:.B415])" office:value-type="float" office:value="0.90503">
            <text:p>0.90503</text:p>
          </table:table-cell>
          <table:table-cell table:formula="of:=AVERAGE([.C396:.C415])" office:value-type="float" office:value="0.52786">
            <text:p>0.5278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5">
            <text:p>0.905</text:p>
          </table:table-cell>
          <table:table-cell office:value-type="float" office:value="0.5223">
            <text:p>0.5223</text:p>
          </table:table-cell>
          <table:table-cell/>
          <table:table-cell table:formula="of:=AVERAGE([.A397:.A416])" office:value-type="float" office:value="48.75">
            <text:p>48.75</text:p>
          </table:table-cell>
          <table:table-cell table:formula="of:=AVERAGE([.B397:.B416])" office:value-type="float" office:value="0.904995">
            <text:p>0.904995</text:p>
          </table:table-cell>
          <table:table-cell table:formula="of:=AVERAGE([.C397:.C416])" office:value-type="float" office:value="0.52775">
            <text:p>0.527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57">
            <text:p>0.9157</text:p>
          </table:table-cell>
          <table:table-cell office:value-type="float" office:value="0.5653">
            <text:p>0.5653</text:p>
          </table:table-cell>
          <table:table-cell/>
          <table:table-cell table:formula="of:=AVERAGE([.A398:.A417])" office:value-type="float" office:value="49">
            <text:p>49</text:p>
          </table:table-cell>
          <table:table-cell table:formula="of:=AVERAGE([.B398:.B417])" office:value-type="float" office:value="0.90501">
            <text:p>0.90501</text:p>
          </table:table-cell>
          <table:table-cell table:formula="of:=AVERAGE([.C398:.C417])" office:value-type="float" office:value="0.52777">
            <text:p>0.5277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7">
            <text:p>0.9037</text:p>
          </table:table-cell>
          <table:table-cell office:value-type="float" office:value="0.5163">
            <text:p>0.5163</text:p>
          </table:table-cell>
          <table:table-cell/>
          <table:table-cell table:formula="of:=AVERAGE([.A399:.A418])" office:value-type="float" office:value="49.25">
            <text:p>49.25</text:p>
          </table:table-cell>
          <table:table-cell table:formula="of:=AVERAGE([.B399:.B418])" office:value-type="float" office:value="0.90499">
            <text:p>0.90499</text:p>
          </table:table-cell>
          <table:table-cell table:formula="of:=AVERAGE([.C399:.C418])" office:value-type="float" office:value="0.527675">
            <text:p>0.5276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9">
            <text:p>0.909</text:p>
          </table:table-cell>
          <table:table-cell office:value-type="float" office:value="0.5402">
            <text:p>0.5402</text:p>
          </table:table-cell>
          <table:table-cell/>
          <table:table-cell table:formula="of:=AVERAGE([.A400:.A419])" office:value-type="float" office:value="49.5">
            <text:p>49.5</text:p>
          </table:table-cell>
          <table:table-cell table:formula="of:=AVERAGE([.B400:.B419])" office:value-type="float" office:value="0.904955">
            <text:p>0.904955</text:p>
          </table:table-cell>
          <table:table-cell table:formula="of:=AVERAGE([.C400:.C419])" office:value-type="float" office:value="0.527605">
            <text:p>0.52760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3">
            <text:p>0.903</text:p>
          </table:table-cell>
          <table:table-cell office:value-type="float" office:value="0.5167">
            <text:p>0.5167</text:p>
          </table:table-cell>
          <table:table-cell/>
          <table:table-cell table:formula="of:=AVERAGE([.A401:.A420])" office:value-type="float" office:value="49.75">
            <text:p>49.75</text:p>
          </table:table-cell>
          <table:table-cell table:formula="of:=AVERAGE([.B401:.B420])" office:value-type="float" office:value="0.90502">
            <text:p>0.90502</text:p>
          </table:table-cell>
          <table:table-cell table:formula="of:=AVERAGE([.C401:.C420])" office:value-type="float" office:value="0.52782">
            <text:p>0.5278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7">
            <text:p>0.9047</text:p>
          </table:table-cell>
          <table:table-cell office:value-type="float" office:value="0.5236">
            <text:p>0.5236</text:p>
          </table:table-cell>
          <table:table-cell/>
          <table:table-cell table:formula="of:=AVERAGE([.A402:.A421])" office:value-type="float" office:value="50">
            <text:p>50</text:p>
          </table:table-cell>
          <table:table-cell table:formula="of:=AVERAGE([.B402:.B421])" office:value-type="float" office:value="0.905035">
            <text:p>0.905035</text:p>
          </table:table-cell>
          <table:table-cell table:formula="of:=AVERAGE([.C402:.C421])" office:value-type="float" office:value="0.5278">
            <text:p>0.527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3">
            <text:p>0.9013</text:p>
          </table:table-cell>
          <table:table-cell office:value-type="float" office:value="0.5124">
            <text:p>0.5124</text:p>
          </table:table-cell>
          <table:table-cell/>
          <table:table-cell table:formula="of:=AVERAGE([.A403:.A422])" office:value-type="float" office:value="50">
            <text:p>50</text:p>
          </table:table-cell>
          <table:table-cell table:formula="of:=AVERAGE([.B403:.B422])" office:value-type="float" office:value="0.905052631578947">
            <text:p>0.9050526316</text:p>
          </table:table-cell>
          <table:table-cell table:formula="of:=AVERAGE([.C403:.C422])" office:value-type="float" office:value="0.528021052631579">
            <text:p>0.528021052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">
            <text:p>0.899</text:p>
          </table:table-cell>
          <table:table-cell office:value-type="float" office:value="0.5083">
            <text:p>0.5083</text:p>
          </table:table-cell>
          <table:table-cell/>
          <table:table-cell table:formula="of:=AVERAGE([.A404:.A423])" office:value-type="float" office:value="50">
            <text:p>50</text:p>
          </table:table-cell>
          <table:table-cell table:formula="of:=AVERAGE([.B404:.B423])" office:value-type="float" office:value="0.905261111111111">
            <text:p>0.9052611111</text:p>
          </table:table-cell>
          <table:table-cell table:formula="of:=AVERAGE([.C404:.C423])" office:value-type="float" office:value="0.528888888888889">
            <text:p>0.528888888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3">
            <text:p>0.9123</text:p>
          </table:table-cell>
          <table:table-cell office:value-type="float" office:value="0.5565">
            <text:p>0.5565</text:p>
          </table:table-cell>
          <table:table-cell/>
          <table:table-cell table:formula="of:=AVERAGE([.A405:.A424])" office:value-type="float" office:value="50">
            <text:p>50</text:p>
          </table:table-cell>
          <table:table-cell table:formula="of:=AVERAGE([.B405:.B424])" office:value-type="float" office:value="0.905629411764706">
            <text:p>0.9056294118</text:p>
          </table:table-cell>
          <table:table-cell table:formula="of:=AVERAGE([.C405:.C424])" office:value-type="float" office:value="0.5301">
            <text:p>0.530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3">
            <text:p>0.9123</text:p>
          </table:table-cell>
          <table:table-cell office:value-type="float" office:value="0.5524">
            <text:p>0.5524</text:p>
          </table:table-cell>
          <table:table-cell/>
          <table:table-cell table:formula="of:=AVERAGE([.A406:.A425])" office:value-type="float" office:value="50">
            <text:p>50</text:p>
          </table:table-cell>
          <table:table-cell table:formula="of:=AVERAGE([.B406:.B425])" office:value-type="float" office:value="0.9052125">
            <text:p>0.9052125</text:p>
          </table:table-cell>
          <table:table-cell table:formula="of:=AVERAGE([.C406:.C425])" office:value-type="float" office:value="0.52845">
            <text:p>0.5284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9">
            <text:p>0.909</text:p>
          </table:table-cell>
          <table:table-cell office:value-type="float" office:value="0.5406">
            <text:p>0.5406</text:p>
          </table:table-cell>
          <table:table-cell/>
          <table:table-cell table:formula="of:=AVERAGE([.A407:.A426])" office:value-type="float" office:value="50">
            <text:p>50</text:p>
          </table:table-cell>
          <table:table-cell table:formula="of:=AVERAGE([.B407:.B426])" office:value-type="float" office:value="0.90474">
            <text:p>0.90474</text:p>
          </table:table-cell>
          <table:table-cell table:formula="of:=AVERAGE([.C407:.C426])" office:value-type="float" office:value="0.526853333333333">
            <text:p>0.526853333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5">
            <text:p>0.895</text:p>
          </table:table-cell>
          <table:table-cell office:value-type="float" office:value="0.4952">
            <text:p>0.4952</text:p>
          </table:table-cell>
          <table:table-cell/>
          <table:table-cell table:formula="of:=AVERAGE([.A408:.A427])" office:value-type="float" office:value="50">
            <text:p>50</text:p>
          </table:table-cell>
          <table:table-cell table:formula="of:=AVERAGE([.B408:.B427])" office:value-type="float" office:value="0.904435714285714">
            <text:p>0.9044357143</text:p>
          </table:table-cell>
          <table:table-cell table:formula="of:=AVERAGE([.C408:.C427])" office:value-type="float" office:value="0.525871428571429">
            <text:p>0.525871428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3">
            <text:p>0.8943</text:p>
          </table:table-cell>
          <table:table-cell office:value-type="float" office:value="0.489">
            <text:p>0.489</text:p>
          </table:table-cell>
          <table:table-cell/>
          <table:table-cell table:formula="of:=AVERAGE([.A409:.A428])" office:value-type="float" office:value="50">
            <text:p>50</text:p>
          </table:table-cell>
          <table:table-cell table:formula="of:=AVERAGE([.B409:.B428])" office:value-type="float" office:value="0.905161538461538">
            <text:p>0.9051615385</text:p>
          </table:table-cell>
          <table:table-cell table:formula="of:=AVERAGE([.C409:.C428])" office:value-type="float" office:value="0.528230769230769">
            <text:p>0.528230769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4">
            <text:p>0.904</text:p>
          </table:table-cell>
          <table:table-cell office:value-type="float" office:value="0.5261">
            <text:p>0.5261</text:p>
          </table:table-cell>
          <table:table-cell/>
          <table:table-cell table:formula="of:=AVERAGE([.A410:.A429])" office:value-type="float" office:value="50">
            <text:p>50</text:p>
          </table:table-cell>
          <table:table-cell table:formula="of:=AVERAGE([.B410:.B429])" office:value-type="float" office:value="0.906066666666667">
            <text:p>0.9060666667</text:p>
          </table:table-cell>
          <table:table-cell table:formula="of:=AVERAGE([.C410:.C429])" office:value-type="float" office:value="0.5315">
            <text:p>0.531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83">
            <text:p>0.8983</text:p>
          </table:table-cell>
          <table:table-cell office:value-type="float" office:value="0.5102">
            <text:p>0.5102</text:p>
          </table:table-cell>
          <table:table-cell/>
          <table:table-cell table:formula="of:=AVERAGE([.A411:.A430])" office:value-type="float" office:value="50">
            <text:p>50</text:p>
          </table:table-cell>
          <table:table-cell table:formula="of:=AVERAGE([.B411:.B430])" office:value-type="float" office:value="0.906254545454546">
            <text:p>0.9062545455</text:p>
          </table:table-cell>
          <table:table-cell table:formula="of:=AVERAGE([.C411:.C430])" office:value-type="float" office:value="0.531990909090909">
            <text:p>0.531990909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13">
            <text:p>0.9113</text:p>
          </table:table-cell>
          <table:table-cell office:value-type="float" office:value="0.5544">
            <text:p>0.5544</text:p>
          </table:table-cell>
          <table:table-cell/>
          <table:table-cell table:formula="of:=AVERAGE([.A412:.A431])" office:value-type="float" office:value="50">
            <text:p>50</text:p>
          </table:table-cell>
          <table:table-cell table:formula="of:=AVERAGE([.B412:.B431])" office:value-type="float" office:value="0.90705">
            <text:p>0.90705</text:p>
          </table:table-cell>
          <table:table-cell table:formula="of:=AVERAGE([.C412:.C431])" office:value-type="float" office:value="0.53417">
            <text:p>0.5341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5">
            <text:p>0.915</text:p>
          </table:table-cell>
          <table:table-cell office:value-type="float" office:value="0.5672">
            <text:p>0.5672</text:p>
          </table:table-cell>
          <table:table-cell/>
          <table:table-cell table:formula="of:=AVERAGE([.A413:.A432])" office:value-type="float" office:value="50">
            <text:p>50</text:p>
          </table:table-cell>
          <table:table-cell table:formula="of:=AVERAGE([.B413:.B432])" office:value-type="float" office:value="0.906577777777778">
            <text:p>0.9065777778</text:p>
          </table:table-cell>
          <table:table-cell table:formula="of:=AVERAGE([.C413:.C432])" office:value-type="float" office:value="0.531922222222222">
            <text:p>0.531922222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2">
            <text:p>0.912</text:p>
          </table:table-cell>
          <table:table-cell office:value-type="float" office:value="0.5426">
            <text:p>0.5426</text:p>
          </table:table-cell>
          <table:table-cell/>
          <table:table-cell table:formula="of:=AVERAGE([.A414:.A433])" office:value-type="float" office:value="50">
            <text:p>50</text:p>
          </table:table-cell>
          <table:table-cell table:formula="of:=AVERAGE([.B414:.B433])" office:value-type="float" office:value="0.905525">
            <text:p>0.905525</text:p>
          </table:table-cell>
          <table:table-cell table:formula="of:=AVERAGE([.C414:.C433])" office:value-type="float" office:value="0.5275125">
            <text:p>0.527512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1">
            <text:p>0.901</text:p>
          </table:table-cell>
          <table:table-cell office:value-type="float" office:value="0.5202">
            <text:p>0.5202</text:p>
          </table:table-cell>
          <table:table-cell/>
          <table:table-cell table:formula="of:=AVERAGE([.A415:.A434])" office:value-type="float" office:value="50">
            <text:p>50</text:p>
          </table:table-cell>
          <table:table-cell table:formula="of:=AVERAGE([.B415:.B434])" office:value-type="float" office:value="0.9046">
            <text:p>0.9046</text:p>
          </table:table-cell>
          <table:table-cell table:formula="of:=AVERAGE([.C415:.C434])" office:value-type="float" office:value="0.525357142857143">
            <text:p>0.525357142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">
            <text:p>0.894</text:p>
          </table:table-cell>
          <table:table-cell office:value-type="float" office:value="0.4955">
            <text:p>0.4955</text:p>
          </table:table-cell>
          <table:table-cell/>
          <table:table-cell table:formula="of:=AVERAGE([.A416:.A435])" office:value-type="float" office:value="50">
            <text:p>50</text:p>
          </table:table-cell>
          <table:table-cell table:formula="of:=AVERAGE([.B416:.B435])" office:value-type="float" office:value="0.9052">
            <text:p>0.9052</text:p>
          </table:table-cell>
          <table:table-cell table:formula="of:=AVERAGE([.C416:.C435])" office:value-type="float" office:value="0.526216666666667">
            <text:p>0.526216666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53">
            <text:p>0.9053</text:p>
          </table:table-cell>
          <table:table-cell office:value-type="float" office:value="0.5227">
            <text:p>0.5227</text:p>
          </table:table-cell>
          <table:table-cell/>
          <table:table-cell table:formula="of:=AVERAGE([.A417:.A436])" office:value-type="float" office:value="50">
            <text:p>50</text:p>
          </table:table-cell>
          <table:table-cell table:formula="of:=AVERAGE([.B417:.B436])" office:value-type="float" office:value="0.90744">
            <text:p>0.90744</text:p>
          </table:table-cell>
          <table:table-cell table:formula="of:=AVERAGE([.C417:.C436])" office:value-type="float" office:value="0.53236">
            <text:p>0.5323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53">
            <text:p>0.9153</text:p>
          </table:table-cell>
          <table:table-cell office:value-type="float" office:value="0.5634">
            <text:p>0.5634</text:p>
          </table:table-cell>
          <table:table-cell/>
          <table:table-cell table:formula="of:=AVERAGE([.A418:.A437])" office:value-type="float" office:value="50">
            <text:p>50</text:p>
          </table:table-cell>
          <table:table-cell table:formula="of:=AVERAGE([.B418:.B437])" office:value-type="float" office:value="0.907975">
            <text:p>0.907975</text:p>
          </table:table-cell>
          <table:table-cell table:formula="of:=AVERAGE([.C418:.C437])" office:value-type="float" office:value="0.534775">
            <text:p>0.5347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">
            <text:p>0.903</text:p>
          </table:table-cell>
          <table:table-cell office:value-type="float" office:value="0.5149">
            <text:p>0.5149</text:p>
          </table:table-cell>
          <table:table-cell/>
          <table:table-cell table:formula="of:=AVERAGE([.A419:.A438])" office:value-type="float" office:value="50">
            <text:p>50</text:p>
          </table:table-cell>
          <table:table-cell table:formula="of:=AVERAGE([.B419:.B438])" office:value-type="float" office:value="0.905533333333333">
            <text:p>0.9055333333</text:p>
          </table:table-cell>
          <table:table-cell table:formula="of:=AVERAGE([.C419:.C438])" office:value-type="float" office:value="0.525233333333333">
            <text:p>0.525233333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103">
            <text:p>0.9103</text:p>
          </table:table-cell>
          <table:table-cell office:value-type="float" office:value="0.5445">
            <text:p>0.5445</text:p>
          </table:table-cell>
          <table:table-cell/>
          <table:table-cell table:formula="of:=AVERAGE([.A420:.A439])" office:value-type="float" office:value="50">
            <text:p>50</text:p>
          </table:table-cell>
          <table:table-cell table:formula="of:=AVERAGE([.B420:.B439])" office:value-type="float" office:value="0.9068">
            <text:p>0.9068</text:p>
          </table:table-cell>
          <table:table-cell table:formula="of:=AVERAGE([.C420:.C439])" office:value-type="float" office:value="0.5304">
            <text:p>0.530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033">
            <text:p>0.9033</text:p>
          </table:table-cell>
          <table:table-cell office:value-type="float" office:value="0.5163">
            <text:p>0.5163</text:p>
          </table:table-cell>
          <table:table-cell/>
          <table:table-cell table:formula="of:=AVERAGE([.A421:.A440])" office:value-type="float" office:value="50">
            <text:p>50</text:p>
          </table:table-cell>
          <table:table-cell table:formula="of:=AVERAGE([.B421:.B440])" office:value-type="float" office:value="0.9033">
            <text:p>0.9033</text:p>
          </table:table-cell>
          <table:table-cell table:formula="of:=AVERAGE([.C421:.C440])" office:value-type="float" office:value="0.5163">
            <text:p>0.5163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2016-04-06</text:date>, <text:time>17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6T17:06:28.64</dc:date>
    <dc:creator>SSE </dc:creator>
    <meta:generator>OpenOffice/4.1.0$Win32 OpenOffice.org_project/410m18$Build-9764</meta:generator>
    <meta:editing-duration>PT11H53M20S</meta:editing-duration>
    <meta:editing-cycles>11</meta:editing-cycles>
    <meta:document-statistic meta:table-count="3" meta:cell-count="86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aximum="50" chart:interval-major="1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Sheet1_2.N2:Sheet1_2.N22" chart:error-lower-range="Sheet1_2.N2:Sheet1_2.N22">
        <chart:symbol-image xlink:href="Pictures/2000000D000000DF000000DFDE17A0D6.bmp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>
        <chart:symbol-image xlink:href="Pictures/2000000D000000DF000000DFDDC21F09.bmp" xlink:type="simple" xlink:actuate="onLoad"/>
      </style:chart-properties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4A62739D.bmp" xlink:type="simple" xlink:actuate="onLoad"/>
      </style:chart-properties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0051851C.bmp" xlink:type="simple" xlink:actuate="onLoad"/>
      </style:chart-properties>
      <style:graphic-properties draw:stroke="dash" draw:stroke-dash="Fine_20_Dott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>
        <chart:symbol-image xlink:href="Pictures/2000000D000000DF000000DFA43A9D33.bmp" xlink:type="simple" xlink:actuate="onLoad"/>
      </style:chart-properties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55cm" svg:height="13.211cm" xlink:href=".." xlink:type="simple" chart:class="chart:scatter" chart:style-name="ch1">
        <chart:title svg:x="5.344cm" svg:y="0.4cm" chart:style-name="ch2">
          <text:p>Skill versus border samples</text:p>
        </chart:title>
        <chart:legend chart:legend-position="end" svg:x="14.23cm" svg:y="4.506cm" style:legend-expansion="high" chart:style-name="ch3"/>
        <chart:plot-area chart:style-name="ch4" table:cell-range-address="Sheet1_3.I2:Sheet1_3.K22 Sheet1_3.J1:Sheet1_3.K1 Sheet1_2.L1:Sheet1_2.M22 Sheet1.K1:Sheet1.L22" chart:data-source-has-labels="row" svg:x="1.724cm" svg:y="2.463cm" svg:width="11.716cm" svg:height="9.185cm">
          <chartooo:coordinate-region svg:x="2.557cm" svg:y="2.702cm" svg:width="10.643cm" svg:height="8.22cm"/>
          <chart:axis chart:dimension="x" chart:name="primary-x" chart:style-name="ch5">
            <chart:title svg:x="7.36cm" svg:y="11.912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7.554cm" chart:style-name="ch9">
              <text:p>skill</text:p>
            </chart:title>
            <chart:grid chart:style-name="ch7" chart:class="major"/>
          </chart:axis>
          <chart:series chart:style-name="ch10" chart:values-cell-range-address="Sheet1_3.J2:Sheet1_3.J22" chart:label-cell-address="Sheet1_3.J1:Sheet1_3.J1" chart:class="chart:scatter">
            <chart:domain table:cell-range-address="Sheet1_3.I2:Sheet1_3.I22"/>
            <chart:error-indicator chart:style-name="ch11" chart:dimension="y"/>
            <chart:data-point chart:repeated="21"/>
          </chart:series>
          <chart:series chart:style-name="ch12" chart:values-cell-range-address="Sheet1_3.K2:Sheet1_3.K22" chart:label-cell-address="Sheet1_3.K1:Sheet1_3.K1" chart:class="chart:scatter">
            <chart:data-point chart:repeated="21"/>
          </chart:series>
          <chart:series chart:style-name="ch13" chart:values-cell-range-address="Sheet1_2.L2:Sheet1_2.L22" chart:label-cell-address="Sheet1_2.L1:Sheet1_2.L1" chart:class="chart:scatter">
            <chart:domain table:cell-range-address="Sheet1_2.K2:Sheet1_2.K22"/>
            <chart:data-point chart:repeated="21"/>
          </chart:series>
          <chart:series chart:style-name="ch14" chart:values-cell-range-address="Sheet1_2.M2:Sheet1_2.M22" chart:label-cell-address="Sheet1_2.M1:Sheet1_2.M1" chart:class="chart:scatter">
            <chart:domain table:cell-range-address="Sheet1_2.K2:Sheet1_2.K22"/>
            <chart:data-point chart:repeated="21"/>
          </chart:series>
          <chart:series chart:style-name="ch15" chart:values-cell-range-address="Sheet1.K2:Sheet1.K22" chart:label-cell-address="Sheet1.K1:Sheet1.K1" chart:class="chart:scatter">
            <chart:domain table:cell-range-address="Sheet1.J2:Sheet1.J22"/>
            <chart:data-point chart:repeated="21"/>
          </chart:series>
          <chart:series chart:style-name="ch16" chart:values-cell-range-address="Sheet1.L2:Sheet1.L22" chart:label-cell-address="Sheet1.L1:Sheet1.L1" chart:class="chart:scatter">
            <chart:domain table:cell-range-address="Sheet1.J2:Sheet1.J22"/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ccuracy</text:p>
                <draw:g>
                  <svg:desc>Sheet1_3.J1:Sheet1_3.J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U.C.</text:p>
                <draw:g>
                  <svg:desc>Sheet1_3.K1:Sheet1_3.K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AGF Accuracy</text:p>
                <draw:g>
                  <svg:desc>Sheet1_2.L1:Sheet1_2.L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AGF U.C.</text:p>
                <draw:g>
                  <svg:desc>Sheet1_2.M1:Sheet1_2.M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VM Accuracy</text:p>
                <draw:g>
                  <svg:desc>Sheet1.K1:Sheet1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VM U.C.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3.I2:Sheet1_3.I22</svg:desc>
                </draw:g>
              </table:table-cell>
              <table:table-cell office:value-type="float" office:value="0.57927">
                <text:p>0.57927</text:p>
                <draw:g>
                  <svg:desc>Sheet1_3.J2:Sheet1_3.J22</svg:desc>
                </draw:g>
              </table:table-cell>
              <table:table-cell office:value-type="float" office:value="0.0509754378417478">
                <text:p>0.0509754378417478</text:p>
                <draw:g>
                  <svg:desc>Sheet1_2.N2:Sheet1_2.N22</svg:desc>
                </draw:g>
              </table:table-cell>
              <table:table-cell office:value-type="float" office:value="0.0509754378417478">
                <text:p>0.0509754378417478</text:p>
                <draw:g>
                  <svg:desc>Sheet1_2.N2:Sheet1_2.N22</svg:desc>
                </draw:g>
              </table:table-cell>
              <table:table-cell office:value-type="float" office:value="0.14211">
                <text:p>0.14211</text:p>
                <draw:g>
                  <svg:desc>Sheet1_3.K2:Sheet1_3.K22</svg:desc>
                </draw:g>
              </table:table-cell>
              <table:table-cell office:value-type="float" office:value="1">
                <text:p>1</text:p>
                <draw:g>
                  <svg:desc>Sheet1_2.K2:Sheet1_2.K22</svg:desc>
                </draw:g>
              </table:table-cell>
              <table:table-cell office:value-type="float" office:value="0.58465">
                <text:p>0.58465</text:p>
                <draw:g>
                  <svg:desc>Sheet1_2.L2:Sheet1_2.L22</svg:desc>
                </draw:g>
              </table:table-cell>
              <table:table-cell office:value-type="float" office:value="1">
                <text:p>1</text:p>
                <draw:g>
                  <svg:desc>Sheet1_2.K2:Sheet1_2.K22</svg:desc>
                </draw:g>
              </table:table-cell>
              <table:table-cell office:value-type="float" office:value="0.148885">
                <text:p>0.148885</text:p>
                <draw:g>
                  <svg:desc>Sheet1_2.M2:Sheet1_2.M22</svg:desc>
                </draw:g>
              </table:table-cell>
              <table:table-cell office:value-type="float" office:value="1">
                <text:p>1</text:p>
                <draw:g>
                  <svg:desc>Sheet1.J2:Sheet1.J22</svg:desc>
                </draw:g>
              </table:table-cell>
              <table:table-cell office:value-type="float" office:value="0.572165">
                <text:p>0.572165</text:p>
                <draw:g>
                  <svg:desc>Sheet1.K2:Sheet1.K22</svg:desc>
                </draw:g>
              </table:table-cell>
              <table:table-cell office:value-type="float" office:value="1">
                <text:p>1</text:p>
                <draw:g>
                  <svg:desc>Sheet1.J2:Sheet1.J22</svg:desc>
                </draw:g>
              </table:table-cell>
              <table:table-cell office:value-type="float" office:value="0.14091">
                <text:p>0.14091</text:p>
                <draw:g>
                  <svg:desc>Sheet1.L2:Sheet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3885">
                <text:p>0.703885</text:p>
              </table:table-cell>
              <table:table-cell office:value-type="float" office:value="0.0945371955481294">
                <text:p>0.0945371955481294</text:p>
              </table:table-cell>
              <table:table-cell office:value-type="float" office:value="0.0945371955481294">
                <text:p>0.0945371955481294</text:p>
              </table:table-cell>
              <table:table-cell office:value-type="float" office:value="0.256415">
                <text:p>0.256415</text:p>
              </table:table-cell>
              <table:table-cell office:value-type="float" office:value="2">
                <text:p>2</text:p>
              </table:table-cell>
              <table:table-cell office:value-type="float" office:value="0.684965">
                <text:p>0.684965</text:p>
              </table:table-cell>
              <table:table-cell office:value-type="float" office:value="2">
                <text:p>2</text:p>
              </table:table-cell>
              <table:table-cell office:value-type="float" office:value="0.24488">
                <text:p>0.24488</text:p>
              </table:table-cell>
              <table:table-cell office:value-type="float" office:value="2">
                <text:p>2</text:p>
              </table:table-cell>
              <table:table-cell office:value-type="float" office:value="0.705535">
                <text:p>0.705535</text:p>
              </table:table-cell>
              <table:table-cell office:value-type="float" office:value="2">
                <text:p>2</text:p>
              </table:table-cell>
              <table:table-cell office:value-type="float" office:value="0.265185">
                <text:p>0.26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994">
                <text:p>0.78994</text:p>
              </table:table-cell>
              <table:table-cell office:value-type="float" office:value="0.0784849249688654">
                <text:p>0.0784849249688654</text:p>
              </table:table-cell>
              <table:table-cell office:value-type="float" office:value="0.0784849249688654">
                <text:p>0.0784849249688654</text:p>
              </table:table-cell>
              <table:table-cell office:value-type="float" office:value="0.358635">
                <text:p>0.358635</text:p>
              </table:table-cell>
              <table:table-cell office:value-type="float" office:value="3">
                <text:p>3</text:p>
              </table:table-cell>
              <table:table-cell office:value-type="float" office:value="0.777565">
                <text:p>0.777565</text:p>
              </table:table-cell>
              <table:table-cell office:value-type="float" office:value="3">
                <text:p>3</text:p>
              </table:table-cell>
              <table:table-cell office:value-type="float" office:value="0.339895">
                <text:p>0.339895</text:p>
              </table:table-cell>
              <table:table-cell office:value-type="float" office:value="3">
                <text:p>3</text:p>
              </table:table-cell>
              <table:table-cell office:value-type="float" office:value="0.79947">
                <text:p>0.79947</text:p>
              </table:table-cell>
              <table:table-cell office:value-type="float" office:value="3">
                <text:p>3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555">
                <text:p>0.82555</text:p>
              </table:table-cell>
              <table:table-cell office:value-type="float" office:value="0.0579634222228939">
                <text:p>0.0579634222228939</text:p>
              </table:table-cell>
              <table:table-cell office:value-type="float" office:value="0.0579634222228939">
                <text:p>0.0579634222228939</text:p>
              </table:table-cell>
              <table:table-cell office:value-type="float" office:value="0.39949">
                <text:p>0.39949</text:p>
              </table:table-cell>
              <table:table-cell office:value-type="float" office:value="4">
                <text:p>4</text:p>
              </table:table-cell>
              <table:table-cell office:value-type="float" office:value="0.81606">
                <text:p>0.81606</text:p>
              </table:table-cell>
              <table:table-cell office:value-type="float" office:value="4">
                <text:p>4</text:p>
              </table:table-cell>
              <table:table-cell office:value-type="float" office:value="0.38943">
                <text:p>0.38943</text:p>
              </table:table-cell>
              <table:table-cell office:value-type="float" office:value="4">
                <text:p>4</text:p>
              </table:table-cell>
              <table:table-cell office:value-type="float" office:value="0.82924">
                <text:p>0.82924</text:p>
              </table:table-cell>
              <table:table-cell office:value-type="float" office:value="4">
                <text:p>4</text:p>
              </table:table-cell>
              <table:table-cell office:value-type="float" office:value="0.397675">
                <text:p>0.39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469">
                <text:p>0.83469</text:p>
              </table:table-cell>
              <table:table-cell office:value-type="float" office:value="0.0619154591273243">
                <text:p>0.0619154591273243</text:p>
              </table:table-cell>
              <table:table-cell office:value-type="float" office:value="0.0619154591273243">
                <text:p>0.0619154591273243</text:p>
              </table:table-cell>
              <table:table-cell office:value-type="float" office:value="0.424935">
                <text:p>0.424935</text:p>
              </table:table-cell>
              <table:table-cell office:value-type="float" office:value="5">
                <text:p>5</text:p>
              </table:table-cell>
              <table:table-cell office:value-type="float" office:value="0.818175">
                <text:p>0.818175</text:p>
              </table:table-cell>
              <table:table-cell office:value-type="float" office:value="5">
                <text:p>5</text:p>
              </table:table-cell>
              <table:table-cell office:value-type="float" office:value="0.39357">
                <text:p>0.39357</text:p>
              </table:table-cell>
              <table:table-cell office:value-type="float" office:value="5">
                <text:p>5</text:p>
              </table:table-cell>
              <table:table-cell office:value-type="float" office:value="0.85389">
                <text:p>0.85389</text:p>
              </table:table-cell>
              <table:table-cell office:value-type="float" office:value="5">
                <text:p>5</text:p>
              </table:table-cell>
              <table:table-cell office:value-type="float" office:value="0.442595">
                <text:p>0.4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53">
                <text:p>0.87553</text:p>
              </table:table-cell>
              <table:table-cell office:value-type="float" office:value="0.0326819679076366">
                <text:p>0.0326819679076366</text:p>
              </table:table-cell>
              <table:table-cell office:value-type="float" office:value="0.0326819679076366">
                <text:p>0.0326819679076366</text:p>
              </table:table-cell>
              <table:table-cell office:value-type="float" office:value="0.47951">
                <text:p>0.47951</text:p>
              </table:table-cell>
              <table:table-cell office:value-type="float" office:value="6">
                <text:p>6</text:p>
              </table:table-cell>
              <table:table-cell office:value-type="float" office:value="0.855595">
                <text:p>0.855595</text:p>
              </table:table-cell>
              <table:table-cell office:value-type="float" office:value="6">
                <text:p>6</text:p>
              </table:table-cell>
              <table:table-cell office:value-type="float" office:value="0.449015">
                <text:p>0.449015</text:p>
              </table:table-cell>
              <table:table-cell office:value-type="float" office:value="6">
                <text:p>6</text:p>
              </table:table-cell>
              <table:table-cell office:value-type="float" office:value="0.8711">
                <text:p>0.8711</text:p>
              </table:table-cell>
              <table:table-cell office:value-type="float" office:value="6">
                <text:p>6</text:p>
              </table:table-cell>
              <table:table-cell office:value-type="float" office:value="0.46975">
                <text:p>0.4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085">
                <text:p>0.887085</text:p>
              </table:table-cell>
              <table:table-cell office:value-type="float" office:value="0.0331606837590605">
                <text:p>0.0331606837590605</text:p>
              </table:table-cell>
              <table:table-cell office:value-type="float" office:value="0.0331606837590605">
                <text:p>0.0331606837590605</text:p>
              </table:table-cell>
              <table:table-cell office:value-type="float" office:value="0.499925">
                <text:p>0.499925</text:p>
              </table:table-cell>
              <table:table-cell office:value-type="float" office:value="7">
                <text:p>7</text:p>
              </table:table-cell>
              <table:table-cell office:value-type="float" office:value="0.86456">
                <text:p>0.86456</text:p>
              </table:table-cell>
              <table:table-cell office:value-type="float" office:value="7">
                <text:p>7</text:p>
              </table:table-cell>
              <table:table-cell office:value-type="float" office:value="0.46114">
                <text:p>0.46114</text:p>
              </table:table-cell>
              <table:table-cell office:value-type="float" office:value="7">
                <text:p>7</text:p>
              </table:table-cell>
              <table:table-cell office:value-type="float" office:value="0.8773">
                <text:p>0.8773</text:p>
              </table:table-cell>
              <table:table-cell office:value-type="float" office:value="7">
                <text:p>7</text:p>
              </table:table-cell>
              <table:table-cell office:value-type="float" office:value="0.479705">
                <text:p>0.47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17">
                <text:p>0.88717</text:p>
              </table:table-cell>
              <table:table-cell office:value-type="float" office:value="0.0324051047797947">
                <text:p>0.0324051047797947</text:p>
              </table:table-cell>
              <table:table-cell office:value-type="float" office:value="0.0324051047797947">
                <text:p>0.0324051047797947</text:p>
              </table:table-cell>
              <table:table-cell office:value-type="float" office:value="0.500145">
                <text:p>0.500145</text:p>
              </table:table-cell>
              <table:table-cell office:value-type="float" office:value="8">
                <text:p>8</text:p>
              </table:table-cell>
              <table:table-cell office:value-type="float" office:value="0.870335">
                <text:p>0.870335</text:p>
              </table:table-cell>
              <table:table-cell office:value-type="float" office:value="8">
                <text:p>8</text:p>
              </table:table-cell>
              <table:table-cell office:value-type="float" office:value="0.470955">
                <text:p>0.470955</text:p>
              </table:table-cell>
              <table:table-cell office:value-type="float" office:value="8">
                <text:p>8</text:p>
              </table:table-cell>
              <table:table-cell office:value-type="float" office:value="0.89109">
                <text:p>0.89109</text:p>
              </table:table-cell>
              <table:table-cell office:value-type="float" office:value="8">
                <text:p>8</text:p>
              </table:table-cell>
              <table:table-cell office:value-type="float" office:value="0.502605">
                <text:p>0.5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635">
                <text:p>0.890635</text:p>
              </table:table-cell>
              <table:table-cell office:value-type="float" office:value="0.0319911217124541">
                <text:p>0.0319911217124541</text:p>
              </table:table-cell>
              <table:table-cell office:value-type="float" office:value="0.0319911217124541">
                <text:p>0.0319911217124541</text:p>
              </table:table-cell>
              <table:table-cell office:value-type="float" office:value="0.5065">
                <text:p>0.5065</text:p>
              </table:table-cell>
              <table:table-cell office:value-type="float" office:value="9">
                <text:p>9</text:p>
              </table:table-cell>
              <table:table-cell office:value-type="float" office:value="0.875215">
                <text:p>0.875215</text:p>
              </table:table-cell>
              <table:table-cell office:value-type="float" office:value="9">
                <text:p>9</text:p>
              </table:table-cell>
              <table:table-cell office:value-type="float" office:value="0.481385">
                <text:p>0.481385</text:p>
              </table:table-cell>
              <table:table-cell office:value-type="float" office:value="9">
                <text:p>9</text:p>
              </table:table-cell>
              <table:table-cell office:value-type="float" office:value="0.892435">
                <text:p>0.892435</text:p>
              </table:table-cell>
              <table:table-cell office:value-type="float" office:value="9">
                <text:p>9</text:p>
              </table:table-cell>
              <table:table-cell office:value-type="float" office:value="0.507515">
                <text:p>0.507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7035">
                <text:p>0.897035</text:p>
              </table:table-cell>
              <table:table-cell office:value-type="float" office:value="0.0115708924734257">
                <text:p>0.0115708924734257</text:p>
              </table:table-cell>
              <table:table-cell office:value-type="float" office:value="0.0115708924734257">
                <text:p>0.0115708924734257</text:p>
              </table:table-cell>
              <table:table-cell office:value-type="float" office:value="0.51807">
                <text:p>0.51807</text:p>
              </table:table-cell>
              <table:table-cell office:value-type="float" office:value="10">
                <text:p>10</text:p>
              </table:table-cell>
              <table:table-cell office:value-type="float" office:value="0.886915">
                <text:p>0.886915</text:p>
              </table:table-cell>
              <table:table-cell office:value-type="float" office:value="10">
                <text:p>10</text:p>
              </table:table-cell>
              <table:table-cell office:value-type="float" office:value="0.498265">
                <text:p>0.498265</text:p>
              </table:table-cell>
              <table:table-cell office:value-type="float" office:value="10">
                <text:p>10</text:p>
              </table:table-cell>
              <table:table-cell office:value-type="float" office:value="0.8925">
                <text:p>0.8925</text:p>
              </table:table-cell>
              <table:table-cell office:value-type="float" office:value="10">
                <text:p>10</text:p>
              </table:table-cell>
              <table:table-cell office:value-type="float" office:value="0.506095">
                <text:p>0.50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03485">
                <text:p>0.903485</text:p>
              </table:table-cell>
              <table:table-cell office:value-type="float" office:value="0.0157649336052819">
                <text:p>0.0157649336052819</text:p>
              </table:table-cell>
              <table:table-cell office:value-type="float" office:value="0.0157649336052819">
                <text:p>0.0157649336052819</text:p>
              </table:table-cell>
              <table:table-cell office:value-type="float" office:value="0.529635">
                <text:p>0.529635</text:p>
              </table:table-cell>
              <table:table-cell office:value-type="float" office:value="12">
                <text:p>12</text:p>
              </table:table-cell>
              <table:table-cell office:value-type="float" office:value="0.886695">
                <text:p>0.886695</text:p>
              </table:table-cell>
              <table:table-cell office:value-type="float" office:value="12">
                <text:p>12</text:p>
              </table:table-cell>
              <table:table-cell office:value-type="float" office:value="0.498785">
                <text:p>0.498785</text:p>
              </table:table-cell>
              <table:table-cell office:value-type="float" office:value="12">
                <text:p>12</text:p>
              </table:table-cell>
              <table:table-cell office:value-type="float" office:value="0.89254">
                <text:p>0.89254</text:p>
              </table:table-cell>
              <table:table-cell office:value-type="float" office:value="12">
                <text:p>12</text:p>
              </table:table-cell>
              <table:table-cell office:value-type="float" office:value="0.506565">
                <text:p>0.50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903035">
                <text:p>0.903035</text:p>
              </table:table-cell>
              <table:table-cell office:value-type="float" office:value="0.018341562666595">
                <text:p>0.018341562666595</text:p>
              </table:table-cell>
              <table:table-cell office:value-type="float" office:value="0.018341562666595">
                <text:p>0.018341562666595</text:p>
              </table:table-cell>
              <table:table-cell office:value-type="float" office:value="0.529055">
                <text:p>0.529055</text:p>
              </table:table-cell>
              <table:table-cell office:value-type="float" office:value="14">
                <text:p>14</text:p>
              </table:table-cell>
              <table:table-cell office:value-type="float" office:value="0.886515">
                <text:p>0.886515</text:p>
              </table:table-cell>
              <table:table-cell office:value-type="float" office:value="14">
                <text:p>14</text:p>
              </table:table-cell>
              <table:table-cell office:value-type="float" office:value="0.5012">
                <text:p>0.5012</text:p>
              </table:table-cell>
              <table:table-cell office:value-type="float" office:value="14">
                <text:p>14</text:p>
              </table:table-cell>
              <table:table-cell office:value-type="float" office:value="0.90113">
                <text:p>0.90113</text:p>
              </table:table-cell>
              <table:table-cell office:value-type="float" office:value="14">
                <text:p>14</text:p>
              </table:table-cell>
              <table:table-cell office:value-type="float" office:value="0.522385">
                <text:p>0.522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905095">
                <text:p>0.905095</text:p>
              </table:table-cell>
              <table:table-cell office:value-type="float" office:value="0.00983851721819053">
                <text:p>0.00983851721819053</text:p>
              </table:table-cell>
              <table:table-cell office:value-type="float" office:value="0.00983851721819053">
                <text:p>0.00983851721819053</text:p>
              </table:table-cell>
              <table:table-cell office:value-type="float" office:value="0.53305">
                <text:p>0.53305</text:p>
              </table:table-cell>
              <table:table-cell office:value-type="float" office:value="16">
                <text:p>16</text:p>
              </table:table-cell>
              <table:table-cell office:value-type="float" office:value="0.89458">
                <text:p>0.89458</text:p>
              </table:table-cell>
              <table:table-cell office:value-type="float" office:value="16">
                <text:p>16</text:p>
              </table:table-cell>
              <table:table-cell office:value-type="float" office:value="0.514565">
                <text:p>0.514565</text:p>
              </table:table-cell>
              <table:table-cell office:value-type="float" office:value="16">
                <text:p>16</text:p>
              </table:table-cell>
              <table:table-cell office:value-type="float" office:value="0.903425">
                <text:p>0.903425</text:p>
              </table:table-cell>
              <table:table-cell office:value-type="float" office:value="16">
                <text:p>16</text:p>
              </table:table-cell>
              <table:table-cell office:value-type="float" office:value="0.52581">
                <text:p>0.5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90528">
                <text:p>0.90528</text:p>
              </table:table-cell>
              <table:table-cell office:value-type="float" office:value="0.0106333375955554">
                <text:p>0.0106333375955554</text:p>
              </table:table-cell>
              <table:table-cell office:value-type="float" office:value="0.0106333375955554">
                <text:p>0.0106333375955554</text:p>
              </table:table-cell>
              <table:table-cell office:value-type="float" office:value="0.532555">
                <text:p>0.532555</text:p>
              </table:table-cell>
              <table:table-cell office:value-type="float" office:value="18">
                <text:p>18</text:p>
              </table:table-cell>
              <table:table-cell office:value-type="float" office:value="0.893845">
                <text:p>0.893845</text:p>
              </table:table-cell>
              <table:table-cell office:value-type="float" office:value="18">
                <text:p>18</text:p>
              </table:table-cell>
              <table:table-cell office:value-type="float" office:value="0.51109">
                <text:p>0.51109</text:p>
              </table:table-cell>
              <table:table-cell office:value-type="float" office:value="18">
                <text:p>18</text:p>
              </table:table-cell>
              <table:table-cell office:value-type="float" office:value="0.904095">
                <text:p>0.904095</text:p>
              </table:table-cell>
              <table:table-cell office:value-type="float" office:value="18">
                <text:p>18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90641">
                <text:p>0.90641</text:p>
              </table:table-cell>
              <table:table-cell office:value-type="float" office:value="0.00332722027176471">
                <text:p>0.00332722027176471</text:p>
              </table:table-cell>
              <table:table-cell office:value-type="float" office:value="0.00332722027176471">
                <text:p>0.00332722027176471</text:p>
              </table:table-cell>
              <table:table-cell office:value-type="float" office:value="0.534525">
                <text:p>0.534525</text:p>
              </table:table-cell>
              <table:table-cell office:value-type="float" office:value="20">
                <text:p>20</text:p>
              </table:table-cell>
              <table:table-cell office:value-type="float" office:value="0.896625">
                <text:p>0.896625</text:p>
              </table:table-cell>
              <table:table-cell office:value-type="float" office:value="20">
                <text:p>20</text:p>
              </table:table-cell>
              <table:table-cell office:value-type="float" office:value="0.516915">
                <text:p>0.516915</text:p>
              </table:table-cell>
              <table:table-cell office:value-type="float" office:value="20">
                <text:p>20</text:p>
              </table:table-cell>
              <table:table-cell office:value-type="float" office:value="0.90382">
                <text:p>0.90382</text:p>
              </table:table-cell>
              <table:table-cell office:value-type="float" office:value="20">
                <text:p>20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90609">
                <text:p>0.90609</text:p>
              </table:table-cell>
              <table:table-cell office:value-type="float" office:value="0.0039792223519572">
                <text:p>0.0039792223519572</text:p>
              </table:table-cell>
              <table:table-cell office:value-type="float" office:value="0.0039792223519572">
                <text:p>0.0039792223519572</text:p>
              </table:table-cell>
              <table:table-cell office:value-type="float" office:value="0.533365">
                <text:p>0.533365</text:p>
              </table:table-cell>
              <table:table-cell office:value-type="float" office:value="25">
                <text:p>25</text:p>
              </table:table-cell>
              <table:table-cell office:value-type="float" office:value="0.89765">
                <text:p>0.89765</text:p>
              </table:table-cell>
              <table:table-cell office:value-type="float" office:value="25">
                <text:p>25</text:p>
              </table:table-cell>
              <table:table-cell office:value-type="float" office:value="0.519035">
                <text:p>0.519035</text:p>
              </table:table-cell>
              <table:table-cell office:value-type="float" office:value="25">
                <text:p>25</text:p>
              </table:table-cell>
              <table:table-cell office:value-type="float" office:value="0.904155">
                <text:p>0.904155</text:p>
              </table:table-cell>
              <table:table-cell office:value-type="float" office:value="25">
                <text:p>25</text:p>
              </table:table-cell>
              <table:table-cell office:value-type="float" office:value="0.52663">
                <text:p>0.5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90661">
                <text:p>0.90661</text:p>
              </table:table-cell>
              <table:table-cell office:value-type="float" office:value="0.00438567044625538">
                <text:p>0.00438567044625538</text:p>
              </table:table-cell>
              <table:table-cell office:value-type="float" office:value="0.00438567044625538">
                <text:p>0.00438567044625538</text:p>
              </table:table-cell>
              <table:table-cell office:value-type="float" office:value="0.53372">
                <text:p>0.53372</text:p>
              </table:table-cell>
              <table:table-cell office:value-type="float" office:value="30">
                <text:p>30</text:p>
              </table:table-cell>
              <table:table-cell office:value-type="float" office:value="0.89754">
                <text:p>0.89754</text:p>
              </table:table-cell>
              <table:table-cell office:value-type="float" office:value="30">
                <text:p>30</text:p>
              </table:table-cell>
              <table:table-cell office:value-type="float" office:value="0.51898">
                <text:p>0.51898</text:p>
              </table:table-cell>
              <table:table-cell office:value-type="float" office:value="30">
                <text:p>30</text:p>
              </table:table-cell>
              <table:table-cell office:value-type="float" office:value="0.90486">
                <text:p>0.90486</text:p>
              </table:table-cell>
              <table:table-cell office:value-type="float" office:value="30">
                <text:p>30</text:p>
              </table:table-cell>
              <table:table-cell office:value-type="float" office:value="0.527635">
                <text:p>0.52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07035">
                <text:p>0.907035</text:p>
              </table:table-cell>
              <table:table-cell office:value-type="float" office:value="0.00442498884922769">
                <text:p>0.00442498884922769</text:p>
              </table:table-cell>
              <table:table-cell office:value-type="float" office:value="0.00442498884922769">
                <text:p>0.00442498884922769</text:p>
              </table:table-cell>
              <table:table-cell office:value-type="float" office:value="0.534785">
                <text:p>0.534785</text:p>
              </table:table-cell>
              <table:table-cell office:value-type="float" office:value="35">
                <text:p>35</text:p>
              </table:table-cell>
              <table:table-cell office:value-type="float" office:value="0.89795">
                <text:p>0.89795</text:p>
              </table:table-cell>
              <table:table-cell office:value-type="float" office:value="35">
                <text:p>35</text:p>
              </table:table-cell>
              <table:table-cell office:value-type="float" office:value="0.519095">
                <text:p>0.519095</text:p>
              </table:table-cell>
              <table:table-cell office:value-type="float" office:value="35">
                <text:p>35</text:p>
              </table:table-cell>
              <table:table-cell office:value-type="float" office:value="0.904795">
                <text:p>0.904795</text:p>
              </table:table-cell>
              <table:table-cell office:value-type="float" office:value="35">
                <text:p>35</text:p>
              </table:table-cell>
              <table:table-cell office:value-type="float" office:value="0.52736">
                <text:p>0.5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90702">
                <text:p>0.90702</text:p>
              </table:table-cell>
              <table:table-cell office:value-type="float" office:value="0.00375001403506145">
                <text:p>0.00375001403506145</text:p>
              </table:table-cell>
              <table:table-cell office:value-type="float" office:value="0.00375001403506145">
                <text:p>0.00375001403506145</text:p>
              </table:table-cell>
              <table:table-cell office:value-type="float" office:value="0.53488">
                <text:p>0.53488</text:p>
              </table:table-cell>
              <table:table-cell office:value-type="float" office:value="40">
                <text:p>40</text:p>
              </table:table-cell>
              <table:table-cell office:value-type="float" office:value="0.898655">
                <text:p>0.898655</text:p>
              </table:table-cell>
              <table:table-cell office:value-type="float" office:value="40">
                <text:p>40</text:p>
              </table:table-cell>
              <table:table-cell office:value-type="float" office:value="0.520985">
                <text:p>0.520985</text:p>
              </table:table-cell>
              <table:table-cell office:value-type="float" office:value="40">
                <text:p>40</text:p>
              </table:table-cell>
              <table:table-cell office:value-type="float" office:value="0.90465">
                <text:p>0.90465</text:p>
              </table:table-cell>
              <table:table-cell office:value-type="float" office:value="40">
                <text:p>40</text:p>
              </table:table-cell>
              <table:table-cell office:value-type="float" office:value="0.52654">
                <text:p>0.52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90702">
                <text:p>0.90702</text:p>
              </table:table-cell>
              <table:table-cell office:value-type="float" office:value="0.0040238107102073">
                <text:p>0.0040238107102073</text:p>
              </table:table-cell>
              <table:table-cell office:value-type="float" office:value="0.0040238107102073">
                <text:p>0.0040238107102073</text:p>
              </table:table-cell>
              <table:table-cell office:value-type="float" office:value="0.5347">
                <text:p>0.5347</text:p>
              </table:table-cell>
              <table:table-cell office:value-type="float" office:value="45">
                <text:p>45</text:p>
              </table:table-cell>
              <table:table-cell office:value-type="float" office:value="0.89825">
                <text:p>0.89825</text:p>
              </table:table-cell>
              <table:table-cell office:value-type="float" office:value="45">
                <text:p>45</text:p>
              </table:table-cell>
              <table:table-cell office:value-type="float" office:value="0.520075">
                <text:p>0.520075</text:p>
              </table:table-cell>
              <table:table-cell office:value-type="float" office:value="45">
                <text:p>45</text:p>
              </table:table-cell>
              <table:table-cell office:value-type="float" office:value="0.905105">
                <text:p>0.905105</text:p>
              </table:table-cell>
              <table:table-cell office:value-type="float" office:value="45">
                <text:p>45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906945">
                <text:p>0.906945</text:p>
              </table:table-cell>
              <table:table-cell office:value-type="float" office:value="0.00387836102116941">
                <text:p>0.00387836102116941</text:p>
              </table:table-cell>
              <table:table-cell office:value-type="float" office:value="0.00387836102116941">
                <text:p>0.00387836102116941</text:p>
              </table:table-cell>
              <table:table-cell office:value-type="float" office:value="0.534325">
                <text:p>0.534325</text:p>
              </table:table-cell>
              <table:table-cell office:value-type="float" office:value="50">
                <text:p>50</text:p>
              </table:table-cell>
              <table:table-cell office:value-type="float" office:value="0.89838">
                <text:p>0.89838</text:p>
              </table:table-cell>
              <table:table-cell office:value-type="float" office:value="50">
                <text:p>50</text:p>
              </table:table-cell>
              <table:table-cell office:value-type="float" office:value="0.520345">
                <text:p>0.520345</text:p>
              </table:table-cell>
              <table:table-cell office:value-type="float" office:value="50">
                <text:p>50</text:p>
              </table:table-cell>
              <table:table-cell office:value-type="float" office:value="0.905035">
                <text:p>0.905035</text:p>
              </table:table-cell>
              <table:table-cell office:value-type="float" office:value="50">
                <text:p>50</text:p>
              </table:table-cell>
              <table:table-cell office:value-type="float" office:value="0.5278">
                <text:p>0.5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